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caleToW3H2">
      <style:table-properties table:display="true" style:writing-mode="lr-tb"/>
    </style:style>
    <style:style style:name="ce3" style:family="table-cell" style:parent-style-name="Heading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HeadingCentered">
      <style:table-cell-properties fo:background-color="#ffff00"/>
    </style:style>
    <style:style style:name="ce5" style:family="table-cell" style:parent-style-name="LargeContent">
      <style:table-cell-properties fo:background-color="#ffff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3" table:default-cell-style-name="Default"/>
        <table:table-row table:style-name="ro1">
          <table:table-cell table:style-name="ce3" office:value-type="string" table:number-columns-spanned="5" table:number-rows-spanned="1">
            <text:p>Dummy Data</text:p>
          </table:table-cell>
          <table:covered-table-cell table:number-columns-repeated="4"/>
          <table:table-cell table:number-columns-repeated="57"/>
          <table:table-cell table:style-name="ce6"/>
        </table:table-row>
        <table:table-row table:style-name="ro1">
          <table:table-cell table:number-columns-repeated="62"/>
          <table:table-cell table:style-name="ce6"/>
        </table:table-row>
        <table:table-row table:style-name="ro1">
          <table:table-cell table:style-name="HeadingCentered" office:value-type="string">
            <text:p>+</text:p>
          </table:table-cell>
          <table:table-cell table:style-name="HeadingCentered" office:value-type="float" office:value="0">
            <text:p>0</text:p>
          </table:table-cell>
          <table:table-cell table:style-name="HeadingCentered" office:value-type="float" office:value="1">
            <text:p>1</text:p>
          </table:table-cell>
          <table:table-cell table:style-name="HeadingCentered" office:value-type="float" office:value="2">
            <text:p>2</text:p>
          </table:table-cell>
          <table:table-cell table:style-name="HeadingCentered" office:value-type="float" office:value="3">
            <text:p>3</text:p>
          </table:table-cell>
          <table:table-cell table:style-name="HeadingCentered" office:value-type="float" office:value="4">
            <text:p>4</text:p>
          </table:table-cell>
          <table:table-cell table:style-name="HeadingCentered" office:value-type="float" office:value="5">
            <text:p>5</text:p>
          </table:table-cell>
          <table:table-cell table:style-name="HeadingCentered" office:value-type="float" office:value="6">
            <text:p>6</text:p>
          </table:table-cell>
          <table:table-cell table:style-name="HeadingCentered" office:value-type="float" office:value="7">
            <text:p>7</text:p>
          </table:table-cell>
          <table:table-cell table:style-name="HeadingCentered" office:value-type="float" office:value="8">
            <text:p>8</text:p>
          </table:table-cell>
          <table:table-cell table:style-name="HeadingCentered" office:value-type="float" office:value="9">
            <text:p>9</text:p>
          </table:table-cell>
          <table:table-cell table:style-name="HeadingCentered" office:value-type="float" office:value="10">
            <text:p>10</text:p>
          </table:table-cell>
          <table:table-cell table:style-name="HeadingCentered" office:value-type="float" office:value="11">
            <text:p>11</text:p>
          </table:table-cell>
          <table:table-cell table:style-name="HeadingCentered" office:value-type="float" office:value="12">
            <text:p>12</text:p>
          </table:table-cell>
          <table:table-cell table:style-name="HeadingCentered" office:value-type="float" office:value="13">
            <text:p>13</text:p>
          </table:table-cell>
          <table:table-cell table:style-name="HeadingCentered" office:value-type="float" office:value="14">
            <text:p>14</text:p>
          </table:table-cell>
          <table:table-cell table:style-name="HeadingCentered" office:value-type="float" office:value="15">
            <text:p>15</text:p>
          </table:table-cell>
          <table:table-cell table:style-name="HeadingCentered" office:value-type="float" office:value="16">
            <text:p>16</text:p>
          </table:table-cell>
          <table:table-cell table:style-name="HeadingCentered" office:value-type="float" office:value="17">
            <text:p>17</text:p>
          </table:table-cell>
          <table:table-cell table:style-name="HeadingCentered" office:value-type="float" office:value="18">
            <text:p>18</text:p>
          </table:table-cell>
          <table:table-cell table:style-name="HeadingCentered" office:value-type="float" office:value="19">
            <text:p>19</text:p>
          </table:table-cell>
          <table:table-cell table:style-name="HeadingCentered" office:value-type="float" office:value="20">
            <text:p>20</text:p>
          </table:table-cell>
          <table:table-cell table:style-name="HeadingCentered" office:value-type="float" office:value="21">
            <text:p>21</text:p>
          </table:table-cell>
          <table:table-cell table:style-name="HeadingCentered" office:value-type="float" office:value="22">
            <text:p>22</text:p>
          </table:table-cell>
          <table:table-cell table:style-name="HeadingCentered" office:value-type="float" office:value="23">
            <text:p>23</text:p>
          </table:table-cell>
          <table:table-cell table:style-name="HeadingCentered" office:value-type="float" office:value="24">
            <text:p>24</text:p>
          </table:table-cell>
          <table:table-cell table:style-name="HeadingCentered" office:value-type="float" office:value="25">
            <text:p>25</text:p>
          </table:table-cell>
          <table:table-cell table:style-name="HeadingCentered" office:value-type="float" office:value="26">
            <text:p>26</text:p>
          </table:table-cell>
          <table:table-cell table:style-name="HeadingCentered" office:value-type="float" office:value="27">
            <text:p>27</text:p>
          </table:table-cell>
          <table:table-cell table:style-name="HeadingCentered" office:value-type="float" office:value="28">
            <text:p>28</text:p>
          </table:table-cell>
          <table:table-cell table:style-name="HeadingCentered" office:value-type="float" office:value="29">
            <text:p>29</text:p>
          </table:table-cell>
          <table:table-cell table:style-name="HeadingCentered" office:value-type="float" office:value="30">
            <text:p>30</text:p>
          </table:table-cell>
          <table:table-cell table:style-name="HeadingCentered" office:value-type="float" office:value="31">
            <text:p>31</text:p>
          </table:table-cell>
          <table:table-cell table:style-name="HeadingCentered" office:value-type="float" office:value="32">
            <text:p>32</text:p>
          </table:table-cell>
          <table:table-cell table:style-name="HeadingCentered" office:value-type="float" office:value="33">
            <text:p>33</text:p>
          </table:table-cell>
          <table:table-cell table:style-name="HeadingCentered" office:value-type="float" office:value="34">
            <text:p>34</text:p>
          </table:table-cell>
          <table:table-cell table:style-name="HeadingCentered" office:value-type="float" office:value="35">
            <text:p>35</text:p>
          </table:table-cell>
          <table:table-cell table:style-name="HeadingCentered" office:value-type="float" office:value="36">
            <text:p>36</text:p>
          </table:table-cell>
          <table:table-cell table:style-name="HeadingCentered" office:value-type="float" office:value="37">
            <text:p>37</text:p>
          </table:table-cell>
          <table:table-cell table:style-name="HeadingCentered" office:value-type="float" office:value="38">
            <text:p>38</text:p>
          </table:table-cell>
          <table:table-cell table:style-name="HeadingCentered" office:value-type="float" office:value="39">
            <text:p>39</text:p>
          </table:table-cell>
          <table:table-cell table:style-name="HeadingCentered" office:value-type="float" office:value="40">
            <text:p>40</text:p>
          </table:table-cell>
          <table:table-cell table:style-name="HeadingCentered" office:value-type="float" office:value="41">
            <text:p>41</text:p>
          </table:table-cell>
          <table:table-cell table:style-name="HeadingCentered" office:value-type="float" office:value="42">
            <text:p>42</text:p>
          </table:table-cell>
          <table:table-cell table:style-name="HeadingCentered" office:value-type="float" office:value="43">
            <text:p>43</text:p>
          </table:table-cell>
          <table:table-cell table:style-name="HeadingCentered" office:value-type="float" office:value="44">
            <text:p>44</text:p>
          </table:table-cell>
          <table:table-cell table:style-name="HeadingCentered" office:value-type="float" office:value="45">
            <text:p>45</text:p>
          </table:table-cell>
          <table:table-cell table:style-name="HeadingCentered" office:value-type="float" office:value="46">
            <text:p>46</text:p>
          </table:table-cell>
          <table:table-cell table:style-name="HeadingCentered" office:value-type="float" office:value="47">
            <text:p>47</text:p>
          </table:table-cell>
          <table:table-cell table:style-name="HeadingCentered" office:value-type="float" office:value="48">
            <text:p>48</text:p>
          </table:table-cell>
          <table:table-cell table:style-name="HeadingCentered" office:value-type="float" office:value="49">
            <text:p>49</text:p>
          </table:table-cell>
          <table:table-cell table:style-name="HeadingCentered" office:value-type="float" office:value="50">
            <text:p>50</text:p>
          </table:table-cell>
          <table:table-cell table:style-name="HeadingCentered" office:value-type="float" office:value="51">
            <text:p>51</text:p>
          </table:table-cell>
          <table:table-cell table:style-name="HeadingCentered" office:value-type="float" office:value="52">
            <text:p>52</text:p>
          </table:table-cell>
          <table:table-cell table:style-name="HeadingCentered" office:value-type="float" office:value="53">
            <text:p>53</text:p>
          </table:table-cell>
          <table:table-cell table:style-name="HeadingCentered" office:value-type="float" office:value="54">
            <text:p>54</text:p>
          </table:table-cell>
          <table:table-cell table:style-name="HeadingCentered" office:value-type="float" office:value="55">
            <text:p>55</text:p>
          </table:table-cell>
          <table:table-cell table:style-name="HeadingCentered" office:value-type="float" office:value="56">
            <text:p>56</text:p>
          </table:table-cell>
          <table:table-cell table:style-name="HeadingCentered" office:value-type="float" office:value="57">
            <text:p>57</text:p>
          </table:table-cell>
          <table:table-cell table:style-name="HeadingCentered" office:value-type="float" office:value="58">
            <text:p>58</text:p>
          </table:table-cell>
          <table:table-cell table:style-name="HeadingCentered" office:value-type="float" office:value="59">
            <text:p>59</text:p>
          </table:table-cell>
          <table:table-cell table:style-name="HeadingCentered" office:value-type="float" office:value="60">
            <text:p>60</text:p>
          </table:table-cell>
          <table:table-cell table:style-name="ce2" office:value-type="float" office:value="61">
            <text:p>61</text:p>
          </table:table-cell>
        </table:table-row>
        <table:table-row table:style-name="ro1">
          <table:table-cell table:style-name="HeadingCentered" office:value-type="float" office:value="0">
            <text:p>0</text:p>
          </table:table-cell>
          <table:table-cell table:style-name="LargeContent" table:formula="of:=[.B$3]+[.$A4]" office:value-type="float" office:value="0">
            <text:p>0</text:p>
          </table:table-cell>
          <table:table-cell table:style-name="LargeContent" table:formula="of:=[.C$3]+[.$A4]" office:value-type="float" office:value="1">
            <text:p>1</text:p>
          </table:table-cell>
          <table:table-cell table:style-name="LargeContent" table:formula="of:=[.D$3]+[.$A4]" office:value-type="float" office:value="2">
            <text:p>2</text:p>
          </table:table-cell>
          <table:table-cell table:style-name="LargeContent" table:formula="of:=[.E$3]+[.$A4]" office:value-type="float" office:value="3">
            <text:p>3</text:p>
          </table:table-cell>
          <table:table-cell table:style-name="LargeContent" table:formula="of:=[.F$3]+[.$A4]" office:value-type="float" office:value="4">
            <text:p>4</text:p>
          </table:table-cell>
          <table:table-cell table:style-name="LargeContent" table:formula="of:=[.G$3]+[.$A4]" office:value-type="float" office:value="5">
            <text:p>5</text:p>
          </table:table-cell>
          <table:table-cell table:style-name="LargeContent" table:formula="of:=[.H$3]+[.$A4]" office:value-type="float" office:value="6">
            <text:p>6</text:p>
          </table:table-cell>
          <table:table-cell table:style-name="LargeContent" table:formula="of:=[.I$3]+[.$A4]" office:value-type="float" office:value="7">
            <text:p>7</text:p>
          </table:table-cell>
          <table:table-cell table:style-name="LargeContent" table:formula="of:=[.J$3]+[.$A4]" office:value-type="float" office:value="8">
            <text:p>8</text:p>
          </table:table-cell>
          <table:table-cell table:style-name="LargeContent" table:formula="of:=[.K$3]+[.$A4]" office:value-type="float" office:value="9">
            <text:p>9</text:p>
          </table:table-cell>
          <table:table-cell table:style-name="LargeContent" table:formula="of:=[.L$3]+[.$A4]" office:value-type="float" office:value="10">
            <text:p>10</text:p>
          </table:table-cell>
          <table:table-cell table:style-name="LargeContent" table:formula="of:=[.M$3]+[.$A4]" office:value-type="float" office:value="11">
            <text:p>11</text:p>
          </table:table-cell>
          <table:table-cell table:style-name="LargeContent" table:formula="of:=[.N$3]+[.$A4]" office:value-type="float" office:value="12">
            <text:p>12</text:p>
          </table:table-cell>
          <table:table-cell table:style-name="LargeContent" table:formula="of:=[.O$3]+[.$A4]" office:value-type="float" office:value="13">
            <text:p>13</text:p>
          </table:table-cell>
          <table:table-cell table:style-name="LargeContent" table:formula="of:=[.P$3]+[.$A4]" office:value-type="float" office:value="14">
            <text:p>14</text:p>
          </table:table-cell>
          <table:table-cell table:style-name="LargeContent" table:formula="of:=[.Q$3]+[.$A4]" office:value-type="float" office:value="15">
            <text:p>15</text:p>
          </table:table-cell>
          <table:table-cell table:style-name="LargeContent" table:formula="of:=[.R$3]+[.$A4]" office:value-type="float" office:value="16">
            <text:p>16</text:p>
          </table:table-cell>
          <table:table-cell table:style-name="LargeContent" table:formula="of:=[.S$3]+[.$A4]" office:value-type="float" office:value="17">
            <text:p>17</text:p>
          </table:table-cell>
          <table:table-cell table:style-name="LargeContent" table:formula="of:=[.T$3]+[.$A4]" office:value-type="float" office:value="18">
            <text:p>18</text:p>
          </table:table-cell>
          <table:table-cell table:style-name="LargeContent" table:formula="of:=[.U$3]+[.$A4]" office:value-type="float" office:value="19">
            <text:p>19</text:p>
          </table:table-cell>
          <table:table-cell table:style-name="LargeContent" table:formula="of:=[.V$3]+[.$A4]" office:value-type="float" office:value="20">
            <text:p>20</text:p>
          </table:table-cell>
          <table:table-cell table:style-name="LargeContent" table:formula="of:=[.W$3]+[.$A4]" office:value-type="float" office:value="21">
            <text:p>21</text:p>
          </table:table-cell>
          <table:table-cell table:style-name="LargeContent" table:formula="of:=[.X$3]+[.$A4]" office:value-type="float" office:value="22">
            <text:p>22</text:p>
          </table:table-cell>
          <table:table-cell table:style-name="LargeContent" table:formula="of:=[.Y$3]+[.$A4]" office:value-type="float" office:value="23">
            <text:p>23</text:p>
          </table:table-cell>
          <table:table-cell table:style-name="LargeContent" table:formula="of:=[.Z$3]+[.$A4]" office:value-type="float" office:value="24">
            <text:p>24</text:p>
          </table:table-cell>
          <table:table-cell table:style-name="LargeContent" table:formula="of:=[.AA$3]+[.$A4]" office:value-type="float" office:value="25">
            <text:p>25</text:p>
          </table:table-cell>
          <table:table-cell table:style-name="LargeContent" table:formula="of:=[.AB$3]+[.$A4]" office:value-type="float" office:value="26">
            <text:p>26</text:p>
          </table:table-cell>
          <table:table-cell table:style-name="LargeContent" table:formula="of:=[.AC$3]+[.$A4]" office:value-type="float" office:value="27">
            <text:p>27</text:p>
          </table:table-cell>
          <table:table-cell table:style-name="LargeContent" table:formula="of:=[.AD$3]+[.$A4]" office:value-type="float" office:value="28">
            <text:p>28</text:p>
          </table:table-cell>
          <table:table-cell table:style-name="LargeContent" table:formula="of:=[.AE$3]+[.$A4]" office:value-type="float" office:value="29">
            <text:p>29</text:p>
          </table:table-cell>
          <table:table-cell table:style-name="LargeContent" table:formula="of:=[.AF$3]+[.$A4]" office:value-type="float" office:value="30">
            <text:p>30</text:p>
          </table:table-cell>
          <table:table-cell table:style-name="LargeContent" table:formula="of:=[.AG$3]+[.$A4]" office:value-type="float" office:value="31">
            <text:p>31</text:p>
          </table:table-cell>
          <table:table-cell table:style-name="LargeContent" table:formula="of:=[.AH$3]+[.$A4]" office:value-type="float" office:value="32">
            <text:p>32</text:p>
          </table:table-cell>
          <table:table-cell table:style-name="LargeContent" table:formula="of:=[.AI$3]+[.$A4]" office:value-type="float" office:value="33">
            <text:p>33</text:p>
          </table:table-cell>
          <table:table-cell table:style-name="LargeContent" table:formula="of:=[.AJ$3]+[.$A4]" office:value-type="float" office:value="34">
            <text:p>34</text:p>
          </table:table-cell>
          <table:table-cell table:style-name="LargeContent" table:formula="of:=[.AK$3]+[.$A4]" office:value-type="float" office:value="35">
            <text:p>35</text:p>
          </table:table-cell>
          <table:table-cell table:style-name="LargeContent" table:formula="of:=[.AL$3]+[.$A4]" office:value-type="float" office:value="36">
            <text:p>36</text:p>
          </table:table-cell>
          <table:table-cell table:style-name="LargeContent" table:formula="of:=[.AM$3]+[.$A4]" office:value-type="float" office:value="37">
            <text:p>37</text:p>
          </table:table-cell>
          <table:table-cell table:style-name="LargeContent" table:formula="of:=[.AN$3]+[.$A4]" office:value-type="float" office:value="38">
            <text:p>38</text:p>
          </table:table-cell>
          <table:table-cell table:style-name="LargeContent" table:formula="of:=[.AO$3]+[.$A4]" office:value-type="float" office:value="39">
            <text:p>39</text:p>
          </table:table-cell>
          <table:table-cell table:style-name="LargeContent" table:formula="of:=[.AP$3]+[.$A4]" office:value-type="float" office:value="40">
            <text:p>40</text:p>
          </table:table-cell>
          <table:table-cell table:style-name="LargeContent" table:formula="of:=[.AQ$3]+[.$A4]" office:value-type="float" office:value="41">
            <text:p>41</text:p>
          </table:table-cell>
          <table:table-cell table:style-name="LargeContent" table:formula="of:=[.AR$3]+[.$A4]" office:value-type="float" office:value="42">
            <text:p>42</text:p>
          </table:table-cell>
          <table:table-cell table:style-name="LargeContent" table:formula="of:=[.AS$3]+[.$A4]" office:value-type="float" office:value="43">
            <text:p>43</text:p>
          </table:table-cell>
          <table:table-cell table:style-name="LargeContent" table:formula="of:=[.AT$3]+[.$A4]" office:value-type="float" office:value="44">
            <text:p>44</text:p>
          </table:table-cell>
          <table:table-cell table:style-name="LargeContent" table:formula="of:=[.AU$3]+[.$A4]" office:value-type="float" office:value="45">
            <text:p>45</text:p>
          </table:table-cell>
          <table:table-cell table:style-name="LargeContent" table:formula="of:=[.AV$3]+[.$A4]" office:value-type="float" office:value="46">
            <text:p>46</text:p>
          </table:table-cell>
          <table:table-cell table:style-name="LargeContent" table:formula="of:=[.AW$3]+[.$A4]" office:value-type="float" office:value="47">
            <text:p>47</text:p>
          </table:table-cell>
          <table:table-cell table:style-name="LargeContent" table:formula="of:=[.AX$3]+[.$A4]" office:value-type="float" office:value="48">
            <text:p>48</text:p>
          </table:table-cell>
          <table:table-cell table:style-name="LargeContent" table:formula="of:=[.AY$3]+[.$A4]" office:value-type="float" office:value="49">
            <text:p>49</text:p>
          </table:table-cell>
          <table:table-cell table:style-name="LargeContent" table:formula="of:=[.AZ$3]+[.$A4]" office:value-type="float" office:value="50">
            <text:p>50</text:p>
          </table:table-cell>
          <table:table-cell table:style-name="LargeContent" table:formula="of:=[.BA$3]+[.$A4]" office:value-type="float" office:value="51">
            <text:p>51</text:p>
          </table:table-cell>
          <table:table-cell table:style-name="LargeContent" table:formula="of:=[.BB$3]+[.$A4]" office:value-type="float" office:value="52">
            <text:p>52</text:p>
          </table:table-cell>
          <table:table-cell table:style-name="LargeContent" table:formula="of:=[.BC$3]+[.$A4]" office:value-type="float" office:value="53">
            <text:p>53</text:p>
          </table:table-cell>
          <table:table-cell table:style-name="LargeContent" table:formula="of:=[.BD$3]+[.$A4]" office:value-type="float" office:value="54">
            <text:p>54</text:p>
          </table:table-cell>
          <table:table-cell table:style-name="LargeContent" table:formula="of:=[.BE$3]+[.$A4]" office:value-type="float" office:value="55">
            <text:p>55</text:p>
          </table:table-cell>
          <table:table-cell table:style-name="LargeContent" table:formula="of:=[.BF$3]+[.$A4]" office:value-type="float" office:value="56">
            <text:p>56</text:p>
          </table:table-cell>
          <table:table-cell table:style-name="LargeContent" table:formula="of:=[.BG$3]+[.$A4]" office:value-type="float" office:value="57">
            <text:p>57</text:p>
          </table:table-cell>
          <table:table-cell table:style-name="LargeContent" table:formula="of:=[.BH$3]+[.$A4]" office:value-type="float" office:value="58">
            <text:p>58</text:p>
          </table:table-cell>
          <table:table-cell table:style-name="LargeContent" table:formula="of:=[.BI$3]+[.$A4]" office:value-type="float" office:value="59">
            <text:p>59</text:p>
          </table:table-cell>
          <table:table-cell table:style-name="LargeContent" table:formula="of:=[.BJ$3]+[.$A4]" office:value-type="float" office:value="60">
            <text:p>60</text:p>
          </table:table-cell>
          <table:table-cell table:style-name="ce5" table:formula="of:=[.BK$3]+[.$A4]" office:value-type="float" office:value="61">
            <text:p>61</text:p>
          </table:table-cell>
        </table:table-row>
        <table:table-row table:style-name="ro1">
          <table:table-cell table:style-name="HeadingCentered" office:value-type="float" office:value="1">
            <text:p>1</text:p>
          </table:table-cell>
          <table:table-cell table:style-name="LargeContent" table:formula="of:=[.B$3]+[.$A5]" office:value-type="float" office:value="1">
            <text:p>1</text:p>
          </table:table-cell>
          <table:table-cell table:style-name="LargeContent" table:formula="of:=[.C$3]+[.$A5]" office:value-type="float" office:value="2">
            <text:p>2</text:p>
          </table:table-cell>
          <table:table-cell table:style-name="LargeContent" table:formula="of:=[.D$3]+[.$A5]" office:value-type="float" office:value="3">
            <text:p>3</text:p>
          </table:table-cell>
          <table:table-cell table:style-name="LargeContent" table:formula="of:=[.E$3]+[.$A5]" office:value-type="float" office:value="4">
            <text:p>4</text:p>
          </table:table-cell>
          <table:table-cell table:style-name="LargeContent" table:formula="of:=[.F$3]+[.$A5]" office:value-type="float" office:value="5">
            <text:p>5</text:p>
          </table:table-cell>
          <table:table-cell table:style-name="LargeContent" table:formula="of:=[.G$3]+[.$A5]" office:value-type="float" office:value="6">
            <text:p>6</text:p>
          </table:table-cell>
          <table:table-cell table:style-name="LargeContent" table:formula="of:=[.H$3]+[.$A5]" office:value-type="float" office:value="7">
            <text:p>7</text:p>
          </table:table-cell>
          <table:table-cell table:style-name="LargeContent" table:formula="of:=[.I$3]+[.$A5]" office:value-type="float" office:value="8">
            <text:p>8</text:p>
          </table:table-cell>
          <table:table-cell table:style-name="LargeContent" table:formula="of:=[.J$3]+[.$A5]" office:value-type="float" office:value="9">
            <text:p>9</text:p>
          </table:table-cell>
          <table:table-cell table:style-name="LargeContent" table:formula="of:=[.K$3]+[.$A5]" office:value-type="float" office:value="10">
            <text:p>10</text:p>
          </table:table-cell>
          <table:table-cell table:style-name="LargeContent" table:formula="of:=[.L$3]+[.$A5]" office:value-type="float" office:value="11">
            <text:p>11</text:p>
          </table:table-cell>
          <table:table-cell table:style-name="LargeContent" table:formula="of:=[.M$3]+[.$A5]" office:value-type="float" office:value="12">
            <text:p>12</text:p>
          </table:table-cell>
          <table:table-cell table:style-name="LargeContent" table:formula="of:=[.N$3]+[.$A5]" office:value-type="float" office:value="13">
            <text:p>13</text:p>
          </table:table-cell>
          <table:table-cell table:style-name="LargeContent" table:formula="of:=[.O$3]+[.$A5]" office:value-type="float" office:value="14">
            <text:p>14</text:p>
          </table:table-cell>
          <table:table-cell table:style-name="LargeContent" table:formula="of:=[.P$3]+[.$A5]" office:value-type="float" office:value="15">
            <text:p>15</text:p>
          </table:table-cell>
          <table:table-cell table:style-name="LargeContent" table:formula="of:=[.Q$3]+[.$A5]" office:value-type="float" office:value="16">
            <text:p>16</text:p>
          </table:table-cell>
          <table:table-cell table:style-name="LargeContent" table:formula="of:=[.R$3]+[.$A5]" office:value-type="float" office:value="17">
            <text:p>17</text:p>
          </table:table-cell>
          <table:table-cell table:style-name="LargeContent" table:formula="of:=[.S$3]+[.$A5]" office:value-type="float" office:value="18">
            <text:p>18</text:p>
          </table:table-cell>
          <table:table-cell table:style-name="LargeContent" table:formula="of:=[.T$3]+[.$A5]" office:value-type="float" office:value="19">
            <text:p>19</text:p>
          </table:table-cell>
          <table:table-cell table:style-name="LargeContent" table:formula="of:=[.U$3]+[.$A5]" office:value-type="float" office:value="20">
            <text:p>20</text:p>
          </table:table-cell>
          <table:table-cell table:style-name="LargeContent" table:formula="of:=[.V$3]+[.$A5]" office:value-type="float" office:value="21">
            <text:p>21</text:p>
          </table:table-cell>
          <table:table-cell table:style-name="LargeContent" table:formula="of:=[.W$3]+[.$A5]" office:value-type="float" office:value="22">
            <text:p>22</text:p>
          </table:table-cell>
          <table:table-cell table:style-name="LargeContent" table:formula="of:=[.X$3]+[.$A5]" office:value-type="float" office:value="23">
            <text:p>23</text:p>
          </table:table-cell>
          <table:table-cell table:style-name="LargeContent" table:formula="of:=[.Y$3]+[.$A5]" office:value-type="float" office:value="24">
            <text:p>24</text:p>
          </table:table-cell>
          <table:table-cell table:style-name="LargeContent" table:formula="of:=[.Z$3]+[.$A5]" office:value-type="float" office:value="25">
            <text:p>25</text:p>
          </table:table-cell>
          <table:table-cell table:style-name="LargeContent" table:formula="of:=[.AA$3]+[.$A5]" office:value-type="float" office:value="26">
            <text:p>26</text:p>
          </table:table-cell>
          <table:table-cell table:style-name="LargeContent" table:formula="of:=[.AB$3]+[.$A5]" office:value-type="float" office:value="27">
            <text:p>27</text:p>
          </table:table-cell>
          <table:table-cell table:style-name="LargeContent" table:formula="of:=[.AC$3]+[.$A5]" office:value-type="float" office:value="28">
            <text:p>28</text:p>
          </table:table-cell>
          <table:table-cell table:style-name="LargeContent" table:formula="of:=[.AD$3]+[.$A5]" office:value-type="float" office:value="29">
            <text:p>29</text:p>
          </table:table-cell>
          <table:table-cell table:style-name="LargeContent" table:formula="of:=[.AE$3]+[.$A5]" office:value-type="float" office:value="30">
            <text:p>30</text:p>
          </table:table-cell>
          <table:table-cell table:style-name="LargeContent" table:formula="of:=[.AF$3]+[.$A5]" office:value-type="float" office:value="31">
            <text:p>31</text:p>
          </table:table-cell>
          <table:table-cell table:style-name="LargeContent" table:formula="of:=[.AG$3]+[.$A5]" office:value-type="float" office:value="32">
            <text:p>32</text:p>
          </table:table-cell>
          <table:table-cell table:style-name="LargeContent" table:formula="of:=[.AH$3]+[.$A5]" office:value-type="float" office:value="33">
            <text:p>33</text:p>
          </table:table-cell>
          <table:table-cell table:style-name="LargeContent" table:formula="of:=[.AI$3]+[.$A5]" office:value-type="float" office:value="34">
            <text:p>34</text:p>
          </table:table-cell>
          <table:table-cell table:style-name="LargeContent" table:formula="of:=[.AJ$3]+[.$A5]" office:value-type="float" office:value="35">
            <text:p>35</text:p>
          </table:table-cell>
          <table:table-cell table:style-name="LargeContent" table:formula="of:=[.AK$3]+[.$A5]" office:value-type="float" office:value="36">
            <text:p>36</text:p>
          </table:table-cell>
          <table:table-cell table:style-name="LargeContent" table:formula="of:=[.AL$3]+[.$A5]" office:value-type="float" office:value="37">
            <text:p>37</text:p>
          </table:table-cell>
          <table:table-cell table:style-name="LargeContent" table:formula="of:=[.AM$3]+[.$A5]" office:value-type="float" office:value="38">
            <text:p>38</text:p>
          </table:table-cell>
          <table:table-cell table:style-name="LargeContent" table:formula="of:=[.AN$3]+[.$A5]" office:value-type="float" office:value="39">
            <text:p>39</text:p>
          </table:table-cell>
          <table:table-cell table:style-name="LargeContent" table:formula="of:=[.AO$3]+[.$A5]" office:value-type="float" office:value="40">
            <text:p>40</text:p>
          </table:table-cell>
          <table:table-cell table:style-name="LargeContent" table:formula="of:=[.AP$3]+[.$A5]" office:value-type="float" office:value="41">
            <text:p>41</text:p>
          </table:table-cell>
          <table:table-cell table:style-name="LargeContent" table:formula="of:=[.AQ$3]+[.$A5]" office:value-type="float" office:value="42">
            <text:p>42</text:p>
          </table:table-cell>
          <table:table-cell table:style-name="LargeContent" table:formula="of:=[.AR$3]+[.$A5]" office:value-type="float" office:value="43">
            <text:p>43</text:p>
          </table:table-cell>
          <table:table-cell table:style-name="LargeContent" table:formula="of:=[.AS$3]+[.$A5]" office:value-type="float" office:value="44">
            <text:p>44</text:p>
          </table:table-cell>
          <table:table-cell table:style-name="LargeContent" table:formula="of:=[.AT$3]+[.$A5]" office:value-type="float" office:value="45">
            <text:p>45</text:p>
          </table:table-cell>
          <table:table-cell table:style-name="LargeContent" table:formula="of:=[.AU$3]+[.$A5]" office:value-type="float" office:value="46">
            <text:p>46</text:p>
          </table:table-cell>
          <table:table-cell table:style-name="LargeContent" table:formula="of:=[.AV$3]+[.$A5]" office:value-type="float" office:value="47">
            <text:p>47</text:p>
          </table:table-cell>
          <table:table-cell table:style-name="LargeContent" table:formula="of:=[.AW$3]+[.$A5]" office:value-type="float" office:value="48">
            <text:p>48</text:p>
          </table:table-cell>
          <table:table-cell table:style-name="LargeContent" table:formula="of:=[.AX$3]+[.$A5]" office:value-type="float" office:value="49">
            <text:p>49</text:p>
          </table:table-cell>
          <table:table-cell table:style-name="LargeContent" table:formula="of:=[.AY$3]+[.$A5]" office:value-type="float" office:value="50">
            <text:p>50</text:p>
          </table:table-cell>
          <table:table-cell table:style-name="LargeContent" table:formula="of:=[.AZ$3]+[.$A5]" office:value-type="float" office:value="51">
            <text:p>51</text:p>
          </table:table-cell>
          <table:table-cell table:style-name="LargeContent" table:formula="of:=[.BA$3]+[.$A5]" office:value-type="float" office:value="52">
            <text:p>52</text:p>
          </table:table-cell>
          <table:table-cell table:style-name="LargeContent" table:formula="of:=[.BB$3]+[.$A5]" office:value-type="float" office:value="53">
            <text:p>53</text:p>
          </table:table-cell>
          <table:table-cell table:style-name="LargeContent" table:formula="of:=[.BC$3]+[.$A5]" office:value-type="float" office:value="54">
            <text:p>54</text:p>
          </table:table-cell>
          <table:table-cell table:style-name="LargeContent" table:formula="of:=[.BD$3]+[.$A5]" office:value-type="float" office:value="55">
            <text:p>55</text:p>
          </table:table-cell>
          <table:table-cell table:style-name="LargeContent" table:formula="of:=[.BE$3]+[.$A5]" office:value-type="float" office:value="56">
            <text:p>56</text:p>
          </table:table-cell>
          <table:table-cell table:style-name="LargeContent" table:formula="of:=[.BF$3]+[.$A5]" office:value-type="float" office:value="57">
            <text:p>57</text:p>
          </table:table-cell>
          <table:table-cell table:style-name="LargeContent" table:formula="of:=[.BG$3]+[.$A5]" office:value-type="float" office:value="58">
            <text:p>58</text:p>
          </table:table-cell>
          <table:table-cell table:style-name="LargeContent" table:formula="of:=[.BH$3]+[.$A5]" office:value-type="float" office:value="59">
            <text:p>59</text:p>
          </table:table-cell>
          <table:table-cell table:style-name="LargeContent" table:formula="of:=[.BI$3]+[.$A5]" office:value-type="float" office:value="60">
            <text:p>60</text:p>
          </table:table-cell>
          <table:table-cell table:style-name="LargeContent" table:formula="of:=[.BJ$3]+[.$A5]" office:value-type="float" office:value="61">
            <text:p>61</text:p>
          </table:table-cell>
          <table:table-cell table:style-name="ce5" table:formula="of:=[.BK$3]+[.$A5]" office:value-type="float" office:value="62">
            <text:p>62</text:p>
          </table:table-cell>
        </table:table-row>
        <table:table-row table:style-name="ro1">
          <table:table-cell table:style-name="HeadingCentered" office:value-type="float" office:value="2">
            <text:p>2</text:p>
          </table:table-cell>
          <table:table-cell table:style-name="LargeContent" table:formula="of:=[.B$3]+[.$A6]" office:value-type="float" office:value="2">
            <text:p>2</text:p>
          </table:table-cell>
          <table:table-cell table:style-name="LargeContent" table:formula="of:=[.C$3]+[.$A6]" office:value-type="float" office:value="3">
            <text:p>3</text:p>
          </table:table-cell>
          <table:table-cell table:style-name="LargeContent" table:formula="of:=[.D$3]+[.$A6]" office:value-type="float" office:value="4">
            <text:p>4</text:p>
          </table:table-cell>
          <table:table-cell table:style-name="LargeContent" table:formula="of:=[.E$3]+[.$A6]" office:value-type="float" office:value="5">
            <text:p>5</text:p>
          </table:table-cell>
          <table:table-cell table:style-name="LargeContent" table:formula="of:=[.F$3]+[.$A6]" office:value-type="float" office:value="6">
            <text:p>6</text:p>
          </table:table-cell>
          <table:table-cell table:style-name="LargeContent" table:formula="of:=[.G$3]+[.$A6]" office:value-type="float" office:value="7">
            <text:p>7</text:p>
          </table:table-cell>
          <table:table-cell table:style-name="LargeContent" table:formula="of:=[.H$3]+[.$A6]" office:value-type="float" office:value="8">
            <text:p>8</text:p>
          </table:table-cell>
          <table:table-cell table:style-name="LargeContent" table:formula="of:=[.I$3]+[.$A6]" office:value-type="float" office:value="9">
            <text:p>9</text:p>
          </table:table-cell>
          <table:table-cell table:style-name="LargeContent" table:formula="of:=[.J$3]+[.$A6]" office:value-type="float" office:value="10">
            <text:p>10</text:p>
          </table:table-cell>
          <table:table-cell table:style-name="LargeContent" table:formula="of:=[.K$3]+[.$A6]" office:value-type="float" office:value="11">
            <text:p>11</text:p>
          </table:table-cell>
          <table:table-cell table:style-name="LargeContent" table:formula="of:=[.L$3]+[.$A6]" office:value-type="float" office:value="12">
            <text:p>12</text:p>
          </table:table-cell>
          <table:table-cell table:style-name="LargeContent" table:formula="of:=[.M$3]+[.$A6]" office:value-type="float" office:value="13">
            <text:p>13</text:p>
          </table:table-cell>
          <table:table-cell table:style-name="LargeContent" table:formula="of:=[.N$3]+[.$A6]" office:value-type="float" office:value="14">
            <text:p>14</text:p>
          </table:table-cell>
          <table:table-cell table:style-name="LargeContent" table:formula="of:=[.O$3]+[.$A6]" office:value-type="float" office:value="15">
            <text:p>15</text:p>
          </table:table-cell>
          <table:table-cell table:style-name="LargeContent" table:formula="of:=[.P$3]+[.$A6]" office:value-type="float" office:value="16">
            <text:p>16</text:p>
          </table:table-cell>
          <table:table-cell table:style-name="LargeContent" table:formula="of:=[.Q$3]+[.$A6]" office:value-type="float" office:value="17">
            <text:p>17</text:p>
          </table:table-cell>
          <table:table-cell table:style-name="LargeContent" table:formula="of:=[.R$3]+[.$A6]" office:value-type="float" office:value="18">
            <text:p>18</text:p>
          </table:table-cell>
          <table:table-cell table:style-name="LargeContent" table:formula="of:=[.S$3]+[.$A6]" office:value-type="float" office:value="19">
            <text:p>19</text:p>
          </table:table-cell>
          <table:table-cell table:style-name="LargeContent" table:formula="of:=[.T$3]+[.$A6]" office:value-type="float" office:value="20">
            <text:p>20</text:p>
          </table:table-cell>
          <table:table-cell table:style-name="LargeContent" table:formula="of:=[.U$3]+[.$A6]" office:value-type="float" office:value="21">
            <text:p>21</text:p>
          </table:table-cell>
          <table:table-cell table:style-name="LargeContent" table:formula="of:=[.V$3]+[.$A6]" office:value-type="float" office:value="22">
            <text:p>22</text:p>
          </table:table-cell>
          <table:table-cell table:style-name="LargeContent" table:formula="of:=[.W$3]+[.$A6]" office:value-type="float" office:value="23">
            <text:p>23</text:p>
          </table:table-cell>
          <table:table-cell table:style-name="LargeContent" table:formula="of:=[.X$3]+[.$A6]" office:value-type="float" office:value="24">
            <text:p>24</text:p>
          </table:table-cell>
          <table:table-cell table:style-name="LargeContent" table:formula="of:=[.Y$3]+[.$A6]" office:value-type="float" office:value="25">
            <text:p>25</text:p>
          </table:table-cell>
          <table:table-cell table:style-name="LargeContent" table:formula="of:=[.Z$3]+[.$A6]" office:value-type="float" office:value="26">
            <text:p>26</text:p>
          </table:table-cell>
          <table:table-cell table:style-name="LargeContent" table:formula="of:=[.AA$3]+[.$A6]" office:value-type="float" office:value="27">
            <text:p>27</text:p>
          </table:table-cell>
          <table:table-cell table:style-name="LargeContent" table:formula="of:=[.AB$3]+[.$A6]" office:value-type="float" office:value="28">
            <text:p>28</text:p>
          </table:table-cell>
          <table:table-cell table:style-name="LargeContent" table:formula="of:=[.AC$3]+[.$A6]" office:value-type="float" office:value="29">
            <text:p>29</text:p>
          </table:table-cell>
          <table:table-cell table:style-name="LargeContent" table:formula="of:=[.AD$3]+[.$A6]" office:value-type="float" office:value="30">
            <text:p>30</text:p>
          </table:table-cell>
          <table:table-cell table:style-name="LargeContent" table:formula="of:=[.AE$3]+[.$A6]" office:value-type="float" office:value="31">
            <text:p>31</text:p>
          </table:table-cell>
          <table:table-cell table:style-name="LargeContent" table:formula="of:=[.AF$3]+[.$A6]" office:value-type="float" office:value="32">
            <text:p>32</text:p>
          </table:table-cell>
          <table:table-cell table:style-name="LargeContent" table:formula="of:=[.AG$3]+[.$A6]" office:value-type="float" office:value="33">
            <text:p>33</text:p>
          </table:table-cell>
          <table:table-cell table:style-name="LargeContent" table:formula="of:=[.AH$3]+[.$A6]" office:value-type="float" office:value="34">
            <text:p>34</text:p>
          </table:table-cell>
          <table:table-cell table:style-name="LargeContent" table:formula="of:=[.AI$3]+[.$A6]" office:value-type="float" office:value="35">
            <text:p>35</text:p>
          </table:table-cell>
          <table:table-cell table:style-name="LargeContent" table:formula="of:=[.AJ$3]+[.$A6]" office:value-type="float" office:value="36">
            <text:p>36</text:p>
          </table:table-cell>
          <table:table-cell table:style-name="LargeContent" table:formula="of:=[.AK$3]+[.$A6]" office:value-type="float" office:value="37">
            <text:p>37</text:p>
          </table:table-cell>
          <table:table-cell table:style-name="LargeContent" table:formula="of:=[.AL$3]+[.$A6]" office:value-type="float" office:value="38">
            <text:p>38</text:p>
          </table:table-cell>
          <table:table-cell table:style-name="LargeContent" table:formula="of:=[.AM$3]+[.$A6]" office:value-type="float" office:value="39">
            <text:p>39</text:p>
          </table:table-cell>
          <table:table-cell table:style-name="LargeContent" table:formula="of:=[.AN$3]+[.$A6]" office:value-type="float" office:value="40">
            <text:p>40</text:p>
          </table:table-cell>
          <table:table-cell table:style-name="LargeContent" table:formula="of:=[.AO$3]+[.$A6]" office:value-type="float" office:value="41">
            <text:p>41</text:p>
          </table:table-cell>
          <table:table-cell table:style-name="LargeContent" table:formula="of:=[.AP$3]+[.$A6]" office:value-type="float" office:value="42">
            <text:p>42</text:p>
          </table:table-cell>
          <table:table-cell table:style-name="LargeContent" table:formula="of:=[.AQ$3]+[.$A6]" office:value-type="float" office:value="43">
            <text:p>43</text:p>
          </table:table-cell>
          <table:table-cell table:style-name="LargeContent" table:formula="of:=[.AR$3]+[.$A6]" office:value-type="float" office:value="44">
            <text:p>44</text:p>
          </table:table-cell>
          <table:table-cell table:style-name="LargeContent" table:formula="of:=[.AS$3]+[.$A6]" office:value-type="float" office:value="45">
            <text:p>45</text:p>
          </table:table-cell>
          <table:table-cell table:style-name="LargeContent" table:formula="of:=[.AT$3]+[.$A6]" office:value-type="float" office:value="46">
            <text:p>46</text:p>
          </table:table-cell>
          <table:table-cell table:style-name="LargeContent" table:formula="of:=[.AU$3]+[.$A6]" office:value-type="float" office:value="47">
            <text:p>47</text:p>
          </table:table-cell>
          <table:table-cell table:style-name="LargeContent" table:formula="of:=[.AV$3]+[.$A6]" office:value-type="float" office:value="48">
            <text:p>48</text:p>
          </table:table-cell>
          <table:table-cell table:style-name="LargeContent" table:formula="of:=[.AW$3]+[.$A6]" office:value-type="float" office:value="49">
            <text:p>49</text:p>
          </table:table-cell>
          <table:table-cell table:style-name="LargeContent" table:formula="of:=[.AX$3]+[.$A6]" office:value-type="float" office:value="50">
            <text:p>50</text:p>
          </table:table-cell>
          <table:table-cell table:style-name="LargeContent" table:formula="of:=[.AY$3]+[.$A6]" office:value-type="float" office:value="51">
            <text:p>51</text:p>
          </table:table-cell>
          <table:table-cell table:style-name="LargeContent" table:formula="of:=[.AZ$3]+[.$A6]" office:value-type="float" office:value="52">
            <text:p>52</text:p>
          </table:table-cell>
          <table:table-cell table:style-name="LargeContent" table:formula="of:=[.BA$3]+[.$A6]" office:value-type="float" office:value="53">
            <text:p>53</text:p>
          </table:table-cell>
          <table:table-cell table:style-name="LargeContent" table:formula="of:=[.BB$3]+[.$A6]" office:value-type="float" office:value="54">
            <text:p>54</text:p>
          </table:table-cell>
          <table:table-cell table:style-name="LargeContent" table:formula="of:=[.BC$3]+[.$A6]" office:value-type="float" office:value="55">
            <text:p>55</text:p>
          </table:table-cell>
          <table:table-cell table:style-name="LargeContent" table:formula="of:=[.BD$3]+[.$A6]" office:value-type="float" office:value="56">
            <text:p>56</text:p>
          </table:table-cell>
          <table:table-cell table:style-name="LargeContent" table:formula="of:=[.BE$3]+[.$A6]" office:value-type="float" office:value="57">
            <text:p>57</text:p>
          </table:table-cell>
          <table:table-cell table:style-name="LargeContent" table:formula="of:=[.BF$3]+[.$A6]" office:value-type="float" office:value="58">
            <text:p>58</text:p>
          </table:table-cell>
          <table:table-cell table:style-name="LargeContent" table:formula="of:=[.BG$3]+[.$A6]" office:value-type="float" office:value="59">
            <text:p>59</text:p>
          </table:table-cell>
          <table:table-cell table:style-name="LargeContent" table:formula="of:=[.BH$3]+[.$A6]" office:value-type="float" office:value="60">
            <text:p>60</text:p>
          </table:table-cell>
          <table:table-cell table:style-name="LargeContent" table:formula="of:=[.BI$3]+[.$A6]" office:value-type="float" office:value="61">
            <text:p>61</text:p>
          </table:table-cell>
          <table:table-cell table:style-name="LargeContent" table:formula="of:=[.BJ$3]+[.$A6]" office:value-type="float" office:value="62">
            <text:p>62</text:p>
          </table:table-cell>
          <table:table-cell table:style-name="ce5" table:formula="of:=[.BK$3]+[.$A6]" office:value-type="float" office:value="63">
            <text:p>63</text:p>
          </table:table-cell>
        </table:table-row>
        <table:table-row table:style-name="ro1">
          <table:table-cell table:style-name="HeadingCentered" office:value-type="float" office:value="3">
            <text:p>3</text:p>
          </table:table-cell>
          <table:table-cell table:style-name="LargeContent" table:formula="of:=[.B$3]+[.$A7]" office:value-type="float" office:value="3">
            <text:p>3</text:p>
          </table:table-cell>
          <table:table-cell table:style-name="LargeContent" table:formula="of:=[.C$3]+[.$A7]" office:value-type="float" office:value="4">
            <text:p>4</text:p>
          </table:table-cell>
          <table:table-cell table:style-name="LargeContent" table:formula="of:=[.D$3]+[.$A7]" office:value-type="float" office:value="5">
            <text:p>5</text:p>
          </table:table-cell>
          <table:table-cell table:style-name="LargeContent" table:formula="of:=[.E$3]+[.$A7]" office:value-type="float" office:value="6">
            <text:p>6</text:p>
          </table:table-cell>
          <table:table-cell table:style-name="LargeContent" table:formula="of:=[.F$3]+[.$A7]" office:value-type="float" office:value="7">
            <text:p>7</text:p>
          </table:table-cell>
          <table:table-cell table:style-name="LargeContent" table:formula="of:=[.G$3]+[.$A7]" office:value-type="float" office:value="8">
            <text:p>8</text:p>
          </table:table-cell>
          <table:table-cell table:style-name="LargeContent" table:formula="of:=[.H$3]+[.$A7]" office:value-type="float" office:value="9">
            <text:p>9</text:p>
          </table:table-cell>
          <table:table-cell table:style-name="LargeContent" table:formula="of:=[.I$3]+[.$A7]" office:value-type="float" office:value="10">
            <text:p>10</text:p>
          </table:table-cell>
          <table:table-cell table:style-name="LargeContent" table:formula="of:=[.J$3]+[.$A7]" office:value-type="float" office:value="11">
            <text:p>11</text:p>
          </table:table-cell>
          <table:table-cell table:style-name="LargeContent" table:formula="of:=[.K$3]+[.$A7]" office:value-type="float" office:value="12">
            <text:p>12</text:p>
          </table:table-cell>
          <table:table-cell table:style-name="LargeContent" table:formula="of:=[.L$3]+[.$A7]" office:value-type="float" office:value="13">
            <text:p>13</text:p>
          </table:table-cell>
          <table:table-cell table:style-name="LargeContent" table:formula="of:=[.M$3]+[.$A7]" office:value-type="float" office:value="14">
            <text:p>14</text:p>
          </table:table-cell>
          <table:table-cell table:style-name="LargeContent" table:formula="of:=[.N$3]+[.$A7]" office:value-type="float" office:value="15">
            <text:p>15</text:p>
          </table:table-cell>
          <table:table-cell table:style-name="LargeContent" table:formula="of:=[.O$3]+[.$A7]" office:value-type="float" office:value="16">
            <text:p>16</text:p>
          </table:table-cell>
          <table:table-cell table:style-name="LargeContent" table:formula="of:=[.P$3]+[.$A7]" office:value-type="float" office:value="17">
            <text:p>17</text:p>
          </table:table-cell>
          <table:table-cell table:style-name="LargeContent" table:formula="of:=[.Q$3]+[.$A7]" office:value-type="float" office:value="18">
            <text:p>18</text:p>
          </table:table-cell>
          <table:table-cell table:style-name="LargeContent" table:formula="of:=[.R$3]+[.$A7]" office:value-type="float" office:value="19">
            <text:p>19</text:p>
          </table:table-cell>
          <table:table-cell table:style-name="LargeContent" table:formula="of:=[.S$3]+[.$A7]" office:value-type="float" office:value="20">
            <text:p>20</text:p>
          </table:table-cell>
          <table:table-cell table:style-name="LargeContent" table:formula="of:=[.T$3]+[.$A7]" office:value-type="float" office:value="21">
            <text:p>21</text:p>
          </table:table-cell>
          <table:table-cell table:style-name="LargeContent" table:formula="of:=[.U$3]+[.$A7]" office:value-type="float" office:value="22">
            <text:p>22</text:p>
          </table:table-cell>
          <table:table-cell table:style-name="LargeContent" table:formula="of:=[.V$3]+[.$A7]" office:value-type="float" office:value="23">
            <text:p>23</text:p>
          </table:table-cell>
          <table:table-cell table:style-name="LargeContent" table:formula="of:=[.W$3]+[.$A7]" office:value-type="float" office:value="24">
            <text:p>24</text:p>
          </table:table-cell>
          <table:table-cell table:style-name="LargeContent" table:formula="of:=[.X$3]+[.$A7]" office:value-type="float" office:value="25">
            <text:p>25</text:p>
          </table:table-cell>
          <table:table-cell table:style-name="LargeContent" table:formula="of:=[.Y$3]+[.$A7]" office:value-type="float" office:value="26">
            <text:p>26</text:p>
          </table:table-cell>
          <table:table-cell table:style-name="LargeContent" table:formula="of:=[.Z$3]+[.$A7]" office:value-type="float" office:value="27">
            <text:p>27</text:p>
          </table:table-cell>
          <table:table-cell table:style-name="LargeContent" table:formula="of:=[.AA$3]+[.$A7]" office:value-type="float" office:value="28">
            <text:p>28</text:p>
          </table:table-cell>
          <table:table-cell table:style-name="LargeContent" table:formula="of:=[.AB$3]+[.$A7]" office:value-type="float" office:value="29">
            <text:p>29</text:p>
          </table:table-cell>
          <table:table-cell table:style-name="LargeContent" table:formula="of:=[.AC$3]+[.$A7]" office:value-type="float" office:value="30">
            <text:p>30</text:p>
          </table:table-cell>
          <table:table-cell table:style-name="LargeContent" table:formula="of:=[.AD$3]+[.$A7]" office:value-type="float" office:value="31">
            <text:p>31</text:p>
          </table:table-cell>
          <table:table-cell table:style-name="LargeContent" table:formula="of:=[.AE$3]+[.$A7]" office:value-type="float" office:value="32">
            <text:p>32</text:p>
          </table:table-cell>
          <table:table-cell table:style-name="LargeContent" table:formula="of:=[.AF$3]+[.$A7]" office:value-type="float" office:value="33">
            <text:p>33</text:p>
          </table:table-cell>
          <table:table-cell table:style-name="LargeContent" table:formula="of:=[.AG$3]+[.$A7]" office:value-type="float" office:value="34">
            <text:p>34</text:p>
          </table:table-cell>
          <table:table-cell table:style-name="LargeContent" table:formula="of:=[.AH$3]+[.$A7]" office:value-type="float" office:value="35">
            <text:p>35</text:p>
          </table:table-cell>
          <table:table-cell table:style-name="LargeContent" table:formula="of:=[.AI$3]+[.$A7]" office:value-type="float" office:value="36">
            <text:p>36</text:p>
          </table:table-cell>
          <table:table-cell table:style-name="LargeContent" table:formula="of:=[.AJ$3]+[.$A7]" office:value-type="float" office:value="37">
            <text:p>37</text:p>
          </table:table-cell>
          <table:table-cell table:style-name="LargeContent" table:formula="of:=[.AK$3]+[.$A7]" office:value-type="float" office:value="38">
            <text:p>38</text:p>
          </table:table-cell>
          <table:table-cell table:style-name="LargeContent" table:formula="of:=[.AL$3]+[.$A7]" office:value-type="float" office:value="39">
            <text:p>39</text:p>
          </table:table-cell>
          <table:table-cell table:style-name="LargeContent" table:formula="of:=[.AM$3]+[.$A7]" office:value-type="float" office:value="40">
            <text:p>40</text:p>
          </table:table-cell>
          <table:table-cell table:style-name="LargeContent" table:formula="of:=[.AN$3]+[.$A7]" office:value-type="float" office:value="41">
            <text:p>41</text:p>
          </table:table-cell>
          <table:table-cell table:style-name="LargeContent" table:formula="of:=[.AO$3]+[.$A7]" office:value-type="float" office:value="42">
            <text:p>42</text:p>
          </table:table-cell>
          <table:table-cell table:style-name="LargeContent" table:formula="of:=[.AP$3]+[.$A7]" office:value-type="float" office:value="43">
            <text:p>43</text:p>
          </table:table-cell>
          <table:table-cell table:style-name="LargeContent" table:formula="of:=[.AQ$3]+[.$A7]" office:value-type="float" office:value="44">
            <text:p>44</text:p>
          </table:table-cell>
          <table:table-cell table:style-name="LargeContent" table:formula="of:=[.AR$3]+[.$A7]" office:value-type="float" office:value="45">
            <text:p>45</text:p>
          </table:table-cell>
          <table:table-cell table:style-name="LargeContent" table:formula="of:=[.AS$3]+[.$A7]" office:value-type="float" office:value="46">
            <text:p>46</text:p>
          </table:table-cell>
          <table:table-cell table:style-name="LargeContent" table:formula="of:=[.AT$3]+[.$A7]" office:value-type="float" office:value="47">
            <text:p>47</text:p>
          </table:table-cell>
          <table:table-cell table:style-name="LargeContent" table:formula="of:=[.AU$3]+[.$A7]" office:value-type="float" office:value="48">
            <text:p>48</text:p>
          </table:table-cell>
          <table:table-cell table:style-name="LargeContent" table:formula="of:=[.AV$3]+[.$A7]" office:value-type="float" office:value="49">
            <text:p>49</text:p>
          </table:table-cell>
          <table:table-cell table:style-name="LargeContent" table:formula="of:=[.AW$3]+[.$A7]" office:value-type="float" office:value="50">
            <text:p>50</text:p>
          </table:table-cell>
          <table:table-cell table:style-name="LargeContent" table:formula="of:=[.AX$3]+[.$A7]" office:value-type="float" office:value="51">
            <text:p>51</text:p>
          </table:table-cell>
          <table:table-cell table:style-name="LargeContent" table:formula="of:=[.AY$3]+[.$A7]" office:value-type="float" office:value="52">
            <text:p>52</text:p>
          </table:table-cell>
          <table:table-cell table:style-name="LargeContent" table:formula="of:=[.AZ$3]+[.$A7]" office:value-type="float" office:value="53">
            <text:p>53</text:p>
          </table:table-cell>
          <table:table-cell table:style-name="LargeContent" table:formula="of:=[.BA$3]+[.$A7]" office:value-type="float" office:value="54">
            <text:p>54</text:p>
          </table:table-cell>
          <table:table-cell table:style-name="LargeContent" table:formula="of:=[.BB$3]+[.$A7]" office:value-type="float" office:value="55">
            <text:p>55</text:p>
          </table:table-cell>
          <table:table-cell table:style-name="LargeContent" table:formula="of:=[.BC$3]+[.$A7]" office:value-type="float" office:value="56">
            <text:p>56</text:p>
          </table:table-cell>
          <table:table-cell table:style-name="LargeContent" table:formula="of:=[.BD$3]+[.$A7]" office:value-type="float" office:value="57">
            <text:p>57</text:p>
          </table:table-cell>
          <table:table-cell table:style-name="LargeContent" table:formula="of:=[.BE$3]+[.$A7]" office:value-type="float" office:value="58">
            <text:p>58</text:p>
          </table:table-cell>
          <table:table-cell table:style-name="LargeContent" table:formula="of:=[.BF$3]+[.$A7]" office:value-type="float" office:value="59">
            <text:p>59</text:p>
          </table:table-cell>
          <table:table-cell table:style-name="LargeContent" table:formula="of:=[.BG$3]+[.$A7]" office:value-type="float" office:value="60">
            <text:p>60</text:p>
          </table:table-cell>
          <table:table-cell table:style-name="LargeContent" table:formula="of:=[.BH$3]+[.$A7]" office:value-type="float" office:value="61">
            <text:p>61</text:p>
          </table:table-cell>
          <table:table-cell table:style-name="LargeContent" table:formula="of:=[.BI$3]+[.$A7]" office:value-type="float" office:value="62">
            <text:p>62</text:p>
          </table:table-cell>
          <table:table-cell table:style-name="LargeContent" table:formula="of:=[.BJ$3]+[.$A7]" office:value-type="float" office:value="63">
            <text:p>63</text:p>
          </table:table-cell>
          <table:table-cell table:style-name="ce5" table:formula="of:=[.BK$3]+[.$A7]" office:value-type="float" office:value="64">
            <text:p>64</text:p>
          </table:table-cell>
        </table:table-row>
        <table:table-row table:style-name="ro1">
          <table:table-cell table:style-name="HeadingCentered" office:value-type="float" office:value="4">
            <text:p>4</text:p>
          </table:table-cell>
          <table:table-cell table:style-name="LargeContent" table:formula="of:=[.B$3]+[.$A8]" office:value-type="float" office:value="4">
            <text:p>4</text:p>
          </table:table-cell>
          <table:table-cell table:style-name="LargeContent" table:formula="of:=[.C$3]+[.$A8]" office:value-type="float" office:value="5">
            <text:p>5</text:p>
          </table:table-cell>
          <table:table-cell table:style-name="LargeContent" table:formula="of:=[.D$3]+[.$A8]" office:value-type="float" office:value="6">
            <text:p>6</text:p>
          </table:table-cell>
          <table:table-cell table:style-name="LargeContent" table:formula="of:=[.E$3]+[.$A8]" office:value-type="float" office:value="7">
            <text:p>7</text:p>
          </table:table-cell>
          <table:table-cell table:style-name="LargeContent" table:formula="of:=[.F$3]+[.$A8]" office:value-type="float" office:value="8">
            <text:p>8</text:p>
          </table:table-cell>
          <table:table-cell table:style-name="LargeContent" table:formula="of:=[.G$3]+[.$A8]" office:value-type="float" office:value="9">
            <text:p>9</text:p>
          </table:table-cell>
          <table:table-cell table:style-name="LargeContent" table:formula="of:=[.H$3]+[.$A8]" office:value-type="float" office:value="10">
            <text:p>10</text:p>
          </table:table-cell>
          <table:table-cell table:style-name="LargeContent" table:formula="of:=[.I$3]+[.$A8]" office:value-type="float" office:value="11">
            <text:p>11</text:p>
          </table:table-cell>
          <table:table-cell table:style-name="LargeContent" table:formula="of:=[.J$3]+[.$A8]" office:value-type="float" office:value="12">
            <text:p>12</text:p>
          </table:table-cell>
          <table:table-cell table:style-name="LargeContent" table:formula="of:=[.K$3]+[.$A8]" office:value-type="float" office:value="13">
            <text:p>13</text:p>
          </table:table-cell>
          <table:table-cell table:style-name="LargeContent" table:formula="of:=[.L$3]+[.$A8]" office:value-type="float" office:value="14">
            <text:p>14</text:p>
          </table:table-cell>
          <table:table-cell table:style-name="LargeContent" table:formula="of:=[.M$3]+[.$A8]" office:value-type="float" office:value="15">
            <text:p>15</text:p>
          </table:table-cell>
          <table:table-cell table:style-name="LargeContent" table:formula="of:=[.N$3]+[.$A8]" office:value-type="float" office:value="16">
            <text:p>16</text:p>
          </table:table-cell>
          <table:table-cell table:style-name="LargeContent" table:formula="of:=[.O$3]+[.$A8]" office:value-type="float" office:value="17">
            <text:p>17</text:p>
          </table:table-cell>
          <table:table-cell table:style-name="LargeContent" table:formula="of:=[.P$3]+[.$A8]" office:value-type="float" office:value="18">
            <text:p>18</text:p>
          </table:table-cell>
          <table:table-cell table:style-name="LargeContent" table:formula="of:=[.Q$3]+[.$A8]" office:value-type="float" office:value="19">
            <text:p>19</text:p>
          </table:table-cell>
          <table:table-cell table:style-name="LargeContent" table:formula="of:=[.R$3]+[.$A8]" office:value-type="float" office:value="20">
            <text:p>20</text:p>
          </table:table-cell>
          <table:table-cell table:style-name="LargeContent" table:formula="of:=[.S$3]+[.$A8]" office:value-type="float" office:value="21">
            <text:p>21</text:p>
          </table:table-cell>
          <table:table-cell table:style-name="LargeContent" table:formula="of:=[.T$3]+[.$A8]" office:value-type="float" office:value="22">
            <text:p>22</text:p>
          </table:table-cell>
          <table:table-cell table:style-name="LargeContent" table:formula="of:=[.U$3]+[.$A8]" office:value-type="float" office:value="23">
            <text:p>23</text:p>
          </table:table-cell>
          <table:table-cell table:style-name="LargeContent" table:formula="of:=[.V$3]+[.$A8]" office:value-type="float" office:value="24">
            <text:p>24</text:p>
          </table:table-cell>
          <table:table-cell table:style-name="LargeContent" table:formula="of:=[.W$3]+[.$A8]" office:value-type="float" office:value="25">
            <text:p>25</text:p>
          </table:table-cell>
          <table:table-cell table:style-name="LargeContent" table:formula="of:=[.X$3]+[.$A8]" office:value-type="float" office:value="26">
            <text:p>26</text:p>
          </table:table-cell>
          <table:table-cell table:style-name="LargeContent" table:formula="of:=[.Y$3]+[.$A8]" office:value-type="float" office:value="27">
            <text:p>27</text:p>
          </table:table-cell>
          <table:table-cell table:style-name="LargeContent" table:formula="of:=[.Z$3]+[.$A8]" office:value-type="float" office:value="28">
            <text:p>28</text:p>
          </table:table-cell>
          <table:table-cell table:style-name="LargeContent" table:formula="of:=[.AA$3]+[.$A8]" office:value-type="float" office:value="29">
            <text:p>29</text:p>
          </table:table-cell>
          <table:table-cell table:style-name="LargeContent" table:formula="of:=[.AB$3]+[.$A8]" office:value-type="float" office:value="30">
            <text:p>30</text:p>
          </table:table-cell>
          <table:table-cell table:style-name="LargeContent" table:formula="of:=[.AC$3]+[.$A8]" office:value-type="float" office:value="31">
            <text:p>31</text:p>
          </table:table-cell>
          <table:table-cell table:style-name="LargeContent" table:formula="of:=[.AD$3]+[.$A8]" office:value-type="float" office:value="32">
            <text:p>32</text:p>
          </table:table-cell>
          <table:table-cell table:style-name="LargeContent" table:formula="of:=[.AE$3]+[.$A8]" office:value-type="float" office:value="33">
            <text:p>33</text:p>
          </table:table-cell>
          <table:table-cell table:style-name="LargeContent" table:formula="of:=[.AF$3]+[.$A8]" office:value-type="float" office:value="34">
            <text:p>34</text:p>
          </table:table-cell>
          <table:table-cell table:style-name="LargeContent" table:formula="of:=[.AG$3]+[.$A8]" office:value-type="float" office:value="35">
            <text:p>35</text:p>
          </table:table-cell>
          <table:table-cell table:style-name="LargeContent" table:formula="of:=[.AH$3]+[.$A8]" office:value-type="float" office:value="36">
            <text:p>36</text:p>
          </table:table-cell>
          <table:table-cell table:style-name="LargeContent" table:formula="of:=[.AI$3]+[.$A8]" office:value-type="float" office:value="37">
            <text:p>37</text:p>
          </table:table-cell>
          <table:table-cell table:style-name="LargeContent" table:formula="of:=[.AJ$3]+[.$A8]" office:value-type="float" office:value="38">
            <text:p>38</text:p>
          </table:table-cell>
          <table:table-cell table:style-name="LargeContent" table:formula="of:=[.AK$3]+[.$A8]" office:value-type="float" office:value="39">
            <text:p>39</text:p>
          </table:table-cell>
          <table:table-cell table:style-name="LargeContent" table:formula="of:=[.AL$3]+[.$A8]" office:value-type="float" office:value="40">
            <text:p>40</text:p>
          </table:table-cell>
          <table:table-cell table:style-name="LargeContent" table:formula="of:=[.AM$3]+[.$A8]" office:value-type="float" office:value="41">
            <text:p>41</text:p>
          </table:table-cell>
          <table:table-cell table:style-name="LargeContent" table:formula="of:=[.AN$3]+[.$A8]" office:value-type="float" office:value="42">
            <text:p>42</text:p>
          </table:table-cell>
          <table:table-cell table:style-name="LargeContent" table:formula="of:=[.AO$3]+[.$A8]" office:value-type="float" office:value="43">
            <text:p>43</text:p>
          </table:table-cell>
          <table:table-cell table:style-name="LargeContent" table:formula="of:=[.AP$3]+[.$A8]" office:value-type="float" office:value="44">
            <text:p>44</text:p>
          </table:table-cell>
          <table:table-cell table:style-name="LargeContent" table:formula="of:=[.AQ$3]+[.$A8]" office:value-type="float" office:value="45">
            <text:p>45</text:p>
          </table:table-cell>
          <table:table-cell table:style-name="LargeContent" table:formula="of:=[.AR$3]+[.$A8]" office:value-type="float" office:value="46">
            <text:p>46</text:p>
          </table:table-cell>
          <table:table-cell table:style-name="LargeContent" table:formula="of:=[.AS$3]+[.$A8]" office:value-type="float" office:value="47">
            <text:p>47</text:p>
          </table:table-cell>
          <table:table-cell table:style-name="LargeContent" table:formula="of:=[.AT$3]+[.$A8]" office:value-type="float" office:value="48">
            <text:p>48</text:p>
          </table:table-cell>
          <table:table-cell table:style-name="LargeContent" table:formula="of:=[.AU$3]+[.$A8]" office:value-type="float" office:value="49">
            <text:p>49</text:p>
          </table:table-cell>
          <table:table-cell table:style-name="LargeContent" table:formula="of:=[.AV$3]+[.$A8]" office:value-type="float" office:value="50">
            <text:p>50</text:p>
          </table:table-cell>
          <table:table-cell table:style-name="LargeContent" table:formula="of:=[.AW$3]+[.$A8]" office:value-type="float" office:value="51">
            <text:p>51</text:p>
          </table:table-cell>
          <table:table-cell table:style-name="LargeContent" table:formula="of:=[.AX$3]+[.$A8]" office:value-type="float" office:value="52">
            <text:p>52</text:p>
          </table:table-cell>
          <table:table-cell table:style-name="LargeContent" table:formula="of:=[.AY$3]+[.$A8]" office:value-type="float" office:value="53">
            <text:p>53</text:p>
          </table:table-cell>
          <table:table-cell table:style-name="LargeContent" table:formula="of:=[.AZ$3]+[.$A8]" office:value-type="float" office:value="54">
            <text:p>54</text:p>
          </table:table-cell>
          <table:table-cell table:style-name="LargeContent" table:formula="of:=[.BA$3]+[.$A8]" office:value-type="float" office:value="55">
            <text:p>55</text:p>
          </table:table-cell>
          <table:table-cell table:style-name="LargeContent" table:formula="of:=[.BB$3]+[.$A8]" office:value-type="float" office:value="56">
            <text:p>56</text:p>
          </table:table-cell>
          <table:table-cell table:style-name="LargeContent" table:formula="of:=[.BC$3]+[.$A8]" office:value-type="float" office:value="57">
            <text:p>57</text:p>
          </table:table-cell>
          <table:table-cell table:style-name="LargeContent" table:formula="of:=[.BD$3]+[.$A8]" office:value-type="float" office:value="58">
            <text:p>58</text:p>
          </table:table-cell>
          <table:table-cell table:style-name="LargeContent" table:formula="of:=[.BE$3]+[.$A8]" office:value-type="float" office:value="59">
            <text:p>59</text:p>
          </table:table-cell>
          <table:table-cell table:style-name="LargeContent" table:formula="of:=[.BF$3]+[.$A8]" office:value-type="float" office:value="60">
            <text:p>60</text:p>
          </table:table-cell>
          <table:table-cell table:style-name="LargeContent" table:formula="of:=[.BG$3]+[.$A8]" office:value-type="float" office:value="61">
            <text:p>61</text:p>
          </table:table-cell>
          <table:table-cell table:style-name="LargeContent" table:formula="of:=[.BH$3]+[.$A8]" office:value-type="float" office:value="62">
            <text:p>62</text:p>
          </table:table-cell>
          <table:table-cell table:style-name="LargeContent" table:formula="of:=[.BI$3]+[.$A8]" office:value-type="float" office:value="63">
            <text:p>63</text:p>
          </table:table-cell>
          <table:table-cell table:style-name="LargeContent" table:formula="of:=[.BJ$3]+[.$A8]" office:value-type="float" office:value="64">
            <text:p>64</text:p>
          </table:table-cell>
          <table:table-cell table:style-name="ce5" table:formula="of:=[.BK$3]+[.$A8]" office:value-type="float" office:value="65">
            <text:p>65</text:p>
          </table:table-cell>
        </table:table-row>
        <table:table-row table:style-name="ro1">
          <table:table-cell table:style-name="HeadingCentered" office:value-type="float" office:value="5">
            <text:p>5</text:p>
          </table:table-cell>
          <table:table-cell table:style-name="LargeContent" table:formula="of:=[.B$3]+[.$A9]" office:value-type="float" office:value="5">
            <text:p>5</text:p>
          </table:table-cell>
          <table:table-cell table:style-name="LargeContent" table:formula="of:=[.C$3]+[.$A9]" office:value-type="float" office:value="6">
            <text:p>6</text:p>
          </table:table-cell>
          <table:table-cell table:style-name="LargeContent" table:formula="of:=[.D$3]+[.$A9]" office:value-type="float" office:value="7">
            <text:p>7</text:p>
          </table:table-cell>
          <table:table-cell table:style-name="LargeContent" table:formula="of:=[.E$3]+[.$A9]" office:value-type="float" office:value="8">
            <text:p>8</text:p>
          </table:table-cell>
          <table:table-cell table:style-name="LargeContent" table:formula="of:=[.F$3]+[.$A9]" office:value-type="float" office:value="9">
            <text:p>9</text:p>
          </table:table-cell>
          <table:table-cell table:style-name="LargeContent" table:formula="of:=[.G$3]+[.$A9]" office:value-type="float" office:value="10">
            <text:p>10</text:p>
          </table:table-cell>
          <table:table-cell table:style-name="LargeContent" table:formula="of:=[.H$3]+[.$A9]" office:value-type="float" office:value="11">
            <text:p>11</text:p>
          </table:table-cell>
          <table:table-cell table:style-name="LargeContent" table:formula="of:=[.I$3]+[.$A9]" office:value-type="float" office:value="12">
            <text:p>12</text:p>
          </table:table-cell>
          <table:table-cell table:style-name="LargeContent" table:formula="of:=[.J$3]+[.$A9]" office:value-type="float" office:value="13">
            <text:p>13</text:p>
          </table:table-cell>
          <table:table-cell table:style-name="LargeContent" table:formula="of:=[.K$3]+[.$A9]" office:value-type="float" office:value="14">
            <text:p>14</text:p>
          </table:table-cell>
          <table:table-cell table:style-name="LargeContent" table:formula="of:=[.L$3]+[.$A9]" office:value-type="float" office:value="15">
            <text:p>15</text:p>
          </table:table-cell>
          <table:table-cell table:style-name="LargeContent" table:formula="of:=[.M$3]+[.$A9]" office:value-type="float" office:value="16">
            <text:p>16</text:p>
          </table:table-cell>
          <table:table-cell table:style-name="LargeContent" table:formula="of:=[.N$3]+[.$A9]" office:value-type="float" office:value="17">
            <text:p>17</text:p>
          </table:table-cell>
          <table:table-cell table:style-name="LargeContent" table:formula="of:=[.O$3]+[.$A9]" office:value-type="float" office:value="18">
            <text:p>18</text:p>
          </table:table-cell>
          <table:table-cell table:style-name="LargeContent" table:formula="of:=[.P$3]+[.$A9]" office:value-type="float" office:value="19">
            <text:p>19</text:p>
          </table:table-cell>
          <table:table-cell table:style-name="LargeContent" table:formula="of:=[.Q$3]+[.$A9]" office:value-type="float" office:value="20">
            <text:p>20</text:p>
          </table:table-cell>
          <table:table-cell table:style-name="LargeContent" table:formula="of:=[.R$3]+[.$A9]" office:value-type="float" office:value="21">
            <text:p>21</text:p>
          </table:table-cell>
          <table:table-cell table:style-name="LargeContent" table:formula="of:=[.S$3]+[.$A9]" office:value-type="float" office:value="22">
            <text:p>22</text:p>
          </table:table-cell>
          <table:table-cell table:style-name="LargeContent" table:formula="of:=[.T$3]+[.$A9]" office:value-type="float" office:value="23">
            <text:p>23</text:p>
          </table:table-cell>
          <table:table-cell table:style-name="LargeContent" table:formula="of:=[.U$3]+[.$A9]" office:value-type="float" office:value="24">
            <text:p>24</text:p>
          </table:table-cell>
          <table:table-cell table:style-name="LargeContent" table:formula="of:=[.V$3]+[.$A9]" office:value-type="float" office:value="25">
            <text:p>25</text:p>
          </table:table-cell>
          <table:table-cell table:style-name="LargeContent" table:formula="of:=[.W$3]+[.$A9]" office:value-type="float" office:value="26">
            <text:p>26</text:p>
          </table:table-cell>
          <table:table-cell table:style-name="LargeContent" table:formula="of:=[.X$3]+[.$A9]" office:value-type="float" office:value="27">
            <text:p>27</text:p>
          </table:table-cell>
          <table:table-cell table:style-name="LargeContent" table:formula="of:=[.Y$3]+[.$A9]" office:value-type="float" office:value="28">
            <text:p>28</text:p>
          </table:table-cell>
          <table:table-cell table:style-name="LargeContent" table:formula="of:=[.Z$3]+[.$A9]" office:value-type="float" office:value="29">
            <text:p>29</text:p>
          </table:table-cell>
          <table:table-cell table:style-name="LargeContent" table:formula="of:=[.AA$3]+[.$A9]" office:value-type="float" office:value="30">
            <text:p>30</text:p>
          </table:table-cell>
          <table:table-cell table:style-name="LargeContent" table:formula="of:=[.AB$3]+[.$A9]" office:value-type="float" office:value="31">
            <text:p>31</text:p>
          </table:table-cell>
          <table:table-cell table:style-name="LargeContent" table:formula="of:=[.AC$3]+[.$A9]" office:value-type="float" office:value="32">
            <text:p>32</text:p>
          </table:table-cell>
          <table:table-cell table:style-name="LargeContent" table:formula="of:=[.AD$3]+[.$A9]" office:value-type="float" office:value="33">
            <text:p>33</text:p>
          </table:table-cell>
          <table:table-cell table:style-name="LargeContent" table:formula="of:=[.AE$3]+[.$A9]" office:value-type="float" office:value="34">
            <text:p>34</text:p>
          </table:table-cell>
          <table:table-cell table:style-name="LargeContent" table:formula="of:=[.AF$3]+[.$A9]" office:value-type="float" office:value="35">
            <text:p>35</text:p>
          </table:table-cell>
          <table:table-cell table:style-name="LargeContent" table:formula="of:=[.AG$3]+[.$A9]" office:value-type="float" office:value="36">
            <text:p>36</text:p>
          </table:table-cell>
          <table:table-cell table:style-name="LargeContent" table:formula="of:=[.AH$3]+[.$A9]" office:value-type="float" office:value="37">
            <text:p>37</text:p>
          </table:table-cell>
          <table:table-cell table:style-name="LargeContent" table:formula="of:=[.AI$3]+[.$A9]" office:value-type="float" office:value="38">
            <text:p>38</text:p>
          </table:table-cell>
          <table:table-cell table:style-name="LargeContent" table:formula="of:=[.AJ$3]+[.$A9]" office:value-type="float" office:value="39">
            <text:p>39</text:p>
          </table:table-cell>
          <table:table-cell table:style-name="LargeContent" table:formula="of:=[.AK$3]+[.$A9]" office:value-type="float" office:value="40">
            <text:p>40</text:p>
          </table:table-cell>
          <table:table-cell table:style-name="LargeContent" table:formula="of:=[.AL$3]+[.$A9]" office:value-type="float" office:value="41">
            <text:p>41</text:p>
          </table:table-cell>
          <table:table-cell table:style-name="LargeContent" table:formula="of:=[.AM$3]+[.$A9]" office:value-type="float" office:value="42">
            <text:p>42</text:p>
          </table:table-cell>
          <table:table-cell table:style-name="LargeContent" table:formula="of:=[.AN$3]+[.$A9]" office:value-type="float" office:value="43">
            <text:p>43</text:p>
          </table:table-cell>
          <table:table-cell table:style-name="LargeContent" table:formula="of:=[.AO$3]+[.$A9]" office:value-type="float" office:value="44">
            <text:p>44</text:p>
          </table:table-cell>
          <table:table-cell table:style-name="LargeContent" table:formula="of:=[.AP$3]+[.$A9]" office:value-type="float" office:value="45">
            <text:p>45</text:p>
          </table:table-cell>
          <table:table-cell table:style-name="LargeContent" table:formula="of:=[.AQ$3]+[.$A9]" office:value-type="float" office:value="46">
            <text:p>46</text:p>
          </table:table-cell>
          <table:table-cell table:style-name="LargeContent" table:formula="of:=[.AR$3]+[.$A9]" office:value-type="float" office:value="47">
            <text:p>47</text:p>
          </table:table-cell>
          <table:table-cell table:style-name="LargeContent" table:formula="of:=[.AS$3]+[.$A9]" office:value-type="float" office:value="48">
            <text:p>48</text:p>
          </table:table-cell>
          <table:table-cell table:style-name="LargeContent" table:formula="of:=[.AT$3]+[.$A9]" office:value-type="float" office:value="49">
            <text:p>49</text:p>
          </table:table-cell>
          <table:table-cell table:style-name="LargeContent" table:formula="of:=[.AU$3]+[.$A9]" office:value-type="float" office:value="50">
            <text:p>50</text:p>
          </table:table-cell>
          <table:table-cell table:style-name="LargeContent" table:formula="of:=[.AV$3]+[.$A9]" office:value-type="float" office:value="51">
            <text:p>51</text:p>
          </table:table-cell>
          <table:table-cell table:style-name="LargeContent" table:formula="of:=[.AW$3]+[.$A9]" office:value-type="float" office:value="52">
            <text:p>52</text:p>
          </table:table-cell>
          <table:table-cell table:style-name="LargeContent" table:formula="of:=[.AX$3]+[.$A9]" office:value-type="float" office:value="53">
            <text:p>53</text:p>
          </table:table-cell>
          <table:table-cell table:style-name="LargeContent" table:formula="of:=[.AY$3]+[.$A9]" office:value-type="float" office:value="54">
            <text:p>54</text:p>
          </table:table-cell>
          <table:table-cell table:style-name="LargeContent" table:formula="of:=[.AZ$3]+[.$A9]" office:value-type="float" office:value="55">
            <text:p>55</text:p>
          </table:table-cell>
          <table:table-cell table:style-name="LargeContent" table:formula="of:=[.BA$3]+[.$A9]" office:value-type="float" office:value="56">
            <text:p>56</text:p>
          </table:table-cell>
          <table:table-cell table:style-name="LargeContent" table:formula="of:=[.BB$3]+[.$A9]" office:value-type="float" office:value="57">
            <text:p>57</text:p>
          </table:table-cell>
          <table:table-cell table:style-name="LargeContent" table:formula="of:=[.BC$3]+[.$A9]" office:value-type="float" office:value="58">
            <text:p>58</text:p>
          </table:table-cell>
          <table:table-cell table:style-name="LargeContent" table:formula="of:=[.BD$3]+[.$A9]" office:value-type="float" office:value="59">
            <text:p>59</text:p>
          </table:table-cell>
          <table:table-cell table:style-name="LargeContent" table:formula="of:=[.BE$3]+[.$A9]" office:value-type="float" office:value="60">
            <text:p>60</text:p>
          </table:table-cell>
          <table:table-cell table:style-name="LargeContent" table:formula="of:=[.BF$3]+[.$A9]" office:value-type="float" office:value="61">
            <text:p>61</text:p>
          </table:table-cell>
          <table:table-cell table:style-name="LargeContent" table:formula="of:=[.BG$3]+[.$A9]" office:value-type="float" office:value="62">
            <text:p>62</text:p>
          </table:table-cell>
          <table:table-cell table:style-name="LargeContent" table:formula="of:=[.BH$3]+[.$A9]" office:value-type="float" office:value="63">
            <text:p>63</text:p>
          </table:table-cell>
          <table:table-cell table:style-name="LargeContent" table:formula="of:=[.BI$3]+[.$A9]" office:value-type="float" office:value="64">
            <text:p>64</text:p>
          </table:table-cell>
          <table:table-cell table:style-name="LargeContent" table:formula="of:=[.BJ$3]+[.$A9]" office:value-type="float" office:value="65">
            <text:p>65</text:p>
          </table:table-cell>
          <table:table-cell table:style-name="ce5" table:formula="of:=[.BK$3]+[.$A9]" office:value-type="float" office:value="66">
            <text:p>66</text:p>
          </table:table-cell>
        </table:table-row>
        <table:table-row table:style-name="ro1">
          <table:table-cell table:style-name="HeadingCentered" office:value-type="float" office:value="6">
            <text:p>6</text:p>
          </table:table-cell>
          <table:table-cell table:style-name="LargeContent" table:formula="of:=[.B$3]+[.$A10]" office:value-type="float" office:value="6">
            <text:p>6</text:p>
          </table:table-cell>
          <table:table-cell table:style-name="LargeContent" table:formula="of:=[.C$3]+[.$A10]" office:value-type="float" office:value="7">
            <text:p>7</text:p>
          </table:table-cell>
          <table:table-cell table:style-name="LargeContent" table:formula="of:=[.D$3]+[.$A10]" office:value-type="float" office:value="8">
            <text:p>8</text:p>
          </table:table-cell>
          <table:table-cell table:style-name="LargeContent" table:formula="of:=[.E$3]+[.$A10]" office:value-type="float" office:value="9">
            <text:p>9</text:p>
          </table:table-cell>
          <table:table-cell table:style-name="LargeContent" table:formula="of:=[.F$3]+[.$A10]" office:value-type="float" office:value="10">
            <text:p>10</text:p>
          </table:table-cell>
          <table:table-cell table:style-name="LargeContent" table:formula="of:=[.G$3]+[.$A10]" office:value-type="float" office:value="11">
            <text:p>11</text:p>
          </table:table-cell>
          <table:table-cell table:style-name="LargeContent" table:formula="of:=[.H$3]+[.$A10]" office:value-type="float" office:value="12">
            <text:p>12</text:p>
          </table:table-cell>
          <table:table-cell table:style-name="LargeContent" table:formula="of:=[.I$3]+[.$A10]" office:value-type="float" office:value="13">
            <text:p>13</text:p>
          </table:table-cell>
          <table:table-cell table:style-name="LargeContent" table:formula="of:=[.J$3]+[.$A10]" office:value-type="float" office:value="14">
            <text:p>14</text:p>
          </table:table-cell>
          <table:table-cell table:style-name="LargeContent" table:formula="of:=[.K$3]+[.$A10]" office:value-type="float" office:value="15">
            <text:p>15</text:p>
          </table:table-cell>
          <table:table-cell table:style-name="LargeContent" table:formula="of:=[.L$3]+[.$A10]" office:value-type="float" office:value="16">
            <text:p>16</text:p>
          </table:table-cell>
          <table:table-cell table:style-name="LargeContent" table:formula="of:=[.M$3]+[.$A10]" office:value-type="float" office:value="17">
            <text:p>17</text:p>
          </table:table-cell>
          <table:table-cell table:style-name="LargeContent" table:formula="of:=[.N$3]+[.$A10]" office:value-type="float" office:value="18">
            <text:p>18</text:p>
          </table:table-cell>
          <table:table-cell table:style-name="LargeContent" table:formula="of:=[.O$3]+[.$A10]" office:value-type="float" office:value="19">
            <text:p>19</text:p>
          </table:table-cell>
          <table:table-cell table:style-name="LargeContent" table:formula="of:=[.P$3]+[.$A10]" office:value-type="float" office:value="20">
            <text:p>20</text:p>
          </table:table-cell>
          <table:table-cell table:style-name="LargeContent" table:formula="of:=[.Q$3]+[.$A10]" office:value-type="float" office:value="21">
            <text:p>21</text:p>
          </table:table-cell>
          <table:table-cell table:style-name="LargeContent" table:formula="of:=[.R$3]+[.$A10]" office:value-type="float" office:value="22">
            <text:p>22</text:p>
          </table:table-cell>
          <table:table-cell table:style-name="LargeContent" table:formula="of:=[.S$3]+[.$A10]" office:value-type="float" office:value="23">
            <text:p>23</text:p>
          </table:table-cell>
          <table:table-cell table:style-name="LargeContent" table:formula="of:=[.T$3]+[.$A10]" office:value-type="float" office:value="24">
            <text:p>24</text:p>
          </table:table-cell>
          <table:table-cell table:style-name="LargeContent" table:formula="of:=[.U$3]+[.$A10]" office:value-type="float" office:value="25">
            <text:p>25</text:p>
          </table:table-cell>
          <table:table-cell table:style-name="LargeContent" table:formula="of:=[.V$3]+[.$A10]" office:value-type="float" office:value="26">
            <text:p>26</text:p>
          </table:table-cell>
          <table:table-cell table:style-name="LargeContent" table:formula="of:=[.W$3]+[.$A10]" office:value-type="float" office:value="27">
            <text:p>27</text:p>
          </table:table-cell>
          <table:table-cell table:style-name="LargeContent" table:formula="of:=[.X$3]+[.$A10]" office:value-type="float" office:value="28">
            <text:p>28</text:p>
          </table:table-cell>
          <table:table-cell table:style-name="LargeContent" table:formula="of:=[.Y$3]+[.$A10]" office:value-type="float" office:value="29">
            <text:p>29</text:p>
          </table:table-cell>
          <table:table-cell table:style-name="LargeContent" table:formula="of:=[.Z$3]+[.$A10]" office:value-type="float" office:value="30">
            <text:p>30</text:p>
          </table:table-cell>
          <table:table-cell table:style-name="LargeContent" table:formula="of:=[.AA$3]+[.$A10]" office:value-type="float" office:value="31">
            <text:p>31</text:p>
          </table:table-cell>
          <table:table-cell table:style-name="LargeContent" table:formula="of:=[.AB$3]+[.$A10]" office:value-type="float" office:value="32">
            <text:p>32</text:p>
          </table:table-cell>
          <table:table-cell table:style-name="LargeContent" table:formula="of:=[.AC$3]+[.$A10]" office:value-type="float" office:value="33">
            <text:p>33</text:p>
          </table:table-cell>
          <table:table-cell table:style-name="LargeContent" table:formula="of:=[.AD$3]+[.$A10]" office:value-type="float" office:value="34">
            <text:p>34</text:p>
          </table:table-cell>
          <table:table-cell table:style-name="LargeContent" table:formula="of:=[.AE$3]+[.$A10]" office:value-type="float" office:value="35">
            <text:p>35</text:p>
          </table:table-cell>
          <table:table-cell table:style-name="LargeContent" table:formula="of:=[.AF$3]+[.$A10]" office:value-type="float" office:value="36">
            <text:p>36</text:p>
          </table:table-cell>
          <table:table-cell table:style-name="LargeContent" table:formula="of:=[.AG$3]+[.$A10]" office:value-type="float" office:value="37">
            <text:p>37</text:p>
          </table:table-cell>
          <table:table-cell table:style-name="LargeContent" table:formula="of:=[.AH$3]+[.$A10]" office:value-type="float" office:value="38">
            <text:p>38</text:p>
          </table:table-cell>
          <table:table-cell table:style-name="LargeContent" table:formula="of:=[.AI$3]+[.$A10]" office:value-type="float" office:value="39">
            <text:p>39</text:p>
          </table:table-cell>
          <table:table-cell table:style-name="LargeContent" table:formula="of:=[.AJ$3]+[.$A10]" office:value-type="float" office:value="40">
            <text:p>40</text:p>
          </table:table-cell>
          <table:table-cell table:style-name="LargeContent" table:formula="of:=[.AK$3]+[.$A10]" office:value-type="float" office:value="41">
            <text:p>41</text:p>
          </table:table-cell>
          <table:table-cell table:style-name="LargeContent" table:formula="of:=[.AL$3]+[.$A10]" office:value-type="float" office:value="42">
            <text:p>42</text:p>
          </table:table-cell>
          <table:table-cell table:style-name="LargeContent" table:formula="of:=[.AM$3]+[.$A10]" office:value-type="float" office:value="43">
            <text:p>43</text:p>
          </table:table-cell>
          <table:table-cell table:style-name="LargeContent" table:formula="of:=[.AN$3]+[.$A10]" office:value-type="float" office:value="44">
            <text:p>44</text:p>
          </table:table-cell>
          <table:table-cell table:style-name="LargeContent" table:formula="of:=[.AO$3]+[.$A10]" office:value-type="float" office:value="45">
            <text:p>45</text:p>
          </table:table-cell>
          <table:table-cell table:style-name="LargeContent" table:formula="of:=[.AP$3]+[.$A10]" office:value-type="float" office:value="46">
            <text:p>46</text:p>
          </table:table-cell>
          <table:table-cell table:style-name="LargeContent" table:formula="of:=[.AQ$3]+[.$A10]" office:value-type="float" office:value="47">
            <text:p>47</text:p>
          </table:table-cell>
          <table:table-cell table:style-name="LargeContent" table:formula="of:=[.AR$3]+[.$A10]" office:value-type="float" office:value="48">
            <text:p>48</text:p>
          </table:table-cell>
          <table:table-cell table:style-name="LargeContent" table:formula="of:=[.AS$3]+[.$A10]" office:value-type="float" office:value="49">
            <text:p>49</text:p>
          </table:table-cell>
          <table:table-cell table:style-name="LargeContent" table:formula="of:=[.AT$3]+[.$A10]" office:value-type="float" office:value="50">
            <text:p>50</text:p>
          </table:table-cell>
          <table:table-cell table:style-name="LargeContent" table:formula="of:=[.AU$3]+[.$A10]" office:value-type="float" office:value="51">
            <text:p>51</text:p>
          </table:table-cell>
          <table:table-cell table:style-name="LargeContent" table:formula="of:=[.AV$3]+[.$A10]" office:value-type="float" office:value="52">
            <text:p>52</text:p>
          </table:table-cell>
          <table:table-cell table:style-name="LargeContent" table:formula="of:=[.AW$3]+[.$A10]" office:value-type="float" office:value="53">
            <text:p>53</text:p>
          </table:table-cell>
          <table:table-cell table:style-name="LargeContent" table:formula="of:=[.AX$3]+[.$A10]" office:value-type="float" office:value="54">
            <text:p>54</text:p>
          </table:table-cell>
          <table:table-cell table:style-name="LargeContent" table:formula="of:=[.AY$3]+[.$A10]" office:value-type="float" office:value="55">
            <text:p>55</text:p>
          </table:table-cell>
          <table:table-cell table:style-name="LargeContent" table:formula="of:=[.AZ$3]+[.$A10]" office:value-type="float" office:value="56">
            <text:p>56</text:p>
          </table:table-cell>
          <table:table-cell table:style-name="LargeContent" table:formula="of:=[.BA$3]+[.$A10]" office:value-type="float" office:value="57">
            <text:p>57</text:p>
          </table:table-cell>
          <table:table-cell table:style-name="LargeContent" table:formula="of:=[.BB$3]+[.$A10]" office:value-type="float" office:value="58">
            <text:p>58</text:p>
          </table:table-cell>
          <table:table-cell table:style-name="LargeContent" table:formula="of:=[.BC$3]+[.$A10]" office:value-type="float" office:value="59">
            <text:p>59</text:p>
          </table:table-cell>
          <table:table-cell table:style-name="LargeContent" table:formula="of:=[.BD$3]+[.$A10]" office:value-type="float" office:value="60">
            <text:p>60</text:p>
          </table:table-cell>
          <table:table-cell table:style-name="LargeContent" table:formula="of:=[.BE$3]+[.$A10]" office:value-type="float" office:value="61">
            <text:p>61</text:p>
          </table:table-cell>
          <table:table-cell table:style-name="LargeContent" table:formula="of:=[.BF$3]+[.$A10]" office:value-type="float" office:value="62">
            <text:p>62</text:p>
          </table:table-cell>
          <table:table-cell table:style-name="LargeContent" table:formula="of:=[.BG$3]+[.$A10]" office:value-type="float" office:value="63">
            <text:p>63</text:p>
          </table:table-cell>
          <table:table-cell table:style-name="LargeContent" table:formula="of:=[.BH$3]+[.$A10]" office:value-type="float" office:value="64">
            <text:p>64</text:p>
          </table:table-cell>
          <table:table-cell table:style-name="LargeContent" table:formula="of:=[.BI$3]+[.$A10]" office:value-type="float" office:value="65">
            <text:p>65</text:p>
          </table:table-cell>
          <table:table-cell table:style-name="LargeContent" table:formula="of:=[.BJ$3]+[.$A10]" office:value-type="float" office:value="66">
            <text:p>66</text:p>
          </table:table-cell>
          <table:table-cell table:style-name="ce5" table:formula="of:=[.BK$3]+[.$A10]" office:value-type="float" office:value="67">
            <text:p>67</text:p>
          </table:table-cell>
        </table:table-row>
        <table:table-row table:style-name="ro1">
          <table:table-cell table:style-name="HeadingCentered" office:value-type="float" office:value="7">
            <text:p>7</text:p>
          </table:table-cell>
          <table:table-cell table:style-name="LargeContent" table:formula="of:=[.B$3]+[.$A11]" office:value-type="float" office:value="7">
            <text:p>7</text:p>
          </table:table-cell>
          <table:table-cell table:style-name="LargeContent" table:formula="of:=[.C$3]+[.$A11]" office:value-type="float" office:value="8">
            <text:p>8</text:p>
          </table:table-cell>
          <table:table-cell table:style-name="LargeContent" table:formula="of:=[.D$3]+[.$A11]" office:value-type="float" office:value="9">
            <text:p>9</text:p>
          </table:table-cell>
          <table:table-cell table:style-name="LargeContent" table:formula="of:=[.E$3]+[.$A11]" office:value-type="float" office:value="10">
            <text:p>10</text:p>
          </table:table-cell>
          <table:table-cell table:style-name="LargeContent" table:formula="of:=[.F$3]+[.$A11]" office:value-type="float" office:value="11">
            <text:p>11</text:p>
          </table:table-cell>
          <table:table-cell table:style-name="LargeContent" table:formula="of:=[.G$3]+[.$A11]" office:value-type="float" office:value="12">
            <text:p>12</text:p>
          </table:table-cell>
          <table:table-cell table:style-name="LargeContent" table:formula="of:=[.H$3]+[.$A11]" office:value-type="float" office:value="13">
            <text:p>13</text:p>
          </table:table-cell>
          <table:table-cell table:style-name="LargeContent" table:formula="of:=[.I$3]+[.$A11]" office:value-type="float" office:value="14">
            <text:p>14</text:p>
          </table:table-cell>
          <table:table-cell table:style-name="LargeContent" table:formula="of:=[.J$3]+[.$A11]" office:value-type="float" office:value="15">
            <text:p>15</text:p>
          </table:table-cell>
          <table:table-cell table:style-name="LargeContent" table:formula="of:=[.K$3]+[.$A11]" office:value-type="float" office:value="16">
            <text:p>16</text:p>
          </table:table-cell>
          <table:table-cell table:style-name="LargeContent" table:formula="of:=[.L$3]+[.$A11]" office:value-type="float" office:value="17">
            <text:p>17</text:p>
          </table:table-cell>
          <table:table-cell table:style-name="LargeContent" table:formula="of:=[.M$3]+[.$A11]" office:value-type="float" office:value="18">
            <text:p>18</text:p>
          </table:table-cell>
          <table:table-cell table:style-name="LargeContent" table:formula="of:=[.N$3]+[.$A11]" office:value-type="float" office:value="19">
            <text:p>19</text:p>
          </table:table-cell>
          <table:table-cell table:style-name="LargeContent" table:formula="of:=[.O$3]+[.$A11]" office:value-type="float" office:value="20">
            <text:p>20</text:p>
          </table:table-cell>
          <table:table-cell table:style-name="LargeContent" table:formula="of:=[.P$3]+[.$A11]" office:value-type="float" office:value="21">
            <text:p>21</text:p>
          </table:table-cell>
          <table:table-cell table:style-name="LargeContent" table:formula="of:=[.Q$3]+[.$A11]" office:value-type="float" office:value="22">
            <text:p>22</text:p>
          </table:table-cell>
          <table:table-cell table:style-name="LargeContent" table:formula="of:=[.R$3]+[.$A11]" office:value-type="float" office:value="23">
            <text:p>23</text:p>
          </table:table-cell>
          <table:table-cell table:style-name="LargeContent" table:formula="of:=[.S$3]+[.$A11]" office:value-type="float" office:value="24">
            <text:p>24</text:p>
          </table:table-cell>
          <table:table-cell table:style-name="LargeContent" table:formula="of:=[.T$3]+[.$A11]" office:value-type="float" office:value="25">
            <text:p>25</text:p>
          </table:table-cell>
          <table:table-cell table:style-name="LargeContent" table:formula="of:=[.U$3]+[.$A11]" office:value-type="float" office:value="26">
            <text:p>26</text:p>
          </table:table-cell>
          <table:table-cell table:style-name="LargeContent" table:formula="of:=[.V$3]+[.$A11]" office:value-type="float" office:value="27">
            <text:p>27</text:p>
          </table:table-cell>
          <table:table-cell table:style-name="LargeContent" table:formula="of:=[.W$3]+[.$A11]" office:value-type="float" office:value="28">
            <text:p>28</text:p>
          </table:table-cell>
          <table:table-cell table:style-name="LargeContent" table:formula="of:=[.X$3]+[.$A11]" office:value-type="float" office:value="29">
            <text:p>29</text:p>
          </table:table-cell>
          <table:table-cell table:style-name="LargeContent" table:formula="of:=[.Y$3]+[.$A11]" office:value-type="float" office:value="30">
            <text:p>30</text:p>
          </table:table-cell>
          <table:table-cell table:style-name="LargeContent" table:formula="of:=[.Z$3]+[.$A11]" office:value-type="float" office:value="31">
            <text:p>31</text:p>
          </table:table-cell>
          <table:table-cell table:style-name="LargeContent" table:formula="of:=[.AA$3]+[.$A11]" office:value-type="float" office:value="32">
            <text:p>32</text:p>
          </table:table-cell>
          <table:table-cell table:style-name="LargeContent" table:formula="of:=[.AB$3]+[.$A11]" office:value-type="float" office:value="33">
            <text:p>33</text:p>
          </table:table-cell>
          <table:table-cell table:style-name="LargeContent" table:formula="of:=[.AC$3]+[.$A11]" office:value-type="float" office:value="34">
            <text:p>34</text:p>
          </table:table-cell>
          <table:table-cell table:style-name="LargeContent" table:formula="of:=[.AD$3]+[.$A11]" office:value-type="float" office:value="35">
            <text:p>35</text:p>
          </table:table-cell>
          <table:table-cell table:style-name="LargeContent" table:formula="of:=[.AE$3]+[.$A11]" office:value-type="float" office:value="36">
            <text:p>36</text:p>
          </table:table-cell>
          <table:table-cell table:style-name="LargeContent" table:formula="of:=[.AF$3]+[.$A11]" office:value-type="float" office:value="37">
            <text:p>37</text:p>
          </table:table-cell>
          <table:table-cell table:style-name="LargeContent" table:formula="of:=[.AG$3]+[.$A11]" office:value-type="float" office:value="38">
            <text:p>38</text:p>
          </table:table-cell>
          <table:table-cell table:style-name="LargeContent" table:formula="of:=[.AH$3]+[.$A11]" office:value-type="float" office:value="39">
            <text:p>39</text:p>
          </table:table-cell>
          <table:table-cell table:style-name="LargeContent" table:formula="of:=[.AI$3]+[.$A11]" office:value-type="float" office:value="40">
            <text:p>40</text:p>
          </table:table-cell>
          <table:table-cell table:style-name="LargeContent" table:formula="of:=[.AJ$3]+[.$A11]" office:value-type="float" office:value="41">
            <text:p>41</text:p>
          </table:table-cell>
          <table:table-cell table:style-name="LargeContent" table:formula="of:=[.AK$3]+[.$A11]" office:value-type="float" office:value="42">
            <text:p>42</text:p>
          </table:table-cell>
          <table:table-cell table:style-name="LargeContent" table:formula="of:=[.AL$3]+[.$A11]" office:value-type="float" office:value="43">
            <text:p>43</text:p>
          </table:table-cell>
          <table:table-cell table:style-name="LargeContent" table:formula="of:=[.AM$3]+[.$A11]" office:value-type="float" office:value="44">
            <text:p>44</text:p>
          </table:table-cell>
          <table:table-cell table:style-name="LargeContent" table:formula="of:=[.AN$3]+[.$A11]" office:value-type="float" office:value="45">
            <text:p>45</text:p>
          </table:table-cell>
          <table:table-cell table:style-name="LargeContent" table:formula="of:=[.AO$3]+[.$A11]" office:value-type="float" office:value="46">
            <text:p>46</text:p>
          </table:table-cell>
          <table:table-cell table:style-name="LargeContent" table:formula="of:=[.AP$3]+[.$A11]" office:value-type="float" office:value="47">
            <text:p>47</text:p>
          </table:table-cell>
          <table:table-cell table:style-name="LargeContent" table:formula="of:=[.AQ$3]+[.$A11]" office:value-type="float" office:value="48">
            <text:p>48</text:p>
          </table:table-cell>
          <table:table-cell table:style-name="LargeContent" table:formula="of:=[.AR$3]+[.$A11]" office:value-type="float" office:value="49">
            <text:p>49</text:p>
          </table:table-cell>
          <table:table-cell table:style-name="LargeContent" table:formula="of:=[.AS$3]+[.$A11]" office:value-type="float" office:value="50">
            <text:p>50</text:p>
          </table:table-cell>
          <table:table-cell table:style-name="LargeContent" table:formula="of:=[.AT$3]+[.$A11]" office:value-type="float" office:value="51">
            <text:p>51</text:p>
          </table:table-cell>
          <table:table-cell table:style-name="LargeContent" table:formula="of:=[.AU$3]+[.$A11]" office:value-type="float" office:value="52">
            <text:p>52</text:p>
          </table:table-cell>
          <table:table-cell table:style-name="LargeContent" table:formula="of:=[.AV$3]+[.$A11]" office:value-type="float" office:value="53">
            <text:p>53</text:p>
          </table:table-cell>
          <table:table-cell table:style-name="LargeContent" table:formula="of:=[.AW$3]+[.$A11]" office:value-type="float" office:value="54">
            <text:p>54</text:p>
          </table:table-cell>
          <table:table-cell table:style-name="LargeContent" table:formula="of:=[.AX$3]+[.$A11]" office:value-type="float" office:value="55">
            <text:p>55</text:p>
          </table:table-cell>
          <table:table-cell table:style-name="LargeContent" table:formula="of:=[.AY$3]+[.$A11]" office:value-type="float" office:value="56">
            <text:p>56</text:p>
          </table:table-cell>
          <table:table-cell table:style-name="LargeContent" table:formula="of:=[.AZ$3]+[.$A11]" office:value-type="float" office:value="57">
            <text:p>57</text:p>
          </table:table-cell>
          <table:table-cell table:style-name="LargeContent" table:formula="of:=[.BA$3]+[.$A11]" office:value-type="float" office:value="58">
            <text:p>58</text:p>
          </table:table-cell>
          <table:table-cell table:style-name="LargeContent" table:formula="of:=[.BB$3]+[.$A11]" office:value-type="float" office:value="59">
            <text:p>59</text:p>
          </table:table-cell>
          <table:table-cell table:style-name="LargeContent" table:formula="of:=[.BC$3]+[.$A11]" office:value-type="float" office:value="60">
            <text:p>60</text:p>
          </table:table-cell>
          <table:table-cell table:style-name="LargeContent" table:formula="of:=[.BD$3]+[.$A11]" office:value-type="float" office:value="61">
            <text:p>61</text:p>
          </table:table-cell>
          <table:table-cell table:style-name="LargeContent" table:formula="of:=[.BE$3]+[.$A11]" office:value-type="float" office:value="62">
            <text:p>62</text:p>
          </table:table-cell>
          <table:table-cell table:style-name="LargeContent" table:formula="of:=[.BF$3]+[.$A11]" office:value-type="float" office:value="63">
            <text:p>63</text:p>
          </table:table-cell>
          <table:table-cell table:style-name="LargeContent" table:formula="of:=[.BG$3]+[.$A11]" office:value-type="float" office:value="64">
            <text:p>64</text:p>
          </table:table-cell>
          <table:table-cell table:style-name="LargeContent" table:formula="of:=[.BH$3]+[.$A11]" office:value-type="float" office:value="65">
            <text:p>65</text:p>
          </table:table-cell>
          <table:table-cell table:style-name="LargeContent" table:formula="of:=[.BI$3]+[.$A11]" office:value-type="float" office:value="66">
            <text:p>66</text:p>
          </table:table-cell>
          <table:table-cell table:style-name="LargeContent" table:formula="of:=[.BJ$3]+[.$A11]" office:value-type="float" office:value="67">
            <text:p>67</text:p>
          </table:table-cell>
          <table:table-cell table:style-name="ce5" table:formula="of:=[.BK$3]+[.$A11]" office:value-type="float" office:value="68">
            <text:p>68</text:p>
          </table:table-cell>
        </table:table-row>
        <table:table-row table:style-name="ro1">
          <table:table-cell table:style-name="HeadingCentered" office:value-type="float" office:value="8">
            <text:p>8</text:p>
          </table:table-cell>
          <table:table-cell table:style-name="LargeContent" table:formula="of:=[.B$3]+[.$A12]" office:value-type="float" office:value="8">
            <text:p>8</text:p>
          </table:table-cell>
          <table:table-cell table:style-name="LargeContent" table:formula="of:=[.C$3]+[.$A12]" office:value-type="float" office:value="9">
            <text:p>9</text:p>
          </table:table-cell>
          <table:table-cell table:style-name="LargeContent" table:formula="of:=[.D$3]+[.$A12]" office:value-type="float" office:value="10">
            <text:p>10</text:p>
          </table:table-cell>
          <table:table-cell table:style-name="LargeContent" table:formula="of:=[.E$3]+[.$A12]" office:value-type="float" office:value="11">
            <text:p>11</text:p>
          </table:table-cell>
          <table:table-cell table:style-name="LargeContent" table:formula="of:=[.F$3]+[.$A12]" office:value-type="float" office:value="12">
            <text:p>12</text:p>
          </table:table-cell>
          <table:table-cell table:style-name="LargeContent" table:formula="of:=[.G$3]+[.$A12]" office:value-type="float" office:value="13">
            <text:p>13</text:p>
          </table:table-cell>
          <table:table-cell table:style-name="LargeContent" table:formula="of:=[.H$3]+[.$A12]" office:value-type="float" office:value="14">
            <text:p>14</text:p>
          </table:table-cell>
          <table:table-cell table:style-name="LargeContent" table:formula="of:=[.I$3]+[.$A12]" office:value-type="float" office:value="15">
            <text:p>15</text:p>
          </table:table-cell>
          <table:table-cell table:style-name="LargeContent" table:formula="of:=[.J$3]+[.$A12]" office:value-type="float" office:value="16">
            <text:p>16</text:p>
          </table:table-cell>
          <table:table-cell table:style-name="LargeContent" table:formula="of:=[.K$3]+[.$A12]" office:value-type="float" office:value="17">
            <text:p>17</text:p>
          </table:table-cell>
          <table:table-cell table:style-name="LargeContent" table:formula="of:=[.L$3]+[.$A12]" office:value-type="float" office:value="18">
            <text:p>18</text:p>
          </table:table-cell>
          <table:table-cell table:style-name="LargeContent" table:formula="of:=[.M$3]+[.$A12]" office:value-type="float" office:value="19">
            <text:p>19</text:p>
          </table:table-cell>
          <table:table-cell table:style-name="LargeContent" table:formula="of:=[.N$3]+[.$A12]" office:value-type="float" office:value="20">
            <text:p>20</text:p>
          </table:table-cell>
          <table:table-cell table:style-name="LargeContent" table:formula="of:=[.O$3]+[.$A12]" office:value-type="float" office:value="21">
            <text:p>21</text:p>
          </table:table-cell>
          <table:table-cell table:style-name="LargeContent" table:formula="of:=[.P$3]+[.$A12]" office:value-type="float" office:value="22">
            <text:p>22</text:p>
          </table:table-cell>
          <table:table-cell table:style-name="LargeContent" table:formula="of:=[.Q$3]+[.$A12]" office:value-type="float" office:value="23">
            <text:p>23</text:p>
          </table:table-cell>
          <table:table-cell table:style-name="LargeContent" table:formula="of:=[.R$3]+[.$A12]" office:value-type="float" office:value="24">
            <text:p>24</text:p>
          </table:table-cell>
          <table:table-cell table:style-name="LargeContent" table:formula="of:=[.S$3]+[.$A12]" office:value-type="float" office:value="25">
            <text:p>25</text:p>
          </table:table-cell>
          <table:table-cell table:style-name="LargeContent" table:formula="of:=[.T$3]+[.$A12]" office:value-type="float" office:value="26">
            <text:p>26</text:p>
          </table:table-cell>
          <table:table-cell table:style-name="LargeContent" table:formula="of:=[.U$3]+[.$A12]" office:value-type="float" office:value="27">
            <text:p>27</text:p>
          </table:table-cell>
          <table:table-cell table:style-name="LargeContent" table:formula="of:=[.V$3]+[.$A12]" office:value-type="float" office:value="28">
            <text:p>28</text:p>
          </table:table-cell>
          <table:table-cell table:style-name="LargeContent" table:formula="of:=[.W$3]+[.$A12]" office:value-type="float" office:value="29">
            <text:p>29</text:p>
          </table:table-cell>
          <table:table-cell table:style-name="LargeContent" table:formula="of:=[.X$3]+[.$A12]" office:value-type="float" office:value="30">
            <text:p>30</text:p>
          </table:table-cell>
          <table:table-cell table:style-name="LargeContent" table:formula="of:=[.Y$3]+[.$A12]" office:value-type="float" office:value="31">
            <text:p>31</text:p>
          </table:table-cell>
          <table:table-cell table:style-name="LargeContent" table:formula="of:=[.Z$3]+[.$A12]" office:value-type="float" office:value="32">
            <text:p>32</text:p>
          </table:table-cell>
          <table:table-cell table:style-name="LargeContent" table:formula="of:=[.AA$3]+[.$A12]" office:value-type="float" office:value="33">
            <text:p>33</text:p>
          </table:table-cell>
          <table:table-cell table:style-name="LargeContent" table:formula="of:=[.AB$3]+[.$A12]" office:value-type="float" office:value="34">
            <text:p>34</text:p>
          </table:table-cell>
          <table:table-cell table:style-name="LargeContent" table:formula="of:=[.AC$3]+[.$A12]" office:value-type="float" office:value="35">
            <text:p>35</text:p>
          </table:table-cell>
          <table:table-cell table:style-name="LargeContent" table:formula="of:=[.AD$3]+[.$A12]" office:value-type="float" office:value="36">
            <text:p>36</text:p>
          </table:table-cell>
          <table:table-cell table:style-name="LargeContent" table:formula="of:=[.AE$3]+[.$A12]" office:value-type="float" office:value="37">
            <text:p>37</text:p>
          </table:table-cell>
          <table:table-cell table:style-name="LargeContent" table:formula="of:=[.AF$3]+[.$A12]" office:value-type="float" office:value="38">
            <text:p>38</text:p>
          </table:table-cell>
          <table:table-cell table:style-name="LargeContent" table:formula="of:=[.AG$3]+[.$A12]" office:value-type="float" office:value="39">
            <text:p>39</text:p>
          </table:table-cell>
          <table:table-cell table:style-name="LargeContent" table:formula="of:=[.AH$3]+[.$A12]" office:value-type="float" office:value="40">
            <text:p>40</text:p>
          </table:table-cell>
          <table:table-cell table:style-name="LargeContent" table:formula="of:=[.AI$3]+[.$A12]" office:value-type="float" office:value="41">
            <text:p>41</text:p>
          </table:table-cell>
          <table:table-cell table:style-name="LargeContent" table:formula="of:=[.AJ$3]+[.$A12]" office:value-type="float" office:value="42">
            <text:p>42</text:p>
          </table:table-cell>
          <table:table-cell table:style-name="LargeContent" table:formula="of:=[.AK$3]+[.$A12]" office:value-type="float" office:value="43">
            <text:p>43</text:p>
          </table:table-cell>
          <table:table-cell table:style-name="LargeContent" table:formula="of:=[.AL$3]+[.$A12]" office:value-type="float" office:value="44">
            <text:p>44</text:p>
          </table:table-cell>
          <table:table-cell table:style-name="LargeContent" table:formula="of:=[.AM$3]+[.$A12]" office:value-type="float" office:value="45">
            <text:p>45</text:p>
          </table:table-cell>
          <table:table-cell table:style-name="LargeContent" table:formula="of:=[.AN$3]+[.$A12]" office:value-type="float" office:value="46">
            <text:p>46</text:p>
          </table:table-cell>
          <table:table-cell table:style-name="LargeContent" table:formula="of:=[.AO$3]+[.$A12]" office:value-type="float" office:value="47">
            <text:p>47</text:p>
          </table:table-cell>
          <table:table-cell table:style-name="LargeContent" table:formula="of:=[.AP$3]+[.$A12]" office:value-type="float" office:value="48">
            <text:p>48</text:p>
          </table:table-cell>
          <table:table-cell table:style-name="LargeContent" table:formula="of:=[.AQ$3]+[.$A12]" office:value-type="float" office:value="49">
            <text:p>49</text:p>
          </table:table-cell>
          <table:table-cell table:style-name="LargeContent" table:formula="of:=[.AR$3]+[.$A12]" office:value-type="float" office:value="50">
            <text:p>50</text:p>
          </table:table-cell>
          <table:table-cell table:style-name="LargeContent" table:formula="of:=[.AS$3]+[.$A12]" office:value-type="float" office:value="51">
            <text:p>51</text:p>
          </table:table-cell>
          <table:table-cell table:style-name="LargeContent" table:formula="of:=[.AT$3]+[.$A12]" office:value-type="float" office:value="52">
            <text:p>52</text:p>
          </table:table-cell>
          <table:table-cell table:style-name="LargeContent" table:formula="of:=[.AU$3]+[.$A12]" office:value-type="float" office:value="53">
            <text:p>53</text:p>
          </table:table-cell>
          <table:table-cell table:style-name="LargeContent" table:formula="of:=[.AV$3]+[.$A12]" office:value-type="float" office:value="54">
            <text:p>54</text:p>
          </table:table-cell>
          <table:table-cell table:style-name="LargeContent" table:formula="of:=[.AW$3]+[.$A12]" office:value-type="float" office:value="55">
            <text:p>55</text:p>
          </table:table-cell>
          <table:table-cell table:style-name="LargeContent" table:formula="of:=[.AX$3]+[.$A12]" office:value-type="float" office:value="56">
            <text:p>56</text:p>
          </table:table-cell>
          <table:table-cell table:style-name="LargeContent" table:formula="of:=[.AY$3]+[.$A12]" office:value-type="float" office:value="57">
            <text:p>57</text:p>
          </table:table-cell>
          <table:table-cell table:style-name="LargeContent" table:formula="of:=[.AZ$3]+[.$A12]" office:value-type="float" office:value="58">
            <text:p>58</text:p>
          </table:table-cell>
          <table:table-cell table:style-name="LargeContent" table:formula="of:=[.BA$3]+[.$A12]" office:value-type="float" office:value="59">
            <text:p>59</text:p>
          </table:table-cell>
          <table:table-cell table:style-name="LargeContent" table:formula="of:=[.BB$3]+[.$A12]" office:value-type="float" office:value="60">
            <text:p>60</text:p>
          </table:table-cell>
          <table:table-cell table:style-name="LargeContent" table:formula="of:=[.BC$3]+[.$A12]" office:value-type="float" office:value="61">
            <text:p>61</text:p>
          </table:table-cell>
          <table:table-cell table:style-name="LargeContent" table:formula="of:=[.BD$3]+[.$A12]" office:value-type="float" office:value="62">
            <text:p>62</text:p>
          </table:table-cell>
          <table:table-cell table:style-name="LargeContent" table:formula="of:=[.BE$3]+[.$A12]" office:value-type="float" office:value="63">
            <text:p>63</text:p>
          </table:table-cell>
          <table:table-cell table:style-name="LargeContent" table:formula="of:=[.BF$3]+[.$A12]" office:value-type="float" office:value="64">
            <text:p>64</text:p>
          </table:table-cell>
          <table:table-cell table:style-name="LargeContent" table:formula="of:=[.BG$3]+[.$A12]" office:value-type="float" office:value="65">
            <text:p>65</text:p>
          </table:table-cell>
          <table:table-cell table:style-name="LargeContent" table:formula="of:=[.BH$3]+[.$A12]" office:value-type="float" office:value="66">
            <text:p>66</text:p>
          </table:table-cell>
          <table:table-cell table:style-name="LargeContent" table:formula="of:=[.BI$3]+[.$A12]" office:value-type="float" office:value="67">
            <text:p>67</text:p>
          </table:table-cell>
          <table:table-cell table:style-name="LargeContent" table:formula="of:=[.BJ$3]+[.$A12]" office:value-type="float" office:value="68">
            <text:p>68</text:p>
          </table:table-cell>
          <table:table-cell table:style-name="ce5" table:formula="of:=[.BK$3]+[.$A12]" office:value-type="float" office:value="69">
            <text:p>69</text:p>
          </table:table-cell>
        </table:table-row>
        <table:table-row table:style-name="ro1">
          <table:table-cell table:style-name="HeadingCentered" office:value-type="float" office:value="9">
            <text:p>9</text:p>
          </table:table-cell>
          <table:table-cell table:style-name="LargeContent" table:formula="of:=[.B$3]+[.$A13]" office:value-type="float" office:value="9">
            <text:p>9</text:p>
          </table:table-cell>
          <table:table-cell table:style-name="LargeContent" table:formula="of:=[.C$3]+[.$A13]" office:value-type="float" office:value="10">
            <text:p>10</text:p>
          </table:table-cell>
          <table:table-cell table:style-name="LargeContent" table:formula="of:=[.D$3]+[.$A13]" office:value-type="float" office:value="11">
            <text:p>11</text:p>
          </table:table-cell>
          <table:table-cell table:style-name="LargeContent" table:formula="of:=[.E$3]+[.$A13]" office:value-type="float" office:value="12">
            <text:p>12</text:p>
          </table:table-cell>
          <table:table-cell table:style-name="LargeContent" table:formula="of:=[.F$3]+[.$A13]" office:value-type="float" office:value="13">
            <text:p>13</text:p>
          </table:table-cell>
          <table:table-cell table:style-name="LargeContent" table:formula="of:=[.G$3]+[.$A13]" office:value-type="float" office:value="14">
            <text:p>14</text:p>
          </table:table-cell>
          <table:table-cell table:style-name="LargeContent" table:formula="of:=[.H$3]+[.$A13]" office:value-type="float" office:value="15">
            <text:p>15</text:p>
          </table:table-cell>
          <table:table-cell table:style-name="LargeContent" table:formula="of:=[.I$3]+[.$A13]" office:value-type="float" office:value="16">
            <text:p>16</text:p>
          </table:table-cell>
          <table:table-cell table:style-name="LargeContent" table:formula="of:=[.J$3]+[.$A13]" office:value-type="float" office:value="17">
            <text:p>17</text:p>
          </table:table-cell>
          <table:table-cell table:style-name="LargeContent" table:formula="of:=[.K$3]+[.$A13]" office:value-type="float" office:value="18">
            <text:p>18</text:p>
          </table:table-cell>
          <table:table-cell table:style-name="LargeContent" table:formula="of:=[.L$3]+[.$A13]" office:value-type="float" office:value="19">
            <text:p>19</text:p>
          </table:table-cell>
          <table:table-cell table:style-name="LargeContent" table:formula="of:=[.M$3]+[.$A13]" office:value-type="float" office:value="20">
            <text:p>20</text:p>
          </table:table-cell>
          <table:table-cell table:style-name="LargeContent" table:formula="of:=[.N$3]+[.$A13]" office:value-type="float" office:value="21">
            <text:p>21</text:p>
          </table:table-cell>
          <table:table-cell table:style-name="LargeContent" table:formula="of:=[.O$3]+[.$A13]" office:value-type="float" office:value="22">
            <text:p>22</text:p>
          </table:table-cell>
          <table:table-cell table:style-name="LargeContent" table:formula="of:=[.P$3]+[.$A13]" office:value-type="float" office:value="23">
            <text:p>23</text:p>
          </table:table-cell>
          <table:table-cell table:style-name="LargeContent" table:formula="of:=[.Q$3]+[.$A13]" office:value-type="float" office:value="24">
            <text:p>24</text:p>
          </table:table-cell>
          <table:table-cell table:style-name="LargeContent" table:formula="of:=[.R$3]+[.$A13]" office:value-type="float" office:value="25">
            <text:p>25</text:p>
          </table:table-cell>
          <table:table-cell table:style-name="LargeContent" table:formula="of:=[.S$3]+[.$A13]" office:value-type="float" office:value="26">
            <text:p>26</text:p>
          </table:table-cell>
          <table:table-cell table:style-name="LargeContent" table:formula="of:=[.T$3]+[.$A13]" office:value-type="float" office:value="27">
            <text:p>27</text:p>
          </table:table-cell>
          <table:table-cell table:style-name="LargeContent" table:formula="of:=[.U$3]+[.$A13]" office:value-type="float" office:value="28">
            <text:p>28</text:p>
          </table:table-cell>
          <table:table-cell table:style-name="LargeContent" table:formula="of:=[.V$3]+[.$A13]" office:value-type="float" office:value="29">
            <text:p>29</text:p>
          </table:table-cell>
          <table:table-cell table:style-name="LargeContent" table:formula="of:=[.W$3]+[.$A13]" office:value-type="float" office:value="30">
            <text:p>30</text:p>
          </table:table-cell>
          <table:table-cell table:style-name="LargeContent" table:formula="of:=[.X$3]+[.$A13]" office:value-type="float" office:value="31">
            <text:p>31</text:p>
          </table:table-cell>
          <table:table-cell table:style-name="LargeContent" table:formula="of:=[.Y$3]+[.$A13]" office:value-type="float" office:value="32">
            <text:p>32</text:p>
          </table:table-cell>
          <table:table-cell table:style-name="LargeContent" table:formula="of:=[.Z$3]+[.$A13]" office:value-type="float" office:value="33">
            <text:p>33</text:p>
          </table:table-cell>
          <table:table-cell table:style-name="LargeContent" table:formula="of:=[.AA$3]+[.$A13]" office:value-type="float" office:value="34">
            <text:p>34</text:p>
          </table:table-cell>
          <table:table-cell table:style-name="LargeContent" table:formula="of:=[.AB$3]+[.$A13]" office:value-type="float" office:value="35">
            <text:p>35</text:p>
          </table:table-cell>
          <table:table-cell table:style-name="LargeContent" table:formula="of:=[.AC$3]+[.$A13]" office:value-type="float" office:value="36">
            <text:p>36</text:p>
          </table:table-cell>
          <table:table-cell table:style-name="LargeContent" table:formula="of:=[.AD$3]+[.$A13]" office:value-type="float" office:value="37">
            <text:p>37</text:p>
          </table:table-cell>
          <table:table-cell table:style-name="LargeContent" table:formula="of:=[.AE$3]+[.$A13]" office:value-type="float" office:value="38">
            <text:p>38</text:p>
          </table:table-cell>
          <table:table-cell table:style-name="LargeContent" table:formula="of:=[.AF$3]+[.$A13]" office:value-type="float" office:value="39">
            <text:p>39</text:p>
          </table:table-cell>
          <table:table-cell table:style-name="LargeContent" table:formula="of:=[.AG$3]+[.$A13]" office:value-type="float" office:value="40">
            <text:p>40</text:p>
          </table:table-cell>
          <table:table-cell table:style-name="LargeContent" table:formula="of:=[.AH$3]+[.$A13]" office:value-type="float" office:value="41">
            <text:p>41</text:p>
          </table:table-cell>
          <table:table-cell table:style-name="LargeContent" table:formula="of:=[.AI$3]+[.$A13]" office:value-type="float" office:value="42">
            <text:p>42</text:p>
          </table:table-cell>
          <table:table-cell table:style-name="LargeContent" table:formula="of:=[.AJ$3]+[.$A13]" office:value-type="float" office:value="43">
            <text:p>43</text:p>
          </table:table-cell>
          <table:table-cell table:style-name="LargeContent" table:formula="of:=[.AK$3]+[.$A13]" office:value-type="float" office:value="44">
            <text:p>44</text:p>
          </table:table-cell>
          <table:table-cell table:style-name="LargeContent" table:formula="of:=[.AL$3]+[.$A13]" office:value-type="float" office:value="45">
            <text:p>45</text:p>
          </table:table-cell>
          <table:table-cell table:style-name="LargeContent" table:formula="of:=[.AM$3]+[.$A13]" office:value-type="float" office:value="46">
            <text:p>46</text:p>
          </table:table-cell>
          <table:table-cell table:style-name="LargeContent" table:formula="of:=[.AN$3]+[.$A13]" office:value-type="float" office:value="47">
            <text:p>47</text:p>
          </table:table-cell>
          <table:table-cell table:style-name="LargeContent" table:formula="of:=[.AO$3]+[.$A13]" office:value-type="float" office:value="48">
            <text:p>48</text:p>
          </table:table-cell>
          <table:table-cell table:style-name="LargeContent" table:formula="of:=[.AP$3]+[.$A13]" office:value-type="float" office:value="49">
            <text:p>49</text:p>
          </table:table-cell>
          <table:table-cell table:style-name="LargeContent" table:formula="of:=[.AQ$3]+[.$A13]" office:value-type="float" office:value="50">
            <text:p>50</text:p>
          </table:table-cell>
          <table:table-cell table:style-name="LargeContent" table:formula="of:=[.AR$3]+[.$A13]" office:value-type="float" office:value="51">
            <text:p>51</text:p>
          </table:table-cell>
          <table:table-cell table:style-name="LargeContent" table:formula="of:=[.AS$3]+[.$A13]" office:value-type="float" office:value="52">
            <text:p>52</text:p>
          </table:table-cell>
          <table:table-cell table:style-name="LargeContent" table:formula="of:=[.AT$3]+[.$A13]" office:value-type="float" office:value="53">
            <text:p>53</text:p>
          </table:table-cell>
          <table:table-cell table:style-name="LargeContent" table:formula="of:=[.AU$3]+[.$A13]" office:value-type="float" office:value="54">
            <text:p>54</text:p>
          </table:table-cell>
          <table:table-cell table:style-name="LargeContent" table:formula="of:=[.AV$3]+[.$A13]" office:value-type="float" office:value="55">
            <text:p>55</text:p>
          </table:table-cell>
          <table:table-cell table:style-name="LargeContent" table:formula="of:=[.AW$3]+[.$A13]" office:value-type="float" office:value="56">
            <text:p>56</text:p>
          </table:table-cell>
          <table:table-cell table:style-name="LargeContent" table:formula="of:=[.AX$3]+[.$A13]" office:value-type="float" office:value="57">
            <text:p>57</text:p>
          </table:table-cell>
          <table:table-cell table:style-name="LargeContent" table:formula="of:=[.AY$3]+[.$A13]" office:value-type="float" office:value="58">
            <text:p>58</text:p>
          </table:table-cell>
          <table:table-cell table:style-name="LargeContent" table:formula="of:=[.AZ$3]+[.$A13]" office:value-type="float" office:value="59">
            <text:p>59</text:p>
          </table:table-cell>
          <table:table-cell table:style-name="LargeContent" table:formula="of:=[.BA$3]+[.$A13]" office:value-type="float" office:value="60">
            <text:p>60</text:p>
          </table:table-cell>
          <table:table-cell table:style-name="LargeContent" table:formula="of:=[.BB$3]+[.$A13]" office:value-type="float" office:value="61">
            <text:p>61</text:p>
          </table:table-cell>
          <table:table-cell table:style-name="LargeContent" table:formula="of:=[.BC$3]+[.$A13]" office:value-type="float" office:value="62">
            <text:p>62</text:p>
          </table:table-cell>
          <table:table-cell table:style-name="LargeContent" table:formula="of:=[.BD$3]+[.$A13]" office:value-type="float" office:value="63">
            <text:p>63</text:p>
          </table:table-cell>
          <table:table-cell table:style-name="LargeContent" table:formula="of:=[.BE$3]+[.$A13]" office:value-type="float" office:value="64">
            <text:p>64</text:p>
          </table:table-cell>
          <table:table-cell table:style-name="LargeContent" table:formula="of:=[.BF$3]+[.$A13]" office:value-type="float" office:value="65">
            <text:p>65</text:p>
          </table:table-cell>
          <table:table-cell table:style-name="LargeContent" table:formula="of:=[.BG$3]+[.$A13]" office:value-type="float" office:value="66">
            <text:p>66</text:p>
          </table:table-cell>
          <table:table-cell table:style-name="LargeContent" table:formula="of:=[.BH$3]+[.$A13]" office:value-type="float" office:value="67">
            <text:p>67</text:p>
          </table:table-cell>
          <table:table-cell table:style-name="LargeContent" table:formula="of:=[.BI$3]+[.$A13]" office:value-type="float" office:value="68">
            <text:p>68</text:p>
          </table:table-cell>
          <table:table-cell table:style-name="LargeContent" table:formula="of:=[.BJ$3]+[.$A13]" office:value-type="float" office:value="69">
            <text:p>69</text:p>
          </table:table-cell>
          <table:table-cell table:style-name="ce5" table:formula="of:=[.BK$3]+[.$A13]" office:value-type="float" office:value="70">
            <text:p>70</text:p>
          </table:table-cell>
        </table:table-row>
        <table:table-row table:style-name="ro1">
          <table:table-cell table:style-name="HeadingCentered" office:value-type="float" office:value="10">
            <text:p>10</text:p>
          </table:table-cell>
          <table:table-cell table:style-name="LargeContent" table:formula="of:=[.B$3]+[.$A14]" office:value-type="float" office:value="10">
            <text:p>10</text:p>
          </table:table-cell>
          <table:table-cell table:style-name="LargeContent" table:formula="of:=[.C$3]+[.$A14]" office:value-type="float" office:value="11">
            <text:p>11</text:p>
          </table:table-cell>
          <table:table-cell table:style-name="LargeContent" table:formula="of:=[.D$3]+[.$A14]" office:value-type="float" office:value="12">
            <text:p>12</text:p>
          </table:table-cell>
          <table:table-cell table:style-name="LargeContent" table:formula="of:=[.E$3]+[.$A14]" office:value-type="float" office:value="13">
            <text:p>13</text:p>
          </table:table-cell>
          <table:table-cell table:style-name="LargeContent" table:formula="of:=[.F$3]+[.$A14]" office:value-type="float" office:value="14">
            <text:p>14</text:p>
          </table:table-cell>
          <table:table-cell table:style-name="LargeContent" table:formula="of:=[.G$3]+[.$A14]" office:value-type="float" office:value="15">
            <text:p>15</text:p>
          </table:table-cell>
          <table:table-cell table:style-name="LargeContent" table:formula="of:=[.H$3]+[.$A14]" office:value-type="float" office:value="16">
            <text:p>16</text:p>
          </table:table-cell>
          <table:table-cell table:style-name="LargeContent" table:formula="of:=[.I$3]+[.$A14]" office:value-type="float" office:value="17">
            <text:p>17</text:p>
          </table:table-cell>
          <table:table-cell table:style-name="LargeContent" table:formula="of:=[.J$3]+[.$A14]" office:value-type="float" office:value="18">
            <text:p>18</text:p>
          </table:table-cell>
          <table:table-cell table:style-name="LargeContent" table:formula="of:=[.K$3]+[.$A14]" office:value-type="float" office:value="19">
            <text:p>19</text:p>
          </table:table-cell>
          <table:table-cell table:style-name="LargeContent" table:formula="of:=[.L$3]+[.$A14]" office:value-type="float" office:value="20">
            <text:p>20</text:p>
          </table:table-cell>
          <table:table-cell table:style-name="LargeContent" table:formula="of:=[.M$3]+[.$A14]" office:value-type="float" office:value="21">
            <text:p>21</text:p>
          </table:table-cell>
          <table:table-cell table:style-name="LargeContent" table:formula="of:=[.N$3]+[.$A14]" office:value-type="float" office:value="22">
            <text:p>22</text:p>
          </table:table-cell>
          <table:table-cell table:style-name="LargeContent" table:formula="of:=[.O$3]+[.$A14]" office:value-type="float" office:value="23">
            <text:p>23</text:p>
          </table:table-cell>
          <table:table-cell table:style-name="LargeContent" table:formula="of:=[.P$3]+[.$A14]" office:value-type="float" office:value="24">
            <text:p>24</text:p>
          </table:table-cell>
          <table:table-cell table:style-name="LargeContent" table:formula="of:=[.Q$3]+[.$A14]" office:value-type="float" office:value="25">
            <text:p>25</text:p>
          </table:table-cell>
          <table:table-cell table:style-name="LargeContent" table:formula="of:=[.R$3]+[.$A14]" office:value-type="float" office:value="26">
            <text:p>26</text:p>
          </table:table-cell>
          <table:table-cell table:style-name="LargeContent" table:formula="of:=[.S$3]+[.$A14]" office:value-type="float" office:value="27">
            <text:p>27</text:p>
          </table:table-cell>
          <table:table-cell table:style-name="LargeContent" table:formula="of:=[.T$3]+[.$A14]" office:value-type="float" office:value="28">
            <text:p>28</text:p>
          </table:table-cell>
          <table:table-cell table:style-name="LargeContent" table:formula="of:=[.U$3]+[.$A14]" office:value-type="float" office:value="29">
            <text:p>29</text:p>
          </table:table-cell>
          <table:table-cell table:style-name="LargeContent" table:formula="of:=[.V$3]+[.$A14]" office:value-type="float" office:value="30">
            <text:p>30</text:p>
          </table:table-cell>
          <table:table-cell table:style-name="LargeContent" table:formula="of:=[.W$3]+[.$A14]" office:value-type="float" office:value="31">
            <text:p>31</text:p>
          </table:table-cell>
          <table:table-cell table:style-name="LargeContent" table:formula="of:=[.X$3]+[.$A14]" office:value-type="float" office:value="32">
            <text:p>32</text:p>
          </table:table-cell>
          <table:table-cell table:style-name="LargeContent" table:formula="of:=[.Y$3]+[.$A14]" office:value-type="float" office:value="33">
            <text:p>33</text:p>
          </table:table-cell>
          <table:table-cell table:style-name="LargeContent" table:formula="of:=[.Z$3]+[.$A14]" office:value-type="float" office:value="34">
            <text:p>34</text:p>
          </table:table-cell>
          <table:table-cell table:style-name="LargeContent" table:formula="of:=[.AA$3]+[.$A14]" office:value-type="float" office:value="35">
            <text:p>35</text:p>
          </table:table-cell>
          <table:table-cell table:style-name="LargeContent" table:formula="of:=[.AB$3]+[.$A14]" office:value-type="float" office:value="36">
            <text:p>36</text:p>
          </table:table-cell>
          <table:table-cell table:style-name="LargeContent" table:formula="of:=[.AC$3]+[.$A14]" office:value-type="float" office:value="37">
            <text:p>37</text:p>
          </table:table-cell>
          <table:table-cell table:style-name="LargeContent" table:formula="of:=[.AD$3]+[.$A14]" office:value-type="float" office:value="38">
            <text:p>38</text:p>
          </table:table-cell>
          <table:table-cell table:style-name="LargeContent" table:formula="of:=[.AE$3]+[.$A14]" office:value-type="float" office:value="39">
            <text:p>39</text:p>
          </table:table-cell>
          <table:table-cell table:style-name="LargeContent" table:formula="of:=[.AF$3]+[.$A14]" office:value-type="float" office:value="40">
            <text:p>40</text:p>
          </table:table-cell>
          <table:table-cell table:style-name="LargeContent" table:formula="of:=[.AG$3]+[.$A14]" office:value-type="float" office:value="41">
            <text:p>41</text:p>
          </table:table-cell>
          <table:table-cell table:style-name="LargeContent" table:formula="of:=[.AH$3]+[.$A14]" office:value-type="float" office:value="42">
            <text:p>42</text:p>
          </table:table-cell>
          <table:table-cell table:style-name="LargeContent" table:formula="of:=[.AI$3]+[.$A14]" office:value-type="float" office:value="43">
            <text:p>43</text:p>
          </table:table-cell>
          <table:table-cell table:style-name="LargeContent" table:formula="of:=[.AJ$3]+[.$A14]" office:value-type="float" office:value="44">
            <text:p>44</text:p>
          </table:table-cell>
          <table:table-cell table:style-name="LargeContent" table:formula="of:=[.AK$3]+[.$A14]" office:value-type="float" office:value="45">
            <text:p>45</text:p>
          </table:table-cell>
          <table:table-cell table:style-name="LargeContent" table:formula="of:=[.AL$3]+[.$A14]" office:value-type="float" office:value="46">
            <text:p>46</text:p>
          </table:table-cell>
          <table:table-cell table:style-name="LargeContent" table:formula="of:=[.AM$3]+[.$A14]" office:value-type="float" office:value="47">
            <text:p>47</text:p>
          </table:table-cell>
          <table:table-cell table:style-name="LargeContent" table:formula="of:=[.AN$3]+[.$A14]" office:value-type="float" office:value="48">
            <text:p>48</text:p>
          </table:table-cell>
          <table:table-cell table:style-name="LargeContent" table:formula="of:=[.AO$3]+[.$A14]" office:value-type="float" office:value="49">
            <text:p>49</text:p>
          </table:table-cell>
          <table:table-cell table:style-name="LargeContent" table:formula="of:=[.AP$3]+[.$A14]" office:value-type="float" office:value="50">
            <text:p>50</text:p>
          </table:table-cell>
          <table:table-cell table:style-name="LargeContent" table:formula="of:=[.AQ$3]+[.$A14]" office:value-type="float" office:value="51">
            <text:p>51</text:p>
          </table:table-cell>
          <table:table-cell table:style-name="LargeContent" table:formula="of:=[.AR$3]+[.$A14]" office:value-type="float" office:value="52">
            <text:p>52</text:p>
          </table:table-cell>
          <table:table-cell table:style-name="LargeContent" table:formula="of:=[.AS$3]+[.$A14]" office:value-type="float" office:value="53">
            <text:p>53</text:p>
          </table:table-cell>
          <table:table-cell table:style-name="LargeContent" table:formula="of:=[.AT$3]+[.$A14]" office:value-type="float" office:value="54">
            <text:p>54</text:p>
          </table:table-cell>
          <table:table-cell table:style-name="LargeContent" table:formula="of:=[.AU$3]+[.$A14]" office:value-type="float" office:value="55">
            <text:p>55</text:p>
          </table:table-cell>
          <table:table-cell table:style-name="LargeContent" table:formula="of:=[.AV$3]+[.$A14]" office:value-type="float" office:value="56">
            <text:p>56</text:p>
          </table:table-cell>
          <table:table-cell table:style-name="LargeContent" table:formula="of:=[.AW$3]+[.$A14]" office:value-type="float" office:value="57">
            <text:p>57</text:p>
          </table:table-cell>
          <table:table-cell table:style-name="LargeContent" table:formula="of:=[.AX$3]+[.$A14]" office:value-type="float" office:value="58">
            <text:p>58</text:p>
          </table:table-cell>
          <table:table-cell table:style-name="LargeContent" table:formula="of:=[.AY$3]+[.$A14]" office:value-type="float" office:value="59">
            <text:p>59</text:p>
          </table:table-cell>
          <table:table-cell table:style-name="LargeContent" table:formula="of:=[.AZ$3]+[.$A14]" office:value-type="float" office:value="60">
            <text:p>60</text:p>
          </table:table-cell>
          <table:table-cell table:style-name="LargeContent" table:formula="of:=[.BA$3]+[.$A14]" office:value-type="float" office:value="61">
            <text:p>61</text:p>
          </table:table-cell>
          <table:table-cell table:style-name="LargeContent" table:formula="of:=[.BB$3]+[.$A14]" office:value-type="float" office:value="62">
            <text:p>62</text:p>
          </table:table-cell>
          <table:table-cell table:style-name="LargeContent" table:formula="of:=[.BC$3]+[.$A14]" office:value-type="float" office:value="63">
            <text:p>63</text:p>
          </table:table-cell>
          <table:table-cell table:style-name="LargeContent" table:formula="of:=[.BD$3]+[.$A14]" office:value-type="float" office:value="64">
            <text:p>64</text:p>
          </table:table-cell>
          <table:table-cell table:style-name="LargeContent" table:formula="of:=[.BE$3]+[.$A14]" office:value-type="float" office:value="65">
            <text:p>65</text:p>
          </table:table-cell>
          <table:table-cell table:style-name="LargeContent" table:formula="of:=[.BF$3]+[.$A14]" office:value-type="float" office:value="66">
            <text:p>66</text:p>
          </table:table-cell>
          <table:table-cell table:style-name="LargeContent" table:formula="of:=[.BG$3]+[.$A14]" office:value-type="float" office:value="67">
            <text:p>67</text:p>
          </table:table-cell>
          <table:table-cell table:style-name="LargeContent" table:formula="of:=[.BH$3]+[.$A14]" office:value-type="float" office:value="68">
            <text:p>68</text:p>
          </table:table-cell>
          <table:table-cell table:style-name="LargeContent" table:formula="of:=[.BI$3]+[.$A14]" office:value-type="float" office:value="69">
            <text:p>69</text:p>
          </table:table-cell>
          <table:table-cell table:style-name="LargeContent" table:formula="of:=[.BJ$3]+[.$A14]" office:value-type="float" office:value="70">
            <text:p>70</text:p>
          </table:table-cell>
          <table:table-cell table:style-name="ce5" table:formula="of:=[.BK$3]+[.$A14]" office:value-type="float" office:value="71">
            <text:p>71</text:p>
          </table:table-cell>
        </table:table-row>
        <table:table-row table:style-name="ro1">
          <table:table-cell table:style-name="HeadingCentered" office:value-type="float" office:value="11">
            <text:p>11</text:p>
          </table:table-cell>
          <table:table-cell table:style-name="LargeContent" table:formula="of:=[.B$3]+[.$A15]" office:value-type="float" office:value="11">
            <text:p>11</text:p>
          </table:table-cell>
          <table:table-cell table:style-name="LargeContent" table:formula="of:=[.C$3]+[.$A15]" office:value-type="float" office:value="12">
            <text:p>12</text:p>
          </table:table-cell>
          <table:table-cell table:style-name="LargeContent" table:formula="of:=[.D$3]+[.$A15]" office:value-type="float" office:value="13">
            <text:p>13</text:p>
          </table:table-cell>
          <table:table-cell table:style-name="LargeContent" table:formula="of:=[.E$3]+[.$A15]" office:value-type="float" office:value="14">
            <text:p>14</text:p>
          </table:table-cell>
          <table:table-cell table:style-name="LargeContent" table:formula="of:=[.F$3]+[.$A15]" office:value-type="float" office:value="15">
            <text:p>15</text:p>
          </table:table-cell>
          <table:table-cell table:style-name="LargeContent" table:formula="of:=[.G$3]+[.$A15]" office:value-type="float" office:value="16">
            <text:p>16</text:p>
          </table:table-cell>
          <table:table-cell table:style-name="LargeContent" table:formula="of:=[.H$3]+[.$A15]" office:value-type="float" office:value="17">
            <text:p>17</text:p>
          </table:table-cell>
          <table:table-cell table:style-name="LargeContent" table:formula="of:=[.I$3]+[.$A15]" office:value-type="float" office:value="18">
            <text:p>18</text:p>
          </table:table-cell>
          <table:table-cell table:style-name="LargeContent" table:formula="of:=[.J$3]+[.$A15]" office:value-type="float" office:value="19">
            <text:p>19</text:p>
          </table:table-cell>
          <table:table-cell table:style-name="LargeContent" table:formula="of:=[.K$3]+[.$A15]" office:value-type="float" office:value="20">
            <text:p>20</text:p>
          </table:table-cell>
          <table:table-cell table:style-name="LargeContent" table:formula="of:=[.L$3]+[.$A15]" office:value-type="float" office:value="21">
            <text:p>21</text:p>
          </table:table-cell>
          <table:table-cell table:style-name="LargeContent" table:formula="of:=[.M$3]+[.$A15]" office:value-type="float" office:value="22">
            <text:p>22</text:p>
          </table:table-cell>
          <table:table-cell table:style-name="LargeContent" table:formula="of:=[.N$3]+[.$A15]" office:value-type="float" office:value="23">
            <text:p>23</text:p>
          </table:table-cell>
          <table:table-cell table:style-name="LargeContent" table:formula="of:=[.O$3]+[.$A15]" office:value-type="float" office:value="24">
            <text:p>24</text:p>
          </table:table-cell>
          <table:table-cell table:style-name="LargeContent" table:formula="of:=[.P$3]+[.$A15]" office:value-type="float" office:value="25">
            <text:p>25</text:p>
          </table:table-cell>
          <table:table-cell table:style-name="LargeContent" table:formula="of:=[.Q$3]+[.$A15]" office:value-type="float" office:value="26">
            <text:p>26</text:p>
          </table:table-cell>
          <table:table-cell table:style-name="LargeContent" table:formula="of:=[.R$3]+[.$A15]" office:value-type="float" office:value="27">
            <text:p>27</text:p>
          </table:table-cell>
          <table:table-cell table:style-name="LargeContent" table:formula="of:=[.S$3]+[.$A15]" office:value-type="float" office:value="28">
            <text:p>28</text:p>
          </table:table-cell>
          <table:table-cell table:style-name="LargeContent" table:formula="of:=[.T$3]+[.$A15]" office:value-type="float" office:value="29">
            <text:p>29</text:p>
          </table:table-cell>
          <table:table-cell table:style-name="LargeContent" table:formula="of:=[.U$3]+[.$A15]" office:value-type="float" office:value="30">
            <text:p>30</text:p>
          </table:table-cell>
          <table:table-cell table:style-name="LargeContent" table:formula="of:=[.V$3]+[.$A15]" office:value-type="float" office:value="31">
            <text:p>31</text:p>
          </table:table-cell>
          <table:table-cell table:style-name="LargeContent" table:formula="of:=[.W$3]+[.$A15]" office:value-type="float" office:value="32">
            <text:p>32</text:p>
          </table:table-cell>
          <table:table-cell table:style-name="LargeContent" table:formula="of:=[.X$3]+[.$A15]" office:value-type="float" office:value="33">
            <text:p>33</text:p>
          </table:table-cell>
          <table:table-cell table:style-name="LargeContent" table:formula="of:=[.Y$3]+[.$A15]" office:value-type="float" office:value="34">
            <text:p>34</text:p>
          </table:table-cell>
          <table:table-cell table:style-name="LargeContent" table:formula="of:=[.Z$3]+[.$A15]" office:value-type="float" office:value="35">
            <text:p>35</text:p>
          </table:table-cell>
          <table:table-cell table:style-name="LargeContent" table:formula="of:=[.AA$3]+[.$A15]" office:value-type="float" office:value="36">
            <text:p>36</text:p>
          </table:table-cell>
          <table:table-cell table:style-name="LargeContent" table:formula="of:=[.AB$3]+[.$A15]" office:value-type="float" office:value="37">
            <text:p>37</text:p>
          </table:table-cell>
          <table:table-cell table:style-name="LargeContent" table:formula="of:=[.AC$3]+[.$A15]" office:value-type="float" office:value="38">
            <text:p>38</text:p>
          </table:table-cell>
          <table:table-cell table:style-name="LargeContent" table:formula="of:=[.AD$3]+[.$A15]" office:value-type="float" office:value="39">
            <text:p>39</text:p>
          </table:table-cell>
          <table:table-cell table:style-name="LargeContent" table:formula="of:=[.AE$3]+[.$A15]" office:value-type="float" office:value="40">
            <text:p>40</text:p>
          </table:table-cell>
          <table:table-cell table:style-name="LargeContent" table:formula="of:=[.AF$3]+[.$A15]" office:value-type="float" office:value="41">
            <text:p>41</text:p>
          </table:table-cell>
          <table:table-cell table:style-name="LargeContent" table:formula="of:=[.AG$3]+[.$A15]" office:value-type="float" office:value="42">
            <text:p>42</text:p>
          </table:table-cell>
          <table:table-cell table:style-name="LargeContent" table:formula="of:=[.AH$3]+[.$A15]" office:value-type="float" office:value="43">
            <text:p>43</text:p>
          </table:table-cell>
          <table:table-cell table:style-name="LargeContent" table:formula="of:=[.AI$3]+[.$A15]" office:value-type="float" office:value="44">
            <text:p>44</text:p>
          </table:table-cell>
          <table:table-cell table:style-name="LargeContent" table:formula="of:=[.AJ$3]+[.$A15]" office:value-type="float" office:value="45">
            <text:p>45</text:p>
          </table:table-cell>
          <table:table-cell table:style-name="LargeContent" table:formula="of:=[.AK$3]+[.$A15]" office:value-type="float" office:value="46">
            <text:p>46</text:p>
          </table:table-cell>
          <table:table-cell table:style-name="LargeContent" table:formula="of:=[.AL$3]+[.$A15]" office:value-type="float" office:value="47">
            <text:p>47</text:p>
          </table:table-cell>
          <table:table-cell table:style-name="LargeContent" table:formula="of:=[.AM$3]+[.$A15]" office:value-type="float" office:value="48">
            <text:p>48</text:p>
          </table:table-cell>
          <table:table-cell table:style-name="LargeContent" table:formula="of:=[.AN$3]+[.$A15]" office:value-type="float" office:value="49">
            <text:p>49</text:p>
          </table:table-cell>
          <table:table-cell table:style-name="LargeContent" table:formula="of:=[.AO$3]+[.$A15]" office:value-type="float" office:value="50">
            <text:p>50</text:p>
          </table:table-cell>
          <table:table-cell table:style-name="LargeContent" table:formula="of:=[.AP$3]+[.$A15]" office:value-type="float" office:value="51">
            <text:p>51</text:p>
          </table:table-cell>
          <table:table-cell table:style-name="LargeContent" table:formula="of:=[.AQ$3]+[.$A15]" office:value-type="float" office:value="52">
            <text:p>52</text:p>
          </table:table-cell>
          <table:table-cell table:style-name="LargeContent" table:formula="of:=[.AR$3]+[.$A15]" office:value-type="float" office:value="53">
            <text:p>53</text:p>
          </table:table-cell>
          <table:table-cell table:style-name="LargeContent" table:formula="of:=[.AS$3]+[.$A15]" office:value-type="float" office:value="54">
            <text:p>54</text:p>
          </table:table-cell>
          <table:table-cell table:style-name="LargeContent" table:formula="of:=[.AT$3]+[.$A15]" office:value-type="float" office:value="55">
            <text:p>55</text:p>
          </table:table-cell>
          <table:table-cell table:style-name="LargeContent" table:formula="of:=[.AU$3]+[.$A15]" office:value-type="float" office:value="56">
            <text:p>56</text:p>
          </table:table-cell>
          <table:table-cell table:style-name="LargeContent" table:formula="of:=[.AV$3]+[.$A15]" office:value-type="float" office:value="57">
            <text:p>57</text:p>
          </table:table-cell>
          <table:table-cell table:style-name="LargeContent" table:formula="of:=[.AW$3]+[.$A15]" office:value-type="float" office:value="58">
            <text:p>58</text:p>
          </table:table-cell>
          <table:table-cell table:style-name="LargeContent" table:formula="of:=[.AX$3]+[.$A15]" office:value-type="float" office:value="59">
            <text:p>59</text:p>
          </table:table-cell>
          <table:table-cell table:style-name="LargeContent" table:formula="of:=[.AY$3]+[.$A15]" office:value-type="float" office:value="60">
            <text:p>60</text:p>
          </table:table-cell>
          <table:table-cell table:style-name="LargeContent" table:formula="of:=[.AZ$3]+[.$A15]" office:value-type="float" office:value="61">
            <text:p>61</text:p>
          </table:table-cell>
          <table:table-cell table:style-name="LargeContent" table:formula="of:=[.BA$3]+[.$A15]" office:value-type="float" office:value="62">
            <text:p>62</text:p>
          </table:table-cell>
          <table:table-cell table:style-name="LargeContent" table:formula="of:=[.BB$3]+[.$A15]" office:value-type="float" office:value="63">
            <text:p>63</text:p>
          </table:table-cell>
          <table:table-cell table:style-name="LargeContent" table:formula="of:=[.BC$3]+[.$A15]" office:value-type="float" office:value="64">
            <text:p>64</text:p>
          </table:table-cell>
          <table:table-cell table:style-name="LargeContent" table:formula="of:=[.BD$3]+[.$A15]" office:value-type="float" office:value="65">
            <text:p>65</text:p>
          </table:table-cell>
          <table:table-cell table:style-name="LargeContent" table:formula="of:=[.BE$3]+[.$A15]" office:value-type="float" office:value="66">
            <text:p>66</text:p>
          </table:table-cell>
          <table:table-cell table:style-name="LargeContent" table:formula="of:=[.BF$3]+[.$A15]" office:value-type="float" office:value="67">
            <text:p>67</text:p>
          </table:table-cell>
          <table:table-cell table:style-name="LargeContent" table:formula="of:=[.BG$3]+[.$A15]" office:value-type="float" office:value="68">
            <text:p>68</text:p>
          </table:table-cell>
          <table:table-cell table:style-name="LargeContent" table:formula="of:=[.BH$3]+[.$A15]" office:value-type="float" office:value="69">
            <text:p>69</text:p>
          </table:table-cell>
          <table:table-cell table:style-name="LargeContent" table:formula="of:=[.BI$3]+[.$A15]" office:value-type="float" office:value="70">
            <text:p>70</text:p>
          </table:table-cell>
          <table:table-cell table:style-name="LargeContent" table:formula="of:=[.BJ$3]+[.$A15]" office:value-type="float" office:value="71">
            <text:p>71</text:p>
          </table:table-cell>
          <table:table-cell table:style-name="ce5" table:formula="of:=[.BK$3]+[.$A15]" office:value-type="float" office:value="72">
            <text:p>72</text:p>
          </table:table-cell>
        </table:table-row>
        <table:table-row table:style-name="ro1">
          <table:table-cell table:style-name="HeadingCentered" office:value-type="float" office:value="12">
            <text:p>12</text:p>
          </table:table-cell>
          <table:table-cell table:style-name="LargeContent" table:formula="of:=[.B$3]+[.$A16]" office:value-type="float" office:value="12">
            <text:p>12</text:p>
          </table:table-cell>
          <table:table-cell table:style-name="LargeContent" table:formula="of:=[.C$3]+[.$A16]" office:value-type="float" office:value="13">
            <text:p>13</text:p>
          </table:table-cell>
          <table:table-cell table:style-name="LargeContent" table:formula="of:=[.D$3]+[.$A16]" office:value-type="float" office:value="14">
            <text:p>14</text:p>
          </table:table-cell>
          <table:table-cell table:style-name="LargeContent" table:formula="of:=[.E$3]+[.$A16]" office:value-type="float" office:value="15">
            <text:p>15</text:p>
          </table:table-cell>
          <table:table-cell table:style-name="LargeContent" table:formula="of:=[.F$3]+[.$A16]" office:value-type="float" office:value="16">
            <text:p>16</text:p>
          </table:table-cell>
          <table:table-cell table:style-name="LargeContent" table:formula="of:=[.G$3]+[.$A16]" office:value-type="float" office:value="17">
            <text:p>17</text:p>
          </table:table-cell>
          <table:table-cell table:style-name="LargeContent" table:formula="of:=[.H$3]+[.$A16]" office:value-type="float" office:value="18">
            <text:p>18</text:p>
          </table:table-cell>
          <table:table-cell table:style-name="LargeContent" table:formula="of:=[.I$3]+[.$A16]" office:value-type="float" office:value="19">
            <text:p>19</text:p>
          </table:table-cell>
          <table:table-cell table:style-name="LargeContent" table:formula="of:=[.J$3]+[.$A16]" office:value-type="float" office:value="20">
            <text:p>20</text:p>
          </table:table-cell>
          <table:table-cell table:style-name="LargeContent" table:formula="of:=[.K$3]+[.$A16]" office:value-type="float" office:value="21">
            <text:p>21</text:p>
          </table:table-cell>
          <table:table-cell table:style-name="LargeContent" table:formula="of:=[.L$3]+[.$A16]" office:value-type="float" office:value="22">
            <text:p>22</text:p>
          </table:table-cell>
          <table:table-cell table:style-name="LargeContent" table:formula="of:=[.M$3]+[.$A16]" office:value-type="float" office:value="23">
            <text:p>23</text:p>
          </table:table-cell>
          <table:table-cell table:style-name="LargeContent" table:formula="of:=[.N$3]+[.$A16]" office:value-type="float" office:value="24">
            <text:p>24</text:p>
          </table:table-cell>
          <table:table-cell table:style-name="LargeContent" table:formula="of:=[.O$3]+[.$A16]" office:value-type="float" office:value="25">
            <text:p>25</text:p>
          </table:table-cell>
          <table:table-cell table:style-name="LargeContent" table:formula="of:=[.P$3]+[.$A16]" office:value-type="float" office:value="26">
            <text:p>26</text:p>
          </table:table-cell>
          <table:table-cell table:style-name="LargeContent" table:formula="of:=[.Q$3]+[.$A16]" office:value-type="float" office:value="27">
            <text:p>27</text:p>
          </table:table-cell>
          <table:table-cell table:style-name="LargeContent" table:formula="of:=[.R$3]+[.$A16]" office:value-type="float" office:value="28">
            <text:p>28</text:p>
          </table:table-cell>
          <table:table-cell table:style-name="LargeContent" table:formula="of:=[.S$3]+[.$A16]" office:value-type="float" office:value="29">
            <text:p>29</text:p>
          </table:table-cell>
          <table:table-cell table:style-name="LargeContent" table:formula="of:=[.T$3]+[.$A16]" office:value-type="float" office:value="30">
            <text:p>30</text:p>
          </table:table-cell>
          <table:table-cell table:style-name="LargeContent" table:formula="of:=[.U$3]+[.$A16]" office:value-type="float" office:value="31">
            <text:p>31</text:p>
          </table:table-cell>
          <table:table-cell table:style-name="LargeContent" table:formula="of:=[.V$3]+[.$A16]" office:value-type="float" office:value="32">
            <text:p>32</text:p>
          </table:table-cell>
          <table:table-cell table:style-name="LargeContent" table:formula="of:=[.W$3]+[.$A16]" office:value-type="float" office:value="33">
            <text:p>33</text:p>
          </table:table-cell>
          <table:table-cell table:style-name="LargeContent" table:formula="of:=[.X$3]+[.$A16]" office:value-type="float" office:value="34">
            <text:p>34</text:p>
          </table:table-cell>
          <table:table-cell table:style-name="LargeContent" table:formula="of:=[.Y$3]+[.$A16]" office:value-type="float" office:value="35">
            <text:p>35</text:p>
          </table:table-cell>
          <table:table-cell table:style-name="LargeContent" table:formula="of:=[.Z$3]+[.$A16]" office:value-type="float" office:value="36">
            <text:p>36</text:p>
          </table:table-cell>
          <table:table-cell table:style-name="LargeContent" table:formula="of:=[.AA$3]+[.$A16]" office:value-type="float" office:value="37">
            <text:p>37</text:p>
          </table:table-cell>
          <table:table-cell table:style-name="LargeContent" table:formula="of:=[.AB$3]+[.$A16]" office:value-type="float" office:value="38">
            <text:p>38</text:p>
          </table:table-cell>
          <table:table-cell table:style-name="LargeContent" table:formula="of:=[.AC$3]+[.$A16]" office:value-type="float" office:value="39">
            <text:p>39</text:p>
          </table:table-cell>
          <table:table-cell table:style-name="LargeContent" table:formula="of:=[.AD$3]+[.$A16]" office:value-type="float" office:value="40">
            <text:p>40</text:p>
          </table:table-cell>
          <table:table-cell table:style-name="LargeContent" table:formula="of:=[.AE$3]+[.$A16]" office:value-type="float" office:value="41">
            <text:p>41</text:p>
          </table:table-cell>
          <table:table-cell table:style-name="LargeContent" table:formula="of:=[.AF$3]+[.$A16]" office:value-type="float" office:value="42">
            <text:p>42</text:p>
          </table:table-cell>
          <table:table-cell table:style-name="LargeContent" table:formula="of:=[.AG$3]+[.$A16]" office:value-type="float" office:value="43">
            <text:p>43</text:p>
          </table:table-cell>
          <table:table-cell table:style-name="LargeContent" table:formula="of:=[.AH$3]+[.$A16]" office:value-type="float" office:value="44">
            <text:p>44</text:p>
          </table:table-cell>
          <table:table-cell table:style-name="LargeContent" table:formula="of:=[.AI$3]+[.$A16]" office:value-type="float" office:value="45">
            <text:p>45</text:p>
          </table:table-cell>
          <table:table-cell table:style-name="LargeContent" table:formula="of:=[.AJ$3]+[.$A16]" office:value-type="float" office:value="46">
            <text:p>46</text:p>
          </table:table-cell>
          <table:table-cell table:style-name="LargeContent" table:formula="of:=[.AK$3]+[.$A16]" office:value-type="float" office:value="47">
            <text:p>47</text:p>
          </table:table-cell>
          <table:table-cell table:style-name="LargeContent" table:formula="of:=[.AL$3]+[.$A16]" office:value-type="float" office:value="48">
            <text:p>48</text:p>
          </table:table-cell>
          <table:table-cell table:style-name="LargeContent" table:formula="of:=[.AM$3]+[.$A16]" office:value-type="float" office:value="49">
            <text:p>49</text:p>
          </table:table-cell>
          <table:table-cell table:style-name="LargeContent" table:formula="of:=[.AN$3]+[.$A16]" office:value-type="float" office:value="50">
            <text:p>50</text:p>
          </table:table-cell>
          <table:table-cell table:style-name="LargeContent" table:formula="of:=[.AO$3]+[.$A16]" office:value-type="float" office:value="51">
            <text:p>51</text:p>
          </table:table-cell>
          <table:table-cell table:style-name="LargeContent" table:formula="of:=[.AP$3]+[.$A16]" office:value-type="float" office:value="52">
            <text:p>52</text:p>
          </table:table-cell>
          <table:table-cell table:style-name="LargeContent" table:formula="of:=[.AQ$3]+[.$A16]" office:value-type="float" office:value="53">
            <text:p>53</text:p>
          </table:table-cell>
          <table:table-cell table:style-name="LargeContent" table:formula="of:=[.AR$3]+[.$A16]" office:value-type="float" office:value="54">
            <text:p>54</text:p>
          </table:table-cell>
          <table:table-cell table:style-name="LargeContent" table:formula="of:=[.AS$3]+[.$A16]" office:value-type="float" office:value="55">
            <text:p>55</text:p>
          </table:table-cell>
          <table:table-cell table:style-name="LargeContent" table:formula="of:=[.AT$3]+[.$A16]" office:value-type="float" office:value="56">
            <text:p>56</text:p>
          </table:table-cell>
          <table:table-cell table:style-name="LargeContent" table:formula="of:=[.AU$3]+[.$A16]" office:value-type="float" office:value="57">
            <text:p>57</text:p>
          </table:table-cell>
          <table:table-cell table:style-name="LargeContent" table:formula="of:=[.AV$3]+[.$A16]" office:value-type="float" office:value="58">
            <text:p>58</text:p>
          </table:table-cell>
          <table:table-cell table:style-name="LargeContent" table:formula="of:=[.AW$3]+[.$A16]" office:value-type="float" office:value="59">
            <text:p>59</text:p>
          </table:table-cell>
          <table:table-cell table:style-name="LargeContent" table:formula="of:=[.AX$3]+[.$A16]" office:value-type="float" office:value="60">
            <text:p>60</text:p>
          </table:table-cell>
          <table:table-cell table:style-name="LargeContent" table:formula="of:=[.AY$3]+[.$A16]" office:value-type="float" office:value="61">
            <text:p>61</text:p>
          </table:table-cell>
          <table:table-cell table:style-name="LargeContent" table:formula="of:=[.AZ$3]+[.$A16]" office:value-type="float" office:value="62">
            <text:p>62</text:p>
          </table:table-cell>
          <table:table-cell table:style-name="LargeContent" table:formula="of:=[.BA$3]+[.$A16]" office:value-type="float" office:value="63">
            <text:p>63</text:p>
          </table:table-cell>
          <table:table-cell table:style-name="LargeContent" table:formula="of:=[.BB$3]+[.$A16]" office:value-type="float" office:value="64">
            <text:p>64</text:p>
          </table:table-cell>
          <table:table-cell table:style-name="LargeContent" table:formula="of:=[.BC$3]+[.$A16]" office:value-type="float" office:value="65">
            <text:p>65</text:p>
          </table:table-cell>
          <table:table-cell table:style-name="LargeContent" table:formula="of:=[.BD$3]+[.$A16]" office:value-type="float" office:value="66">
            <text:p>66</text:p>
          </table:table-cell>
          <table:table-cell table:style-name="LargeContent" table:formula="of:=[.BE$3]+[.$A16]" office:value-type="float" office:value="67">
            <text:p>67</text:p>
          </table:table-cell>
          <table:table-cell table:style-name="LargeContent" table:formula="of:=[.BF$3]+[.$A16]" office:value-type="float" office:value="68">
            <text:p>68</text:p>
          </table:table-cell>
          <table:table-cell table:style-name="LargeContent" table:formula="of:=[.BG$3]+[.$A16]" office:value-type="float" office:value="69">
            <text:p>69</text:p>
          </table:table-cell>
          <table:table-cell table:style-name="LargeContent" table:formula="of:=[.BH$3]+[.$A16]" office:value-type="float" office:value="70">
            <text:p>70</text:p>
          </table:table-cell>
          <table:table-cell table:style-name="LargeContent" table:formula="of:=[.BI$3]+[.$A16]" office:value-type="float" office:value="71">
            <text:p>71</text:p>
          </table:table-cell>
          <table:table-cell table:style-name="LargeContent" table:formula="of:=[.BJ$3]+[.$A16]" office:value-type="float" office:value="72">
            <text:p>72</text:p>
          </table:table-cell>
          <table:table-cell table:style-name="ce5" table:formula="of:=[.BK$3]+[.$A16]" office:value-type="float" office:value="73">
            <text:p>73</text:p>
          </table:table-cell>
        </table:table-row>
        <table:table-row table:style-name="ro1">
          <table:table-cell table:style-name="HeadingCentered" office:value-type="float" office:value="13">
            <text:p>13</text:p>
          </table:table-cell>
          <table:table-cell table:style-name="LargeContent" table:formula="of:=[.B$3]+[.$A17]" office:value-type="float" office:value="13">
            <text:p>13</text:p>
          </table:table-cell>
          <table:table-cell table:style-name="LargeContent" table:formula="of:=[.C$3]+[.$A17]" office:value-type="float" office:value="14">
            <text:p>14</text:p>
          </table:table-cell>
          <table:table-cell table:style-name="LargeContent" table:formula="of:=[.D$3]+[.$A17]" office:value-type="float" office:value="15">
            <text:p>15</text:p>
          </table:table-cell>
          <table:table-cell table:style-name="LargeContent" table:formula="of:=[.E$3]+[.$A17]" office:value-type="float" office:value="16">
            <text:p>16</text:p>
          </table:table-cell>
          <table:table-cell table:style-name="LargeContent" table:formula="of:=[.F$3]+[.$A17]" office:value-type="float" office:value="17">
            <text:p>17</text:p>
          </table:table-cell>
          <table:table-cell table:style-name="LargeContent" table:formula="of:=[.G$3]+[.$A17]" office:value-type="float" office:value="18">
            <text:p>18</text:p>
          </table:table-cell>
          <table:table-cell table:style-name="LargeContent" table:formula="of:=[.H$3]+[.$A17]" office:value-type="float" office:value="19">
            <text:p>19</text:p>
          </table:table-cell>
          <table:table-cell table:style-name="LargeContent" table:formula="of:=[.I$3]+[.$A17]" office:value-type="float" office:value="20">
            <text:p>20</text:p>
          </table:table-cell>
          <table:table-cell table:style-name="LargeContent" table:formula="of:=[.J$3]+[.$A17]" office:value-type="float" office:value="21">
            <text:p>21</text:p>
          </table:table-cell>
          <table:table-cell table:style-name="LargeContent" table:formula="of:=[.K$3]+[.$A17]" office:value-type="float" office:value="22">
            <text:p>22</text:p>
          </table:table-cell>
          <table:table-cell table:style-name="LargeContent" table:formula="of:=[.L$3]+[.$A17]" office:value-type="float" office:value="23">
            <text:p>23</text:p>
          </table:table-cell>
          <table:table-cell table:style-name="LargeContent" table:formula="of:=[.M$3]+[.$A17]" office:value-type="float" office:value="24">
            <text:p>24</text:p>
          </table:table-cell>
          <table:table-cell table:style-name="LargeContent" table:formula="of:=[.N$3]+[.$A17]" office:value-type="float" office:value="25">
            <text:p>25</text:p>
          </table:table-cell>
          <table:table-cell table:style-name="LargeContent" table:formula="of:=[.O$3]+[.$A17]" office:value-type="float" office:value="26">
            <text:p>26</text:p>
          </table:table-cell>
          <table:table-cell table:style-name="LargeContent" table:formula="of:=[.P$3]+[.$A17]" office:value-type="float" office:value="27">
            <text:p>27</text:p>
          </table:table-cell>
          <table:table-cell table:style-name="LargeContent" table:formula="of:=[.Q$3]+[.$A17]" office:value-type="float" office:value="28">
            <text:p>28</text:p>
          </table:table-cell>
          <table:table-cell table:style-name="LargeContent" table:formula="of:=[.R$3]+[.$A17]" office:value-type="float" office:value="29">
            <text:p>29</text:p>
          </table:table-cell>
          <table:table-cell table:style-name="LargeContent" table:formula="of:=[.S$3]+[.$A17]" office:value-type="float" office:value="30">
            <text:p>30</text:p>
          </table:table-cell>
          <table:table-cell table:style-name="LargeContent" table:formula="of:=[.T$3]+[.$A17]" office:value-type="float" office:value="31">
            <text:p>31</text:p>
          </table:table-cell>
          <table:table-cell table:style-name="LargeContent" table:formula="of:=[.U$3]+[.$A17]" office:value-type="float" office:value="32">
            <text:p>32</text:p>
          </table:table-cell>
          <table:table-cell table:style-name="LargeContent" table:formula="of:=[.V$3]+[.$A17]" office:value-type="float" office:value="33">
            <text:p>33</text:p>
          </table:table-cell>
          <table:table-cell table:style-name="LargeContent" table:formula="of:=[.W$3]+[.$A17]" office:value-type="float" office:value="34">
            <text:p>34</text:p>
          </table:table-cell>
          <table:table-cell table:style-name="LargeContent" table:formula="of:=[.X$3]+[.$A17]" office:value-type="float" office:value="35">
            <text:p>35</text:p>
          </table:table-cell>
          <table:table-cell table:style-name="LargeContent" table:formula="of:=[.Y$3]+[.$A17]" office:value-type="float" office:value="36">
            <text:p>36</text:p>
          </table:table-cell>
          <table:table-cell table:style-name="LargeContent" table:formula="of:=[.Z$3]+[.$A17]" office:value-type="float" office:value="37">
            <text:p>37</text:p>
          </table:table-cell>
          <table:table-cell table:style-name="LargeContent" table:formula="of:=[.AA$3]+[.$A17]" office:value-type="float" office:value="38">
            <text:p>38</text:p>
          </table:table-cell>
          <table:table-cell table:style-name="LargeContent" table:formula="of:=[.AB$3]+[.$A17]" office:value-type="float" office:value="39">
            <text:p>39</text:p>
          </table:table-cell>
          <table:table-cell table:style-name="LargeContent" table:formula="of:=[.AC$3]+[.$A17]" office:value-type="float" office:value="40">
            <text:p>40</text:p>
          </table:table-cell>
          <table:table-cell table:style-name="LargeContent" table:formula="of:=[.AD$3]+[.$A17]" office:value-type="float" office:value="41">
            <text:p>41</text:p>
          </table:table-cell>
          <table:table-cell table:style-name="LargeContent" table:formula="of:=[.AE$3]+[.$A17]" office:value-type="float" office:value="42">
            <text:p>42</text:p>
          </table:table-cell>
          <table:table-cell table:style-name="LargeContent" table:formula="of:=[.AF$3]+[.$A17]" office:value-type="float" office:value="43">
            <text:p>43</text:p>
          </table:table-cell>
          <table:table-cell table:style-name="LargeContent" table:formula="of:=[.AG$3]+[.$A17]" office:value-type="float" office:value="44">
            <text:p>44</text:p>
          </table:table-cell>
          <table:table-cell table:style-name="LargeContent" table:formula="of:=[.AH$3]+[.$A17]" office:value-type="float" office:value="45">
            <text:p>45</text:p>
          </table:table-cell>
          <table:table-cell table:style-name="LargeContent" table:formula="of:=[.AI$3]+[.$A17]" office:value-type="float" office:value="46">
            <text:p>46</text:p>
          </table:table-cell>
          <table:table-cell table:style-name="LargeContent" table:formula="of:=[.AJ$3]+[.$A17]" office:value-type="float" office:value="47">
            <text:p>47</text:p>
          </table:table-cell>
          <table:table-cell table:style-name="LargeContent" table:formula="of:=[.AK$3]+[.$A17]" office:value-type="float" office:value="48">
            <text:p>48</text:p>
          </table:table-cell>
          <table:table-cell table:style-name="LargeContent" table:formula="of:=[.AL$3]+[.$A17]" office:value-type="float" office:value="49">
            <text:p>49</text:p>
          </table:table-cell>
          <table:table-cell table:style-name="LargeContent" table:formula="of:=[.AM$3]+[.$A17]" office:value-type="float" office:value="50">
            <text:p>50</text:p>
          </table:table-cell>
          <table:table-cell table:style-name="LargeContent" table:formula="of:=[.AN$3]+[.$A17]" office:value-type="float" office:value="51">
            <text:p>51</text:p>
          </table:table-cell>
          <table:table-cell table:style-name="LargeContent" table:formula="of:=[.AO$3]+[.$A17]" office:value-type="float" office:value="52">
            <text:p>52</text:p>
          </table:table-cell>
          <table:table-cell table:style-name="LargeContent" table:formula="of:=[.AP$3]+[.$A17]" office:value-type="float" office:value="53">
            <text:p>53</text:p>
          </table:table-cell>
          <table:table-cell table:style-name="LargeContent" table:formula="of:=[.AQ$3]+[.$A17]" office:value-type="float" office:value="54">
            <text:p>54</text:p>
          </table:table-cell>
          <table:table-cell table:style-name="LargeContent" table:formula="of:=[.AR$3]+[.$A17]" office:value-type="float" office:value="55">
            <text:p>55</text:p>
          </table:table-cell>
          <table:table-cell table:style-name="LargeContent" table:formula="of:=[.AS$3]+[.$A17]" office:value-type="float" office:value="56">
            <text:p>56</text:p>
          </table:table-cell>
          <table:table-cell table:style-name="LargeContent" table:formula="of:=[.AT$3]+[.$A17]" office:value-type="float" office:value="57">
            <text:p>57</text:p>
          </table:table-cell>
          <table:table-cell table:style-name="LargeContent" table:formula="of:=[.AU$3]+[.$A17]" office:value-type="float" office:value="58">
            <text:p>58</text:p>
          </table:table-cell>
          <table:table-cell table:style-name="LargeContent" table:formula="of:=[.AV$3]+[.$A17]" office:value-type="float" office:value="59">
            <text:p>59</text:p>
          </table:table-cell>
          <table:table-cell table:style-name="LargeContent" table:formula="of:=[.AW$3]+[.$A17]" office:value-type="float" office:value="60">
            <text:p>60</text:p>
          </table:table-cell>
          <table:table-cell table:style-name="LargeContent" table:formula="of:=[.AX$3]+[.$A17]" office:value-type="float" office:value="61">
            <text:p>61</text:p>
          </table:table-cell>
          <table:table-cell table:style-name="LargeContent" table:formula="of:=[.AY$3]+[.$A17]" office:value-type="float" office:value="62">
            <text:p>62</text:p>
          </table:table-cell>
          <table:table-cell table:style-name="LargeContent" table:formula="of:=[.AZ$3]+[.$A17]" office:value-type="float" office:value="63">
            <text:p>63</text:p>
          </table:table-cell>
          <table:table-cell table:style-name="LargeContent" table:formula="of:=[.BA$3]+[.$A17]" office:value-type="float" office:value="64">
            <text:p>64</text:p>
          </table:table-cell>
          <table:table-cell table:style-name="LargeContent" table:formula="of:=[.BB$3]+[.$A17]" office:value-type="float" office:value="65">
            <text:p>65</text:p>
          </table:table-cell>
          <table:table-cell table:style-name="LargeContent" table:formula="of:=[.BC$3]+[.$A17]" office:value-type="float" office:value="66">
            <text:p>66</text:p>
          </table:table-cell>
          <table:table-cell table:style-name="LargeContent" table:formula="of:=[.BD$3]+[.$A17]" office:value-type="float" office:value="67">
            <text:p>67</text:p>
          </table:table-cell>
          <table:table-cell table:style-name="LargeContent" table:formula="of:=[.BE$3]+[.$A17]" office:value-type="float" office:value="68">
            <text:p>68</text:p>
          </table:table-cell>
          <table:table-cell table:style-name="LargeContent" table:formula="of:=[.BF$3]+[.$A17]" office:value-type="float" office:value="69">
            <text:p>69</text:p>
          </table:table-cell>
          <table:table-cell table:style-name="LargeContent" table:formula="of:=[.BG$3]+[.$A17]" office:value-type="float" office:value="70">
            <text:p>70</text:p>
          </table:table-cell>
          <table:table-cell table:style-name="LargeContent" table:formula="of:=[.BH$3]+[.$A17]" office:value-type="float" office:value="71">
            <text:p>71</text:p>
          </table:table-cell>
          <table:table-cell table:style-name="LargeContent" table:formula="of:=[.BI$3]+[.$A17]" office:value-type="float" office:value="72">
            <text:p>72</text:p>
          </table:table-cell>
          <table:table-cell table:style-name="LargeContent" table:formula="of:=[.BJ$3]+[.$A17]" office:value-type="float" office:value="73">
            <text:p>73</text:p>
          </table:table-cell>
          <table:table-cell table:style-name="ce5" table:formula="of:=[.BK$3]+[.$A17]" office:value-type="float" office:value="74">
            <text:p>74</text:p>
          </table:table-cell>
        </table:table-row>
        <table:table-row table:style-name="ro1">
          <table:table-cell table:style-name="HeadingCentered" office:value-type="float" office:value="14">
            <text:p>14</text:p>
          </table:table-cell>
          <table:table-cell table:style-name="LargeContent" table:formula="of:=[.B$3]+[.$A18]" office:value-type="float" office:value="14">
            <text:p>14</text:p>
          </table:table-cell>
          <table:table-cell table:style-name="LargeContent" table:formula="of:=[.C$3]+[.$A18]" office:value-type="float" office:value="15">
            <text:p>15</text:p>
          </table:table-cell>
          <table:table-cell table:style-name="LargeContent" table:formula="of:=[.D$3]+[.$A18]" office:value-type="float" office:value="16">
            <text:p>16</text:p>
          </table:table-cell>
          <table:table-cell table:style-name="LargeContent" table:formula="of:=[.E$3]+[.$A18]" office:value-type="float" office:value="17">
            <text:p>17</text:p>
          </table:table-cell>
          <table:table-cell table:style-name="LargeContent" table:formula="of:=[.F$3]+[.$A18]" office:value-type="float" office:value="18">
            <text:p>18</text:p>
          </table:table-cell>
          <table:table-cell table:style-name="LargeContent" table:formula="of:=[.G$3]+[.$A18]" office:value-type="float" office:value="19">
            <text:p>19</text:p>
          </table:table-cell>
          <table:table-cell table:style-name="LargeContent" table:formula="of:=[.H$3]+[.$A18]" office:value-type="float" office:value="20">
            <text:p>20</text:p>
          </table:table-cell>
          <table:table-cell table:style-name="LargeContent" table:formula="of:=[.I$3]+[.$A18]" office:value-type="float" office:value="21">
            <text:p>21</text:p>
          </table:table-cell>
          <table:table-cell table:style-name="LargeContent" table:formula="of:=[.J$3]+[.$A18]" office:value-type="float" office:value="22">
            <text:p>22</text:p>
          </table:table-cell>
          <table:table-cell table:style-name="LargeContent" table:formula="of:=[.K$3]+[.$A18]" office:value-type="float" office:value="23">
            <text:p>23</text:p>
          </table:table-cell>
          <table:table-cell table:style-name="LargeContent" table:formula="of:=[.L$3]+[.$A18]" office:value-type="float" office:value="24">
            <text:p>24</text:p>
          </table:table-cell>
          <table:table-cell table:style-name="LargeContent" table:formula="of:=[.M$3]+[.$A18]" office:value-type="float" office:value="25">
            <text:p>25</text:p>
          </table:table-cell>
          <table:table-cell table:style-name="LargeContent" table:formula="of:=[.N$3]+[.$A18]" office:value-type="float" office:value="26">
            <text:p>26</text:p>
          </table:table-cell>
          <table:table-cell table:style-name="LargeContent" table:formula="of:=[.O$3]+[.$A18]" office:value-type="float" office:value="27">
            <text:p>27</text:p>
          </table:table-cell>
          <table:table-cell table:style-name="LargeContent" table:formula="of:=[.P$3]+[.$A18]" office:value-type="float" office:value="28">
            <text:p>28</text:p>
          </table:table-cell>
          <table:table-cell table:style-name="LargeContent" table:formula="of:=[.Q$3]+[.$A18]" office:value-type="float" office:value="29">
            <text:p>29</text:p>
          </table:table-cell>
          <table:table-cell table:style-name="LargeContent" table:formula="of:=[.R$3]+[.$A18]" office:value-type="float" office:value="30">
            <text:p>30</text:p>
          </table:table-cell>
          <table:table-cell table:style-name="LargeContent" table:formula="of:=[.S$3]+[.$A18]" office:value-type="float" office:value="31">
            <text:p>31</text:p>
          </table:table-cell>
          <table:table-cell table:style-name="LargeContent" table:formula="of:=[.T$3]+[.$A18]" office:value-type="float" office:value="32">
            <text:p>32</text:p>
          </table:table-cell>
          <table:table-cell table:style-name="LargeContent" table:formula="of:=[.U$3]+[.$A18]" office:value-type="float" office:value="33">
            <text:p>33</text:p>
          </table:table-cell>
          <table:table-cell table:style-name="LargeContent" table:formula="of:=[.V$3]+[.$A18]" office:value-type="float" office:value="34">
            <text:p>34</text:p>
          </table:table-cell>
          <table:table-cell table:style-name="LargeContent" table:formula="of:=[.W$3]+[.$A18]" office:value-type="float" office:value="35">
            <text:p>35</text:p>
          </table:table-cell>
          <table:table-cell table:style-name="LargeContent" table:formula="of:=[.X$3]+[.$A18]" office:value-type="float" office:value="36">
            <text:p>36</text:p>
          </table:table-cell>
          <table:table-cell table:style-name="LargeContent" table:formula="of:=[.Y$3]+[.$A18]" office:value-type="float" office:value="37">
            <text:p>37</text:p>
          </table:table-cell>
          <table:table-cell table:style-name="LargeContent" table:formula="of:=[.Z$3]+[.$A18]" office:value-type="float" office:value="38">
            <text:p>38</text:p>
          </table:table-cell>
          <table:table-cell table:style-name="LargeContent" table:formula="of:=[.AA$3]+[.$A18]" office:value-type="float" office:value="39">
            <text:p>39</text:p>
          </table:table-cell>
          <table:table-cell table:style-name="LargeContent" table:formula="of:=[.AB$3]+[.$A18]" office:value-type="float" office:value="40">
            <text:p>40</text:p>
          </table:table-cell>
          <table:table-cell table:style-name="LargeContent" table:formula="of:=[.AC$3]+[.$A18]" office:value-type="float" office:value="41">
            <text:p>41</text:p>
          </table:table-cell>
          <table:table-cell table:style-name="LargeContent" table:formula="of:=[.AD$3]+[.$A18]" office:value-type="float" office:value="42">
            <text:p>42</text:p>
          </table:table-cell>
          <table:table-cell table:style-name="LargeContent" table:formula="of:=[.AE$3]+[.$A18]" office:value-type="float" office:value="43">
            <text:p>43</text:p>
          </table:table-cell>
          <table:table-cell table:style-name="LargeContent" table:formula="of:=[.AF$3]+[.$A18]" office:value-type="float" office:value="44">
            <text:p>44</text:p>
          </table:table-cell>
          <table:table-cell table:style-name="LargeContent" table:formula="of:=[.AG$3]+[.$A18]" office:value-type="float" office:value="45">
            <text:p>45</text:p>
          </table:table-cell>
          <table:table-cell table:style-name="LargeContent" table:formula="of:=[.AH$3]+[.$A18]" office:value-type="float" office:value="46">
            <text:p>46</text:p>
          </table:table-cell>
          <table:table-cell table:style-name="LargeContent" table:formula="of:=[.AI$3]+[.$A18]" office:value-type="float" office:value="47">
            <text:p>47</text:p>
          </table:table-cell>
          <table:table-cell table:style-name="LargeContent" table:formula="of:=[.AJ$3]+[.$A18]" office:value-type="float" office:value="48">
            <text:p>48</text:p>
          </table:table-cell>
          <table:table-cell table:style-name="LargeContent" table:formula="of:=[.AK$3]+[.$A18]" office:value-type="float" office:value="49">
            <text:p>49</text:p>
          </table:table-cell>
          <table:table-cell table:style-name="LargeContent" table:formula="of:=[.AL$3]+[.$A18]" office:value-type="float" office:value="50">
            <text:p>50</text:p>
          </table:table-cell>
          <table:table-cell table:style-name="LargeContent" table:formula="of:=[.AM$3]+[.$A18]" office:value-type="float" office:value="51">
            <text:p>51</text:p>
          </table:table-cell>
          <table:table-cell table:style-name="LargeContent" table:formula="of:=[.AN$3]+[.$A18]" office:value-type="float" office:value="52">
            <text:p>52</text:p>
          </table:table-cell>
          <table:table-cell table:style-name="LargeContent" table:formula="of:=[.AO$3]+[.$A18]" office:value-type="float" office:value="53">
            <text:p>53</text:p>
          </table:table-cell>
          <table:table-cell table:style-name="LargeContent" table:formula="of:=[.AP$3]+[.$A18]" office:value-type="float" office:value="54">
            <text:p>54</text:p>
          </table:table-cell>
          <table:table-cell table:style-name="LargeContent" table:formula="of:=[.AQ$3]+[.$A18]" office:value-type="float" office:value="55">
            <text:p>55</text:p>
          </table:table-cell>
          <table:table-cell table:style-name="LargeContent" table:formula="of:=[.AR$3]+[.$A18]" office:value-type="float" office:value="56">
            <text:p>56</text:p>
          </table:table-cell>
          <table:table-cell table:style-name="LargeContent" table:formula="of:=[.AS$3]+[.$A18]" office:value-type="float" office:value="57">
            <text:p>57</text:p>
          </table:table-cell>
          <table:table-cell table:style-name="LargeContent" table:formula="of:=[.AT$3]+[.$A18]" office:value-type="float" office:value="58">
            <text:p>58</text:p>
          </table:table-cell>
          <table:table-cell table:style-name="LargeContent" table:formula="of:=[.AU$3]+[.$A18]" office:value-type="float" office:value="59">
            <text:p>59</text:p>
          </table:table-cell>
          <table:table-cell table:style-name="LargeContent" table:formula="of:=[.AV$3]+[.$A18]" office:value-type="float" office:value="60">
            <text:p>60</text:p>
          </table:table-cell>
          <table:table-cell table:style-name="LargeContent" table:formula="of:=[.AW$3]+[.$A18]" office:value-type="float" office:value="61">
            <text:p>61</text:p>
          </table:table-cell>
          <table:table-cell table:style-name="LargeContent" table:formula="of:=[.AX$3]+[.$A18]" office:value-type="float" office:value="62">
            <text:p>62</text:p>
          </table:table-cell>
          <table:table-cell table:style-name="LargeContent" table:formula="of:=[.AY$3]+[.$A18]" office:value-type="float" office:value="63">
            <text:p>63</text:p>
          </table:table-cell>
          <table:table-cell table:style-name="LargeContent" table:formula="of:=[.AZ$3]+[.$A18]" office:value-type="float" office:value="64">
            <text:p>64</text:p>
          </table:table-cell>
          <table:table-cell table:style-name="LargeContent" table:formula="of:=[.BA$3]+[.$A18]" office:value-type="float" office:value="65">
            <text:p>65</text:p>
          </table:table-cell>
          <table:table-cell table:style-name="LargeContent" table:formula="of:=[.BB$3]+[.$A18]" office:value-type="float" office:value="66">
            <text:p>66</text:p>
          </table:table-cell>
          <table:table-cell table:style-name="LargeContent" table:formula="of:=[.BC$3]+[.$A18]" office:value-type="float" office:value="67">
            <text:p>67</text:p>
          </table:table-cell>
          <table:table-cell table:style-name="LargeContent" table:formula="of:=[.BD$3]+[.$A18]" office:value-type="float" office:value="68">
            <text:p>68</text:p>
          </table:table-cell>
          <table:table-cell table:style-name="LargeContent" table:formula="of:=[.BE$3]+[.$A18]" office:value-type="float" office:value="69">
            <text:p>69</text:p>
          </table:table-cell>
          <table:table-cell table:style-name="LargeContent" table:formula="of:=[.BF$3]+[.$A18]" office:value-type="float" office:value="70">
            <text:p>70</text:p>
          </table:table-cell>
          <table:table-cell table:style-name="LargeContent" table:formula="of:=[.BG$3]+[.$A18]" office:value-type="float" office:value="71">
            <text:p>71</text:p>
          </table:table-cell>
          <table:table-cell table:style-name="LargeContent" table:formula="of:=[.BH$3]+[.$A18]" office:value-type="float" office:value="72">
            <text:p>72</text:p>
          </table:table-cell>
          <table:table-cell table:style-name="LargeContent" table:formula="of:=[.BI$3]+[.$A18]" office:value-type="float" office:value="73">
            <text:p>73</text:p>
          </table:table-cell>
          <table:table-cell table:style-name="LargeContent" table:formula="of:=[.BJ$3]+[.$A18]" office:value-type="float" office:value="74">
            <text:p>74</text:p>
          </table:table-cell>
          <table:table-cell table:style-name="ce5" table:formula="of:=[.BK$3]+[.$A18]" office:value-type="float" office:value="75">
            <text:p>75</text:p>
          </table:table-cell>
        </table:table-row>
        <table:table-row table:style-name="ro1">
          <table:table-cell table:style-name="HeadingCentered" office:value-type="float" office:value="15">
            <text:p>15</text:p>
          </table:table-cell>
          <table:table-cell table:style-name="LargeContent" table:formula="of:=[.B$3]+[.$A19]" office:value-type="float" office:value="15">
            <text:p>15</text:p>
          </table:table-cell>
          <table:table-cell table:style-name="LargeContent" table:formula="of:=[.C$3]+[.$A19]" office:value-type="float" office:value="16">
            <text:p>16</text:p>
          </table:table-cell>
          <table:table-cell table:style-name="LargeContent" table:formula="of:=[.D$3]+[.$A19]" office:value-type="float" office:value="17">
            <text:p>17</text:p>
          </table:table-cell>
          <table:table-cell table:style-name="LargeContent" table:formula="of:=[.E$3]+[.$A19]" office:value-type="float" office:value="18">
            <text:p>18</text:p>
          </table:table-cell>
          <table:table-cell table:style-name="LargeContent" table:formula="of:=[.F$3]+[.$A19]" office:value-type="float" office:value="19">
            <text:p>19</text:p>
          </table:table-cell>
          <table:table-cell table:style-name="LargeContent" table:formula="of:=[.G$3]+[.$A19]" office:value-type="float" office:value="20">
            <text:p>20</text:p>
          </table:table-cell>
          <table:table-cell table:style-name="LargeContent" table:formula="of:=[.H$3]+[.$A19]" office:value-type="float" office:value="21">
            <text:p>21</text:p>
          </table:table-cell>
          <table:table-cell table:style-name="LargeContent" table:formula="of:=[.I$3]+[.$A19]" office:value-type="float" office:value="22">
            <text:p>22</text:p>
          </table:table-cell>
          <table:table-cell table:style-name="LargeContent" table:formula="of:=[.J$3]+[.$A19]" office:value-type="float" office:value="23">
            <text:p>23</text:p>
          </table:table-cell>
          <table:table-cell table:style-name="LargeContent" table:formula="of:=[.K$3]+[.$A19]" office:value-type="float" office:value="24">
            <text:p>24</text:p>
          </table:table-cell>
          <table:table-cell table:style-name="LargeContent" table:formula="of:=[.L$3]+[.$A19]" office:value-type="float" office:value="25">
            <text:p>25</text:p>
          </table:table-cell>
          <table:table-cell table:style-name="LargeContent" table:formula="of:=[.M$3]+[.$A19]" office:value-type="float" office:value="26">
            <text:p>26</text:p>
          </table:table-cell>
          <table:table-cell table:style-name="LargeContent" table:formula="of:=[.N$3]+[.$A19]" office:value-type="float" office:value="27">
            <text:p>27</text:p>
          </table:table-cell>
          <table:table-cell table:style-name="LargeContent" table:formula="of:=[.O$3]+[.$A19]" office:value-type="float" office:value="28">
            <text:p>28</text:p>
          </table:table-cell>
          <table:table-cell table:style-name="LargeContent" table:formula="of:=[.P$3]+[.$A19]" office:value-type="float" office:value="29">
            <text:p>29</text:p>
          </table:table-cell>
          <table:table-cell table:style-name="LargeContent" table:formula="of:=[.Q$3]+[.$A19]" office:value-type="float" office:value="30">
            <text:p>30</text:p>
          </table:table-cell>
          <table:table-cell table:style-name="LargeContent" table:formula="of:=[.R$3]+[.$A19]" office:value-type="float" office:value="31">
            <text:p>31</text:p>
          </table:table-cell>
          <table:table-cell table:style-name="LargeContent" table:formula="of:=[.S$3]+[.$A19]" office:value-type="float" office:value="32">
            <text:p>32</text:p>
          </table:table-cell>
          <table:table-cell table:style-name="LargeContent" table:formula="of:=[.T$3]+[.$A19]" office:value-type="float" office:value="33">
            <text:p>33</text:p>
          </table:table-cell>
          <table:table-cell table:style-name="LargeContent" table:formula="of:=[.U$3]+[.$A19]" office:value-type="float" office:value="34">
            <text:p>34</text:p>
          </table:table-cell>
          <table:table-cell table:style-name="LargeContent" table:formula="of:=[.V$3]+[.$A19]" office:value-type="float" office:value="35">
            <text:p>35</text:p>
          </table:table-cell>
          <table:table-cell table:style-name="LargeContent" table:formula="of:=[.W$3]+[.$A19]" office:value-type="float" office:value="36">
            <text:p>36</text:p>
          </table:table-cell>
          <table:table-cell table:style-name="LargeContent" table:formula="of:=[.X$3]+[.$A19]" office:value-type="float" office:value="37">
            <text:p>37</text:p>
          </table:table-cell>
          <table:table-cell table:style-name="LargeContent" table:formula="of:=[.Y$3]+[.$A19]" office:value-type="float" office:value="38">
            <text:p>38</text:p>
          </table:table-cell>
          <table:table-cell table:style-name="LargeContent" table:formula="of:=[.Z$3]+[.$A19]" office:value-type="float" office:value="39">
            <text:p>39</text:p>
          </table:table-cell>
          <table:table-cell table:style-name="LargeContent" table:formula="of:=[.AA$3]+[.$A19]" office:value-type="float" office:value="40">
            <text:p>40</text:p>
          </table:table-cell>
          <table:table-cell table:style-name="LargeContent" table:formula="of:=[.AB$3]+[.$A19]" office:value-type="float" office:value="41">
            <text:p>41</text:p>
          </table:table-cell>
          <table:table-cell table:style-name="LargeContent" table:formula="of:=[.AC$3]+[.$A19]" office:value-type="float" office:value="42">
            <text:p>42</text:p>
          </table:table-cell>
          <table:table-cell table:style-name="LargeContent" table:formula="of:=[.AD$3]+[.$A19]" office:value-type="float" office:value="43">
            <text:p>43</text:p>
          </table:table-cell>
          <table:table-cell table:style-name="LargeContent" table:formula="of:=[.AE$3]+[.$A19]" office:value-type="float" office:value="44">
            <text:p>44</text:p>
          </table:table-cell>
          <table:table-cell table:style-name="LargeContent" table:formula="of:=[.AF$3]+[.$A19]" office:value-type="float" office:value="45">
            <text:p>45</text:p>
          </table:table-cell>
          <table:table-cell table:style-name="LargeContent" table:formula="of:=[.AG$3]+[.$A19]" office:value-type="float" office:value="46">
            <text:p>46</text:p>
          </table:table-cell>
          <table:table-cell table:style-name="LargeContent" table:formula="of:=[.AH$3]+[.$A19]" office:value-type="float" office:value="47">
            <text:p>47</text:p>
          </table:table-cell>
          <table:table-cell table:style-name="LargeContent" table:formula="of:=[.AI$3]+[.$A19]" office:value-type="float" office:value="48">
            <text:p>48</text:p>
          </table:table-cell>
          <table:table-cell table:style-name="LargeContent" table:formula="of:=[.AJ$3]+[.$A19]" office:value-type="float" office:value="49">
            <text:p>49</text:p>
          </table:table-cell>
          <table:table-cell table:style-name="LargeContent" table:formula="of:=[.AK$3]+[.$A19]" office:value-type="float" office:value="50">
            <text:p>50</text:p>
          </table:table-cell>
          <table:table-cell table:style-name="LargeContent" table:formula="of:=[.AL$3]+[.$A19]" office:value-type="float" office:value="51">
            <text:p>51</text:p>
          </table:table-cell>
          <table:table-cell table:style-name="LargeContent" table:formula="of:=[.AM$3]+[.$A19]" office:value-type="float" office:value="52">
            <text:p>52</text:p>
          </table:table-cell>
          <table:table-cell table:style-name="LargeContent" table:formula="of:=[.AN$3]+[.$A19]" office:value-type="float" office:value="53">
            <text:p>53</text:p>
          </table:table-cell>
          <table:table-cell table:style-name="LargeContent" table:formula="of:=[.AO$3]+[.$A19]" office:value-type="float" office:value="54">
            <text:p>54</text:p>
          </table:table-cell>
          <table:table-cell table:style-name="LargeContent" table:formula="of:=[.AP$3]+[.$A19]" office:value-type="float" office:value="55">
            <text:p>55</text:p>
          </table:table-cell>
          <table:table-cell table:style-name="LargeContent" table:formula="of:=[.AQ$3]+[.$A19]" office:value-type="float" office:value="56">
            <text:p>56</text:p>
          </table:table-cell>
          <table:table-cell table:style-name="LargeContent" table:formula="of:=[.AR$3]+[.$A19]" office:value-type="float" office:value="57">
            <text:p>57</text:p>
          </table:table-cell>
          <table:table-cell table:style-name="LargeContent" table:formula="of:=[.AS$3]+[.$A19]" office:value-type="float" office:value="58">
            <text:p>58</text:p>
          </table:table-cell>
          <table:table-cell table:style-name="LargeContent" table:formula="of:=[.AT$3]+[.$A19]" office:value-type="float" office:value="59">
            <text:p>59</text:p>
          </table:table-cell>
          <table:table-cell table:style-name="LargeContent" table:formula="of:=[.AU$3]+[.$A19]" office:value-type="float" office:value="60">
            <text:p>60</text:p>
          </table:table-cell>
          <table:table-cell table:style-name="LargeContent" table:formula="of:=[.AV$3]+[.$A19]" office:value-type="float" office:value="61">
            <text:p>61</text:p>
          </table:table-cell>
          <table:table-cell table:style-name="LargeContent" table:formula="of:=[.AW$3]+[.$A19]" office:value-type="float" office:value="62">
            <text:p>62</text:p>
          </table:table-cell>
          <table:table-cell table:style-name="LargeContent" table:formula="of:=[.AX$3]+[.$A19]" office:value-type="float" office:value="63">
            <text:p>63</text:p>
          </table:table-cell>
          <table:table-cell table:style-name="LargeContent" table:formula="of:=[.AY$3]+[.$A19]" office:value-type="float" office:value="64">
            <text:p>64</text:p>
          </table:table-cell>
          <table:table-cell table:style-name="LargeContent" table:formula="of:=[.AZ$3]+[.$A19]" office:value-type="float" office:value="65">
            <text:p>65</text:p>
          </table:table-cell>
          <table:table-cell table:style-name="LargeContent" table:formula="of:=[.BA$3]+[.$A19]" office:value-type="float" office:value="66">
            <text:p>66</text:p>
          </table:table-cell>
          <table:table-cell table:style-name="LargeContent" table:formula="of:=[.BB$3]+[.$A19]" office:value-type="float" office:value="67">
            <text:p>67</text:p>
          </table:table-cell>
          <table:table-cell table:style-name="LargeContent" table:formula="of:=[.BC$3]+[.$A19]" office:value-type="float" office:value="68">
            <text:p>68</text:p>
          </table:table-cell>
          <table:table-cell table:style-name="LargeContent" table:formula="of:=[.BD$3]+[.$A19]" office:value-type="float" office:value="69">
            <text:p>69</text:p>
          </table:table-cell>
          <table:table-cell table:style-name="LargeContent" table:formula="of:=[.BE$3]+[.$A19]" office:value-type="float" office:value="70">
            <text:p>70</text:p>
          </table:table-cell>
          <table:table-cell table:style-name="LargeContent" table:formula="of:=[.BF$3]+[.$A19]" office:value-type="float" office:value="71">
            <text:p>71</text:p>
          </table:table-cell>
          <table:table-cell table:style-name="LargeContent" table:formula="of:=[.BG$3]+[.$A19]" office:value-type="float" office:value="72">
            <text:p>72</text:p>
          </table:table-cell>
          <table:table-cell table:style-name="LargeContent" table:formula="of:=[.BH$3]+[.$A19]" office:value-type="float" office:value="73">
            <text:p>73</text:p>
          </table:table-cell>
          <table:table-cell table:style-name="LargeContent" table:formula="of:=[.BI$3]+[.$A19]" office:value-type="float" office:value="74">
            <text:p>74</text:p>
          </table:table-cell>
          <table:table-cell table:style-name="LargeContent" table:formula="of:=[.BJ$3]+[.$A19]" office:value-type="float" office:value="75">
            <text:p>75</text:p>
          </table:table-cell>
          <table:table-cell table:style-name="ce5" table:formula="of:=[.BK$3]+[.$A19]" office:value-type="float" office:value="76">
            <text:p>76</text:p>
          </table:table-cell>
        </table:table-row>
        <table:table-row table:style-name="ro1">
          <table:table-cell table:style-name="HeadingCentered" office:value-type="float" office:value="16">
            <text:p>16</text:p>
          </table:table-cell>
          <table:table-cell table:style-name="LargeContent" table:formula="of:=[.B$3]+[.$A20]" office:value-type="float" office:value="16">
            <text:p>16</text:p>
          </table:table-cell>
          <table:table-cell table:style-name="LargeContent" table:formula="of:=[.C$3]+[.$A20]" office:value-type="float" office:value="17">
            <text:p>17</text:p>
          </table:table-cell>
          <table:table-cell table:style-name="LargeContent" table:formula="of:=[.D$3]+[.$A20]" office:value-type="float" office:value="18">
            <text:p>18</text:p>
          </table:table-cell>
          <table:table-cell table:style-name="LargeContent" table:formula="of:=[.E$3]+[.$A20]" office:value-type="float" office:value="19">
            <text:p>19</text:p>
          </table:table-cell>
          <table:table-cell table:style-name="LargeContent" table:formula="of:=[.F$3]+[.$A20]" office:value-type="float" office:value="20">
            <text:p>20</text:p>
          </table:table-cell>
          <table:table-cell table:style-name="LargeContent" table:formula="of:=[.G$3]+[.$A20]" office:value-type="float" office:value="21">
            <text:p>21</text:p>
          </table:table-cell>
          <table:table-cell table:style-name="LargeContent" table:formula="of:=[.H$3]+[.$A20]" office:value-type="float" office:value="22">
            <text:p>22</text:p>
          </table:table-cell>
          <table:table-cell table:style-name="LargeContent" table:formula="of:=[.I$3]+[.$A20]" office:value-type="float" office:value="23">
            <text:p>23</text:p>
          </table:table-cell>
          <table:table-cell table:style-name="LargeContent" table:formula="of:=[.J$3]+[.$A20]" office:value-type="float" office:value="24">
            <text:p>24</text:p>
          </table:table-cell>
          <table:table-cell table:style-name="LargeContent" table:formula="of:=[.K$3]+[.$A20]" office:value-type="float" office:value="25">
            <text:p>25</text:p>
          </table:table-cell>
          <table:table-cell table:style-name="LargeContent" table:formula="of:=[.L$3]+[.$A20]" office:value-type="float" office:value="26">
            <text:p>26</text:p>
          </table:table-cell>
          <table:table-cell table:style-name="LargeContent" table:formula="of:=[.M$3]+[.$A20]" office:value-type="float" office:value="27">
            <text:p>27</text:p>
          </table:table-cell>
          <table:table-cell table:style-name="LargeContent" table:formula="of:=[.N$3]+[.$A20]" office:value-type="float" office:value="28">
            <text:p>28</text:p>
          </table:table-cell>
          <table:table-cell table:style-name="LargeContent" table:formula="of:=[.O$3]+[.$A20]" office:value-type="float" office:value="29">
            <text:p>29</text:p>
          </table:table-cell>
          <table:table-cell table:style-name="LargeContent" table:formula="of:=[.P$3]+[.$A20]" office:value-type="float" office:value="30">
            <text:p>30</text:p>
          </table:table-cell>
          <table:table-cell table:style-name="LargeContent" table:formula="of:=[.Q$3]+[.$A20]" office:value-type="float" office:value="31">
            <text:p>31</text:p>
          </table:table-cell>
          <table:table-cell table:style-name="LargeContent" table:formula="of:=[.R$3]+[.$A20]" office:value-type="float" office:value="32">
            <text:p>32</text:p>
          </table:table-cell>
          <table:table-cell table:style-name="LargeContent" table:formula="of:=[.S$3]+[.$A20]" office:value-type="float" office:value="33">
            <text:p>33</text:p>
          </table:table-cell>
          <table:table-cell table:style-name="LargeContent" table:formula="of:=[.T$3]+[.$A20]" office:value-type="float" office:value="34">
            <text:p>34</text:p>
          </table:table-cell>
          <table:table-cell table:style-name="LargeContent" table:formula="of:=[.U$3]+[.$A20]" office:value-type="float" office:value="35">
            <text:p>35</text:p>
          </table:table-cell>
          <table:table-cell table:style-name="LargeContent" table:formula="of:=[.V$3]+[.$A20]" office:value-type="float" office:value="36">
            <text:p>36</text:p>
          </table:table-cell>
          <table:table-cell table:style-name="LargeContent" table:formula="of:=[.W$3]+[.$A20]" office:value-type="float" office:value="37">
            <text:p>37</text:p>
          </table:table-cell>
          <table:table-cell table:style-name="LargeContent" table:formula="of:=[.X$3]+[.$A20]" office:value-type="float" office:value="38">
            <text:p>38</text:p>
          </table:table-cell>
          <table:table-cell table:style-name="LargeContent" table:formula="of:=[.Y$3]+[.$A20]" office:value-type="float" office:value="39">
            <text:p>39</text:p>
          </table:table-cell>
          <table:table-cell table:style-name="LargeContent" table:formula="of:=[.Z$3]+[.$A20]" office:value-type="float" office:value="40">
            <text:p>40</text:p>
          </table:table-cell>
          <table:table-cell table:style-name="LargeContent" table:formula="of:=[.AA$3]+[.$A20]" office:value-type="float" office:value="41">
            <text:p>41</text:p>
          </table:table-cell>
          <table:table-cell table:style-name="LargeContent" table:formula="of:=[.AB$3]+[.$A20]" office:value-type="float" office:value="42">
            <text:p>42</text:p>
          </table:table-cell>
          <table:table-cell table:style-name="LargeContent" table:formula="of:=[.AC$3]+[.$A20]" office:value-type="float" office:value="43">
            <text:p>43</text:p>
          </table:table-cell>
          <table:table-cell table:style-name="LargeContent" table:formula="of:=[.AD$3]+[.$A20]" office:value-type="float" office:value="44">
            <text:p>44</text:p>
          </table:table-cell>
          <table:table-cell table:style-name="LargeContent" table:formula="of:=[.AE$3]+[.$A20]" office:value-type="float" office:value="45">
            <text:p>45</text:p>
          </table:table-cell>
          <table:table-cell table:style-name="LargeContent" table:formula="of:=[.AF$3]+[.$A20]" office:value-type="float" office:value="46">
            <text:p>46</text:p>
          </table:table-cell>
          <table:table-cell table:style-name="LargeContent" table:formula="of:=[.AG$3]+[.$A20]" office:value-type="float" office:value="47">
            <text:p>47</text:p>
          </table:table-cell>
          <table:table-cell table:style-name="LargeContent" table:formula="of:=[.AH$3]+[.$A20]" office:value-type="float" office:value="48">
            <text:p>48</text:p>
          </table:table-cell>
          <table:table-cell table:style-name="LargeContent" table:formula="of:=[.AI$3]+[.$A20]" office:value-type="float" office:value="49">
            <text:p>49</text:p>
          </table:table-cell>
          <table:table-cell table:style-name="LargeContent" table:formula="of:=[.AJ$3]+[.$A20]" office:value-type="float" office:value="50">
            <text:p>50</text:p>
          </table:table-cell>
          <table:table-cell table:style-name="LargeContent" table:formula="of:=[.AK$3]+[.$A20]" office:value-type="float" office:value="51">
            <text:p>51</text:p>
          </table:table-cell>
          <table:table-cell table:style-name="LargeContent" table:formula="of:=[.AL$3]+[.$A20]" office:value-type="float" office:value="52">
            <text:p>52</text:p>
          </table:table-cell>
          <table:table-cell table:style-name="LargeContent" table:formula="of:=[.AM$3]+[.$A20]" office:value-type="float" office:value="53">
            <text:p>53</text:p>
          </table:table-cell>
          <table:table-cell table:style-name="LargeContent" table:formula="of:=[.AN$3]+[.$A20]" office:value-type="float" office:value="54">
            <text:p>54</text:p>
          </table:table-cell>
          <table:table-cell table:style-name="LargeContent" table:formula="of:=[.AO$3]+[.$A20]" office:value-type="float" office:value="55">
            <text:p>55</text:p>
          </table:table-cell>
          <table:table-cell table:style-name="LargeContent" table:formula="of:=[.AP$3]+[.$A20]" office:value-type="float" office:value="56">
            <text:p>56</text:p>
          </table:table-cell>
          <table:table-cell table:style-name="LargeContent" table:formula="of:=[.AQ$3]+[.$A20]" office:value-type="float" office:value="57">
            <text:p>57</text:p>
          </table:table-cell>
          <table:table-cell table:style-name="LargeContent" table:formula="of:=[.AR$3]+[.$A20]" office:value-type="float" office:value="58">
            <text:p>58</text:p>
          </table:table-cell>
          <table:table-cell table:style-name="LargeContent" table:formula="of:=[.AS$3]+[.$A20]" office:value-type="float" office:value="59">
            <text:p>59</text:p>
          </table:table-cell>
          <table:table-cell table:style-name="LargeContent" table:formula="of:=[.AT$3]+[.$A20]" office:value-type="float" office:value="60">
            <text:p>60</text:p>
          </table:table-cell>
          <table:table-cell table:style-name="LargeContent" table:formula="of:=[.AU$3]+[.$A20]" office:value-type="float" office:value="61">
            <text:p>61</text:p>
          </table:table-cell>
          <table:table-cell table:style-name="LargeContent" table:formula="of:=[.AV$3]+[.$A20]" office:value-type="float" office:value="62">
            <text:p>62</text:p>
          </table:table-cell>
          <table:table-cell table:style-name="LargeContent" table:formula="of:=[.AW$3]+[.$A20]" office:value-type="float" office:value="63">
            <text:p>63</text:p>
          </table:table-cell>
          <table:table-cell table:style-name="LargeContent" table:formula="of:=[.AX$3]+[.$A20]" office:value-type="float" office:value="64">
            <text:p>64</text:p>
          </table:table-cell>
          <table:table-cell table:style-name="LargeContent" table:formula="of:=[.AY$3]+[.$A20]" office:value-type="float" office:value="65">
            <text:p>65</text:p>
          </table:table-cell>
          <table:table-cell table:style-name="LargeContent" table:formula="of:=[.AZ$3]+[.$A20]" office:value-type="float" office:value="66">
            <text:p>66</text:p>
          </table:table-cell>
          <table:table-cell table:style-name="LargeContent" table:formula="of:=[.BA$3]+[.$A20]" office:value-type="float" office:value="67">
            <text:p>67</text:p>
          </table:table-cell>
          <table:table-cell table:style-name="LargeContent" table:formula="of:=[.BB$3]+[.$A20]" office:value-type="float" office:value="68">
            <text:p>68</text:p>
          </table:table-cell>
          <table:table-cell table:style-name="LargeContent" table:formula="of:=[.BC$3]+[.$A20]" office:value-type="float" office:value="69">
            <text:p>69</text:p>
          </table:table-cell>
          <table:table-cell table:style-name="LargeContent" table:formula="of:=[.BD$3]+[.$A20]" office:value-type="float" office:value="70">
            <text:p>70</text:p>
          </table:table-cell>
          <table:table-cell table:style-name="LargeContent" table:formula="of:=[.BE$3]+[.$A20]" office:value-type="float" office:value="71">
            <text:p>71</text:p>
          </table:table-cell>
          <table:table-cell table:style-name="LargeContent" table:formula="of:=[.BF$3]+[.$A20]" office:value-type="float" office:value="72">
            <text:p>72</text:p>
          </table:table-cell>
          <table:table-cell table:style-name="LargeContent" table:formula="of:=[.BG$3]+[.$A20]" office:value-type="float" office:value="73">
            <text:p>73</text:p>
          </table:table-cell>
          <table:table-cell table:style-name="LargeContent" table:formula="of:=[.BH$3]+[.$A20]" office:value-type="float" office:value="74">
            <text:p>74</text:p>
          </table:table-cell>
          <table:table-cell table:style-name="LargeContent" table:formula="of:=[.BI$3]+[.$A20]" office:value-type="float" office:value="75">
            <text:p>75</text:p>
          </table:table-cell>
          <table:table-cell table:style-name="LargeContent" table:formula="of:=[.BJ$3]+[.$A20]" office:value-type="float" office:value="76">
            <text:p>76</text:p>
          </table:table-cell>
          <table:table-cell table:style-name="ce5" table:formula="of:=[.BK$3]+[.$A20]" office:value-type="float" office:value="77">
            <text:p>77</text:p>
          </table:table-cell>
        </table:table-row>
        <table:table-row table:style-name="ro1">
          <table:table-cell table:style-name="HeadingCentered" office:value-type="float" office:value="17">
            <text:p>17</text:p>
          </table:table-cell>
          <table:table-cell table:style-name="LargeContent" table:formula="of:=[.B$3]+[.$A21]" office:value-type="float" office:value="17">
            <text:p>17</text:p>
          </table:table-cell>
          <table:table-cell table:style-name="LargeContent" table:formula="of:=[.C$3]+[.$A21]" office:value-type="float" office:value="18">
            <text:p>18</text:p>
          </table:table-cell>
          <table:table-cell table:style-name="LargeContent" table:formula="of:=[.D$3]+[.$A21]" office:value-type="float" office:value="19">
            <text:p>19</text:p>
          </table:table-cell>
          <table:table-cell table:style-name="LargeContent" table:formula="of:=[.E$3]+[.$A21]" office:value-type="float" office:value="20">
            <text:p>20</text:p>
          </table:table-cell>
          <table:table-cell table:style-name="LargeContent" table:formula="of:=[.F$3]+[.$A21]" office:value-type="float" office:value="21">
            <text:p>21</text:p>
          </table:table-cell>
          <table:table-cell table:style-name="LargeContent" table:formula="of:=[.G$3]+[.$A21]" office:value-type="float" office:value="22">
            <text:p>22</text:p>
          </table:table-cell>
          <table:table-cell table:style-name="LargeContent" table:formula="of:=[.H$3]+[.$A21]" office:value-type="float" office:value="23">
            <text:p>23</text:p>
          </table:table-cell>
          <table:table-cell table:style-name="LargeContent" table:formula="of:=[.I$3]+[.$A21]" office:value-type="float" office:value="24">
            <text:p>24</text:p>
          </table:table-cell>
          <table:table-cell table:style-name="LargeContent" table:formula="of:=[.J$3]+[.$A21]" office:value-type="float" office:value="25">
            <text:p>25</text:p>
          </table:table-cell>
          <table:table-cell table:style-name="LargeContent" table:formula="of:=[.K$3]+[.$A21]" office:value-type="float" office:value="26">
            <text:p>26</text:p>
          </table:table-cell>
          <table:table-cell table:style-name="LargeContent" table:formula="of:=[.L$3]+[.$A21]" office:value-type="float" office:value="27">
            <text:p>27</text:p>
          </table:table-cell>
          <table:table-cell table:style-name="LargeContent" table:formula="of:=[.M$3]+[.$A21]" office:value-type="float" office:value="28">
            <text:p>28</text:p>
          </table:table-cell>
          <table:table-cell table:style-name="LargeContent" table:formula="of:=[.N$3]+[.$A21]" office:value-type="float" office:value="29">
            <text:p>29</text:p>
          </table:table-cell>
          <table:table-cell table:style-name="LargeContent" table:formula="of:=[.O$3]+[.$A21]" office:value-type="float" office:value="30">
            <text:p>30</text:p>
          </table:table-cell>
          <table:table-cell table:style-name="LargeContent" table:formula="of:=[.P$3]+[.$A21]" office:value-type="float" office:value="31">
            <text:p>31</text:p>
          </table:table-cell>
          <table:table-cell table:style-name="LargeContent" table:formula="of:=[.Q$3]+[.$A21]" office:value-type="float" office:value="32">
            <text:p>32</text:p>
          </table:table-cell>
          <table:table-cell table:style-name="LargeContent" table:formula="of:=[.R$3]+[.$A21]" office:value-type="float" office:value="33">
            <text:p>33</text:p>
          </table:table-cell>
          <table:table-cell table:style-name="LargeContent" table:formula="of:=[.S$3]+[.$A21]" office:value-type="float" office:value="34">
            <text:p>34</text:p>
          </table:table-cell>
          <table:table-cell table:style-name="LargeContent" table:formula="of:=[.T$3]+[.$A21]" office:value-type="float" office:value="35">
            <text:p>35</text:p>
          </table:table-cell>
          <table:table-cell table:style-name="LargeContent" table:formula="of:=[.U$3]+[.$A21]" office:value-type="float" office:value="36">
            <text:p>36</text:p>
          </table:table-cell>
          <table:table-cell table:style-name="LargeContent" table:formula="of:=[.V$3]+[.$A21]" office:value-type="float" office:value="37">
            <text:p>37</text:p>
          </table:table-cell>
          <table:table-cell table:style-name="LargeContent" table:formula="of:=[.W$3]+[.$A21]" office:value-type="float" office:value="38">
            <text:p>38</text:p>
          </table:table-cell>
          <table:table-cell table:style-name="LargeContent" table:formula="of:=[.X$3]+[.$A21]" office:value-type="float" office:value="39">
            <text:p>39</text:p>
          </table:table-cell>
          <table:table-cell table:style-name="LargeContent" table:formula="of:=[.Y$3]+[.$A21]" office:value-type="float" office:value="40">
            <text:p>40</text:p>
          </table:table-cell>
          <table:table-cell table:style-name="LargeContent" table:formula="of:=[.Z$3]+[.$A21]" office:value-type="float" office:value="41">
            <text:p>41</text:p>
          </table:table-cell>
          <table:table-cell table:style-name="LargeContent" table:formula="of:=[.AA$3]+[.$A21]" office:value-type="float" office:value="42">
            <text:p>42</text:p>
          </table:table-cell>
          <table:table-cell table:style-name="LargeContent" table:formula="of:=[.AB$3]+[.$A21]" office:value-type="float" office:value="43">
            <text:p>43</text:p>
          </table:table-cell>
          <table:table-cell table:style-name="LargeContent" table:formula="of:=[.AC$3]+[.$A21]" office:value-type="float" office:value="44">
            <text:p>44</text:p>
          </table:table-cell>
          <table:table-cell table:style-name="LargeContent" table:formula="of:=[.AD$3]+[.$A21]" office:value-type="float" office:value="45">
            <text:p>45</text:p>
          </table:table-cell>
          <table:table-cell table:style-name="LargeContent" table:formula="of:=[.AE$3]+[.$A21]" office:value-type="float" office:value="46">
            <text:p>46</text:p>
          </table:table-cell>
          <table:table-cell table:style-name="LargeContent" table:formula="of:=[.AF$3]+[.$A21]" office:value-type="float" office:value="47">
            <text:p>47</text:p>
          </table:table-cell>
          <table:table-cell table:style-name="LargeContent" table:formula="of:=[.AG$3]+[.$A21]" office:value-type="float" office:value="48">
            <text:p>48</text:p>
          </table:table-cell>
          <table:table-cell table:style-name="LargeContent" table:formula="of:=[.AH$3]+[.$A21]" office:value-type="float" office:value="49">
            <text:p>49</text:p>
          </table:table-cell>
          <table:table-cell table:style-name="LargeContent" table:formula="of:=[.AI$3]+[.$A21]" office:value-type="float" office:value="50">
            <text:p>50</text:p>
          </table:table-cell>
          <table:table-cell table:style-name="LargeContent" table:formula="of:=[.AJ$3]+[.$A21]" office:value-type="float" office:value="51">
            <text:p>51</text:p>
          </table:table-cell>
          <table:table-cell table:style-name="LargeContent" table:formula="of:=[.AK$3]+[.$A21]" office:value-type="float" office:value="52">
            <text:p>52</text:p>
          </table:table-cell>
          <table:table-cell table:style-name="LargeContent" table:formula="of:=[.AL$3]+[.$A21]" office:value-type="float" office:value="53">
            <text:p>53</text:p>
          </table:table-cell>
          <table:table-cell table:style-name="LargeContent" table:formula="of:=[.AM$3]+[.$A21]" office:value-type="float" office:value="54">
            <text:p>54</text:p>
          </table:table-cell>
          <table:table-cell table:style-name="LargeContent" table:formula="of:=[.AN$3]+[.$A21]" office:value-type="float" office:value="55">
            <text:p>55</text:p>
          </table:table-cell>
          <table:table-cell table:style-name="LargeContent" table:formula="of:=[.AO$3]+[.$A21]" office:value-type="float" office:value="56">
            <text:p>56</text:p>
          </table:table-cell>
          <table:table-cell table:style-name="LargeContent" table:formula="of:=[.AP$3]+[.$A21]" office:value-type="float" office:value="57">
            <text:p>57</text:p>
          </table:table-cell>
          <table:table-cell table:style-name="LargeContent" table:formula="of:=[.AQ$3]+[.$A21]" office:value-type="float" office:value="58">
            <text:p>58</text:p>
          </table:table-cell>
          <table:table-cell table:style-name="LargeContent" table:formula="of:=[.AR$3]+[.$A21]" office:value-type="float" office:value="59">
            <text:p>59</text:p>
          </table:table-cell>
          <table:table-cell table:style-name="LargeContent" table:formula="of:=[.AS$3]+[.$A21]" office:value-type="float" office:value="60">
            <text:p>60</text:p>
          </table:table-cell>
          <table:table-cell table:style-name="LargeContent" table:formula="of:=[.AT$3]+[.$A21]" office:value-type="float" office:value="61">
            <text:p>61</text:p>
          </table:table-cell>
          <table:table-cell table:style-name="LargeContent" table:formula="of:=[.AU$3]+[.$A21]" office:value-type="float" office:value="62">
            <text:p>62</text:p>
          </table:table-cell>
          <table:table-cell table:style-name="LargeContent" table:formula="of:=[.AV$3]+[.$A21]" office:value-type="float" office:value="63">
            <text:p>63</text:p>
          </table:table-cell>
          <table:table-cell table:style-name="LargeContent" table:formula="of:=[.AW$3]+[.$A21]" office:value-type="float" office:value="64">
            <text:p>64</text:p>
          </table:table-cell>
          <table:table-cell table:style-name="LargeContent" table:formula="of:=[.AX$3]+[.$A21]" office:value-type="float" office:value="65">
            <text:p>65</text:p>
          </table:table-cell>
          <table:table-cell table:style-name="LargeContent" table:formula="of:=[.AY$3]+[.$A21]" office:value-type="float" office:value="66">
            <text:p>66</text:p>
          </table:table-cell>
          <table:table-cell table:style-name="LargeContent" table:formula="of:=[.AZ$3]+[.$A21]" office:value-type="float" office:value="67">
            <text:p>67</text:p>
          </table:table-cell>
          <table:table-cell table:style-name="LargeContent" table:formula="of:=[.BA$3]+[.$A21]" office:value-type="float" office:value="68">
            <text:p>68</text:p>
          </table:table-cell>
          <table:table-cell table:style-name="LargeContent" table:formula="of:=[.BB$3]+[.$A21]" office:value-type="float" office:value="69">
            <text:p>69</text:p>
          </table:table-cell>
          <table:table-cell table:style-name="LargeContent" table:formula="of:=[.BC$3]+[.$A21]" office:value-type="float" office:value="70">
            <text:p>70</text:p>
          </table:table-cell>
          <table:table-cell table:style-name="LargeContent" table:formula="of:=[.BD$3]+[.$A21]" office:value-type="float" office:value="71">
            <text:p>71</text:p>
          </table:table-cell>
          <table:table-cell table:style-name="LargeContent" table:formula="of:=[.BE$3]+[.$A21]" office:value-type="float" office:value="72">
            <text:p>72</text:p>
          </table:table-cell>
          <table:table-cell table:style-name="LargeContent" table:formula="of:=[.BF$3]+[.$A21]" office:value-type="float" office:value="73">
            <text:p>73</text:p>
          </table:table-cell>
          <table:table-cell table:style-name="LargeContent" table:formula="of:=[.BG$3]+[.$A21]" office:value-type="float" office:value="74">
            <text:p>74</text:p>
          </table:table-cell>
          <table:table-cell table:style-name="LargeContent" table:formula="of:=[.BH$3]+[.$A21]" office:value-type="float" office:value="75">
            <text:p>75</text:p>
          </table:table-cell>
          <table:table-cell table:style-name="LargeContent" table:formula="of:=[.BI$3]+[.$A21]" office:value-type="float" office:value="76">
            <text:p>76</text:p>
          </table:table-cell>
          <table:table-cell table:style-name="LargeContent" table:formula="of:=[.BJ$3]+[.$A21]" office:value-type="float" office:value="77">
            <text:p>77</text:p>
          </table:table-cell>
          <table:table-cell table:style-name="ce5" table:formula="of:=[.BK$3]+[.$A21]" office:value-type="float" office:value="78">
            <text:p>78</text:p>
          </table:table-cell>
        </table:table-row>
        <table:table-row table:style-name="ro1">
          <table:table-cell table:style-name="HeadingCentered" office:value-type="float" office:value="18">
            <text:p>18</text:p>
          </table:table-cell>
          <table:table-cell table:style-name="LargeContent" table:formula="of:=[.B$3]+[.$A22]" office:value-type="float" office:value="18">
            <text:p>18</text:p>
          </table:table-cell>
          <table:table-cell table:style-name="LargeContent" table:formula="of:=[.C$3]+[.$A22]" office:value-type="float" office:value="19">
            <text:p>19</text:p>
          </table:table-cell>
          <table:table-cell table:style-name="LargeContent" table:formula="of:=[.D$3]+[.$A22]" office:value-type="float" office:value="20">
            <text:p>20</text:p>
          </table:table-cell>
          <table:table-cell table:style-name="LargeContent" table:formula="of:=[.E$3]+[.$A22]" office:value-type="float" office:value="21">
            <text:p>21</text:p>
          </table:table-cell>
          <table:table-cell table:style-name="LargeContent" table:formula="of:=[.F$3]+[.$A22]" office:value-type="float" office:value="22">
            <text:p>22</text:p>
          </table:table-cell>
          <table:table-cell table:style-name="LargeContent" table:formula="of:=[.G$3]+[.$A22]" office:value-type="float" office:value="23">
            <text:p>23</text:p>
          </table:table-cell>
          <table:table-cell table:style-name="LargeContent" table:formula="of:=[.H$3]+[.$A22]" office:value-type="float" office:value="24">
            <text:p>24</text:p>
          </table:table-cell>
          <table:table-cell table:style-name="LargeContent" table:formula="of:=[.I$3]+[.$A22]" office:value-type="float" office:value="25">
            <text:p>25</text:p>
          </table:table-cell>
          <table:table-cell table:style-name="LargeContent" table:formula="of:=[.J$3]+[.$A22]" office:value-type="float" office:value="26">
            <text:p>26</text:p>
          </table:table-cell>
          <table:table-cell table:style-name="LargeContent" table:formula="of:=[.K$3]+[.$A22]" office:value-type="float" office:value="27">
            <text:p>27</text:p>
          </table:table-cell>
          <table:table-cell table:style-name="LargeContent" table:formula="of:=[.L$3]+[.$A22]" office:value-type="float" office:value="28">
            <text:p>28</text:p>
          </table:table-cell>
          <table:table-cell table:style-name="LargeContent" table:formula="of:=[.M$3]+[.$A22]" office:value-type="float" office:value="29">
            <text:p>29</text:p>
          </table:table-cell>
          <table:table-cell table:style-name="LargeContent" table:formula="of:=[.N$3]+[.$A22]" office:value-type="float" office:value="30">
            <text:p>30</text:p>
          </table:table-cell>
          <table:table-cell table:style-name="LargeContent" table:formula="of:=[.O$3]+[.$A22]" office:value-type="float" office:value="31">
            <text:p>31</text:p>
          </table:table-cell>
          <table:table-cell table:style-name="LargeContent" table:formula="of:=[.P$3]+[.$A22]" office:value-type="float" office:value="32">
            <text:p>32</text:p>
          </table:table-cell>
          <table:table-cell table:style-name="LargeContent" table:formula="of:=[.Q$3]+[.$A22]" office:value-type="float" office:value="33">
            <text:p>33</text:p>
          </table:table-cell>
          <table:table-cell table:style-name="LargeContent" table:formula="of:=[.R$3]+[.$A22]" office:value-type="float" office:value="34">
            <text:p>34</text:p>
          </table:table-cell>
          <table:table-cell table:style-name="LargeContent" table:formula="of:=[.S$3]+[.$A22]" office:value-type="float" office:value="35">
            <text:p>35</text:p>
          </table:table-cell>
          <table:table-cell table:style-name="LargeContent" table:formula="of:=[.T$3]+[.$A22]" office:value-type="float" office:value="36">
            <text:p>36</text:p>
          </table:table-cell>
          <table:table-cell table:style-name="LargeContent" table:formula="of:=[.U$3]+[.$A22]" office:value-type="float" office:value="37">
            <text:p>37</text:p>
          </table:table-cell>
          <table:table-cell table:style-name="LargeContent" table:formula="of:=[.V$3]+[.$A22]" office:value-type="float" office:value="38">
            <text:p>38</text:p>
          </table:table-cell>
          <table:table-cell table:style-name="LargeContent" table:formula="of:=[.W$3]+[.$A22]" office:value-type="float" office:value="39">
            <text:p>39</text:p>
          </table:table-cell>
          <table:table-cell table:style-name="LargeContent" table:formula="of:=[.X$3]+[.$A22]" office:value-type="float" office:value="40">
            <text:p>40</text:p>
          </table:table-cell>
          <table:table-cell table:style-name="LargeContent" table:formula="of:=[.Y$3]+[.$A22]" office:value-type="float" office:value="41">
            <text:p>41</text:p>
          </table:table-cell>
          <table:table-cell table:style-name="LargeContent" table:formula="of:=[.Z$3]+[.$A22]" office:value-type="float" office:value="42">
            <text:p>42</text:p>
          </table:table-cell>
          <table:table-cell table:style-name="LargeContent" table:formula="of:=[.AA$3]+[.$A22]" office:value-type="float" office:value="43">
            <text:p>43</text:p>
          </table:table-cell>
          <table:table-cell table:style-name="LargeContent" table:formula="of:=[.AB$3]+[.$A22]" office:value-type="float" office:value="44">
            <text:p>44</text:p>
          </table:table-cell>
          <table:table-cell table:style-name="LargeContent" table:formula="of:=[.AC$3]+[.$A22]" office:value-type="float" office:value="45">
            <text:p>45</text:p>
          </table:table-cell>
          <table:table-cell table:style-name="LargeContent" table:formula="of:=[.AD$3]+[.$A22]" office:value-type="float" office:value="46">
            <text:p>46</text:p>
          </table:table-cell>
          <table:table-cell table:style-name="LargeContent" table:formula="of:=[.AE$3]+[.$A22]" office:value-type="float" office:value="47">
            <text:p>47</text:p>
          </table:table-cell>
          <table:table-cell table:style-name="LargeContent" table:formula="of:=[.AF$3]+[.$A22]" office:value-type="float" office:value="48">
            <text:p>48</text:p>
          </table:table-cell>
          <table:table-cell table:style-name="LargeContent" table:formula="of:=[.AG$3]+[.$A22]" office:value-type="float" office:value="49">
            <text:p>49</text:p>
          </table:table-cell>
          <table:table-cell table:style-name="LargeContent" table:formula="of:=[.AH$3]+[.$A22]" office:value-type="float" office:value="50">
            <text:p>50</text:p>
          </table:table-cell>
          <table:table-cell table:style-name="LargeContent" table:formula="of:=[.AI$3]+[.$A22]" office:value-type="float" office:value="51">
            <text:p>51</text:p>
          </table:table-cell>
          <table:table-cell table:style-name="LargeContent" table:formula="of:=[.AJ$3]+[.$A22]" office:value-type="float" office:value="52">
            <text:p>52</text:p>
          </table:table-cell>
          <table:table-cell table:style-name="LargeContent" table:formula="of:=[.AK$3]+[.$A22]" office:value-type="float" office:value="53">
            <text:p>53</text:p>
          </table:table-cell>
          <table:table-cell table:style-name="LargeContent" table:formula="of:=[.AL$3]+[.$A22]" office:value-type="float" office:value="54">
            <text:p>54</text:p>
          </table:table-cell>
          <table:table-cell table:style-name="LargeContent" table:formula="of:=[.AM$3]+[.$A22]" office:value-type="float" office:value="55">
            <text:p>55</text:p>
          </table:table-cell>
          <table:table-cell table:style-name="LargeContent" table:formula="of:=[.AN$3]+[.$A22]" office:value-type="float" office:value="56">
            <text:p>56</text:p>
          </table:table-cell>
          <table:table-cell table:style-name="LargeContent" table:formula="of:=[.AO$3]+[.$A22]" office:value-type="float" office:value="57">
            <text:p>57</text:p>
          </table:table-cell>
          <table:table-cell table:style-name="LargeContent" table:formula="of:=[.AP$3]+[.$A22]" office:value-type="float" office:value="58">
            <text:p>58</text:p>
          </table:table-cell>
          <table:table-cell table:style-name="LargeContent" table:formula="of:=[.AQ$3]+[.$A22]" office:value-type="float" office:value="59">
            <text:p>59</text:p>
          </table:table-cell>
          <table:table-cell table:style-name="LargeContent" table:formula="of:=[.AR$3]+[.$A22]" office:value-type="float" office:value="60">
            <text:p>60</text:p>
          </table:table-cell>
          <table:table-cell table:style-name="LargeContent" table:formula="of:=[.AS$3]+[.$A22]" office:value-type="float" office:value="61">
            <text:p>61</text:p>
          </table:table-cell>
          <table:table-cell table:style-name="LargeContent" table:formula="of:=[.AT$3]+[.$A22]" office:value-type="float" office:value="62">
            <text:p>62</text:p>
          </table:table-cell>
          <table:table-cell table:style-name="LargeContent" table:formula="of:=[.AU$3]+[.$A22]" office:value-type="float" office:value="63">
            <text:p>63</text:p>
          </table:table-cell>
          <table:table-cell table:style-name="LargeContent" table:formula="of:=[.AV$3]+[.$A22]" office:value-type="float" office:value="64">
            <text:p>64</text:p>
          </table:table-cell>
          <table:table-cell table:style-name="LargeContent" table:formula="of:=[.AW$3]+[.$A22]" office:value-type="float" office:value="65">
            <text:p>65</text:p>
          </table:table-cell>
          <table:table-cell table:style-name="LargeContent" table:formula="of:=[.AX$3]+[.$A22]" office:value-type="float" office:value="66">
            <text:p>66</text:p>
          </table:table-cell>
          <table:table-cell table:style-name="LargeContent" table:formula="of:=[.AY$3]+[.$A22]" office:value-type="float" office:value="67">
            <text:p>67</text:p>
          </table:table-cell>
          <table:table-cell table:style-name="LargeContent" table:formula="of:=[.AZ$3]+[.$A22]" office:value-type="float" office:value="68">
            <text:p>68</text:p>
          </table:table-cell>
          <table:table-cell table:style-name="LargeContent" table:formula="of:=[.BA$3]+[.$A22]" office:value-type="float" office:value="69">
            <text:p>69</text:p>
          </table:table-cell>
          <table:table-cell table:style-name="LargeContent" table:formula="of:=[.BB$3]+[.$A22]" office:value-type="float" office:value="70">
            <text:p>70</text:p>
          </table:table-cell>
          <table:table-cell table:style-name="LargeContent" table:formula="of:=[.BC$3]+[.$A22]" office:value-type="float" office:value="71">
            <text:p>71</text:p>
          </table:table-cell>
          <table:table-cell table:style-name="LargeContent" table:formula="of:=[.BD$3]+[.$A22]" office:value-type="float" office:value="72">
            <text:p>72</text:p>
          </table:table-cell>
          <table:table-cell table:style-name="LargeContent" table:formula="of:=[.BE$3]+[.$A22]" office:value-type="float" office:value="73">
            <text:p>73</text:p>
          </table:table-cell>
          <table:table-cell table:style-name="LargeContent" table:formula="of:=[.BF$3]+[.$A22]" office:value-type="float" office:value="74">
            <text:p>74</text:p>
          </table:table-cell>
          <table:table-cell table:style-name="LargeContent" table:formula="of:=[.BG$3]+[.$A22]" office:value-type="float" office:value="75">
            <text:p>75</text:p>
          </table:table-cell>
          <table:table-cell table:style-name="LargeContent" table:formula="of:=[.BH$3]+[.$A22]" office:value-type="float" office:value="76">
            <text:p>76</text:p>
          </table:table-cell>
          <table:table-cell table:style-name="LargeContent" table:formula="of:=[.BI$3]+[.$A22]" office:value-type="float" office:value="77">
            <text:p>77</text:p>
          </table:table-cell>
          <table:table-cell table:style-name="LargeContent" table:formula="of:=[.BJ$3]+[.$A22]" office:value-type="float" office:value="78">
            <text:p>78</text:p>
          </table:table-cell>
          <table:table-cell table:style-name="ce5" table:formula="of:=[.BK$3]+[.$A22]" office:value-type="float" office:value="79">
            <text:p>79</text:p>
          </table:table-cell>
        </table:table-row>
        <table:table-row table:style-name="ro1">
          <table:table-cell table:style-name="HeadingCentered" office:value-type="float" office:value="19">
            <text:p>19</text:p>
          </table:table-cell>
          <table:table-cell table:style-name="LargeContent" table:formula="of:=[.B$3]+[.$A23]" office:value-type="float" office:value="19">
            <text:p>19</text:p>
          </table:table-cell>
          <table:table-cell table:style-name="LargeContent" table:formula="of:=[.C$3]+[.$A23]" office:value-type="float" office:value="20">
            <text:p>20</text:p>
          </table:table-cell>
          <table:table-cell table:style-name="LargeContent" table:formula="of:=[.D$3]+[.$A23]" office:value-type="float" office:value="21">
            <text:p>21</text:p>
          </table:table-cell>
          <table:table-cell table:style-name="LargeContent" table:formula="of:=[.E$3]+[.$A23]" office:value-type="float" office:value="22">
            <text:p>22</text:p>
          </table:table-cell>
          <table:table-cell table:style-name="LargeContent" table:formula="of:=[.F$3]+[.$A23]" office:value-type="float" office:value="23">
            <text:p>23</text:p>
          </table:table-cell>
          <table:table-cell table:style-name="LargeContent" table:formula="of:=[.G$3]+[.$A23]" office:value-type="float" office:value="24">
            <text:p>24</text:p>
          </table:table-cell>
          <table:table-cell table:style-name="LargeContent" table:formula="of:=[.H$3]+[.$A23]" office:value-type="float" office:value="25">
            <text:p>25</text:p>
          </table:table-cell>
          <table:table-cell table:style-name="LargeContent" table:formula="of:=[.I$3]+[.$A23]" office:value-type="float" office:value="26">
            <text:p>26</text:p>
          </table:table-cell>
          <table:table-cell table:style-name="LargeContent" table:formula="of:=[.J$3]+[.$A23]" office:value-type="float" office:value="27">
            <text:p>27</text:p>
          </table:table-cell>
          <table:table-cell table:style-name="LargeContent" table:formula="of:=[.K$3]+[.$A23]" office:value-type="float" office:value="28">
            <text:p>28</text:p>
          </table:table-cell>
          <table:table-cell table:style-name="LargeContent" table:formula="of:=[.L$3]+[.$A23]" office:value-type="float" office:value="29">
            <text:p>29</text:p>
          </table:table-cell>
          <table:table-cell table:style-name="LargeContent" table:formula="of:=[.M$3]+[.$A23]" office:value-type="float" office:value="30">
            <text:p>30</text:p>
          </table:table-cell>
          <table:table-cell table:style-name="LargeContent" table:formula="of:=[.N$3]+[.$A23]" office:value-type="float" office:value="31">
            <text:p>31</text:p>
          </table:table-cell>
          <table:table-cell table:style-name="LargeContent" table:formula="of:=[.O$3]+[.$A23]" office:value-type="float" office:value="32">
            <text:p>32</text:p>
          </table:table-cell>
          <table:table-cell table:style-name="LargeContent" table:formula="of:=[.P$3]+[.$A23]" office:value-type="float" office:value="33">
            <text:p>33</text:p>
          </table:table-cell>
          <table:table-cell table:style-name="LargeContent" table:formula="of:=[.Q$3]+[.$A23]" office:value-type="float" office:value="34">
            <text:p>34</text:p>
          </table:table-cell>
          <table:table-cell table:style-name="LargeContent" table:formula="of:=[.R$3]+[.$A23]" office:value-type="float" office:value="35">
            <text:p>35</text:p>
          </table:table-cell>
          <table:table-cell table:style-name="LargeContent" table:formula="of:=[.S$3]+[.$A23]" office:value-type="float" office:value="36">
            <text:p>36</text:p>
          </table:table-cell>
          <table:table-cell table:style-name="LargeContent" table:formula="of:=[.T$3]+[.$A23]" office:value-type="float" office:value="37">
            <text:p>37</text:p>
          </table:table-cell>
          <table:table-cell table:style-name="LargeContent" table:formula="of:=[.U$3]+[.$A23]" office:value-type="float" office:value="38">
            <text:p>38</text:p>
          </table:table-cell>
          <table:table-cell table:style-name="LargeContent" table:formula="of:=[.V$3]+[.$A23]" office:value-type="float" office:value="39">
            <text:p>39</text:p>
          </table:table-cell>
          <table:table-cell table:style-name="LargeContent" table:formula="of:=[.W$3]+[.$A23]" office:value-type="float" office:value="40">
            <text:p>40</text:p>
          </table:table-cell>
          <table:table-cell table:style-name="LargeContent" table:formula="of:=[.X$3]+[.$A23]" office:value-type="float" office:value="41">
            <text:p>41</text:p>
          </table:table-cell>
          <table:table-cell table:style-name="LargeContent" table:formula="of:=[.Y$3]+[.$A23]" office:value-type="float" office:value="42">
            <text:p>42</text:p>
          </table:table-cell>
          <table:table-cell table:style-name="LargeContent" table:formula="of:=[.Z$3]+[.$A23]" office:value-type="float" office:value="43">
            <text:p>43</text:p>
          </table:table-cell>
          <table:table-cell table:style-name="LargeContent" table:formula="of:=[.AA$3]+[.$A23]" office:value-type="float" office:value="44">
            <text:p>44</text:p>
          </table:table-cell>
          <table:table-cell table:style-name="LargeContent" table:formula="of:=[.AB$3]+[.$A23]" office:value-type="float" office:value="45">
            <text:p>45</text:p>
          </table:table-cell>
          <table:table-cell table:style-name="LargeContent" table:formula="of:=[.AC$3]+[.$A23]" office:value-type="float" office:value="46">
            <text:p>46</text:p>
          </table:table-cell>
          <table:table-cell table:style-name="LargeContent" table:formula="of:=[.AD$3]+[.$A23]" office:value-type="float" office:value="47">
            <text:p>47</text:p>
          </table:table-cell>
          <table:table-cell table:style-name="LargeContent" table:formula="of:=[.AE$3]+[.$A23]" office:value-type="float" office:value="48">
            <text:p>48</text:p>
          </table:table-cell>
          <table:table-cell table:style-name="LargeContent" table:formula="of:=[.AF$3]+[.$A23]" office:value-type="float" office:value="49">
            <text:p>49</text:p>
          </table:table-cell>
          <table:table-cell table:style-name="LargeContent" table:formula="of:=[.AG$3]+[.$A23]" office:value-type="float" office:value="50">
            <text:p>50</text:p>
          </table:table-cell>
          <table:table-cell table:style-name="LargeContent" table:formula="of:=[.AH$3]+[.$A23]" office:value-type="float" office:value="51">
            <text:p>51</text:p>
          </table:table-cell>
          <table:table-cell table:style-name="LargeContent" table:formula="of:=[.AI$3]+[.$A23]" office:value-type="float" office:value="52">
            <text:p>52</text:p>
          </table:table-cell>
          <table:table-cell table:style-name="LargeContent" table:formula="of:=[.AJ$3]+[.$A23]" office:value-type="float" office:value="53">
            <text:p>53</text:p>
          </table:table-cell>
          <table:table-cell table:style-name="LargeContent" table:formula="of:=[.AK$3]+[.$A23]" office:value-type="float" office:value="54">
            <text:p>54</text:p>
          </table:table-cell>
          <table:table-cell table:style-name="LargeContent" table:formula="of:=[.AL$3]+[.$A23]" office:value-type="float" office:value="55">
            <text:p>55</text:p>
          </table:table-cell>
          <table:table-cell table:style-name="LargeContent" table:formula="of:=[.AM$3]+[.$A23]" office:value-type="float" office:value="56">
            <text:p>56</text:p>
          </table:table-cell>
          <table:table-cell table:style-name="LargeContent" table:formula="of:=[.AN$3]+[.$A23]" office:value-type="float" office:value="57">
            <text:p>57</text:p>
          </table:table-cell>
          <table:table-cell table:style-name="LargeContent" table:formula="of:=[.AO$3]+[.$A23]" office:value-type="float" office:value="58">
            <text:p>58</text:p>
          </table:table-cell>
          <table:table-cell table:style-name="LargeContent" table:formula="of:=[.AP$3]+[.$A23]" office:value-type="float" office:value="59">
            <text:p>59</text:p>
          </table:table-cell>
          <table:table-cell table:style-name="LargeContent" table:formula="of:=[.AQ$3]+[.$A23]" office:value-type="float" office:value="60">
            <text:p>60</text:p>
          </table:table-cell>
          <table:table-cell table:style-name="LargeContent" table:formula="of:=[.AR$3]+[.$A23]" office:value-type="float" office:value="61">
            <text:p>61</text:p>
          </table:table-cell>
          <table:table-cell table:style-name="LargeContent" table:formula="of:=[.AS$3]+[.$A23]" office:value-type="float" office:value="62">
            <text:p>62</text:p>
          </table:table-cell>
          <table:table-cell table:style-name="LargeContent" table:formula="of:=[.AT$3]+[.$A23]" office:value-type="float" office:value="63">
            <text:p>63</text:p>
          </table:table-cell>
          <table:table-cell table:style-name="LargeContent" table:formula="of:=[.AU$3]+[.$A23]" office:value-type="float" office:value="64">
            <text:p>64</text:p>
          </table:table-cell>
          <table:table-cell table:style-name="LargeContent" table:formula="of:=[.AV$3]+[.$A23]" office:value-type="float" office:value="65">
            <text:p>65</text:p>
          </table:table-cell>
          <table:table-cell table:style-name="LargeContent" table:formula="of:=[.AW$3]+[.$A23]" office:value-type="float" office:value="66">
            <text:p>66</text:p>
          </table:table-cell>
          <table:table-cell table:style-name="LargeContent" table:formula="of:=[.AX$3]+[.$A23]" office:value-type="float" office:value="67">
            <text:p>67</text:p>
          </table:table-cell>
          <table:table-cell table:style-name="LargeContent" table:formula="of:=[.AY$3]+[.$A23]" office:value-type="float" office:value="68">
            <text:p>68</text:p>
          </table:table-cell>
          <table:table-cell table:style-name="LargeContent" table:formula="of:=[.AZ$3]+[.$A23]" office:value-type="float" office:value="69">
            <text:p>69</text:p>
          </table:table-cell>
          <table:table-cell table:style-name="LargeContent" table:formula="of:=[.BA$3]+[.$A23]" office:value-type="float" office:value="70">
            <text:p>70</text:p>
          </table:table-cell>
          <table:table-cell table:style-name="LargeContent" table:formula="of:=[.BB$3]+[.$A23]" office:value-type="float" office:value="71">
            <text:p>71</text:p>
          </table:table-cell>
          <table:table-cell table:style-name="LargeContent" table:formula="of:=[.BC$3]+[.$A23]" office:value-type="float" office:value="72">
            <text:p>72</text:p>
          </table:table-cell>
          <table:table-cell table:style-name="LargeContent" table:formula="of:=[.BD$3]+[.$A23]" office:value-type="float" office:value="73">
            <text:p>73</text:p>
          </table:table-cell>
          <table:table-cell table:style-name="LargeContent" table:formula="of:=[.BE$3]+[.$A23]" office:value-type="float" office:value="74">
            <text:p>74</text:p>
          </table:table-cell>
          <table:table-cell table:style-name="LargeContent" table:formula="of:=[.BF$3]+[.$A23]" office:value-type="float" office:value="75">
            <text:p>75</text:p>
          </table:table-cell>
          <table:table-cell table:style-name="LargeContent" table:formula="of:=[.BG$3]+[.$A23]" office:value-type="float" office:value="76">
            <text:p>76</text:p>
          </table:table-cell>
          <table:table-cell table:style-name="LargeContent" table:formula="of:=[.BH$3]+[.$A23]" office:value-type="float" office:value="77">
            <text:p>77</text:p>
          </table:table-cell>
          <table:table-cell table:style-name="LargeContent" table:formula="of:=[.BI$3]+[.$A23]" office:value-type="float" office:value="78">
            <text:p>78</text:p>
          </table:table-cell>
          <table:table-cell table:style-name="LargeContent" table:formula="of:=[.BJ$3]+[.$A23]" office:value-type="float" office:value="79">
            <text:p>79</text:p>
          </table:table-cell>
          <table:table-cell table:style-name="ce5" table:formula="of:=[.BK$3]+[.$A23]" office:value-type="float" office:value="80">
            <text:p>80</text:p>
          </table:table-cell>
        </table:table-row>
        <table:table-row table:style-name="ro1">
          <table:table-cell table:style-name="HeadingCentered" office:value-type="float" office:value="20">
            <text:p>20</text:p>
          </table:table-cell>
          <table:table-cell table:style-name="LargeContent" table:formula="of:=[.B$3]+[.$A24]" office:value-type="float" office:value="20">
            <text:p>20</text:p>
          </table:table-cell>
          <table:table-cell table:style-name="LargeContent" table:formula="of:=[.C$3]+[.$A24]" office:value-type="float" office:value="21">
            <text:p>21</text:p>
          </table:table-cell>
          <table:table-cell table:style-name="LargeContent" table:formula="of:=[.D$3]+[.$A24]" office:value-type="float" office:value="22">
            <text:p>22</text:p>
          </table:table-cell>
          <table:table-cell table:style-name="LargeContent" table:formula="of:=[.E$3]+[.$A24]" office:value-type="float" office:value="23">
            <text:p>23</text:p>
          </table:table-cell>
          <table:table-cell table:style-name="LargeContent" table:formula="of:=[.F$3]+[.$A24]" office:value-type="float" office:value="24">
            <text:p>24</text:p>
          </table:table-cell>
          <table:table-cell table:style-name="LargeContent" table:formula="of:=[.G$3]+[.$A24]" office:value-type="float" office:value="25">
            <text:p>25</text:p>
          </table:table-cell>
          <table:table-cell table:style-name="LargeContent" table:formula="of:=[.H$3]+[.$A24]" office:value-type="float" office:value="26">
            <text:p>26</text:p>
          </table:table-cell>
          <table:table-cell table:style-name="LargeContent" table:formula="of:=[.I$3]+[.$A24]" office:value-type="float" office:value="27">
            <text:p>27</text:p>
          </table:table-cell>
          <table:table-cell table:style-name="LargeContent" table:formula="of:=[.J$3]+[.$A24]" office:value-type="float" office:value="28">
            <text:p>28</text:p>
          </table:table-cell>
          <table:table-cell table:style-name="LargeContent" table:formula="of:=[.K$3]+[.$A24]" office:value-type="float" office:value="29">
            <text:p>29</text:p>
          </table:table-cell>
          <table:table-cell table:style-name="LargeContent" table:formula="of:=[.L$3]+[.$A24]" office:value-type="float" office:value="30">
            <text:p>30</text:p>
          </table:table-cell>
          <table:table-cell table:style-name="LargeContent" table:formula="of:=[.M$3]+[.$A24]" office:value-type="float" office:value="31">
            <text:p>31</text:p>
          </table:table-cell>
          <table:table-cell table:style-name="LargeContent" table:formula="of:=[.N$3]+[.$A24]" office:value-type="float" office:value="32">
            <text:p>32</text:p>
          </table:table-cell>
          <table:table-cell table:style-name="LargeContent" table:formula="of:=[.O$3]+[.$A24]" office:value-type="float" office:value="33">
            <text:p>33</text:p>
          </table:table-cell>
          <table:table-cell table:style-name="LargeContent" table:formula="of:=[.P$3]+[.$A24]" office:value-type="float" office:value="34">
            <text:p>34</text:p>
          </table:table-cell>
          <table:table-cell table:style-name="LargeContent" table:formula="of:=[.Q$3]+[.$A24]" office:value-type="float" office:value="35">
            <text:p>35</text:p>
          </table:table-cell>
          <table:table-cell table:style-name="LargeContent" table:formula="of:=[.R$3]+[.$A24]" office:value-type="float" office:value="36">
            <text:p>36</text:p>
          </table:table-cell>
          <table:table-cell table:style-name="LargeContent" table:formula="of:=[.S$3]+[.$A24]" office:value-type="float" office:value="37">
            <text:p>37</text:p>
          </table:table-cell>
          <table:table-cell table:style-name="LargeContent" table:formula="of:=[.T$3]+[.$A24]" office:value-type="float" office:value="38">
            <text:p>38</text:p>
          </table:table-cell>
          <table:table-cell table:style-name="LargeContent" table:formula="of:=[.U$3]+[.$A24]" office:value-type="float" office:value="39">
            <text:p>39</text:p>
          </table:table-cell>
          <table:table-cell table:style-name="LargeContent" table:formula="of:=[.V$3]+[.$A24]" office:value-type="float" office:value="40">
            <text:p>40</text:p>
          </table:table-cell>
          <table:table-cell table:style-name="LargeContent" table:formula="of:=[.W$3]+[.$A24]" office:value-type="float" office:value="41">
            <text:p>41</text:p>
          </table:table-cell>
          <table:table-cell table:style-name="LargeContent" table:formula="of:=[.X$3]+[.$A24]" office:value-type="float" office:value="42">
            <text:p>42</text:p>
          </table:table-cell>
          <table:table-cell table:style-name="LargeContent" table:formula="of:=[.Y$3]+[.$A24]" office:value-type="float" office:value="43">
            <text:p>43</text:p>
          </table:table-cell>
          <table:table-cell table:style-name="LargeContent" table:formula="of:=[.Z$3]+[.$A24]" office:value-type="float" office:value="44">
            <text:p>44</text:p>
          </table:table-cell>
          <table:table-cell table:style-name="LargeContent" table:formula="of:=[.AA$3]+[.$A24]" office:value-type="float" office:value="45">
            <text:p>45</text:p>
          </table:table-cell>
          <table:table-cell table:style-name="LargeContent" table:formula="of:=[.AB$3]+[.$A24]" office:value-type="float" office:value="46">
            <text:p>46</text:p>
          </table:table-cell>
          <table:table-cell table:style-name="LargeContent" table:formula="of:=[.AC$3]+[.$A24]" office:value-type="float" office:value="47">
            <text:p>47</text:p>
          </table:table-cell>
          <table:table-cell table:style-name="LargeContent" table:formula="of:=[.AD$3]+[.$A24]" office:value-type="float" office:value="48">
            <text:p>48</text:p>
          </table:table-cell>
          <table:table-cell table:style-name="LargeContent" table:formula="of:=[.AE$3]+[.$A24]" office:value-type="float" office:value="49">
            <text:p>49</text:p>
          </table:table-cell>
          <table:table-cell table:style-name="LargeContent" table:formula="of:=[.AF$3]+[.$A24]" office:value-type="float" office:value="50">
            <text:p>50</text:p>
          </table:table-cell>
          <table:table-cell table:style-name="LargeContent" table:formula="of:=[.AG$3]+[.$A24]" office:value-type="float" office:value="51">
            <text:p>51</text:p>
          </table:table-cell>
          <table:table-cell table:style-name="LargeContent" table:formula="of:=[.AH$3]+[.$A24]" office:value-type="float" office:value="52">
            <text:p>52</text:p>
          </table:table-cell>
          <table:table-cell table:style-name="LargeContent" table:formula="of:=[.AI$3]+[.$A24]" office:value-type="float" office:value="53">
            <text:p>53</text:p>
          </table:table-cell>
          <table:table-cell table:style-name="LargeContent" table:formula="of:=[.AJ$3]+[.$A24]" office:value-type="float" office:value="54">
            <text:p>54</text:p>
          </table:table-cell>
          <table:table-cell table:style-name="LargeContent" table:formula="of:=[.AK$3]+[.$A24]" office:value-type="float" office:value="55">
            <text:p>55</text:p>
          </table:table-cell>
          <table:table-cell table:style-name="LargeContent" table:formula="of:=[.AL$3]+[.$A24]" office:value-type="float" office:value="56">
            <text:p>56</text:p>
          </table:table-cell>
          <table:table-cell table:style-name="LargeContent" table:formula="of:=[.AM$3]+[.$A24]" office:value-type="float" office:value="57">
            <text:p>57</text:p>
          </table:table-cell>
          <table:table-cell table:style-name="LargeContent" table:formula="of:=[.AN$3]+[.$A24]" office:value-type="float" office:value="58">
            <text:p>58</text:p>
          </table:table-cell>
          <table:table-cell table:style-name="LargeContent" table:formula="of:=[.AO$3]+[.$A24]" office:value-type="float" office:value="59">
            <text:p>59</text:p>
          </table:table-cell>
          <table:table-cell table:style-name="LargeContent" table:formula="of:=[.AP$3]+[.$A24]" office:value-type="float" office:value="60">
            <text:p>60</text:p>
          </table:table-cell>
          <table:table-cell table:style-name="LargeContent" table:formula="of:=[.AQ$3]+[.$A24]" office:value-type="float" office:value="61">
            <text:p>61</text:p>
          </table:table-cell>
          <table:table-cell table:style-name="LargeContent" table:formula="of:=[.AR$3]+[.$A24]" office:value-type="float" office:value="62">
            <text:p>62</text:p>
          </table:table-cell>
          <table:table-cell table:style-name="LargeContent" table:formula="of:=[.AS$3]+[.$A24]" office:value-type="float" office:value="63">
            <text:p>63</text:p>
          </table:table-cell>
          <table:table-cell table:style-name="LargeContent" table:formula="of:=[.AT$3]+[.$A24]" office:value-type="float" office:value="64">
            <text:p>64</text:p>
          </table:table-cell>
          <table:table-cell table:style-name="LargeContent" table:formula="of:=[.AU$3]+[.$A24]" office:value-type="float" office:value="65">
            <text:p>65</text:p>
          </table:table-cell>
          <table:table-cell table:style-name="LargeContent" table:formula="of:=[.AV$3]+[.$A24]" office:value-type="float" office:value="66">
            <text:p>66</text:p>
          </table:table-cell>
          <table:table-cell table:style-name="LargeContent" table:formula="of:=[.AW$3]+[.$A24]" office:value-type="float" office:value="67">
            <text:p>67</text:p>
          </table:table-cell>
          <table:table-cell table:style-name="LargeContent" table:formula="of:=[.AX$3]+[.$A24]" office:value-type="float" office:value="68">
            <text:p>68</text:p>
          </table:table-cell>
          <table:table-cell table:style-name="LargeContent" table:formula="of:=[.AY$3]+[.$A24]" office:value-type="float" office:value="69">
            <text:p>69</text:p>
          </table:table-cell>
          <table:table-cell table:style-name="LargeContent" table:formula="of:=[.AZ$3]+[.$A24]" office:value-type="float" office:value="70">
            <text:p>70</text:p>
          </table:table-cell>
          <table:table-cell table:style-name="LargeContent" table:formula="of:=[.BA$3]+[.$A24]" office:value-type="float" office:value="71">
            <text:p>71</text:p>
          </table:table-cell>
          <table:table-cell table:style-name="LargeContent" table:formula="of:=[.BB$3]+[.$A24]" office:value-type="float" office:value="72">
            <text:p>72</text:p>
          </table:table-cell>
          <table:table-cell table:style-name="LargeContent" table:formula="of:=[.BC$3]+[.$A24]" office:value-type="float" office:value="73">
            <text:p>73</text:p>
          </table:table-cell>
          <table:table-cell table:style-name="LargeContent" table:formula="of:=[.BD$3]+[.$A24]" office:value-type="float" office:value="74">
            <text:p>74</text:p>
          </table:table-cell>
          <table:table-cell table:style-name="LargeContent" table:formula="of:=[.BE$3]+[.$A24]" office:value-type="float" office:value="75">
            <text:p>75</text:p>
          </table:table-cell>
          <table:table-cell table:style-name="LargeContent" table:formula="of:=[.BF$3]+[.$A24]" office:value-type="float" office:value="76">
            <text:p>76</text:p>
          </table:table-cell>
          <table:table-cell table:style-name="LargeContent" table:formula="of:=[.BG$3]+[.$A24]" office:value-type="float" office:value="77">
            <text:p>77</text:p>
          </table:table-cell>
          <table:table-cell table:style-name="LargeContent" table:formula="of:=[.BH$3]+[.$A24]" office:value-type="float" office:value="78">
            <text:p>78</text:p>
          </table:table-cell>
          <table:table-cell table:style-name="LargeContent" table:formula="of:=[.BI$3]+[.$A24]" office:value-type="float" office:value="79">
            <text:p>79</text:p>
          </table:table-cell>
          <table:table-cell table:style-name="LargeContent" table:formula="of:=[.BJ$3]+[.$A24]" office:value-type="float" office:value="80">
            <text:p>80</text:p>
          </table:table-cell>
          <table:table-cell table:style-name="ce5" table:formula="of:=[.BK$3]+[.$A24]" office:value-type="float" office:value="81">
            <text:p>81</text:p>
          </table:table-cell>
        </table:table-row>
        <table:table-row table:style-name="ro1">
          <table:table-cell table:style-name="HeadingCentered" office:value-type="float" office:value="21">
            <text:p>21</text:p>
          </table:table-cell>
          <table:table-cell table:style-name="LargeContent" table:formula="of:=[.B$3]+[.$A25]" office:value-type="float" office:value="21">
            <text:p>21</text:p>
          </table:table-cell>
          <table:table-cell table:style-name="LargeContent" table:formula="of:=[.C$3]+[.$A25]" office:value-type="float" office:value="22">
            <text:p>22</text:p>
          </table:table-cell>
          <table:table-cell table:style-name="LargeContent" table:formula="of:=[.D$3]+[.$A25]" office:value-type="float" office:value="23">
            <text:p>23</text:p>
          </table:table-cell>
          <table:table-cell table:style-name="LargeContent" table:formula="of:=[.E$3]+[.$A25]" office:value-type="float" office:value="24">
            <text:p>24</text:p>
          </table:table-cell>
          <table:table-cell table:style-name="LargeContent" table:formula="of:=[.F$3]+[.$A25]" office:value-type="float" office:value="25">
            <text:p>25</text:p>
          </table:table-cell>
          <table:table-cell table:style-name="LargeContent" table:formula="of:=[.G$3]+[.$A25]" office:value-type="float" office:value="26">
            <text:p>26</text:p>
          </table:table-cell>
          <table:table-cell table:style-name="LargeContent" table:formula="of:=[.H$3]+[.$A25]" office:value-type="float" office:value="27">
            <text:p>27</text:p>
          </table:table-cell>
          <table:table-cell table:style-name="LargeContent" table:formula="of:=[.I$3]+[.$A25]" office:value-type="float" office:value="28">
            <text:p>28</text:p>
          </table:table-cell>
          <table:table-cell table:style-name="LargeContent" table:formula="of:=[.J$3]+[.$A25]" office:value-type="float" office:value="29">
            <text:p>29</text:p>
          </table:table-cell>
          <table:table-cell table:style-name="LargeContent" table:formula="of:=[.K$3]+[.$A25]" office:value-type="float" office:value="30">
            <text:p>30</text:p>
          </table:table-cell>
          <table:table-cell table:style-name="LargeContent" table:formula="of:=[.L$3]+[.$A25]" office:value-type="float" office:value="31">
            <text:p>31</text:p>
          </table:table-cell>
          <table:table-cell table:style-name="LargeContent" table:formula="of:=[.M$3]+[.$A25]" office:value-type="float" office:value="32">
            <text:p>32</text:p>
          </table:table-cell>
          <table:table-cell table:style-name="LargeContent" table:formula="of:=[.N$3]+[.$A25]" office:value-type="float" office:value="33">
            <text:p>33</text:p>
          </table:table-cell>
          <table:table-cell table:style-name="LargeContent" table:formula="of:=[.O$3]+[.$A25]" office:value-type="float" office:value="34">
            <text:p>34</text:p>
          </table:table-cell>
          <table:table-cell table:style-name="LargeContent" table:formula="of:=[.P$3]+[.$A25]" office:value-type="float" office:value="35">
            <text:p>35</text:p>
          </table:table-cell>
          <table:table-cell table:style-name="LargeContent" table:formula="of:=[.Q$3]+[.$A25]" office:value-type="float" office:value="36">
            <text:p>36</text:p>
          </table:table-cell>
          <table:table-cell table:style-name="LargeContent" table:formula="of:=[.R$3]+[.$A25]" office:value-type="float" office:value="37">
            <text:p>37</text:p>
          </table:table-cell>
          <table:table-cell table:style-name="LargeContent" table:formula="of:=[.S$3]+[.$A25]" office:value-type="float" office:value="38">
            <text:p>38</text:p>
          </table:table-cell>
          <table:table-cell table:style-name="LargeContent" table:formula="of:=[.T$3]+[.$A25]" office:value-type="float" office:value="39">
            <text:p>39</text:p>
          </table:table-cell>
          <table:table-cell table:style-name="LargeContent" table:formula="of:=[.U$3]+[.$A25]" office:value-type="float" office:value="40">
            <text:p>40</text:p>
          </table:table-cell>
          <table:table-cell table:style-name="LargeContent" table:formula="of:=[.V$3]+[.$A25]" office:value-type="float" office:value="41">
            <text:p>41</text:p>
          </table:table-cell>
          <table:table-cell table:style-name="LargeContent" table:formula="of:=[.W$3]+[.$A25]" office:value-type="float" office:value="42">
            <text:p>42</text:p>
          </table:table-cell>
          <table:table-cell table:style-name="LargeContent" table:formula="of:=[.X$3]+[.$A25]" office:value-type="float" office:value="43">
            <text:p>43</text:p>
          </table:table-cell>
          <table:table-cell table:style-name="LargeContent" table:formula="of:=[.Y$3]+[.$A25]" office:value-type="float" office:value="44">
            <text:p>44</text:p>
          </table:table-cell>
          <table:table-cell table:style-name="LargeContent" table:formula="of:=[.Z$3]+[.$A25]" office:value-type="float" office:value="45">
            <text:p>45</text:p>
          </table:table-cell>
          <table:table-cell table:style-name="LargeContent" table:formula="of:=[.AA$3]+[.$A25]" office:value-type="float" office:value="46">
            <text:p>46</text:p>
          </table:table-cell>
          <table:table-cell table:style-name="LargeContent" table:formula="of:=[.AB$3]+[.$A25]" office:value-type="float" office:value="47">
            <text:p>47</text:p>
          </table:table-cell>
          <table:table-cell table:style-name="LargeContent" table:formula="of:=[.AC$3]+[.$A25]" office:value-type="float" office:value="48">
            <text:p>48</text:p>
          </table:table-cell>
          <table:table-cell table:style-name="LargeContent" table:formula="of:=[.AD$3]+[.$A25]" office:value-type="float" office:value="49">
            <text:p>49</text:p>
          </table:table-cell>
          <table:table-cell table:style-name="LargeContent" table:formula="of:=[.AE$3]+[.$A25]" office:value-type="float" office:value="50">
            <text:p>50</text:p>
          </table:table-cell>
          <table:table-cell table:style-name="LargeContent" table:formula="of:=[.AF$3]+[.$A25]" office:value-type="float" office:value="51">
            <text:p>51</text:p>
          </table:table-cell>
          <table:table-cell table:style-name="LargeContent" table:formula="of:=[.AG$3]+[.$A25]" office:value-type="float" office:value="52">
            <text:p>52</text:p>
          </table:table-cell>
          <table:table-cell table:style-name="LargeContent" table:formula="of:=[.AH$3]+[.$A25]" office:value-type="float" office:value="53">
            <text:p>53</text:p>
          </table:table-cell>
          <table:table-cell table:style-name="LargeContent" table:formula="of:=[.AI$3]+[.$A25]" office:value-type="float" office:value="54">
            <text:p>54</text:p>
          </table:table-cell>
          <table:table-cell table:style-name="LargeContent" table:formula="of:=[.AJ$3]+[.$A25]" office:value-type="float" office:value="55">
            <text:p>55</text:p>
          </table:table-cell>
          <table:table-cell table:style-name="LargeContent" table:formula="of:=[.AK$3]+[.$A25]" office:value-type="float" office:value="56">
            <text:p>56</text:p>
          </table:table-cell>
          <table:table-cell table:style-name="LargeContent" table:formula="of:=[.AL$3]+[.$A25]" office:value-type="float" office:value="57">
            <text:p>57</text:p>
          </table:table-cell>
          <table:table-cell table:style-name="LargeContent" table:formula="of:=[.AM$3]+[.$A25]" office:value-type="float" office:value="58">
            <text:p>58</text:p>
          </table:table-cell>
          <table:table-cell table:style-name="LargeContent" table:formula="of:=[.AN$3]+[.$A25]" office:value-type="float" office:value="59">
            <text:p>59</text:p>
          </table:table-cell>
          <table:table-cell table:style-name="LargeContent" table:formula="of:=[.AO$3]+[.$A25]" office:value-type="float" office:value="60">
            <text:p>60</text:p>
          </table:table-cell>
          <table:table-cell table:style-name="LargeContent" table:formula="of:=[.AP$3]+[.$A25]" office:value-type="float" office:value="61">
            <text:p>61</text:p>
          </table:table-cell>
          <table:table-cell table:style-name="LargeContent" table:formula="of:=[.AQ$3]+[.$A25]" office:value-type="float" office:value="62">
            <text:p>62</text:p>
          </table:table-cell>
          <table:table-cell table:style-name="LargeContent" table:formula="of:=[.AR$3]+[.$A25]" office:value-type="float" office:value="63">
            <text:p>63</text:p>
          </table:table-cell>
          <table:table-cell table:style-name="LargeContent" table:formula="of:=[.AS$3]+[.$A25]" office:value-type="float" office:value="64">
            <text:p>64</text:p>
          </table:table-cell>
          <table:table-cell table:style-name="LargeContent" table:formula="of:=[.AT$3]+[.$A25]" office:value-type="float" office:value="65">
            <text:p>65</text:p>
          </table:table-cell>
          <table:table-cell table:style-name="LargeContent" table:formula="of:=[.AU$3]+[.$A25]" office:value-type="float" office:value="66">
            <text:p>66</text:p>
          </table:table-cell>
          <table:table-cell table:style-name="LargeContent" table:formula="of:=[.AV$3]+[.$A25]" office:value-type="float" office:value="67">
            <text:p>67</text:p>
          </table:table-cell>
          <table:table-cell table:style-name="LargeContent" table:formula="of:=[.AW$3]+[.$A25]" office:value-type="float" office:value="68">
            <text:p>68</text:p>
          </table:table-cell>
          <table:table-cell table:style-name="LargeContent" table:formula="of:=[.AX$3]+[.$A25]" office:value-type="float" office:value="69">
            <text:p>69</text:p>
          </table:table-cell>
          <table:table-cell table:style-name="LargeContent" table:formula="of:=[.AY$3]+[.$A25]" office:value-type="float" office:value="70">
            <text:p>70</text:p>
          </table:table-cell>
          <table:table-cell table:style-name="LargeContent" table:formula="of:=[.AZ$3]+[.$A25]" office:value-type="float" office:value="71">
            <text:p>71</text:p>
          </table:table-cell>
          <table:table-cell table:style-name="LargeContent" table:formula="of:=[.BA$3]+[.$A25]" office:value-type="float" office:value="72">
            <text:p>72</text:p>
          </table:table-cell>
          <table:table-cell table:style-name="LargeContent" table:formula="of:=[.BB$3]+[.$A25]" office:value-type="float" office:value="73">
            <text:p>73</text:p>
          </table:table-cell>
          <table:table-cell table:style-name="LargeContent" table:formula="of:=[.BC$3]+[.$A25]" office:value-type="float" office:value="74">
            <text:p>74</text:p>
          </table:table-cell>
          <table:table-cell table:style-name="LargeContent" table:formula="of:=[.BD$3]+[.$A25]" office:value-type="float" office:value="75">
            <text:p>75</text:p>
          </table:table-cell>
          <table:table-cell table:style-name="LargeContent" table:formula="of:=[.BE$3]+[.$A25]" office:value-type="float" office:value="76">
            <text:p>76</text:p>
          </table:table-cell>
          <table:table-cell table:style-name="LargeContent" table:formula="of:=[.BF$3]+[.$A25]" office:value-type="float" office:value="77">
            <text:p>77</text:p>
          </table:table-cell>
          <table:table-cell table:style-name="LargeContent" table:formula="of:=[.BG$3]+[.$A25]" office:value-type="float" office:value="78">
            <text:p>78</text:p>
          </table:table-cell>
          <table:table-cell table:style-name="LargeContent" table:formula="of:=[.BH$3]+[.$A25]" office:value-type="float" office:value="79">
            <text:p>79</text:p>
          </table:table-cell>
          <table:table-cell table:style-name="LargeContent" table:formula="of:=[.BI$3]+[.$A25]" office:value-type="float" office:value="80">
            <text:p>80</text:p>
          </table:table-cell>
          <table:table-cell table:style-name="LargeContent" table:formula="of:=[.BJ$3]+[.$A25]" office:value-type="float" office:value="81">
            <text:p>81</text:p>
          </table:table-cell>
          <table:table-cell table:style-name="ce5" table:formula="of:=[.BK$3]+[.$A25]" office:value-type="float" office:value="82">
            <text:p>82</text:p>
          </table:table-cell>
        </table:table-row>
        <table:table-row table:style-name="ro1">
          <table:table-cell table:style-name="HeadingCentered" office:value-type="float" office:value="22">
            <text:p>22</text:p>
          </table:table-cell>
          <table:table-cell table:style-name="LargeContent" table:formula="of:=[.B$3]+[.$A26]" office:value-type="float" office:value="22">
            <text:p>22</text:p>
          </table:table-cell>
          <table:table-cell table:style-name="LargeContent" table:formula="of:=[.C$3]+[.$A26]" office:value-type="float" office:value="23">
            <text:p>23</text:p>
          </table:table-cell>
          <table:table-cell table:style-name="LargeContent" table:formula="of:=[.D$3]+[.$A26]" office:value-type="float" office:value="24">
            <text:p>24</text:p>
          </table:table-cell>
          <table:table-cell table:style-name="LargeContent" table:formula="of:=[.E$3]+[.$A26]" office:value-type="float" office:value="25">
            <text:p>25</text:p>
          </table:table-cell>
          <table:table-cell table:style-name="LargeContent" table:formula="of:=[.F$3]+[.$A26]" office:value-type="float" office:value="26">
            <text:p>26</text:p>
          </table:table-cell>
          <table:table-cell table:style-name="LargeContent" table:formula="of:=[.G$3]+[.$A26]" office:value-type="float" office:value="27">
            <text:p>27</text:p>
          </table:table-cell>
          <table:table-cell table:style-name="LargeContent" table:formula="of:=[.H$3]+[.$A26]" office:value-type="float" office:value="28">
            <text:p>28</text:p>
          </table:table-cell>
          <table:table-cell table:style-name="LargeContent" table:formula="of:=[.I$3]+[.$A26]" office:value-type="float" office:value="29">
            <text:p>29</text:p>
          </table:table-cell>
          <table:table-cell table:style-name="LargeContent" table:formula="of:=[.J$3]+[.$A26]" office:value-type="float" office:value="30">
            <text:p>30</text:p>
          </table:table-cell>
          <table:table-cell table:style-name="LargeContent" table:formula="of:=[.K$3]+[.$A26]" office:value-type="float" office:value="31">
            <text:p>31</text:p>
          </table:table-cell>
          <table:table-cell table:style-name="LargeContent" table:formula="of:=[.L$3]+[.$A26]" office:value-type="float" office:value="32">
            <text:p>32</text:p>
          </table:table-cell>
          <table:table-cell table:style-name="LargeContent" table:formula="of:=[.M$3]+[.$A26]" office:value-type="float" office:value="33">
            <text:p>33</text:p>
          </table:table-cell>
          <table:table-cell table:style-name="LargeContent" table:formula="of:=[.N$3]+[.$A26]" office:value-type="float" office:value="34">
            <text:p>34</text:p>
          </table:table-cell>
          <table:table-cell table:style-name="LargeContent" table:formula="of:=[.O$3]+[.$A26]" office:value-type="float" office:value="35">
            <text:p>35</text:p>
          </table:table-cell>
          <table:table-cell table:style-name="LargeContent" table:formula="of:=[.P$3]+[.$A26]" office:value-type="float" office:value="36">
            <text:p>36</text:p>
          </table:table-cell>
          <table:table-cell table:style-name="LargeContent" table:formula="of:=[.Q$3]+[.$A26]" office:value-type="float" office:value="37">
            <text:p>37</text:p>
          </table:table-cell>
          <table:table-cell table:style-name="LargeContent" table:formula="of:=[.R$3]+[.$A26]" office:value-type="float" office:value="38">
            <text:p>38</text:p>
          </table:table-cell>
          <table:table-cell table:style-name="LargeContent" table:formula="of:=[.S$3]+[.$A26]" office:value-type="float" office:value="39">
            <text:p>39</text:p>
          </table:table-cell>
          <table:table-cell table:style-name="LargeContent" table:formula="of:=[.T$3]+[.$A26]" office:value-type="float" office:value="40">
            <text:p>40</text:p>
          </table:table-cell>
          <table:table-cell table:style-name="LargeContent" table:formula="of:=[.U$3]+[.$A26]" office:value-type="float" office:value="41">
            <text:p>41</text:p>
          </table:table-cell>
          <table:table-cell table:style-name="LargeContent" table:formula="of:=[.V$3]+[.$A26]" office:value-type="float" office:value="42">
            <text:p>42</text:p>
          </table:table-cell>
          <table:table-cell table:style-name="LargeContent" table:formula="of:=[.W$3]+[.$A26]" office:value-type="float" office:value="43">
            <text:p>43</text:p>
          </table:table-cell>
          <table:table-cell table:style-name="LargeContent" table:formula="of:=[.X$3]+[.$A26]" office:value-type="float" office:value="44">
            <text:p>44</text:p>
          </table:table-cell>
          <table:table-cell table:style-name="LargeContent" table:formula="of:=[.Y$3]+[.$A26]" office:value-type="float" office:value="45">
            <text:p>45</text:p>
          </table:table-cell>
          <table:table-cell table:style-name="LargeContent" table:formula="of:=[.Z$3]+[.$A26]" office:value-type="float" office:value="46">
            <text:p>46</text:p>
          </table:table-cell>
          <table:table-cell table:style-name="LargeContent" table:formula="of:=[.AA$3]+[.$A26]" office:value-type="float" office:value="47">
            <text:p>47</text:p>
          </table:table-cell>
          <table:table-cell table:style-name="LargeContent" table:formula="of:=[.AB$3]+[.$A26]" office:value-type="float" office:value="48">
            <text:p>48</text:p>
          </table:table-cell>
          <table:table-cell table:style-name="LargeContent" table:formula="of:=[.AC$3]+[.$A26]" office:value-type="float" office:value="49">
            <text:p>49</text:p>
          </table:table-cell>
          <table:table-cell table:style-name="LargeContent" table:formula="of:=[.AD$3]+[.$A26]" office:value-type="float" office:value="50">
            <text:p>50</text:p>
          </table:table-cell>
          <table:table-cell table:style-name="LargeContent" table:formula="of:=[.AE$3]+[.$A26]" office:value-type="float" office:value="51">
            <text:p>51</text:p>
          </table:table-cell>
          <table:table-cell table:style-name="LargeContent" table:formula="of:=[.AF$3]+[.$A26]" office:value-type="float" office:value="52">
            <text:p>52</text:p>
          </table:table-cell>
          <table:table-cell table:style-name="LargeContent" table:formula="of:=[.AG$3]+[.$A26]" office:value-type="float" office:value="53">
            <text:p>53</text:p>
          </table:table-cell>
          <table:table-cell table:style-name="LargeContent" table:formula="of:=[.AH$3]+[.$A26]" office:value-type="float" office:value="54">
            <text:p>54</text:p>
          </table:table-cell>
          <table:table-cell table:style-name="LargeContent" table:formula="of:=[.AI$3]+[.$A26]" office:value-type="float" office:value="55">
            <text:p>55</text:p>
          </table:table-cell>
          <table:table-cell table:style-name="LargeContent" table:formula="of:=[.AJ$3]+[.$A26]" office:value-type="float" office:value="56">
            <text:p>56</text:p>
          </table:table-cell>
          <table:table-cell table:style-name="LargeContent" table:formula="of:=[.AK$3]+[.$A26]" office:value-type="float" office:value="57">
            <text:p>57</text:p>
          </table:table-cell>
          <table:table-cell table:style-name="LargeContent" table:formula="of:=[.AL$3]+[.$A26]" office:value-type="float" office:value="58">
            <text:p>58</text:p>
          </table:table-cell>
          <table:table-cell table:style-name="LargeContent" table:formula="of:=[.AM$3]+[.$A26]" office:value-type="float" office:value="59">
            <text:p>59</text:p>
          </table:table-cell>
          <table:table-cell table:style-name="LargeContent" table:formula="of:=[.AN$3]+[.$A26]" office:value-type="float" office:value="60">
            <text:p>60</text:p>
          </table:table-cell>
          <table:table-cell table:style-name="LargeContent" table:formula="of:=[.AO$3]+[.$A26]" office:value-type="float" office:value="61">
            <text:p>61</text:p>
          </table:table-cell>
          <table:table-cell table:style-name="LargeContent" table:formula="of:=[.AP$3]+[.$A26]" office:value-type="float" office:value="62">
            <text:p>62</text:p>
          </table:table-cell>
          <table:table-cell table:style-name="LargeContent" table:formula="of:=[.AQ$3]+[.$A26]" office:value-type="float" office:value="63">
            <text:p>63</text:p>
          </table:table-cell>
          <table:table-cell table:style-name="LargeContent" table:formula="of:=[.AR$3]+[.$A26]" office:value-type="float" office:value="64">
            <text:p>64</text:p>
          </table:table-cell>
          <table:table-cell table:style-name="LargeContent" table:formula="of:=[.AS$3]+[.$A26]" office:value-type="float" office:value="65">
            <text:p>65</text:p>
          </table:table-cell>
          <table:table-cell table:style-name="LargeContent" table:formula="of:=[.AT$3]+[.$A26]" office:value-type="float" office:value="66">
            <text:p>66</text:p>
          </table:table-cell>
          <table:table-cell table:style-name="LargeContent" table:formula="of:=[.AU$3]+[.$A26]" office:value-type="float" office:value="67">
            <text:p>67</text:p>
          </table:table-cell>
          <table:table-cell table:style-name="LargeContent" table:formula="of:=[.AV$3]+[.$A26]" office:value-type="float" office:value="68">
            <text:p>68</text:p>
          </table:table-cell>
          <table:table-cell table:style-name="LargeContent" table:formula="of:=[.AW$3]+[.$A26]" office:value-type="float" office:value="69">
            <text:p>69</text:p>
          </table:table-cell>
          <table:table-cell table:style-name="LargeContent" table:formula="of:=[.AX$3]+[.$A26]" office:value-type="float" office:value="70">
            <text:p>70</text:p>
          </table:table-cell>
          <table:table-cell table:style-name="LargeContent" table:formula="of:=[.AY$3]+[.$A26]" office:value-type="float" office:value="71">
            <text:p>71</text:p>
          </table:table-cell>
          <table:table-cell table:style-name="LargeContent" table:formula="of:=[.AZ$3]+[.$A26]" office:value-type="float" office:value="72">
            <text:p>72</text:p>
          </table:table-cell>
          <table:table-cell table:style-name="LargeContent" table:formula="of:=[.BA$3]+[.$A26]" office:value-type="float" office:value="73">
            <text:p>73</text:p>
          </table:table-cell>
          <table:table-cell table:style-name="LargeContent" table:formula="of:=[.BB$3]+[.$A26]" office:value-type="float" office:value="74">
            <text:p>74</text:p>
          </table:table-cell>
          <table:table-cell table:style-name="LargeContent" table:formula="of:=[.BC$3]+[.$A26]" office:value-type="float" office:value="75">
            <text:p>75</text:p>
          </table:table-cell>
          <table:table-cell table:style-name="LargeContent" table:formula="of:=[.BD$3]+[.$A26]" office:value-type="float" office:value="76">
            <text:p>76</text:p>
          </table:table-cell>
          <table:table-cell table:style-name="LargeContent" table:formula="of:=[.BE$3]+[.$A26]" office:value-type="float" office:value="77">
            <text:p>77</text:p>
          </table:table-cell>
          <table:table-cell table:style-name="LargeContent" table:formula="of:=[.BF$3]+[.$A26]" office:value-type="float" office:value="78">
            <text:p>78</text:p>
          </table:table-cell>
          <table:table-cell table:style-name="LargeContent" table:formula="of:=[.BG$3]+[.$A26]" office:value-type="float" office:value="79">
            <text:p>79</text:p>
          </table:table-cell>
          <table:table-cell table:style-name="LargeContent" table:formula="of:=[.BH$3]+[.$A26]" office:value-type="float" office:value="80">
            <text:p>80</text:p>
          </table:table-cell>
          <table:table-cell table:style-name="LargeContent" table:formula="of:=[.BI$3]+[.$A26]" office:value-type="float" office:value="81">
            <text:p>81</text:p>
          </table:table-cell>
          <table:table-cell table:style-name="LargeContent" table:formula="of:=[.BJ$3]+[.$A26]" office:value-type="float" office:value="82">
            <text:p>82</text:p>
          </table:table-cell>
          <table:table-cell table:style-name="ce5" table:formula="of:=[.BK$3]+[.$A26]" office:value-type="float" office:value="83">
            <text:p>83</text:p>
          </table:table-cell>
        </table:table-row>
        <table:table-row table:style-name="ro1">
          <table:table-cell table:style-name="HeadingCentered" office:value-type="float" office:value="23">
            <text:p>23</text:p>
          </table:table-cell>
          <table:table-cell table:style-name="LargeContent" table:formula="of:=[.B$3]+[.$A27]" office:value-type="float" office:value="23">
            <text:p>23</text:p>
          </table:table-cell>
          <table:table-cell table:style-name="LargeContent" table:formula="of:=[.C$3]+[.$A27]" office:value-type="float" office:value="24">
            <text:p>24</text:p>
          </table:table-cell>
          <table:table-cell table:style-name="LargeContent" table:formula="of:=[.D$3]+[.$A27]" office:value-type="float" office:value="25">
            <text:p>25</text:p>
          </table:table-cell>
          <table:table-cell table:style-name="LargeContent" table:formula="of:=[.E$3]+[.$A27]" office:value-type="float" office:value="26">
            <text:p>26</text:p>
          </table:table-cell>
          <table:table-cell table:style-name="LargeContent" table:formula="of:=[.F$3]+[.$A27]" office:value-type="float" office:value="27">
            <text:p>27</text:p>
          </table:table-cell>
          <table:table-cell table:style-name="LargeContent" table:formula="of:=[.G$3]+[.$A27]" office:value-type="float" office:value="28">
            <text:p>28</text:p>
          </table:table-cell>
          <table:table-cell table:style-name="LargeContent" table:formula="of:=[.H$3]+[.$A27]" office:value-type="float" office:value="29">
            <text:p>29</text:p>
          </table:table-cell>
          <table:table-cell table:style-name="LargeContent" table:formula="of:=[.I$3]+[.$A27]" office:value-type="float" office:value="30">
            <text:p>30</text:p>
          </table:table-cell>
          <table:table-cell table:style-name="LargeContent" table:formula="of:=[.J$3]+[.$A27]" office:value-type="float" office:value="31">
            <text:p>31</text:p>
          </table:table-cell>
          <table:table-cell table:style-name="LargeContent" table:formula="of:=[.K$3]+[.$A27]" office:value-type="float" office:value="32">
            <text:p>32</text:p>
          </table:table-cell>
          <table:table-cell table:style-name="LargeContent" table:formula="of:=[.L$3]+[.$A27]" office:value-type="float" office:value="33">
            <text:p>33</text:p>
          </table:table-cell>
          <table:table-cell table:style-name="LargeContent" table:formula="of:=[.M$3]+[.$A27]" office:value-type="float" office:value="34">
            <text:p>34</text:p>
          </table:table-cell>
          <table:table-cell table:style-name="LargeContent" table:formula="of:=[.N$3]+[.$A27]" office:value-type="float" office:value="35">
            <text:p>35</text:p>
          </table:table-cell>
          <table:table-cell table:style-name="LargeContent" table:formula="of:=[.O$3]+[.$A27]" office:value-type="float" office:value="36">
            <text:p>36</text:p>
          </table:table-cell>
          <table:table-cell table:style-name="LargeContent" table:formula="of:=[.P$3]+[.$A27]" office:value-type="float" office:value="37">
            <text:p>37</text:p>
          </table:table-cell>
          <table:table-cell table:style-name="LargeContent" table:formula="of:=[.Q$3]+[.$A27]" office:value-type="float" office:value="38">
            <text:p>38</text:p>
          </table:table-cell>
          <table:table-cell table:style-name="LargeContent" table:formula="of:=[.R$3]+[.$A27]" office:value-type="float" office:value="39">
            <text:p>39</text:p>
          </table:table-cell>
          <table:table-cell table:style-name="LargeContent" table:formula="of:=[.S$3]+[.$A27]" office:value-type="float" office:value="40">
            <text:p>40</text:p>
          </table:table-cell>
          <table:table-cell table:style-name="LargeContent" table:formula="of:=[.T$3]+[.$A27]" office:value-type="float" office:value="41">
            <text:p>41</text:p>
          </table:table-cell>
          <table:table-cell table:style-name="LargeContent" table:formula="of:=[.U$3]+[.$A27]" office:value-type="float" office:value="42">
            <text:p>42</text:p>
          </table:table-cell>
          <table:table-cell table:style-name="LargeContent" table:formula="of:=[.V$3]+[.$A27]" office:value-type="float" office:value="43">
            <text:p>43</text:p>
          </table:table-cell>
          <table:table-cell table:style-name="LargeContent" table:formula="of:=[.W$3]+[.$A27]" office:value-type="float" office:value="44">
            <text:p>44</text:p>
          </table:table-cell>
          <table:table-cell table:style-name="LargeContent" table:formula="of:=[.X$3]+[.$A27]" office:value-type="float" office:value="45">
            <text:p>45</text:p>
          </table:table-cell>
          <table:table-cell table:style-name="LargeContent" table:formula="of:=[.Y$3]+[.$A27]" office:value-type="float" office:value="46">
            <text:p>46</text:p>
          </table:table-cell>
          <table:table-cell table:style-name="LargeContent" table:formula="of:=[.Z$3]+[.$A27]" office:value-type="float" office:value="47">
            <text:p>47</text:p>
          </table:table-cell>
          <table:table-cell table:style-name="LargeContent" table:formula="of:=[.AA$3]+[.$A27]" office:value-type="float" office:value="48">
            <text:p>48</text:p>
          </table:table-cell>
          <table:table-cell table:style-name="LargeContent" table:formula="of:=[.AB$3]+[.$A27]" office:value-type="float" office:value="49">
            <text:p>49</text:p>
          </table:table-cell>
          <table:table-cell table:style-name="LargeContent" table:formula="of:=[.AC$3]+[.$A27]" office:value-type="float" office:value="50">
            <text:p>50</text:p>
          </table:table-cell>
          <table:table-cell table:style-name="LargeContent" table:formula="of:=[.AD$3]+[.$A27]" office:value-type="float" office:value="51">
            <text:p>51</text:p>
          </table:table-cell>
          <table:table-cell table:style-name="LargeContent" table:formula="of:=[.AE$3]+[.$A27]" office:value-type="float" office:value="52">
            <text:p>52</text:p>
          </table:table-cell>
          <table:table-cell table:style-name="LargeContent" table:formula="of:=[.AF$3]+[.$A27]" office:value-type="float" office:value="53">
            <text:p>53</text:p>
          </table:table-cell>
          <table:table-cell table:style-name="LargeContent" table:formula="of:=[.AG$3]+[.$A27]" office:value-type="float" office:value="54">
            <text:p>54</text:p>
          </table:table-cell>
          <table:table-cell table:style-name="LargeContent" table:formula="of:=[.AH$3]+[.$A27]" office:value-type="float" office:value="55">
            <text:p>55</text:p>
          </table:table-cell>
          <table:table-cell table:style-name="LargeContent" table:formula="of:=[.AI$3]+[.$A27]" office:value-type="float" office:value="56">
            <text:p>56</text:p>
          </table:table-cell>
          <table:table-cell table:style-name="LargeContent" table:formula="of:=[.AJ$3]+[.$A27]" office:value-type="float" office:value="57">
            <text:p>57</text:p>
          </table:table-cell>
          <table:table-cell table:style-name="LargeContent" table:formula="of:=[.AK$3]+[.$A27]" office:value-type="float" office:value="58">
            <text:p>58</text:p>
          </table:table-cell>
          <table:table-cell table:style-name="LargeContent" table:formula="of:=[.AL$3]+[.$A27]" office:value-type="float" office:value="59">
            <text:p>59</text:p>
          </table:table-cell>
          <table:table-cell table:style-name="LargeContent" table:formula="of:=[.AM$3]+[.$A27]" office:value-type="float" office:value="60">
            <text:p>60</text:p>
          </table:table-cell>
          <table:table-cell table:style-name="LargeContent" table:formula="of:=[.AN$3]+[.$A27]" office:value-type="float" office:value="61">
            <text:p>61</text:p>
          </table:table-cell>
          <table:table-cell table:style-name="LargeContent" table:formula="of:=[.AO$3]+[.$A27]" office:value-type="float" office:value="62">
            <text:p>62</text:p>
          </table:table-cell>
          <table:table-cell table:style-name="LargeContent" table:formula="of:=[.AP$3]+[.$A27]" office:value-type="float" office:value="63">
            <text:p>63</text:p>
          </table:table-cell>
          <table:table-cell table:style-name="LargeContent" table:formula="of:=[.AQ$3]+[.$A27]" office:value-type="float" office:value="64">
            <text:p>64</text:p>
          </table:table-cell>
          <table:table-cell table:style-name="LargeContent" table:formula="of:=[.AR$3]+[.$A27]" office:value-type="float" office:value="65">
            <text:p>65</text:p>
          </table:table-cell>
          <table:table-cell table:style-name="LargeContent" table:formula="of:=[.AS$3]+[.$A27]" office:value-type="float" office:value="66">
            <text:p>66</text:p>
          </table:table-cell>
          <table:table-cell table:style-name="LargeContent" table:formula="of:=[.AT$3]+[.$A27]" office:value-type="float" office:value="67">
            <text:p>67</text:p>
          </table:table-cell>
          <table:table-cell table:style-name="LargeContent" table:formula="of:=[.AU$3]+[.$A27]" office:value-type="float" office:value="68">
            <text:p>68</text:p>
          </table:table-cell>
          <table:table-cell table:style-name="LargeContent" table:formula="of:=[.AV$3]+[.$A27]" office:value-type="float" office:value="69">
            <text:p>69</text:p>
          </table:table-cell>
          <table:table-cell table:style-name="LargeContent" table:formula="of:=[.AW$3]+[.$A27]" office:value-type="float" office:value="70">
            <text:p>70</text:p>
          </table:table-cell>
          <table:table-cell table:style-name="LargeContent" table:formula="of:=[.AX$3]+[.$A27]" office:value-type="float" office:value="71">
            <text:p>71</text:p>
          </table:table-cell>
          <table:table-cell table:style-name="LargeContent" table:formula="of:=[.AY$3]+[.$A27]" office:value-type="float" office:value="72">
            <text:p>72</text:p>
          </table:table-cell>
          <table:table-cell table:style-name="LargeContent" table:formula="of:=[.AZ$3]+[.$A27]" office:value-type="float" office:value="73">
            <text:p>73</text:p>
          </table:table-cell>
          <table:table-cell table:style-name="LargeContent" table:formula="of:=[.BA$3]+[.$A27]" office:value-type="float" office:value="74">
            <text:p>74</text:p>
          </table:table-cell>
          <table:table-cell table:style-name="LargeContent" table:formula="of:=[.BB$3]+[.$A27]" office:value-type="float" office:value="75">
            <text:p>75</text:p>
          </table:table-cell>
          <table:table-cell table:style-name="LargeContent" table:formula="of:=[.BC$3]+[.$A27]" office:value-type="float" office:value="76">
            <text:p>76</text:p>
          </table:table-cell>
          <table:table-cell table:style-name="LargeContent" table:formula="of:=[.BD$3]+[.$A27]" office:value-type="float" office:value="77">
            <text:p>77</text:p>
          </table:table-cell>
          <table:table-cell table:style-name="LargeContent" table:formula="of:=[.BE$3]+[.$A27]" office:value-type="float" office:value="78">
            <text:p>78</text:p>
          </table:table-cell>
          <table:table-cell table:style-name="LargeContent" table:formula="of:=[.BF$3]+[.$A27]" office:value-type="float" office:value="79">
            <text:p>79</text:p>
          </table:table-cell>
          <table:table-cell table:style-name="LargeContent" table:formula="of:=[.BG$3]+[.$A27]" office:value-type="float" office:value="80">
            <text:p>80</text:p>
          </table:table-cell>
          <table:table-cell table:style-name="LargeContent" table:formula="of:=[.BH$3]+[.$A27]" office:value-type="float" office:value="81">
            <text:p>81</text:p>
          </table:table-cell>
          <table:table-cell table:style-name="LargeContent" table:formula="of:=[.BI$3]+[.$A27]" office:value-type="float" office:value="82">
            <text:p>82</text:p>
          </table:table-cell>
          <table:table-cell table:style-name="LargeContent" table:formula="of:=[.BJ$3]+[.$A27]" office:value-type="float" office:value="83">
            <text:p>83</text:p>
          </table:table-cell>
          <table:table-cell table:style-name="ce5" table:formula="of:=[.BK$3]+[.$A27]" office:value-type="float" office:value="84">
            <text:p>84</text:p>
          </table:table-cell>
        </table:table-row>
        <table:table-row table:style-name="ro1">
          <table:table-cell table:style-name="HeadingCentered" office:value-type="float" office:value="24">
            <text:p>24</text:p>
          </table:table-cell>
          <table:table-cell table:style-name="LargeContent" table:formula="of:=[.B$3]+[.$A28]" office:value-type="float" office:value="24">
            <text:p>24</text:p>
          </table:table-cell>
          <table:table-cell table:style-name="LargeContent" table:formula="of:=[.C$3]+[.$A28]" office:value-type="float" office:value="25">
            <text:p>25</text:p>
          </table:table-cell>
          <table:table-cell table:style-name="LargeContent" table:formula="of:=[.D$3]+[.$A28]" office:value-type="float" office:value="26">
            <text:p>26</text:p>
          </table:table-cell>
          <table:table-cell table:style-name="LargeContent" table:formula="of:=[.E$3]+[.$A28]" office:value-type="float" office:value="27">
            <text:p>27</text:p>
          </table:table-cell>
          <table:table-cell table:style-name="LargeContent" table:formula="of:=[.F$3]+[.$A28]" office:value-type="float" office:value="28">
            <text:p>28</text:p>
          </table:table-cell>
          <table:table-cell table:style-name="LargeContent" table:formula="of:=[.G$3]+[.$A28]" office:value-type="float" office:value="29">
            <text:p>29</text:p>
          </table:table-cell>
          <table:table-cell table:style-name="LargeContent" table:formula="of:=[.H$3]+[.$A28]" office:value-type="float" office:value="30">
            <text:p>30</text:p>
          </table:table-cell>
          <table:table-cell table:style-name="LargeContent" table:formula="of:=[.I$3]+[.$A28]" office:value-type="float" office:value="31">
            <text:p>31</text:p>
          </table:table-cell>
          <table:table-cell table:style-name="LargeContent" table:formula="of:=[.J$3]+[.$A28]" office:value-type="float" office:value="32">
            <text:p>32</text:p>
          </table:table-cell>
          <table:table-cell table:style-name="LargeContent" table:formula="of:=[.K$3]+[.$A28]" office:value-type="float" office:value="33">
            <text:p>33</text:p>
          </table:table-cell>
          <table:table-cell table:style-name="LargeContent" table:formula="of:=[.L$3]+[.$A28]" office:value-type="float" office:value="34">
            <text:p>34</text:p>
          </table:table-cell>
          <table:table-cell table:style-name="LargeContent" table:formula="of:=[.M$3]+[.$A28]" office:value-type="float" office:value="35">
            <text:p>35</text:p>
          </table:table-cell>
          <table:table-cell table:style-name="LargeContent" table:formula="of:=[.N$3]+[.$A28]" office:value-type="float" office:value="36">
            <text:p>36</text:p>
          </table:table-cell>
          <table:table-cell table:style-name="LargeContent" table:formula="of:=[.O$3]+[.$A28]" office:value-type="float" office:value="37">
            <text:p>37</text:p>
          </table:table-cell>
          <table:table-cell table:style-name="LargeContent" table:formula="of:=[.P$3]+[.$A28]" office:value-type="float" office:value="38">
            <text:p>38</text:p>
          </table:table-cell>
          <table:table-cell table:style-name="LargeContent" table:formula="of:=[.Q$3]+[.$A28]" office:value-type="float" office:value="39">
            <text:p>39</text:p>
          </table:table-cell>
          <table:table-cell table:style-name="LargeContent" table:formula="of:=[.R$3]+[.$A28]" office:value-type="float" office:value="40">
            <text:p>40</text:p>
          </table:table-cell>
          <table:table-cell table:style-name="LargeContent" table:formula="of:=[.S$3]+[.$A28]" office:value-type="float" office:value="41">
            <text:p>41</text:p>
          </table:table-cell>
          <table:table-cell table:style-name="LargeContent" table:formula="of:=[.T$3]+[.$A28]" office:value-type="float" office:value="42">
            <text:p>42</text:p>
          </table:table-cell>
          <table:table-cell table:style-name="LargeContent" table:formula="of:=[.U$3]+[.$A28]" office:value-type="float" office:value="43">
            <text:p>43</text:p>
          </table:table-cell>
          <table:table-cell table:style-name="LargeContent" table:formula="of:=[.V$3]+[.$A28]" office:value-type="float" office:value="44">
            <text:p>44</text:p>
          </table:table-cell>
          <table:table-cell table:style-name="LargeContent" table:formula="of:=[.W$3]+[.$A28]" office:value-type="float" office:value="45">
            <text:p>45</text:p>
          </table:table-cell>
          <table:table-cell table:style-name="LargeContent" table:formula="of:=[.X$3]+[.$A28]" office:value-type="float" office:value="46">
            <text:p>46</text:p>
          </table:table-cell>
          <table:table-cell table:style-name="LargeContent" table:formula="of:=[.Y$3]+[.$A28]" office:value-type="float" office:value="47">
            <text:p>47</text:p>
          </table:table-cell>
          <table:table-cell table:style-name="LargeContent" table:formula="of:=[.Z$3]+[.$A28]" office:value-type="float" office:value="48">
            <text:p>48</text:p>
          </table:table-cell>
          <table:table-cell table:style-name="LargeContent" table:formula="of:=[.AA$3]+[.$A28]" office:value-type="float" office:value="49">
            <text:p>49</text:p>
          </table:table-cell>
          <table:table-cell table:style-name="LargeContent" table:formula="of:=[.AB$3]+[.$A28]" office:value-type="float" office:value="50">
            <text:p>50</text:p>
          </table:table-cell>
          <table:table-cell table:style-name="LargeContent" table:formula="of:=[.AC$3]+[.$A28]" office:value-type="float" office:value="51">
            <text:p>51</text:p>
          </table:table-cell>
          <table:table-cell table:style-name="LargeContent" table:formula="of:=[.AD$3]+[.$A28]" office:value-type="float" office:value="52">
            <text:p>52</text:p>
          </table:table-cell>
          <table:table-cell table:style-name="LargeContent" table:formula="of:=[.AE$3]+[.$A28]" office:value-type="float" office:value="53">
            <text:p>53</text:p>
          </table:table-cell>
          <table:table-cell table:style-name="LargeContent" table:formula="of:=[.AF$3]+[.$A28]" office:value-type="float" office:value="54">
            <text:p>54</text:p>
          </table:table-cell>
          <table:table-cell table:style-name="LargeContent" table:formula="of:=[.AG$3]+[.$A28]" office:value-type="float" office:value="55">
            <text:p>55</text:p>
          </table:table-cell>
          <table:table-cell table:style-name="LargeContent" table:formula="of:=[.AH$3]+[.$A28]" office:value-type="float" office:value="56">
            <text:p>56</text:p>
          </table:table-cell>
          <table:table-cell table:style-name="LargeContent" table:formula="of:=[.AI$3]+[.$A28]" office:value-type="float" office:value="57">
            <text:p>57</text:p>
          </table:table-cell>
          <table:table-cell table:style-name="LargeContent" table:formula="of:=[.AJ$3]+[.$A28]" office:value-type="float" office:value="58">
            <text:p>58</text:p>
          </table:table-cell>
          <table:table-cell table:style-name="LargeContent" table:formula="of:=[.AK$3]+[.$A28]" office:value-type="float" office:value="59">
            <text:p>59</text:p>
          </table:table-cell>
          <table:table-cell table:style-name="LargeContent" table:formula="of:=[.AL$3]+[.$A28]" office:value-type="float" office:value="60">
            <text:p>60</text:p>
          </table:table-cell>
          <table:table-cell table:style-name="LargeContent" table:formula="of:=[.AM$3]+[.$A28]" office:value-type="float" office:value="61">
            <text:p>61</text:p>
          </table:table-cell>
          <table:table-cell table:style-name="LargeContent" table:formula="of:=[.AN$3]+[.$A28]" office:value-type="float" office:value="62">
            <text:p>62</text:p>
          </table:table-cell>
          <table:table-cell table:style-name="LargeContent" table:formula="of:=[.AO$3]+[.$A28]" office:value-type="float" office:value="63">
            <text:p>63</text:p>
          </table:table-cell>
          <table:table-cell table:style-name="LargeContent" table:formula="of:=[.AP$3]+[.$A28]" office:value-type="float" office:value="64">
            <text:p>64</text:p>
          </table:table-cell>
          <table:table-cell table:style-name="LargeContent" table:formula="of:=[.AQ$3]+[.$A28]" office:value-type="float" office:value="65">
            <text:p>65</text:p>
          </table:table-cell>
          <table:table-cell table:style-name="LargeContent" table:formula="of:=[.AR$3]+[.$A28]" office:value-type="float" office:value="66">
            <text:p>66</text:p>
          </table:table-cell>
          <table:table-cell table:style-name="LargeContent" table:formula="of:=[.AS$3]+[.$A28]" office:value-type="float" office:value="67">
            <text:p>67</text:p>
          </table:table-cell>
          <table:table-cell table:style-name="LargeContent" table:formula="of:=[.AT$3]+[.$A28]" office:value-type="float" office:value="68">
            <text:p>68</text:p>
          </table:table-cell>
          <table:table-cell table:style-name="LargeContent" table:formula="of:=[.AU$3]+[.$A28]" office:value-type="float" office:value="69">
            <text:p>69</text:p>
          </table:table-cell>
          <table:table-cell table:style-name="LargeContent" table:formula="of:=[.AV$3]+[.$A28]" office:value-type="float" office:value="70">
            <text:p>70</text:p>
          </table:table-cell>
          <table:table-cell table:style-name="LargeContent" table:formula="of:=[.AW$3]+[.$A28]" office:value-type="float" office:value="71">
            <text:p>71</text:p>
          </table:table-cell>
          <table:table-cell table:style-name="LargeContent" table:formula="of:=[.AX$3]+[.$A28]" office:value-type="float" office:value="72">
            <text:p>72</text:p>
          </table:table-cell>
          <table:table-cell table:style-name="LargeContent" table:formula="of:=[.AY$3]+[.$A28]" office:value-type="float" office:value="73">
            <text:p>73</text:p>
          </table:table-cell>
          <table:table-cell table:style-name="LargeContent" table:formula="of:=[.AZ$3]+[.$A28]" office:value-type="float" office:value="74">
            <text:p>74</text:p>
          </table:table-cell>
          <table:table-cell table:style-name="LargeContent" table:formula="of:=[.BA$3]+[.$A28]" office:value-type="float" office:value="75">
            <text:p>75</text:p>
          </table:table-cell>
          <table:table-cell table:style-name="LargeContent" table:formula="of:=[.BB$3]+[.$A28]" office:value-type="float" office:value="76">
            <text:p>76</text:p>
          </table:table-cell>
          <table:table-cell table:style-name="LargeContent" table:formula="of:=[.BC$3]+[.$A28]" office:value-type="float" office:value="77">
            <text:p>77</text:p>
          </table:table-cell>
          <table:table-cell table:style-name="LargeContent" table:formula="of:=[.BD$3]+[.$A28]" office:value-type="float" office:value="78">
            <text:p>78</text:p>
          </table:table-cell>
          <table:table-cell table:style-name="LargeContent" table:formula="of:=[.BE$3]+[.$A28]" office:value-type="float" office:value="79">
            <text:p>79</text:p>
          </table:table-cell>
          <table:table-cell table:style-name="LargeContent" table:formula="of:=[.BF$3]+[.$A28]" office:value-type="float" office:value="80">
            <text:p>80</text:p>
          </table:table-cell>
          <table:table-cell table:style-name="LargeContent" table:formula="of:=[.BG$3]+[.$A28]" office:value-type="float" office:value="81">
            <text:p>81</text:p>
          </table:table-cell>
          <table:table-cell table:style-name="LargeContent" table:formula="of:=[.BH$3]+[.$A28]" office:value-type="float" office:value="82">
            <text:p>82</text:p>
          </table:table-cell>
          <table:table-cell table:style-name="LargeContent" table:formula="of:=[.BI$3]+[.$A28]" office:value-type="float" office:value="83">
            <text:p>83</text:p>
          </table:table-cell>
          <table:table-cell table:style-name="LargeContent" table:formula="of:=[.BJ$3]+[.$A28]" office:value-type="float" office:value="84">
            <text:p>84</text:p>
          </table:table-cell>
          <table:table-cell table:style-name="ce5" table:formula="of:=[.BK$3]+[.$A28]" office:value-type="float" office:value="85">
            <text:p>85</text:p>
          </table:table-cell>
        </table:table-row>
        <table:table-row table:style-name="ro1">
          <table:table-cell table:style-name="HeadingCentered" office:value-type="float" office:value="25">
            <text:p>25</text:p>
          </table:table-cell>
          <table:table-cell table:style-name="LargeContent" table:formula="of:=[.B$3]+[.$A29]" office:value-type="float" office:value="25">
            <text:p>25</text:p>
          </table:table-cell>
          <table:table-cell table:style-name="LargeContent" table:formula="of:=[.C$3]+[.$A29]" office:value-type="float" office:value="26">
            <text:p>26</text:p>
          </table:table-cell>
          <table:table-cell table:style-name="LargeContent" table:formula="of:=[.D$3]+[.$A29]" office:value-type="float" office:value="27">
            <text:p>27</text:p>
          </table:table-cell>
          <table:table-cell table:style-name="LargeContent" table:formula="of:=[.E$3]+[.$A29]" office:value-type="float" office:value="28">
            <text:p>28</text:p>
          </table:table-cell>
          <table:table-cell table:style-name="LargeContent" table:formula="of:=[.F$3]+[.$A29]" office:value-type="float" office:value="29">
            <text:p>29</text:p>
          </table:table-cell>
          <table:table-cell table:style-name="LargeContent" table:formula="of:=[.G$3]+[.$A29]" office:value-type="float" office:value="30">
            <text:p>30</text:p>
          </table:table-cell>
          <table:table-cell table:style-name="LargeContent" table:formula="of:=[.H$3]+[.$A29]" office:value-type="float" office:value="31">
            <text:p>31</text:p>
          </table:table-cell>
          <table:table-cell table:style-name="LargeContent" table:formula="of:=[.I$3]+[.$A29]" office:value-type="float" office:value="32">
            <text:p>32</text:p>
          </table:table-cell>
          <table:table-cell table:style-name="LargeContent" table:formula="of:=[.J$3]+[.$A29]" office:value-type="float" office:value="33">
            <text:p>33</text:p>
          </table:table-cell>
          <table:table-cell table:style-name="LargeContent" table:formula="of:=[.K$3]+[.$A29]" office:value-type="float" office:value="34">
            <text:p>34</text:p>
          </table:table-cell>
          <table:table-cell table:style-name="LargeContent" table:formula="of:=[.L$3]+[.$A29]" office:value-type="float" office:value="35">
            <text:p>35</text:p>
          </table:table-cell>
          <table:table-cell table:style-name="LargeContent" table:formula="of:=[.M$3]+[.$A29]" office:value-type="float" office:value="36">
            <text:p>36</text:p>
          </table:table-cell>
          <table:table-cell table:style-name="LargeContent" table:formula="of:=[.N$3]+[.$A29]" office:value-type="float" office:value="37">
            <text:p>37</text:p>
          </table:table-cell>
          <table:table-cell table:style-name="LargeContent" table:formula="of:=[.O$3]+[.$A29]" office:value-type="float" office:value="38">
            <text:p>38</text:p>
          </table:table-cell>
          <table:table-cell table:style-name="LargeContent" table:formula="of:=[.P$3]+[.$A29]" office:value-type="float" office:value="39">
            <text:p>39</text:p>
          </table:table-cell>
          <table:table-cell table:style-name="LargeContent" table:formula="of:=[.Q$3]+[.$A29]" office:value-type="float" office:value="40">
            <text:p>40</text:p>
          </table:table-cell>
          <table:table-cell table:style-name="LargeContent" table:formula="of:=[.R$3]+[.$A29]" office:value-type="float" office:value="41">
            <text:p>41</text:p>
          </table:table-cell>
          <table:table-cell table:style-name="LargeContent" table:formula="of:=[.S$3]+[.$A29]" office:value-type="float" office:value="42">
            <text:p>42</text:p>
          </table:table-cell>
          <table:table-cell table:style-name="LargeContent" table:formula="of:=[.T$3]+[.$A29]" office:value-type="float" office:value="43">
            <text:p>43</text:p>
          </table:table-cell>
          <table:table-cell table:style-name="LargeContent" table:formula="of:=[.U$3]+[.$A29]" office:value-type="float" office:value="44">
            <text:p>44</text:p>
          </table:table-cell>
          <table:table-cell table:style-name="LargeContent" table:formula="of:=[.V$3]+[.$A29]" office:value-type="float" office:value="45">
            <text:p>45</text:p>
          </table:table-cell>
          <table:table-cell table:style-name="LargeContent" table:formula="of:=[.W$3]+[.$A29]" office:value-type="float" office:value="46">
            <text:p>46</text:p>
          </table:table-cell>
          <table:table-cell table:style-name="LargeContent" table:formula="of:=[.X$3]+[.$A29]" office:value-type="float" office:value="47">
            <text:p>47</text:p>
          </table:table-cell>
          <table:table-cell table:style-name="LargeContent" table:formula="of:=[.Y$3]+[.$A29]" office:value-type="float" office:value="48">
            <text:p>48</text:p>
          </table:table-cell>
          <table:table-cell table:style-name="LargeContent" table:formula="of:=[.Z$3]+[.$A29]" office:value-type="float" office:value="49">
            <text:p>49</text:p>
          </table:table-cell>
          <table:table-cell table:style-name="LargeContent" table:formula="of:=[.AA$3]+[.$A29]" office:value-type="float" office:value="50">
            <text:p>50</text:p>
          </table:table-cell>
          <table:table-cell table:style-name="LargeContent" table:formula="of:=[.AB$3]+[.$A29]" office:value-type="float" office:value="51">
            <text:p>51</text:p>
          </table:table-cell>
          <table:table-cell table:style-name="LargeContent" table:formula="of:=[.AC$3]+[.$A29]" office:value-type="float" office:value="52">
            <text:p>52</text:p>
          </table:table-cell>
          <table:table-cell table:style-name="LargeContent" table:formula="of:=[.AD$3]+[.$A29]" office:value-type="float" office:value="53">
            <text:p>53</text:p>
          </table:table-cell>
          <table:table-cell table:style-name="LargeContent" table:formula="of:=[.AE$3]+[.$A29]" office:value-type="float" office:value="54">
            <text:p>54</text:p>
          </table:table-cell>
          <table:table-cell table:style-name="LargeContent" table:formula="of:=[.AF$3]+[.$A29]" office:value-type="float" office:value="55">
            <text:p>55</text:p>
          </table:table-cell>
          <table:table-cell table:style-name="LargeContent" table:formula="of:=[.AG$3]+[.$A29]" office:value-type="float" office:value="56">
            <text:p>56</text:p>
          </table:table-cell>
          <table:table-cell table:style-name="LargeContent" table:formula="of:=[.AH$3]+[.$A29]" office:value-type="float" office:value="57">
            <text:p>57</text:p>
          </table:table-cell>
          <table:table-cell table:style-name="LargeContent" table:formula="of:=[.AI$3]+[.$A29]" office:value-type="float" office:value="58">
            <text:p>58</text:p>
          </table:table-cell>
          <table:table-cell table:style-name="LargeContent" table:formula="of:=[.AJ$3]+[.$A29]" office:value-type="float" office:value="59">
            <text:p>59</text:p>
          </table:table-cell>
          <table:table-cell table:style-name="LargeContent" table:formula="of:=[.AK$3]+[.$A29]" office:value-type="float" office:value="60">
            <text:p>60</text:p>
          </table:table-cell>
          <table:table-cell table:style-name="LargeContent" table:formula="of:=[.AL$3]+[.$A29]" office:value-type="float" office:value="61">
            <text:p>61</text:p>
          </table:table-cell>
          <table:table-cell table:style-name="LargeContent" table:formula="of:=[.AM$3]+[.$A29]" office:value-type="float" office:value="62">
            <text:p>62</text:p>
          </table:table-cell>
          <table:table-cell table:style-name="LargeContent" table:formula="of:=[.AN$3]+[.$A29]" office:value-type="float" office:value="63">
            <text:p>63</text:p>
          </table:table-cell>
          <table:table-cell table:style-name="LargeContent" table:formula="of:=[.AO$3]+[.$A29]" office:value-type="float" office:value="64">
            <text:p>64</text:p>
          </table:table-cell>
          <table:table-cell table:style-name="LargeContent" table:formula="of:=[.AP$3]+[.$A29]" office:value-type="float" office:value="65">
            <text:p>65</text:p>
          </table:table-cell>
          <table:table-cell table:style-name="LargeContent" table:formula="of:=[.AQ$3]+[.$A29]" office:value-type="float" office:value="66">
            <text:p>66</text:p>
          </table:table-cell>
          <table:table-cell table:style-name="LargeContent" table:formula="of:=[.AR$3]+[.$A29]" office:value-type="float" office:value="67">
            <text:p>67</text:p>
          </table:table-cell>
          <table:table-cell table:style-name="LargeContent" table:formula="of:=[.AS$3]+[.$A29]" office:value-type="float" office:value="68">
            <text:p>68</text:p>
          </table:table-cell>
          <table:table-cell table:style-name="LargeContent" table:formula="of:=[.AT$3]+[.$A29]" office:value-type="float" office:value="69">
            <text:p>69</text:p>
          </table:table-cell>
          <table:table-cell table:style-name="LargeContent" table:formula="of:=[.AU$3]+[.$A29]" office:value-type="float" office:value="70">
            <text:p>70</text:p>
          </table:table-cell>
          <table:table-cell table:style-name="LargeContent" table:formula="of:=[.AV$3]+[.$A29]" office:value-type="float" office:value="71">
            <text:p>71</text:p>
          </table:table-cell>
          <table:table-cell table:style-name="LargeContent" table:formula="of:=[.AW$3]+[.$A29]" office:value-type="float" office:value="72">
            <text:p>72</text:p>
          </table:table-cell>
          <table:table-cell table:style-name="LargeContent" table:formula="of:=[.AX$3]+[.$A29]" office:value-type="float" office:value="73">
            <text:p>73</text:p>
          </table:table-cell>
          <table:table-cell table:style-name="LargeContent" table:formula="of:=[.AY$3]+[.$A29]" office:value-type="float" office:value="74">
            <text:p>74</text:p>
          </table:table-cell>
          <table:table-cell table:style-name="LargeContent" table:formula="of:=[.AZ$3]+[.$A29]" office:value-type="float" office:value="75">
            <text:p>75</text:p>
          </table:table-cell>
          <table:table-cell table:style-name="LargeContent" table:formula="of:=[.BA$3]+[.$A29]" office:value-type="float" office:value="76">
            <text:p>76</text:p>
          </table:table-cell>
          <table:table-cell table:style-name="LargeContent" table:formula="of:=[.BB$3]+[.$A29]" office:value-type="float" office:value="77">
            <text:p>77</text:p>
          </table:table-cell>
          <table:table-cell table:style-name="LargeContent" table:formula="of:=[.BC$3]+[.$A29]" office:value-type="float" office:value="78">
            <text:p>78</text:p>
          </table:table-cell>
          <table:table-cell table:style-name="LargeContent" table:formula="of:=[.BD$3]+[.$A29]" office:value-type="float" office:value="79">
            <text:p>79</text:p>
          </table:table-cell>
          <table:table-cell table:style-name="LargeContent" table:formula="of:=[.BE$3]+[.$A29]" office:value-type="float" office:value="80">
            <text:p>80</text:p>
          </table:table-cell>
          <table:table-cell table:style-name="LargeContent" table:formula="of:=[.BF$3]+[.$A29]" office:value-type="float" office:value="81">
            <text:p>81</text:p>
          </table:table-cell>
          <table:table-cell table:style-name="LargeContent" table:formula="of:=[.BG$3]+[.$A29]" office:value-type="float" office:value="82">
            <text:p>82</text:p>
          </table:table-cell>
          <table:table-cell table:style-name="LargeContent" table:formula="of:=[.BH$3]+[.$A29]" office:value-type="float" office:value="83">
            <text:p>83</text:p>
          </table:table-cell>
          <table:table-cell table:style-name="LargeContent" table:formula="of:=[.BI$3]+[.$A29]" office:value-type="float" office:value="84">
            <text:p>84</text:p>
          </table:table-cell>
          <table:table-cell table:style-name="LargeContent" table:formula="of:=[.BJ$3]+[.$A29]" office:value-type="float" office:value="85">
            <text:p>85</text:p>
          </table:table-cell>
          <table:table-cell table:style-name="ce5" table:formula="of:=[.BK$3]+[.$A29]" office:value-type="float" office:value="86">
            <text:p>86</text:p>
          </table:table-cell>
        </table:table-row>
        <table:table-row table:style-name="ro1">
          <table:table-cell table:style-name="HeadingCentered" office:value-type="float" office:value="26">
            <text:p>26</text:p>
          </table:table-cell>
          <table:table-cell table:style-name="LargeContent" table:formula="of:=[.B$3]+[.$A30]" office:value-type="float" office:value="26">
            <text:p>26</text:p>
          </table:table-cell>
          <table:table-cell table:style-name="LargeContent" table:formula="of:=[.C$3]+[.$A30]" office:value-type="float" office:value="27">
            <text:p>27</text:p>
          </table:table-cell>
          <table:table-cell table:style-name="LargeContent" table:formula="of:=[.D$3]+[.$A30]" office:value-type="float" office:value="28">
            <text:p>28</text:p>
          </table:table-cell>
          <table:table-cell table:style-name="LargeContent" table:formula="of:=[.E$3]+[.$A30]" office:value-type="float" office:value="29">
            <text:p>29</text:p>
          </table:table-cell>
          <table:table-cell table:style-name="LargeContent" table:formula="of:=[.F$3]+[.$A30]" office:value-type="float" office:value="30">
            <text:p>30</text:p>
          </table:table-cell>
          <table:table-cell table:style-name="LargeContent" table:formula="of:=[.G$3]+[.$A30]" office:value-type="float" office:value="31">
            <text:p>31</text:p>
          </table:table-cell>
          <table:table-cell table:style-name="LargeContent" table:formula="of:=[.H$3]+[.$A30]" office:value-type="float" office:value="32">
            <text:p>32</text:p>
          </table:table-cell>
          <table:table-cell table:style-name="LargeContent" table:formula="of:=[.I$3]+[.$A30]" office:value-type="float" office:value="33">
            <text:p>33</text:p>
          </table:table-cell>
          <table:table-cell table:style-name="LargeContent" table:formula="of:=[.J$3]+[.$A30]" office:value-type="float" office:value="34">
            <text:p>34</text:p>
          </table:table-cell>
          <table:table-cell table:style-name="LargeContent" table:formula="of:=[.K$3]+[.$A30]" office:value-type="float" office:value="35">
            <text:p>35</text:p>
          </table:table-cell>
          <table:table-cell table:style-name="LargeContent" table:formula="of:=[.L$3]+[.$A30]" office:value-type="float" office:value="36">
            <text:p>36</text:p>
          </table:table-cell>
          <table:table-cell table:style-name="LargeContent" table:formula="of:=[.M$3]+[.$A30]" office:value-type="float" office:value="37">
            <text:p>37</text:p>
          </table:table-cell>
          <table:table-cell table:style-name="LargeContent" table:formula="of:=[.N$3]+[.$A30]" office:value-type="float" office:value="38">
            <text:p>38</text:p>
          </table:table-cell>
          <table:table-cell table:style-name="LargeContent" table:formula="of:=[.O$3]+[.$A30]" office:value-type="float" office:value="39">
            <text:p>39</text:p>
          </table:table-cell>
          <table:table-cell table:style-name="LargeContent" table:formula="of:=[.P$3]+[.$A30]" office:value-type="float" office:value="40">
            <text:p>40</text:p>
          </table:table-cell>
          <table:table-cell table:style-name="LargeContent" table:formula="of:=[.Q$3]+[.$A30]" office:value-type="float" office:value="41">
            <text:p>41</text:p>
          </table:table-cell>
          <table:table-cell table:style-name="LargeContent" table:formula="of:=[.R$3]+[.$A30]" office:value-type="float" office:value="42">
            <text:p>42</text:p>
          </table:table-cell>
          <table:table-cell table:style-name="LargeContent" table:formula="of:=[.S$3]+[.$A30]" office:value-type="float" office:value="43">
            <text:p>43</text:p>
          </table:table-cell>
          <table:table-cell table:style-name="LargeContent" table:formula="of:=[.T$3]+[.$A30]" office:value-type="float" office:value="44">
            <text:p>44</text:p>
          </table:table-cell>
          <table:table-cell table:style-name="LargeContent" table:formula="of:=[.U$3]+[.$A30]" office:value-type="float" office:value="45">
            <text:p>45</text:p>
          </table:table-cell>
          <table:table-cell table:style-name="LargeContent" table:formula="of:=[.V$3]+[.$A30]" office:value-type="float" office:value="46">
            <text:p>46</text:p>
          </table:table-cell>
          <table:table-cell table:style-name="LargeContent" table:formula="of:=[.W$3]+[.$A30]" office:value-type="float" office:value="47">
            <text:p>47</text:p>
          </table:table-cell>
          <table:table-cell table:style-name="LargeContent" table:formula="of:=[.X$3]+[.$A30]" office:value-type="float" office:value="48">
            <text:p>48</text:p>
          </table:table-cell>
          <table:table-cell table:style-name="LargeContent" table:formula="of:=[.Y$3]+[.$A30]" office:value-type="float" office:value="49">
            <text:p>49</text:p>
          </table:table-cell>
          <table:table-cell table:style-name="LargeContent" table:formula="of:=[.Z$3]+[.$A30]" office:value-type="float" office:value="50">
            <text:p>50</text:p>
          </table:table-cell>
          <table:table-cell table:style-name="LargeContent" table:formula="of:=[.AA$3]+[.$A30]" office:value-type="float" office:value="51">
            <text:p>51</text:p>
          </table:table-cell>
          <table:table-cell table:style-name="LargeContent" table:formula="of:=[.AB$3]+[.$A30]" office:value-type="float" office:value="52">
            <text:p>52</text:p>
          </table:table-cell>
          <table:table-cell table:style-name="LargeContent" table:formula="of:=[.AC$3]+[.$A30]" office:value-type="float" office:value="53">
            <text:p>53</text:p>
          </table:table-cell>
          <table:table-cell table:style-name="LargeContent" table:formula="of:=[.AD$3]+[.$A30]" office:value-type="float" office:value="54">
            <text:p>54</text:p>
          </table:table-cell>
          <table:table-cell table:style-name="LargeContent" table:formula="of:=[.AE$3]+[.$A30]" office:value-type="float" office:value="55">
            <text:p>55</text:p>
          </table:table-cell>
          <table:table-cell table:style-name="LargeContent" table:formula="of:=[.AF$3]+[.$A30]" office:value-type="float" office:value="56">
            <text:p>56</text:p>
          </table:table-cell>
          <table:table-cell table:style-name="LargeContent" table:formula="of:=[.AG$3]+[.$A30]" office:value-type="float" office:value="57">
            <text:p>57</text:p>
          </table:table-cell>
          <table:table-cell table:style-name="LargeContent" table:formula="of:=[.AH$3]+[.$A30]" office:value-type="float" office:value="58">
            <text:p>58</text:p>
          </table:table-cell>
          <table:table-cell table:style-name="LargeContent" table:formula="of:=[.AI$3]+[.$A30]" office:value-type="float" office:value="59">
            <text:p>59</text:p>
          </table:table-cell>
          <table:table-cell table:style-name="LargeContent" table:formula="of:=[.AJ$3]+[.$A30]" office:value-type="float" office:value="60">
            <text:p>60</text:p>
          </table:table-cell>
          <table:table-cell table:style-name="LargeContent" table:formula="of:=[.AK$3]+[.$A30]" office:value-type="float" office:value="61">
            <text:p>61</text:p>
          </table:table-cell>
          <table:table-cell table:style-name="LargeContent" table:formula="of:=[.AL$3]+[.$A30]" office:value-type="float" office:value="62">
            <text:p>62</text:p>
          </table:table-cell>
          <table:table-cell table:style-name="LargeContent" table:formula="of:=[.AM$3]+[.$A30]" office:value-type="float" office:value="63">
            <text:p>63</text:p>
          </table:table-cell>
          <table:table-cell table:style-name="LargeContent" table:formula="of:=[.AN$3]+[.$A30]" office:value-type="float" office:value="64">
            <text:p>64</text:p>
          </table:table-cell>
          <table:table-cell table:style-name="LargeContent" table:formula="of:=[.AO$3]+[.$A30]" office:value-type="float" office:value="65">
            <text:p>65</text:p>
          </table:table-cell>
          <table:table-cell table:style-name="LargeContent" table:formula="of:=[.AP$3]+[.$A30]" office:value-type="float" office:value="66">
            <text:p>66</text:p>
          </table:table-cell>
          <table:table-cell table:style-name="LargeContent" table:formula="of:=[.AQ$3]+[.$A30]" office:value-type="float" office:value="67">
            <text:p>67</text:p>
          </table:table-cell>
          <table:table-cell table:style-name="LargeContent" table:formula="of:=[.AR$3]+[.$A30]" office:value-type="float" office:value="68">
            <text:p>68</text:p>
          </table:table-cell>
          <table:table-cell table:style-name="LargeContent" table:formula="of:=[.AS$3]+[.$A30]" office:value-type="float" office:value="69">
            <text:p>69</text:p>
          </table:table-cell>
          <table:table-cell table:style-name="LargeContent" table:formula="of:=[.AT$3]+[.$A30]" office:value-type="float" office:value="70">
            <text:p>70</text:p>
          </table:table-cell>
          <table:table-cell table:style-name="LargeContent" table:formula="of:=[.AU$3]+[.$A30]" office:value-type="float" office:value="71">
            <text:p>71</text:p>
          </table:table-cell>
          <table:table-cell table:style-name="LargeContent" table:formula="of:=[.AV$3]+[.$A30]" office:value-type="float" office:value="72">
            <text:p>72</text:p>
          </table:table-cell>
          <table:table-cell table:style-name="LargeContent" table:formula="of:=[.AW$3]+[.$A30]" office:value-type="float" office:value="73">
            <text:p>73</text:p>
          </table:table-cell>
          <table:table-cell table:style-name="LargeContent" table:formula="of:=[.AX$3]+[.$A30]" office:value-type="float" office:value="74">
            <text:p>74</text:p>
          </table:table-cell>
          <table:table-cell table:style-name="LargeContent" table:formula="of:=[.AY$3]+[.$A30]" office:value-type="float" office:value="75">
            <text:p>75</text:p>
          </table:table-cell>
          <table:table-cell table:style-name="LargeContent" table:formula="of:=[.AZ$3]+[.$A30]" office:value-type="float" office:value="76">
            <text:p>76</text:p>
          </table:table-cell>
          <table:table-cell table:style-name="LargeContent" table:formula="of:=[.BA$3]+[.$A30]" office:value-type="float" office:value="77">
            <text:p>77</text:p>
          </table:table-cell>
          <table:table-cell table:style-name="LargeContent" table:formula="of:=[.BB$3]+[.$A30]" office:value-type="float" office:value="78">
            <text:p>78</text:p>
          </table:table-cell>
          <table:table-cell table:style-name="LargeContent" table:formula="of:=[.BC$3]+[.$A30]" office:value-type="float" office:value="79">
            <text:p>79</text:p>
          </table:table-cell>
          <table:table-cell table:style-name="LargeContent" table:formula="of:=[.BD$3]+[.$A30]" office:value-type="float" office:value="80">
            <text:p>80</text:p>
          </table:table-cell>
          <table:table-cell table:style-name="LargeContent" table:formula="of:=[.BE$3]+[.$A30]" office:value-type="float" office:value="81">
            <text:p>81</text:p>
          </table:table-cell>
          <table:table-cell table:style-name="LargeContent" table:formula="of:=[.BF$3]+[.$A30]" office:value-type="float" office:value="82">
            <text:p>82</text:p>
          </table:table-cell>
          <table:table-cell table:style-name="LargeContent" table:formula="of:=[.BG$3]+[.$A30]" office:value-type="float" office:value="83">
            <text:p>83</text:p>
          </table:table-cell>
          <table:table-cell table:style-name="LargeContent" table:formula="of:=[.BH$3]+[.$A30]" office:value-type="float" office:value="84">
            <text:p>84</text:p>
          </table:table-cell>
          <table:table-cell table:style-name="LargeContent" table:formula="of:=[.BI$3]+[.$A30]" office:value-type="float" office:value="85">
            <text:p>85</text:p>
          </table:table-cell>
          <table:table-cell table:style-name="LargeContent" table:formula="of:=[.BJ$3]+[.$A30]" office:value-type="float" office:value="86">
            <text:p>86</text:p>
          </table:table-cell>
          <table:table-cell table:style-name="ce5" table:formula="of:=[.BK$3]+[.$A30]" office:value-type="float" office:value="87">
            <text:p>87</text:p>
          </table:table-cell>
        </table:table-row>
        <table:table-row table:style-name="ro1">
          <table:table-cell table:style-name="HeadingCentered" office:value-type="float" office:value="27">
            <text:p>27</text:p>
          </table:table-cell>
          <table:table-cell table:style-name="LargeContent" table:formula="of:=[.B$3]+[.$A31]" office:value-type="float" office:value="27">
            <text:p>27</text:p>
          </table:table-cell>
          <table:table-cell table:style-name="LargeContent" table:formula="of:=[.C$3]+[.$A31]" office:value-type="float" office:value="28">
            <text:p>28</text:p>
          </table:table-cell>
          <table:table-cell table:style-name="LargeContent" table:formula="of:=[.D$3]+[.$A31]" office:value-type="float" office:value="29">
            <text:p>29</text:p>
          </table:table-cell>
          <table:table-cell table:style-name="LargeContent" table:formula="of:=[.E$3]+[.$A31]" office:value-type="float" office:value="30">
            <text:p>30</text:p>
          </table:table-cell>
          <table:table-cell table:style-name="LargeContent" table:formula="of:=[.F$3]+[.$A31]" office:value-type="float" office:value="31">
            <text:p>31</text:p>
          </table:table-cell>
          <table:table-cell table:style-name="LargeContent" table:formula="of:=[.G$3]+[.$A31]" office:value-type="float" office:value="32">
            <text:p>32</text:p>
          </table:table-cell>
          <table:table-cell table:style-name="LargeContent" table:formula="of:=[.H$3]+[.$A31]" office:value-type="float" office:value="33">
            <text:p>33</text:p>
          </table:table-cell>
          <table:table-cell table:style-name="LargeContent" table:formula="of:=[.I$3]+[.$A31]" office:value-type="float" office:value="34">
            <text:p>34</text:p>
          </table:table-cell>
          <table:table-cell table:style-name="LargeContent" table:formula="of:=[.J$3]+[.$A31]" office:value-type="float" office:value="35">
            <text:p>35</text:p>
          </table:table-cell>
          <table:table-cell table:style-name="LargeContent" table:formula="of:=[.K$3]+[.$A31]" office:value-type="float" office:value="36">
            <text:p>36</text:p>
          </table:table-cell>
          <table:table-cell table:style-name="LargeContent" table:formula="of:=[.L$3]+[.$A31]" office:value-type="float" office:value="37">
            <text:p>37</text:p>
          </table:table-cell>
          <table:table-cell table:style-name="LargeContent" table:formula="of:=[.M$3]+[.$A31]" office:value-type="float" office:value="38">
            <text:p>38</text:p>
          </table:table-cell>
          <table:table-cell table:style-name="LargeContent" table:formula="of:=[.N$3]+[.$A31]" office:value-type="float" office:value="39">
            <text:p>39</text:p>
          </table:table-cell>
          <table:table-cell table:style-name="LargeContent" table:formula="of:=[.O$3]+[.$A31]" office:value-type="float" office:value="40">
            <text:p>40</text:p>
          </table:table-cell>
          <table:table-cell table:style-name="LargeContent" table:formula="of:=[.P$3]+[.$A31]" office:value-type="float" office:value="41">
            <text:p>41</text:p>
          </table:table-cell>
          <table:table-cell table:style-name="LargeContent" table:formula="of:=[.Q$3]+[.$A31]" office:value-type="float" office:value="42">
            <text:p>42</text:p>
          </table:table-cell>
          <table:table-cell table:style-name="LargeContent" table:formula="of:=[.R$3]+[.$A31]" office:value-type="float" office:value="43">
            <text:p>43</text:p>
          </table:table-cell>
          <table:table-cell table:style-name="LargeContent" table:formula="of:=[.S$3]+[.$A31]" office:value-type="float" office:value="44">
            <text:p>44</text:p>
          </table:table-cell>
          <table:table-cell table:style-name="LargeContent" table:formula="of:=[.T$3]+[.$A31]" office:value-type="float" office:value="45">
            <text:p>45</text:p>
          </table:table-cell>
          <table:table-cell table:style-name="LargeContent" table:formula="of:=[.U$3]+[.$A31]" office:value-type="float" office:value="46">
            <text:p>46</text:p>
          </table:table-cell>
          <table:table-cell table:style-name="LargeContent" table:formula="of:=[.V$3]+[.$A31]" office:value-type="float" office:value="47">
            <text:p>47</text:p>
          </table:table-cell>
          <table:table-cell table:style-name="LargeContent" table:formula="of:=[.W$3]+[.$A31]" office:value-type="float" office:value="48">
            <text:p>48</text:p>
          </table:table-cell>
          <table:table-cell table:style-name="LargeContent" table:formula="of:=[.X$3]+[.$A31]" office:value-type="float" office:value="49">
            <text:p>49</text:p>
          </table:table-cell>
          <table:table-cell table:style-name="LargeContent" table:formula="of:=[.Y$3]+[.$A31]" office:value-type="float" office:value="50">
            <text:p>50</text:p>
          </table:table-cell>
          <table:table-cell table:style-name="LargeContent" table:formula="of:=[.Z$3]+[.$A31]" office:value-type="float" office:value="51">
            <text:p>51</text:p>
          </table:table-cell>
          <table:table-cell table:style-name="LargeContent" table:formula="of:=[.AA$3]+[.$A31]" office:value-type="float" office:value="52">
            <text:p>52</text:p>
          </table:table-cell>
          <table:table-cell table:style-name="LargeContent" table:formula="of:=[.AB$3]+[.$A31]" office:value-type="float" office:value="53">
            <text:p>53</text:p>
          </table:table-cell>
          <table:table-cell table:style-name="LargeContent" table:formula="of:=[.AC$3]+[.$A31]" office:value-type="float" office:value="54">
            <text:p>54</text:p>
          </table:table-cell>
          <table:table-cell table:style-name="LargeContent" table:formula="of:=[.AD$3]+[.$A31]" office:value-type="float" office:value="55">
            <text:p>55</text:p>
          </table:table-cell>
          <table:table-cell table:style-name="LargeContent" table:formula="of:=[.AE$3]+[.$A31]" office:value-type="float" office:value="56">
            <text:p>56</text:p>
          </table:table-cell>
          <table:table-cell table:style-name="LargeContent" table:formula="of:=[.AF$3]+[.$A31]" office:value-type="float" office:value="57">
            <text:p>57</text:p>
          </table:table-cell>
          <table:table-cell table:style-name="LargeContent" table:formula="of:=[.AG$3]+[.$A31]" office:value-type="float" office:value="58">
            <text:p>58</text:p>
          </table:table-cell>
          <table:table-cell table:style-name="LargeContent" table:formula="of:=[.AH$3]+[.$A31]" office:value-type="float" office:value="59">
            <text:p>59</text:p>
          </table:table-cell>
          <table:table-cell table:style-name="LargeContent" table:formula="of:=[.AI$3]+[.$A31]" office:value-type="float" office:value="60">
            <text:p>60</text:p>
          </table:table-cell>
          <table:table-cell table:style-name="LargeContent" table:formula="of:=[.AJ$3]+[.$A31]" office:value-type="float" office:value="61">
            <text:p>61</text:p>
          </table:table-cell>
          <table:table-cell table:style-name="LargeContent" table:formula="of:=[.AK$3]+[.$A31]" office:value-type="float" office:value="62">
            <text:p>62</text:p>
          </table:table-cell>
          <table:table-cell table:style-name="LargeContent" table:formula="of:=[.AL$3]+[.$A31]" office:value-type="float" office:value="63">
            <text:p>63</text:p>
          </table:table-cell>
          <table:table-cell table:style-name="LargeContent" table:formula="of:=[.AM$3]+[.$A31]" office:value-type="float" office:value="64">
            <text:p>64</text:p>
          </table:table-cell>
          <table:table-cell table:style-name="LargeContent" table:formula="of:=[.AN$3]+[.$A31]" office:value-type="float" office:value="65">
            <text:p>65</text:p>
          </table:table-cell>
          <table:table-cell table:style-name="LargeContent" table:formula="of:=[.AO$3]+[.$A31]" office:value-type="float" office:value="66">
            <text:p>66</text:p>
          </table:table-cell>
          <table:table-cell table:style-name="LargeContent" table:formula="of:=[.AP$3]+[.$A31]" office:value-type="float" office:value="67">
            <text:p>67</text:p>
          </table:table-cell>
          <table:table-cell table:style-name="LargeContent" table:formula="of:=[.AQ$3]+[.$A31]" office:value-type="float" office:value="68">
            <text:p>68</text:p>
          </table:table-cell>
          <table:table-cell table:style-name="LargeContent" table:formula="of:=[.AR$3]+[.$A31]" office:value-type="float" office:value="69">
            <text:p>69</text:p>
          </table:table-cell>
          <table:table-cell table:style-name="LargeContent" table:formula="of:=[.AS$3]+[.$A31]" office:value-type="float" office:value="70">
            <text:p>70</text:p>
          </table:table-cell>
          <table:table-cell table:style-name="LargeContent" table:formula="of:=[.AT$3]+[.$A31]" office:value-type="float" office:value="71">
            <text:p>71</text:p>
          </table:table-cell>
          <table:table-cell table:style-name="LargeContent" table:formula="of:=[.AU$3]+[.$A31]" office:value-type="float" office:value="72">
            <text:p>72</text:p>
          </table:table-cell>
          <table:table-cell table:style-name="LargeContent" table:formula="of:=[.AV$3]+[.$A31]" office:value-type="float" office:value="73">
            <text:p>73</text:p>
          </table:table-cell>
          <table:table-cell table:style-name="LargeContent" table:formula="of:=[.AW$3]+[.$A31]" office:value-type="float" office:value="74">
            <text:p>74</text:p>
          </table:table-cell>
          <table:table-cell table:style-name="LargeContent" table:formula="of:=[.AX$3]+[.$A31]" office:value-type="float" office:value="75">
            <text:p>75</text:p>
          </table:table-cell>
          <table:table-cell table:style-name="LargeContent" table:formula="of:=[.AY$3]+[.$A31]" office:value-type="float" office:value="76">
            <text:p>76</text:p>
          </table:table-cell>
          <table:table-cell table:style-name="LargeContent" table:formula="of:=[.AZ$3]+[.$A31]" office:value-type="float" office:value="77">
            <text:p>77</text:p>
          </table:table-cell>
          <table:table-cell table:style-name="LargeContent" table:formula="of:=[.BA$3]+[.$A31]" office:value-type="float" office:value="78">
            <text:p>78</text:p>
          </table:table-cell>
          <table:table-cell table:style-name="LargeContent" table:formula="of:=[.BB$3]+[.$A31]" office:value-type="float" office:value="79">
            <text:p>79</text:p>
          </table:table-cell>
          <table:table-cell table:style-name="LargeContent" table:formula="of:=[.BC$3]+[.$A31]" office:value-type="float" office:value="80">
            <text:p>80</text:p>
          </table:table-cell>
          <table:table-cell table:style-name="LargeContent" table:formula="of:=[.BD$3]+[.$A31]" office:value-type="float" office:value="81">
            <text:p>81</text:p>
          </table:table-cell>
          <table:table-cell table:style-name="LargeContent" table:formula="of:=[.BE$3]+[.$A31]" office:value-type="float" office:value="82">
            <text:p>82</text:p>
          </table:table-cell>
          <table:table-cell table:style-name="LargeContent" table:formula="of:=[.BF$3]+[.$A31]" office:value-type="float" office:value="83">
            <text:p>83</text:p>
          </table:table-cell>
          <table:table-cell table:style-name="LargeContent" table:formula="of:=[.BG$3]+[.$A31]" office:value-type="float" office:value="84">
            <text:p>84</text:p>
          </table:table-cell>
          <table:table-cell table:style-name="LargeContent" table:formula="of:=[.BH$3]+[.$A31]" office:value-type="float" office:value="85">
            <text:p>85</text:p>
          </table:table-cell>
          <table:table-cell table:style-name="LargeContent" table:formula="of:=[.BI$3]+[.$A31]" office:value-type="float" office:value="86">
            <text:p>86</text:p>
          </table:table-cell>
          <table:table-cell table:style-name="LargeContent" table:formula="of:=[.BJ$3]+[.$A31]" office:value-type="float" office:value="87">
            <text:p>87</text:p>
          </table:table-cell>
          <table:table-cell table:style-name="ce5" table:formula="of:=[.BK$3]+[.$A31]" office:value-type="float" office:value="88">
            <text:p>88</text:p>
          </table:table-cell>
        </table:table-row>
        <table:table-row table:style-name="ro1">
          <table:table-cell table:style-name="HeadingCentered" office:value-type="float" office:value="28">
            <text:p>28</text:p>
          </table:table-cell>
          <table:table-cell table:style-name="LargeContent" table:formula="of:=[.B$3]+[.$A32]" office:value-type="float" office:value="28">
            <text:p>28</text:p>
          </table:table-cell>
          <table:table-cell table:style-name="LargeContent" table:formula="of:=[.C$3]+[.$A32]" office:value-type="float" office:value="29">
            <text:p>29</text:p>
          </table:table-cell>
          <table:table-cell table:style-name="LargeContent" table:formula="of:=[.D$3]+[.$A32]" office:value-type="float" office:value="30">
            <text:p>30</text:p>
          </table:table-cell>
          <table:table-cell table:style-name="LargeContent" table:formula="of:=[.E$3]+[.$A32]" office:value-type="float" office:value="31">
            <text:p>31</text:p>
          </table:table-cell>
          <table:table-cell table:style-name="LargeContent" table:formula="of:=[.F$3]+[.$A32]" office:value-type="float" office:value="32">
            <text:p>32</text:p>
          </table:table-cell>
          <table:table-cell table:style-name="LargeContent" table:formula="of:=[.G$3]+[.$A32]" office:value-type="float" office:value="33">
            <text:p>33</text:p>
          </table:table-cell>
          <table:table-cell table:style-name="LargeContent" table:formula="of:=[.H$3]+[.$A32]" office:value-type="float" office:value="34">
            <text:p>34</text:p>
          </table:table-cell>
          <table:table-cell table:style-name="LargeContent" table:formula="of:=[.I$3]+[.$A32]" office:value-type="float" office:value="35">
            <text:p>35</text:p>
          </table:table-cell>
          <table:table-cell table:style-name="LargeContent" table:formula="of:=[.J$3]+[.$A32]" office:value-type="float" office:value="36">
            <text:p>36</text:p>
          </table:table-cell>
          <table:table-cell table:style-name="LargeContent" table:formula="of:=[.K$3]+[.$A32]" office:value-type="float" office:value="37">
            <text:p>37</text:p>
          </table:table-cell>
          <table:table-cell table:style-name="LargeContent" table:formula="of:=[.L$3]+[.$A32]" office:value-type="float" office:value="38">
            <text:p>38</text:p>
          </table:table-cell>
          <table:table-cell table:style-name="LargeContent" table:formula="of:=[.M$3]+[.$A32]" office:value-type="float" office:value="39">
            <text:p>39</text:p>
          </table:table-cell>
          <table:table-cell table:style-name="LargeContent" table:formula="of:=[.N$3]+[.$A32]" office:value-type="float" office:value="40">
            <text:p>40</text:p>
          </table:table-cell>
          <table:table-cell table:style-name="LargeContent" table:formula="of:=[.O$3]+[.$A32]" office:value-type="float" office:value="41">
            <text:p>41</text:p>
          </table:table-cell>
          <table:table-cell table:style-name="LargeContent" table:formula="of:=[.P$3]+[.$A32]" office:value-type="float" office:value="42">
            <text:p>42</text:p>
          </table:table-cell>
          <table:table-cell table:style-name="LargeContent" table:formula="of:=[.Q$3]+[.$A32]" office:value-type="float" office:value="43">
            <text:p>43</text:p>
          </table:table-cell>
          <table:table-cell table:style-name="LargeContent" table:formula="of:=[.R$3]+[.$A32]" office:value-type="float" office:value="44">
            <text:p>44</text:p>
          </table:table-cell>
          <table:table-cell table:style-name="LargeContent" table:formula="of:=[.S$3]+[.$A32]" office:value-type="float" office:value="45">
            <text:p>45</text:p>
          </table:table-cell>
          <table:table-cell table:style-name="LargeContent" table:formula="of:=[.T$3]+[.$A32]" office:value-type="float" office:value="46">
            <text:p>46</text:p>
          </table:table-cell>
          <table:table-cell table:style-name="LargeContent" table:formula="of:=[.U$3]+[.$A32]" office:value-type="float" office:value="47">
            <text:p>47</text:p>
          </table:table-cell>
          <table:table-cell table:style-name="LargeContent" table:formula="of:=[.V$3]+[.$A32]" office:value-type="float" office:value="48">
            <text:p>48</text:p>
          </table:table-cell>
          <table:table-cell table:style-name="LargeContent" table:formula="of:=[.W$3]+[.$A32]" office:value-type="float" office:value="49">
            <text:p>49</text:p>
          </table:table-cell>
          <table:table-cell table:style-name="LargeContent" table:formula="of:=[.X$3]+[.$A32]" office:value-type="float" office:value="50">
            <text:p>50</text:p>
          </table:table-cell>
          <table:table-cell table:style-name="LargeContent" table:formula="of:=[.Y$3]+[.$A32]" office:value-type="float" office:value="51">
            <text:p>51</text:p>
          </table:table-cell>
          <table:table-cell table:style-name="LargeContent" table:formula="of:=[.Z$3]+[.$A32]" office:value-type="float" office:value="52">
            <text:p>52</text:p>
          </table:table-cell>
          <table:table-cell table:style-name="LargeContent" table:formula="of:=[.AA$3]+[.$A32]" office:value-type="float" office:value="53">
            <text:p>53</text:p>
          </table:table-cell>
          <table:table-cell table:style-name="LargeContent" table:formula="of:=[.AB$3]+[.$A32]" office:value-type="float" office:value="54">
            <text:p>54</text:p>
          </table:table-cell>
          <table:table-cell table:style-name="LargeContent" table:formula="of:=[.AC$3]+[.$A32]" office:value-type="float" office:value="55">
            <text:p>55</text:p>
          </table:table-cell>
          <table:table-cell table:style-name="LargeContent" table:formula="of:=[.AD$3]+[.$A32]" office:value-type="float" office:value="56">
            <text:p>56</text:p>
          </table:table-cell>
          <table:table-cell table:style-name="LargeContent" table:formula="of:=[.AE$3]+[.$A32]" office:value-type="float" office:value="57">
            <text:p>57</text:p>
          </table:table-cell>
          <table:table-cell table:style-name="LargeContent" table:formula="of:=[.AF$3]+[.$A32]" office:value-type="float" office:value="58">
            <text:p>58</text:p>
          </table:table-cell>
          <table:table-cell table:style-name="LargeContent" table:formula="of:=[.AG$3]+[.$A32]" office:value-type="float" office:value="59">
            <text:p>59</text:p>
          </table:table-cell>
          <table:table-cell table:style-name="LargeContent" table:formula="of:=[.AH$3]+[.$A32]" office:value-type="float" office:value="60">
            <text:p>60</text:p>
          </table:table-cell>
          <table:table-cell table:style-name="LargeContent" table:formula="of:=[.AI$3]+[.$A32]" office:value-type="float" office:value="61">
            <text:p>61</text:p>
          </table:table-cell>
          <table:table-cell table:style-name="LargeContent" table:formula="of:=[.AJ$3]+[.$A32]" office:value-type="float" office:value="62">
            <text:p>62</text:p>
          </table:table-cell>
          <table:table-cell table:style-name="LargeContent" table:formula="of:=[.AK$3]+[.$A32]" office:value-type="float" office:value="63">
            <text:p>63</text:p>
          </table:table-cell>
          <table:table-cell table:style-name="LargeContent" table:formula="of:=[.AL$3]+[.$A32]" office:value-type="float" office:value="64">
            <text:p>64</text:p>
          </table:table-cell>
          <table:table-cell table:style-name="LargeContent" table:formula="of:=[.AM$3]+[.$A32]" office:value-type="float" office:value="65">
            <text:p>65</text:p>
          </table:table-cell>
          <table:table-cell table:style-name="LargeContent" table:formula="of:=[.AN$3]+[.$A32]" office:value-type="float" office:value="66">
            <text:p>66</text:p>
          </table:table-cell>
          <table:table-cell table:style-name="LargeContent" table:formula="of:=[.AO$3]+[.$A32]" office:value-type="float" office:value="67">
            <text:p>67</text:p>
          </table:table-cell>
          <table:table-cell table:style-name="LargeContent" table:formula="of:=[.AP$3]+[.$A32]" office:value-type="float" office:value="68">
            <text:p>68</text:p>
          </table:table-cell>
          <table:table-cell table:style-name="LargeContent" table:formula="of:=[.AQ$3]+[.$A32]" office:value-type="float" office:value="69">
            <text:p>69</text:p>
          </table:table-cell>
          <table:table-cell table:style-name="LargeContent" table:formula="of:=[.AR$3]+[.$A32]" office:value-type="float" office:value="70">
            <text:p>70</text:p>
          </table:table-cell>
          <table:table-cell table:style-name="LargeContent" table:formula="of:=[.AS$3]+[.$A32]" office:value-type="float" office:value="71">
            <text:p>71</text:p>
          </table:table-cell>
          <table:table-cell table:style-name="LargeContent" table:formula="of:=[.AT$3]+[.$A32]" office:value-type="float" office:value="72">
            <text:p>72</text:p>
          </table:table-cell>
          <table:table-cell table:style-name="LargeContent" table:formula="of:=[.AU$3]+[.$A32]" office:value-type="float" office:value="73">
            <text:p>73</text:p>
          </table:table-cell>
          <table:table-cell table:style-name="LargeContent" table:formula="of:=[.AV$3]+[.$A32]" office:value-type="float" office:value="74">
            <text:p>74</text:p>
          </table:table-cell>
          <table:table-cell table:style-name="LargeContent" table:formula="of:=[.AW$3]+[.$A32]" office:value-type="float" office:value="75">
            <text:p>75</text:p>
          </table:table-cell>
          <table:table-cell table:style-name="LargeContent" table:formula="of:=[.AX$3]+[.$A32]" office:value-type="float" office:value="76">
            <text:p>76</text:p>
          </table:table-cell>
          <table:table-cell table:style-name="LargeContent" table:formula="of:=[.AY$3]+[.$A32]" office:value-type="float" office:value="77">
            <text:p>77</text:p>
          </table:table-cell>
          <table:table-cell table:style-name="LargeContent" table:formula="of:=[.AZ$3]+[.$A32]" office:value-type="float" office:value="78">
            <text:p>78</text:p>
          </table:table-cell>
          <table:table-cell table:style-name="LargeContent" table:formula="of:=[.BA$3]+[.$A32]" office:value-type="float" office:value="79">
            <text:p>79</text:p>
          </table:table-cell>
          <table:table-cell table:style-name="LargeContent" table:formula="of:=[.BB$3]+[.$A32]" office:value-type="float" office:value="80">
            <text:p>80</text:p>
          </table:table-cell>
          <table:table-cell table:style-name="LargeContent" table:formula="of:=[.BC$3]+[.$A32]" office:value-type="float" office:value="81">
            <text:p>81</text:p>
          </table:table-cell>
          <table:table-cell table:style-name="LargeContent" table:formula="of:=[.BD$3]+[.$A32]" office:value-type="float" office:value="82">
            <text:p>82</text:p>
          </table:table-cell>
          <table:table-cell table:style-name="LargeContent" table:formula="of:=[.BE$3]+[.$A32]" office:value-type="float" office:value="83">
            <text:p>83</text:p>
          </table:table-cell>
          <table:table-cell table:style-name="LargeContent" table:formula="of:=[.BF$3]+[.$A32]" office:value-type="float" office:value="84">
            <text:p>84</text:p>
          </table:table-cell>
          <table:table-cell table:style-name="LargeContent" table:formula="of:=[.BG$3]+[.$A32]" office:value-type="float" office:value="85">
            <text:p>85</text:p>
          </table:table-cell>
          <table:table-cell table:style-name="LargeContent" table:formula="of:=[.BH$3]+[.$A32]" office:value-type="float" office:value="86">
            <text:p>86</text:p>
          </table:table-cell>
          <table:table-cell table:style-name="LargeContent" table:formula="of:=[.BI$3]+[.$A32]" office:value-type="float" office:value="87">
            <text:p>87</text:p>
          </table:table-cell>
          <table:table-cell table:style-name="LargeContent" table:formula="of:=[.BJ$3]+[.$A32]" office:value-type="float" office:value="88">
            <text:p>88</text:p>
          </table:table-cell>
          <table:table-cell table:style-name="ce5" table:formula="of:=[.BK$3]+[.$A32]" office:value-type="float" office:value="89">
            <text:p>89</text:p>
          </table:table-cell>
        </table:table-row>
        <table:table-row table:style-name="ro1">
          <table:table-cell table:style-name="HeadingCentered" office:value-type="float" office:value="29">
            <text:p>29</text:p>
          </table:table-cell>
          <table:table-cell table:style-name="LargeContent" table:formula="of:=[.B$3]+[.$A33]" office:value-type="float" office:value="29">
            <text:p>29</text:p>
          </table:table-cell>
          <table:table-cell table:style-name="LargeContent" table:formula="of:=[.C$3]+[.$A33]" office:value-type="float" office:value="30">
            <text:p>30</text:p>
          </table:table-cell>
          <table:table-cell table:style-name="LargeContent" table:formula="of:=[.D$3]+[.$A33]" office:value-type="float" office:value="31">
            <text:p>31</text:p>
          </table:table-cell>
          <table:table-cell table:style-name="LargeContent" table:formula="of:=[.E$3]+[.$A33]" office:value-type="float" office:value="32">
            <text:p>32</text:p>
          </table:table-cell>
          <table:table-cell table:style-name="LargeContent" table:formula="of:=[.F$3]+[.$A33]" office:value-type="float" office:value="33">
            <text:p>33</text:p>
          </table:table-cell>
          <table:table-cell table:style-name="LargeContent" table:formula="of:=[.G$3]+[.$A33]" office:value-type="float" office:value="34">
            <text:p>34</text:p>
          </table:table-cell>
          <table:table-cell table:style-name="LargeContent" table:formula="of:=[.H$3]+[.$A33]" office:value-type="float" office:value="35">
            <text:p>35</text:p>
          </table:table-cell>
          <table:table-cell table:style-name="LargeContent" table:formula="of:=[.I$3]+[.$A33]" office:value-type="float" office:value="36">
            <text:p>36</text:p>
          </table:table-cell>
          <table:table-cell table:style-name="LargeContent" table:formula="of:=[.J$3]+[.$A33]" office:value-type="float" office:value="37">
            <text:p>37</text:p>
          </table:table-cell>
          <table:table-cell table:style-name="LargeContent" table:formula="of:=[.K$3]+[.$A33]" office:value-type="float" office:value="38">
            <text:p>38</text:p>
          </table:table-cell>
          <table:table-cell table:style-name="LargeContent" table:formula="of:=[.L$3]+[.$A33]" office:value-type="float" office:value="39">
            <text:p>39</text:p>
          </table:table-cell>
          <table:table-cell table:style-name="LargeContent" table:formula="of:=[.M$3]+[.$A33]" office:value-type="float" office:value="40">
            <text:p>40</text:p>
          </table:table-cell>
          <table:table-cell table:style-name="LargeContent" table:formula="of:=[.N$3]+[.$A33]" office:value-type="float" office:value="41">
            <text:p>41</text:p>
          </table:table-cell>
          <table:table-cell table:style-name="LargeContent" table:formula="of:=[.O$3]+[.$A33]" office:value-type="float" office:value="42">
            <text:p>42</text:p>
          </table:table-cell>
          <table:table-cell table:style-name="LargeContent" table:formula="of:=[.P$3]+[.$A33]" office:value-type="float" office:value="43">
            <text:p>43</text:p>
          </table:table-cell>
          <table:table-cell table:style-name="LargeContent" table:formula="of:=[.Q$3]+[.$A33]" office:value-type="float" office:value="44">
            <text:p>44</text:p>
          </table:table-cell>
          <table:table-cell table:style-name="LargeContent" table:formula="of:=[.R$3]+[.$A33]" office:value-type="float" office:value="45">
            <text:p>45</text:p>
          </table:table-cell>
          <table:table-cell table:style-name="LargeContent" table:formula="of:=[.S$3]+[.$A33]" office:value-type="float" office:value="46">
            <text:p>46</text:p>
          </table:table-cell>
          <table:table-cell table:style-name="LargeContent" table:formula="of:=[.T$3]+[.$A33]" office:value-type="float" office:value="47">
            <text:p>47</text:p>
          </table:table-cell>
          <table:table-cell table:style-name="LargeContent" table:formula="of:=[.U$3]+[.$A33]" office:value-type="float" office:value="48">
            <text:p>48</text:p>
          </table:table-cell>
          <table:table-cell table:style-name="LargeContent" table:formula="of:=[.V$3]+[.$A33]" office:value-type="float" office:value="49">
            <text:p>49</text:p>
          </table:table-cell>
          <table:table-cell table:style-name="LargeContent" table:formula="of:=[.W$3]+[.$A33]" office:value-type="float" office:value="50">
            <text:p>50</text:p>
          </table:table-cell>
          <table:table-cell table:style-name="LargeContent" table:formula="of:=[.X$3]+[.$A33]" office:value-type="float" office:value="51">
            <text:p>51</text:p>
          </table:table-cell>
          <table:table-cell table:style-name="LargeContent" table:formula="of:=[.Y$3]+[.$A33]" office:value-type="float" office:value="52">
            <text:p>52</text:p>
          </table:table-cell>
          <table:table-cell table:style-name="LargeContent" table:formula="of:=[.Z$3]+[.$A33]" office:value-type="float" office:value="53">
            <text:p>53</text:p>
          </table:table-cell>
          <table:table-cell table:style-name="LargeContent" table:formula="of:=[.AA$3]+[.$A33]" office:value-type="float" office:value="54">
            <text:p>54</text:p>
          </table:table-cell>
          <table:table-cell table:style-name="LargeContent" table:formula="of:=[.AB$3]+[.$A33]" office:value-type="float" office:value="55">
            <text:p>55</text:p>
          </table:table-cell>
          <table:table-cell table:style-name="LargeContent" table:formula="of:=[.AC$3]+[.$A33]" office:value-type="float" office:value="56">
            <text:p>56</text:p>
          </table:table-cell>
          <table:table-cell table:style-name="LargeContent" table:formula="of:=[.AD$3]+[.$A33]" office:value-type="float" office:value="57">
            <text:p>57</text:p>
          </table:table-cell>
          <table:table-cell table:style-name="LargeContent" table:formula="of:=[.AE$3]+[.$A33]" office:value-type="float" office:value="58">
            <text:p>58</text:p>
          </table:table-cell>
          <table:table-cell table:style-name="LargeContent" table:formula="of:=[.AF$3]+[.$A33]" office:value-type="float" office:value="59">
            <text:p>59</text:p>
          </table:table-cell>
          <table:table-cell table:style-name="LargeContent" table:formula="of:=[.AG$3]+[.$A33]" office:value-type="float" office:value="60">
            <text:p>60</text:p>
          </table:table-cell>
          <table:table-cell table:style-name="LargeContent" table:formula="of:=[.AH$3]+[.$A33]" office:value-type="float" office:value="61">
            <text:p>61</text:p>
          </table:table-cell>
          <table:table-cell table:style-name="LargeContent" table:formula="of:=[.AI$3]+[.$A33]" office:value-type="float" office:value="62">
            <text:p>62</text:p>
          </table:table-cell>
          <table:table-cell table:style-name="LargeContent" table:formula="of:=[.AJ$3]+[.$A33]" office:value-type="float" office:value="63">
            <text:p>63</text:p>
          </table:table-cell>
          <table:table-cell table:style-name="LargeContent" table:formula="of:=[.AK$3]+[.$A33]" office:value-type="float" office:value="64">
            <text:p>64</text:p>
          </table:table-cell>
          <table:table-cell table:style-name="LargeContent" table:formula="of:=[.AL$3]+[.$A33]" office:value-type="float" office:value="65">
            <text:p>65</text:p>
          </table:table-cell>
          <table:table-cell table:style-name="LargeContent" table:formula="of:=[.AM$3]+[.$A33]" office:value-type="float" office:value="66">
            <text:p>66</text:p>
          </table:table-cell>
          <table:table-cell table:style-name="LargeContent" table:formula="of:=[.AN$3]+[.$A33]" office:value-type="float" office:value="67">
            <text:p>67</text:p>
          </table:table-cell>
          <table:table-cell table:style-name="LargeContent" table:formula="of:=[.AO$3]+[.$A33]" office:value-type="float" office:value="68">
            <text:p>68</text:p>
          </table:table-cell>
          <table:table-cell table:style-name="LargeContent" table:formula="of:=[.AP$3]+[.$A33]" office:value-type="float" office:value="69">
            <text:p>69</text:p>
          </table:table-cell>
          <table:table-cell table:style-name="LargeContent" table:formula="of:=[.AQ$3]+[.$A33]" office:value-type="float" office:value="70">
            <text:p>70</text:p>
          </table:table-cell>
          <table:table-cell table:style-name="LargeContent" table:formula="of:=[.AR$3]+[.$A33]" office:value-type="float" office:value="71">
            <text:p>71</text:p>
          </table:table-cell>
          <table:table-cell table:style-name="LargeContent" table:formula="of:=[.AS$3]+[.$A33]" office:value-type="float" office:value="72">
            <text:p>72</text:p>
          </table:table-cell>
          <table:table-cell table:style-name="LargeContent" table:formula="of:=[.AT$3]+[.$A33]" office:value-type="float" office:value="73">
            <text:p>73</text:p>
          </table:table-cell>
          <table:table-cell table:style-name="LargeContent" table:formula="of:=[.AU$3]+[.$A33]" office:value-type="float" office:value="74">
            <text:p>74</text:p>
          </table:table-cell>
          <table:table-cell table:style-name="LargeContent" table:formula="of:=[.AV$3]+[.$A33]" office:value-type="float" office:value="75">
            <text:p>75</text:p>
          </table:table-cell>
          <table:table-cell table:style-name="LargeContent" table:formula="of:=[.AW$3]+[.$A33]" office:value-type="float" office:value="76">
            <text:p>76</text:p>
          </table:table-cell>
          <table:table-cell table:style-name="LargeContent" table:formula="of:=[.AX$3]+[.$A33]" office:value-type="float" office:value="77">
            <text:p>77</text:p>
          </table:table-cell>
          <table:table-cell table:style-name="LargeContent" table:formula="of:=[.AY$3]+[.$A33]" office:value-type="float" office:value="78">
            <text:p>78</text:p>
          </table:table-cell>
          <table:table-cell table:style-name="LargeContent" table:formula="of:=[.AZ$3]+[.$A33]" office:value-type="float" office:value="79">
            <text:p>79</text:p>
          </table:table-cell>
          <table:table-cell table:style-name="LargeContent" table:formula="of:=[.BA$3]+[.$A33]" office:value-type="float" office:value="80">
            <text:p>80</text:p>
          </table:table-cell>
          <table:table-cell table:style-name="LargeContent" table:formula="of:=[.BB$3]+[.$A33]" office:value-type="float" office:value="81">
            <text:p>81</text:p>
          </table:table-cell>
          <table:table-cell table:style-name="LargeContent" table:formula="of:=[.BC$3]+[.$A33]" office:value-type="float" office:value="82">
            <text:p>82</text:p>
          </table:table-cell>
          <table:table-cell table:style-name="LargeContent" table:formula="of:=[.BD$3]+[.$A33]" office:value-type="float" office:value="83">
            <text:p>83</text:p>
          </table:table-cell>
          <table:table-cell table:style-name="LargeContent" table:formula="of:=[.BE$3]+[.$A33]" office:value-type="float" office:value="84">
            <text:p>84</text:p>
          </table:table-cell>
          <table:table-cell table:style-name="LargeContent" table:formula="of:=[.BF$3]+[.$A33]" office:value-type="float" office:value="85">
            <text:p>85</text:p>
          </table:table-cell>
          <table:table-cell table:style-name="LargeContent" table:formula="of:=[.BG$3]+[.$A33]" office:value-type="float" office:value="86">
            <text:p>86</text:p>
          </table:table-cell>
          <table:table-cell table:style-name="LargeContent" table:formula="of:=[.BH$3]+[.$A33]" office:value-type="float" office:value="87">
            <text:p>87</text:p>
          </table:table-cell>
          <table:table-cell table:style-name="LargeContent" table:formula="of:=[.BI$3]+[.$A33]" office:value-type="float" office:value="88">
            <text:p>88</text:p>
          </table:table-cell>
          <table:table-cell table:style-name="LargeContent" table:formula="of:=[.BJ$3]+[.$A33]" office:value-type="float" office:value="89">
            <text:p>89</text:p>
          </table:table-cell>
          <table:table-cell table:style-name="ce5" table:formula="of:=[.BK$3]+[.$A33]" office:value-type="float" office:value="90">
            <text:p>90</text:p>
          </table:table-cell>
        </table:table-row>
        <table:table-row table:style-name="ro1">
          <table:table-cell table:style-name="HeadingCentered" office:value-type="float" office:value="30">
            <text:p>30</text:p>
          </table:table-cell>
          <table:table-cell table:style-name="LargeContent" table:formula="of:=[.B$3]+[.$A34]" office:value-type="float" office:value="30">
            <text:p>30</text:p>
          </table:table-cell>
          <table:table-cell table:style-name="LargeContent" table:formula="of:=[.C$3]+[.$A34]" office:value-type="float" office:value="31">
            <text:p>31</text:p>
          </table:table-cell>
          <table:table-cell table:style-name="LargeContent" table:formula="of:=[.D$3]+[.$A34]" office:value-type="float" office:value="32">
            <text:p>32</text:p>
          </table:table-cell>
          <table:table-cell table:style-name="LargeContent" table:formula="of:=[.E$3]+[.$A34]" office:value-type="float" office:value="33">
            <text:p>33</text:p>
          </table:table-cell>
          <table:table-cell table:style-name="LargeContent" table:formula="of:=[.F$3]+[.$A34]" office:value-type="float" office:value="34">
            <text:p>34</text:p>
          </table:table-cell>
          <table:table-cell table:style-name="LargeContent" table:formula="of:=[.G$3]+[.$A34]" office:value-type="float" office:value="35">
            <text:p>35</text:p>
          </table:table-cell>
          <table:table-cell table:style-name="LargeContent" table:formula="of:=[.H$3]+[.$A34]" office:value-type="float" office:value="36">
            <text:p>36</text:p>
          </table:table-cell>
          <table:table-cell table:style-name="LargeContent" table:formula="of:=[.I$3]+[.$A34]" office:value-type="float" office:value="37">
            <text:p>37</text:p>
          </table:table-cell>
          <table:table-cell table:style-name="LargeContent" table:formula="of:=[.J$3]+[.$A34]" office:value-type="float" office:value="38">
            <text:p>38</text:p>
          </table:table-cell>
          <table:table-cell table:style-name="LargeContent" table:formula="of:=[.K$3]+[.$A34]" office:value-type="float" office:value="39">
            <text:p>39</text:p>
          </table:table-cell>
          <table:table-cell table:style-name="LargeContent" table:formula="of:=[.L$3]+[.$A34]" office:value-type="float" office:value="40">
            <text:p>40</text:p>
          </table:table-cell>
          <table:table-cell table:style-name="LargeContent" table:formula="of:=[.M$3]+[.$A34]" office:value-type="float" office:value="41">
            <text:p>41</text:p>
          </table:table-cell>
          <table:table-cell table:style-name="LargeContent" table:formula="of:=[.N$3]+[.$A34]" office:value-type="float" office:value="42">
            <text:p>42</text:p>
          </table:table-cell>
          <table:table-cell table:style-name="LargeContent" table:formula="of:=[.O$3]+[.$A34]" office:value-type="float" office:value="43">
            <text:p>43</text:p>
          </table:table-cell>
          <table:table-cell table:style-name="LargeContent" table:formula="of:=[.P$3]+[.$A34]" office:value-type="float" office:value="44">
            <text:p>44</text:p>
          </table:table-cell>
          <table:table-cell table:style-name="LargeContent" table:formula="of:=[.Q$3]+[.$A34]" office:value-type="float" office:value="45">
            <text:p>45</text:p>
          </table:table-cell>
          <table:table-cell table:style-name="LargeContent" table:formula="of:=[.R$3]+[.$A34]" office:value-type="float" office:value="46">
            <text:p>46</text:p>
          </table:table-cell>
          <table:table-cell table:style-name="LargeContent" table:formula="of:=[.S$3]+[.$A34]" office:value-type="float" office:value="47">
            <text:p>47</text:p>
          </table:table-cell>
          <table:table-cell table:style-name="LargeContent" table:formula="of:=[.T$3]+[.$A34]" office:value-type="float" office:value="48">
            <text:p>48</text:p>
          </table:table-cell>
          <table:table-cell table:style-name="LargeContent" table:formula="of:=[.U$3]+[.$A34]" office:value-type="float" office:value="49">
            <text:p>49</text:p>
          </table:table-cell>
          <table:table-cell table:style-name="LargeContent" table:formula="of:=[.V$3]+[.$A34]" office:value-type="float" office:value="50">
            <text:p>50</text:p>
          </table:table-cell>
          <table:table-cell table:style-name="LargeContent" table:formula="of:=[.W$3]+[.$A34]" office:value-type="float" office:value="51">
            <text:p>51</text:p>
          </table:table-cell>
          <table:table-cell table:style-name="LargeContent" table:formula="of:=[.X$3]+[.$A34]" office:value-type="float" office:value="52">
            <text:p>52</text:p>
          </table:table-cell>
          <table:table-cell table:style-name="LargeContent" table:formula="of:=[.Y$3]+[.$A34]" office:value-type="float" office:value="53">
            <text:p>53</text:p>
          </table:table-cell>
          <table:table-cell table:style-name="LargeContent" table:formula="of:=[.Z$3]+[.$A34]" office:value-type="float" office:value="54">
            <text:p>54</text:p>
          </table:table-cell>
          <table:table-cell table:style-name="LargeContent" table:formula="of:=[.AA$3]+[.$A34]" office:value-type="float" office:value="55">
            <text:p>55</text:p>
          </table:table-cell>
          <table:table-cell table:style-name="LargeContent" table:formula="of:=[.AB$3]+[.$A34]" office:value-type="float" office:value="56">
            <text:p>56</text:p>
          </table:table-cell>
          <table:table-cell table:style-name="LargeContent" table:formula="of:=[.AC$3]+[.$A34]" office:value-type="float" office:value="57">
            <text:p>57</text:p>
          </table:table-cell>
          <table:table-cell table:style-name="LargeContent" table:formula="of:=[.AD$3]+[.$A34]" office:value-type="float" office:value="58">
            <text:p>58</text:p>
          </table:table-cell>
          <table:table-cell table:style-name="LargeContent" table:formula="of:=[.AE$3]+[.$A34]" office:value-type="float" office:value="59">
            <text:p>59</text:p>
          </table:table-cell>
          <table:table-cell table:style-name="LargeContent" table:formula="of:=[.AF$3]+[.$A34]" office:value-type="float" office:value="60">
            <text:p>60</text:p>
          </table:table-cell>
          <table:table-cell table:style-name="LargeContent" table:formula="of:=[.AG$3]+[.$A34]" office:value-type="float" office:value="61">
            <text:p>61</text:p>
          </table:table-cell>
          <table:table-cell table:style-name="LargeContent" table:formula="of:=[.AH$3]+[.$A34]" office:value-type="float" office:value="62">
            <text:p>62</text:p>
          </table:table-cell>
          <table:table-cell table:style-name="LargeContent" table:formula="of:=[.AI$3]+[.$A34]" office:value-type="float" office:value="63">
            <text:p>63</text:p>
          </table:table-cell>
          <table:table-cell table:style-name="LargeContent" table:formula="of:=[.AJ$3]+[.$A34]" office:value-type="float" office:value="64">
            <text:p>64</text:p>
          </table:table-cell>
          <table:table-cell table:style-name="LargeContent" table:formula="of:=[.AK$3]+[.$A34]" office:value-type="float" office:value="65">
            <text:p>65</text:p>
          </table:table-cell>
          <table:table-cell table:style-name="LargeContent" table:formula="of:=[.AL$3]+[.$A34]" office:value-type="float" office:value="66">
            <text:p>66</text:p>
          </table:table-cell>
          <table:table-cell table:style-name="LargeContent" table:formula="of:=[.AM$3]+[.$A34]" office:value-type="float" office:value="67">
            <text:p>67</text:p>
          </table:table-cell>
          <table:table-cell table:style-name="LargeContent" table:formula="of:=[.AN$3]+[.$A34]" office:value-type="float" office:value="68">
            <text:p>68</text:p>
          </table:table-cell>
          <table:table-cell table:style-name="LargeContent" table:formula="of:=[.AO$3]+[.$A34]" office:value-type="float" office:value="69">
            <text:p>69</text:p>
          </table:table-cell>
          <table:table-cell table:style-name="LargeContent" table:formula="of:=[.AP$3]+[.$A34]" office:value-type="float" office:value="70">
            <text:p>70</text:p>
          </table:table-cell>
          <table:table-cell table:style-name="LargeContent" table:formula="of:=[.AQ$3]+[.$A34]" office:value-type="float" office:value="71">
            <text:p>71</text:p>
          </table:table-cell>
          <table:table-cell table:style-name="LargeContent" table:formula="of:=[.AR$3]+[.$A34]" office:value-type="float" office:value="72">
            <text:p>72</text:p>
          </table:table-cell>
          <table:table-cell table:style-name="LargeContent" table:formula="of:=[.AS$3]+[.$A34]" office:value-type="float" office:value="73">
            <text:p>73</text:p>
          </table:table-cell>
          <table:table-cell table:style-name="LargeContent" table:formula="of:=[.AT$3]+[.$A34]" office:value-type="float" office:value="74">
            <text:p>74</text:p>
          </table:table-cell>
          <table:table-cell table:style-name="LargeContent" table:formula="of:=[.AU$3]+[.$A34]" office:value-type="float" office:value="75">
            <text:p>75</text:p>
          </table:table-cell>
          <table:table-cell table:style-name="LargeContent" table:formula="of:=[.AV$3]+[.$A34]" office:value-type="float" office:value="76">
            <text:p>76</text:p>
          </table:table-cell>
          <table:table-cell table:style-name="LargeContent" table:formula="of:=[.AW$3]+[.$A34]" office:value-type="float" office:value="77">
            <text:p>77</text:p>
          </table:table-cell>
          <table:table-cell table:style-name="LargeContent" table:formula="of:=[.AX$3]+[.$A34]" office:value-type="float" office:value="78">
            <text:p>78</text:p>
          </table:table-cell>
          <table:table-cell table:style-name="LargeContent" table:formula="of:=[.AY$3]+[.$A34]" office:value-type="float" office:value="79">
            <text:p>79</text:p>
          </table:table-cell>
          <table:table-cell table:style-name="LargeContent" table:formula="of:=[.AZ$3]+[.$A34]" office:value-type="float" office:value="80">
            <text:p>80</text:p>
          </table:table-cell>
          <table:table-cell table:style-name="LargeContent" table:formula="of:=[.BA$3]+[.$A34]" office:value-type="float" office:value="81">
            <text:p>81</text:p>
          </table:table-cell>
          <table:table-cell table:style-name="LargeContent" table:formula="of:=[.BB$3]+[.$A34]" office:value-type="float" office:value="82">
            <text:p>82</text:p>
          </table:table-cell>
          <table:table-cell table:style-name="LargeContent" table:formula="of:=[.BC$3]+[.$A34]" office:value-type="float" office:value="83">
            <text:p>83</text:p>
          </table:table-cell>
          <table:table-cell table:style-name="LargeContent" table:formula="of:=[.BD$3]+[.$A34]" office:value-type="float" office:value="84">
            <text:p>84</text:p>
          </table:table-cell>
          <table:table-cell table:style-name="LargeContent" table:formula="of:=[.BE$3]+[.$A34]" office:value-type="float" office:value="85">
            <text:p>85</text:p>
          </table:table-cell>
          <table:table-cell table:style-name="LargeContent" table:formula="of:=[.BF$3]+[.$A34]" office:value-type="float" office:value="86">
            <text:p>86</text:p>
          </table:table-cell>
          <table:table-cell table:style-name="LargeContent" table:formula="of:=[.BG$3]+[.$A34]" office:value-type="float" office:value="87">
            <text:p>87</text:p>
          </table:table-cell>
          <table:table-cell table:style-name="LargeContent" table:formula="of:=[.BH$3]+[.$A34]" office:value-type="float" office:value="88">
            <text:p>88</text:p>
          </table:table-cell>
          <table:table-cell table:style-name="LargeContent" table:formula="of:=[.BI$3]+[.$A34]" office:value-type="float" office:value="89">
            <text:p>89</text:p>
          </table:table-cell>
          <table:table-cell table:style-name="LargeContent" table:formula="of:=[.BJ$3]+[.$A34]" office:value-type="float" office:value="90">
            <text:p>90</text:p>
          </table:table-cell>
          <table:table-cell table:style-name="ce5" table:formula="of:=[.BK$3]+[.$A34]" office:value-type="float" office:value="91">
            <text:p>91</text:p>
          </table:table-cell>
        </table:table-row>
        <table:table-row table:style-name="ro1">
          <table:table-cell table:style-name="HeadingCentered" office:value-type="float" office:value="31">
            <text:p>31</text:p>
          </table:table-cell>
          <table:table-cell table:style-name="LargeContent" table:formula="of:=[.B$3]+[.$A35]" office:value-type="float" office:value="31">
            <text:p>31</text:p>
          </table:table-cell>
          <table:table-cell table:style-name="LargeContent" table:formula="of:=[.C$3]+[.$A35]" office:value-type="float" office:value="32">
            <text:p>32</text:p>
          </table:table-cell>
          <table:table-cell table:style-name="LargeContent" table:formula="of:=[.D$3]+[.$A35]" office:value-type="float" office:value="33">
            <text:p>33</text:p>
          </table:table-cell>
          <table:table-cell table:style-name="LargeContent" table:formula="of:=[.E$3]+[.$A35]" office:value-type="float" office:value="34">
            <text:p>34</text:p>
          </table:table-cell>
          <table:table-cell table:style-name="LargeContent" table:formula="of:=[.F$3]+[.$A35]" office:value-type="float" office:value="35">
            <text:p>35</text:p>
          </table:table-cell>
          <table:table-cell table:style-name="LargeContent" table:formula="of:=[.G$3]+[.$A35]" office:value-type="float" office:value="36">
            <text:p>36</text:p>
          </table:table-cell>
          <table:table-cell table:style-name="LargeContent" table:formula="of:=[.H$3]+[.$A35]" office:value-type="float" office:value="37">
            <text:p>37</text:p>
          </table:table-cell>
          <table:table-cell table:style-name="LargeContent" table:formula="of:=[.I$3]+[.$A35]" office:value-type="float" office:value="38">
            <text:p>38</text:p>
          </table:table-cell>
          <table:table-cell table:style-name="LargeContent" table:formula="of:=[.J$3]+[.$A35]" office:value-type="float" office:value="39">
            <text:p>39</text:p>
          </table:table-cell>
          <table:table-cell table:style-name="LargeContent" table:formula="of:=[.K$3]+[.$A35]" office:value-type="float" office:value="40">
            <text:p>40</text:p>
          </table:table-cell>
          <table:table-cell table:style-name="LargeContent" table:formula="of:=[.L$3]+[.$A35]" office:value-type="float" office:value="41">
            <text:p>41</text:p>
          </table:table-cell>
          <table:table-cell table:style-name="LargeContent" table:formula="of:=[.M$3]+[.$A35]" office:value-type="float" office:value="42">
            <text:p>42</text:p>
          </table:table-cell>
          <table:table-cell table:style-name="LargeContent" table:formula="of:=[.N$3]+[.$A35]" office:value-type="float" office:value="43">
            <text:p>43</text:p>
          </table:table-cell>
          <table:table-cell table:style-name="LargeContent" table:formula="of:=[.O$3]+[.$A35]" office:value-type="float" office:value="44">
            <text:p>44</text:p>
          </table:table-cell>
          <table:table-cell table:style-name="LargeContent" table:formula="of:=[.P$3]+[.$A35]" office:value-type="float" office:value="45">
            <text:p>45</text:p>
          </table:table-cell>
          <table:table-cell table:style-name="LargeContent" table:formula="of:=[.Q$3]+[.$A35]" office:value-type="float" office:value="46">
            <text:p>46</text:p>
          </table:table-cell>
          <table:table-cell table:style-name="LargeContent" table:formula="of:=[.R$3]+[.$A35]" office:value-type="float" office:value="47">
            <text:p>47</text:p>
          </table:table-cell>
          <table:table-cell table:style-name="LargeContent" table:formula="of:=[.S$3]+[.$A35]" office:value-type="float" office:value="48">
            <text:p>48</text:p>
          </table:table-cell>
          <table:table-cell table:style-name="LargeContent" table:formula="of:=[.T$3]+[.$A35]" office:value-type="float" office:value="49">
            <text:p>49</text:p>
          </table:table-cell>
          <table:table-cell table:style-name="LargeContent" table:formula="of:=[.U$3]+[.$A35]" office:value-type="float" office:value="50">
            <text:p>50</text:p>
          </table:table-cell>
          <table:table-cell table:style-name="LargeContent" table:formula="of:=[.V$3]+[.$A35]" office:value-type="float" office:value="51">
            <text:p>51</text:p>
          </table:table-cell>
          <table:table-cell table:style-name="LargeContent" table:formula="of:=[.W$3]+[.$A35]" office:value-type="float" office:value="52">
            <text:p>52</text:p>
          </table:table-cell>
          <table:table-cell table:style-name="LargeContent" table:formula="of:=[.X$3]+[.$A35]" office:value-type="float" office:value="53">
            <text:p>53</text:p>
          </table:table-cell>
          <table:table-cell table:style-name="LargeContent" table:formula="of:=[.Y$3]+[.$A35]" office:value-type="float" office:value="54">
            <text:p>54</text:p>
          </table:table-cell>
          <table:table-cell table:style-name="LargeContent" table:formula="of:=[.Z$3]+[.$A35]" office:value-type="float" office:value="55">
            <text:p>55</text:p>
          </table:table-cell>
          <table:table-cell table:style-name="LargeContent" table:formula="of:=[.AA$3]+[.$A35]" office:value-type="float" office:value="56">
            <text:p>56</text:p>
          </table:table-cell>
          <table:table-cell table:style-name="LargeContent" table:formula="of:=[.AB$3]+[.$A35]" office:value-type="float" office:value="57">
            <text:p>57</text:p>
          </table:table-cell>
          <table:table-cell table:style-name="LargeContent" table:formula="of:=[.AC$3]+[.$A35]" office:value-type="float" office:value="58">
            <text:p>58</text:p>
          </table:table-cell>
          <table:table-cell table:style-name="LargeContent" table:formula="of:=[.AD$3]+[.$A35]" office:value-type="float" office:value="59">
            <text:p>59</text:p>
          </table:table-cell>
          <table:table-cell table:style-name="LargeContent" table:formula="of:=[.AE$3]+[.$A35]" office:value-type="float" office:value="60">
            <text:p>60</text:p>
          </table:table-cell>
          <table:table-cell table:style-name="LargeContent" table:formula="of:=[.AF$3]+[.$A35]" office:value-type="float" office:value="61">
            <text:p>61</text:p>
          </table:table-cell>
          <table:table-cell table:style-name="LargeContent" table:formula="of:=[.AG$3]+[.$A35]" office:value-type="float" office:value="62">
            <text:p>62</text:p>
          </table:table-cell>
          <table:table-cell table:style-name="LargeContent" table:formula="of:=[.AH$3]+[.$A35]" office:value-type="float" office:value="63">
            <text:p>63</text:p>
          </table:table-cell>
          <table:table-cell table:style-name="LargeContent" table:formula="of:=[.AI$3]+[.$A35]" office:value-type="float" office:value="64">
            <text:p>64</text:p>
          </table:table-cell>
          <table:table-cell table:style-name="LargeContent" table:formula="of:=[.AJ$3]+[.$A35]" office:value-type="float" office:value="65">
            <text:p>65</text:p>
          </table:table-cell>
          <table:table-cell table:style-name="LargeContent" table:formula="of:=[.AK$3]+[.$A35]" office:value-type="float" office:value="66">
            <text:p>66</text:p>
          </table:table-cell>
          <table:table-cell table:style-name="LargeContent" table:formula="of:=[.AL$3]+[.$A35]" office:value-type="float" office:value="67">
            <text:p>67</text:p>
          </table:table-cell>
          <table:table-cell table:style-name="LargeContent" table:formula="of:=[.AM$3]+[.$A35]" office:value-type="float" office:value="68">
            <text:p>68</text:p>
          </table:table-cell>
          <table:table-cell table:style-name="LargeContent" table:formula="of:=[.AN$3]+[.$A35]" office:value-type="float" office:value="69">
            <text:p>69</text:p>
          </table:table-cell>
          <table:table-cell table:style-name="LargeContent" table:formula="of:=[.AO$3]+[.$A35]" office:value-type="float" office:value="70">
            <text:p>70</text:p>
          </table:table-cell>
          <table:table-cell table:style-name="LargeContent" table:formula="of:=[.AP$3]+[.$A35]" office:value-type="float" office:value="71">
            <text:p>71</text:p>
          </table:table-cell>
          <table:table-cell table:style-name="LargeContent" table:formula="of:=[.AQ$3]+[.$A35]" office:value-type="float" office:value="72">
            <text:p>72</text:p>
          </table:table-cell>
          <table:table-cell table:style-name="LargeContent" table:formula="of:=[.AR$3]+[.$A35]" office:value-type="float" office:value="73">
            <text:p>73</text:p>
          </table:table-cell>
          <table:table-cell table:style-name="LargeContent" table:formula="of:=[.AS$3]+[.$A35]" office:value-type="float" office:value="74">
            <text:p>74</text:p>
          </table:table-cell>
          <table:table-cell table:style-name="LargeContent" table:formula="of:=[.AT$3]+[.$A35]" office:value-type="float" office:value="75">
            <text:p>75</text:p>
          </table:table-cell>
          <table:table-cell table:style-name="LargeContent" table:formula="of:=[.AU$3]+[.$A35]" office:value-type="float" office:value="76">
            <text:p>76</text:p>
          </table:table-cell>
          <table:table-cell table:style-name="LargeContent" table:formula="of:=[.AV$3]+[.$A35]" office:value-type="float" office:value="77">
            <text:p>77</text:p>
          </table:table-cell>
          <table:table-cell table:style-name="LargeContent" table:formula="of:=[.AW$3]+[.$A35]" office:value-type="float" office:value="78">
            <text:p>78</text:p>
          </table:table-cell>
          <table:table-cell table:style-name="LargeContent" table:formula="of:=[.AX$3]+[.$A35]" office:value-type="float" office:value="79">
            <text:p>79</text:p>
          </table:table-cell>
          <table:table-cell table:style-name="LargeContent" table:formula="of:=[.AY$3]+[.$A35]" office:value-type="float" office:value="80">
            <text:p>80</text:p>
          </table:table-cell>
          <table:table-cell table:style-name="LargeContent" table:formula="of:=[.AZ$3]+[.$A35]" office:value-type="float" office:value="81">
            <text:p>81</text:p>
          </table:table-cell>
          <table:table-cell table:style-name="LargeContent" table:formula="of:=[.BA$3]+[.$A35]" office:value-type="float" office:value="82">
            <text:p>82</text:p>
          </table:table-cell>
          <table:table-cell table:style-name="LargeContent" table:formula="of:=[.BB$3]+[.$A35]" office:value-type="float" office:value="83">
            <text:p>83</text:p>
          </table:table-cell>
          <table:table-cell table:style-name="LargeContent" table:formula="of:=[.BC$3]+[.$A35]" office:value-type="float" office:value="84">
            <text:p>84</text:p>
          </table:table-cell>
          <table:table-cell table:style-name="LargeContent" table:formula="of:=[.BD$3]+[.$A35]" office:value-type="float" office:value="85">
            <text:p>85</text:p>
          </table:table-cell>
          <table:table-cell table:style-name="LargeContent" table:formula="of:=[.BE$3]+[.$A35]" office:value-type="float" office:value="86">
            <text:p>86</text:p>
          </table:table-cell>
          <table:table-cell table:style-name="LargeContent" table:formula="of:=[.BF$3]+[.$A35]" office:value-type="float" office:value="87">
            <text:p>87</text:p>
          </table:table-cell>
          <table:table-cell table:style-name="LargeContent" table:formula="of:=[.BG$3]+[.$A35]" office:value-type="float" office:value="88">
            <text:p>88</text:p>
          </table:table-cell>
          <table:table-cell table:style-name="LargeContent" table:formula="of:=[.BH$3]+[.$A35]" office:value-type="float" office:value="89">
            <text:p>89</text:p>
          </table:table-cell>
          <table:table-cell table:style-name="LargeContent" table:formula="of:=[.BI$3]+[.$A35]" office:value-type="float" office:value="90">
            <text:p>90</text:p>
          </table:table-cell>
          <table:table-cell table:style-name="LargeContent" table:formula="of:=[.BJ$3]+[.$A35]" office:value-type="float" office:value="91">
            <text:p>91</text:p>
          </table:table-cell>
          <table:table-cell table:style-name="ce5" table:formula="of:=[.BK$3]+[.$A35]" office:value-type="float" office:value="92">
            <text:p>92</text:p>
          </table:table-cell>
        </table:table-row>
        <table:table-row table:style-name="ro1">
          <table:table-cell table:style-name="HeadingCentered" office:value-type="float" office:value="32">
            <text:p>32</text:p>
          </table:table-cell>
          <table:table-cell table:style-name="LargeContent" table:formula="of:=[.B$3]+[.$A36]" office:value-type="float" office:value="32">
            <text:p>32</text:p>
          </table:table-cell>
          <table:table-cell table:style-name="LargeContent" table:formula="of:=[.C$3]+[.$A36]" office:value-type="float" office:value="33">
            <text:p>33</text:p>
          </table:table-cell>
          <table:table-cell table:style-name="LargeContent" table:formula="of:=[.D$3]+[.$A36]" office:value-type="float" office:value="34">
            <text:p>34</text:p>
          </table:table-cell>
          <table:table-cell table:style-name="LargeContent" table:formula="of:=[.E$3]+[.$A36]" office:value-type="float" office:value="35">
            <text:p>35</text:p>
          </table:table-cell>
          <table:table-cell table:style-name="LargeContent" table:formula="of:=[.F$3]+[.$A36]" office:value-type="float" office:value="36">
            <text:p>36</text:p>
          </table:table-cell>
          <table:table-cell table:style-name="LargeContent" table:formula="of:=[.G$3]+[.$A36]" office:value-type="float" office:value="37">
            <text:p>37</text:p>
          </table:table-cell>
          <table:table-cell table:style-name="LargeContent" table:formula="of:=[.H$3]+[.$A36]" office:value-type="float" office:value="38">
            <text:p>38</text:p>
          </table:table-cell>
          <table:table-cell table:style-name="LargeContent" table:formula="of:=[.I$3]+[.$A36]" office:value-type="float" office:value="39">
            <text:p>39</text:p>
          </table:table-cell>
          <table:table-cell table:style-name="LargeContent" table:formula="of:=[.J$3]+[.$A36]" office:value-type="float" office:value="40">
            <text:p>40</text:p>
          </table:table-cell>
          <table:table-cell table:style-name="LargeContent" table:formula="of:=[.K$3]+[.$A36]" office:value-type="float" office:value="41">
            <text:p>41</text:p>
          </table:table-cell>
          <table:table-cell table:style-name="LargeContent" table:formula="of:=[.L$3]+[.$A36]" office:value-type="float" office:value="42">
            <text:p>42</text:p>
          </table:table-cell>
          <table:table-cell table:style-name="LargeContent" table:formula="of:=[.M$3]+[.$A36]" office:value-type="float" office:value="43">
            <text:p>43</text:p>
          </table:table-cell>
          <table:table-cell table:style-name="LargeContent" table:formula="of:=[.N$3]+[.$A36]" office:value-type="float" office:value="44">
            <text:p>44</text:p>
          </table:table-cell>
          <table:table-cell table:style-name="LargeContent" table:formula="of:=[.O$3]+[.$A36]" office:value-type="float" office:value="45">
            <text:p>45</text:p>
          </table:table-cell>
          <table:table-cell table:style-name="LargeContent" table:formula="of:=[.P$3]+[.$A36]" office:value-type="float" office:value="46">
            <text:p>46</text:p>
          </table:table-cell>
          <table:table-cell table:style-name="LargeContent" table:formula="of:=[.Q$3]+[.$A36]" office:value-type="float" office:value="47">
            <text:p>47</text:p>
          </table:table-cell>
          <table:table-cell table:style-name="LargeContent" table:formula="of:=[.R$3]+[.$A36]" office:value-type="float" office:value="48">
            <text:p>48</text:p>
          </table:table-cell>
          <table:table-cell table:style-name="LargeContent" table:formula="of:=[.S$3]+[.$A36]" office:value-type="float" office:value="49">
            <text:p>49</text:p>
          </table:table-cell>
          <table:table-cell table:style-name="LargeContent" table:formula="of:=[.T$3]+[.$A36]" office:value-type="float" office:value="50">
            <text:p>50</text:p>
          </table:table-cell>
          <table:table-cell table:style-name="LargeContent" table:formula="of:=[.U$3]+[.$A36]" office:value-type="float" office:value="51">
            <text:p>51</text:p>
          </table:table-cell>
          <table:table-cell table:style-name="LargeContent" table:formula="of:=[.V$3]+[.$A36]" office:value-type="float" office:value="52">
            <text:p>52</text:p>
          </table:table-cell>
          <table:table-cell table:style-name="LargeContent" table:formula="of:=[.W$3]+[.$A36]" office:value-type="float" office:value="53">
            <text:p>53</text:p>
          </table:table-cell>
          <table:table-cell table:style-name="LargeContent" table:formula="of:=[.X$3]+[.$A36]" office:value-type="float" office:value="54">
            <text:p>54</text:p>
          </table:table-cell>
          <table:table-cell table:style-name="LargeContent" table:formula="of:=[.Y$3]+[.$A36]" office:value-type="float" office:value="55">
            <text:p>55</text:p>
          </table:table-cell>
          <table:table-cell table:style-name="LargeContent" table:formula="of:=[.Z$3]+[.$A36]" office:value-type="float" office:value="56">
            <text:p>56</text:p>
          </table:table-cell>
          <table:table-cell table:style-name="LargeContent" table:formula="of:=[.AA$3]+[.$A36]" office:value-type="float" office:value="57">
            <text:p>57</text:p>
          </table:table-cell>
          <table:table-cell table:style-name="LargeContent" table:formula="of:=[.AB$3]+[.$A36]" office:value-type="float" office:value="58">
            <text:p>58</text:p>
          </table:table-cell>
          <table:table-cell table:style-name="LargeContent" table:formula="of:=[.AC$3]+[.$A36]" office:value-type="float" office:value="59">
            <text:p>59</text:p>
          </table:table-cell>
          <table:table-cell table:style-name="LargeContent" table:formula="of:=[.AD$3]+[.$A36]" office:value-type="float" office:value="60">
            <text:p>60</text:p>
          </table:table-cell>
          <table:table-cell table:style-name="LargeContent" table:formula="of:=[.AE$3]+[.$A36]" office:value-type="float" office:value="61">
            <text:p>61</text:p>
          </table:table-cell>
          <table:table-cell table:style-name="LargeContent" table:formula="of:=[.AF$3]+[.$A36]" office:value-type="float" office:value="62">
            <text:p>62</text:p>
          </table:table-cell>
          <table:table-cell table:style-name="LargeContent" table:formula="of:=[.AG$3]+[.$A36]" office:value-type="float" office:value="63">
            <text:p>63</text:p>
          </table:table-cell>
          <table:table-cell table:style-name="LargeContent" table:formula="of:=[.AH$3]+[.$A36]" office:value-type="float" office:value="64">
            <text:p>64</text:p>
          </table:table-cell>
          <table:table-cell table:style-name="LargeContent" table:formula="of:=[.AI$3]+[.$A36]" office:value-type="float" office:value="65">
            <text:p>65</text:p>
          </table:table-cell>
          <table:table-cell table:style-name="LargeContent" table:formula="of:=[.AJ$3]+[.$A36]" office:value-type="float" office:value="66">
            <text:p>66</text:p>
          </table:table-cell>
          <table:table-cell table:style-name="LargeContent" table:formula="of:=[.AK$3]+[.$A36]" office:value-type="float" office:value="67">
            <text:p>67</text:p>
          </table:table-cell>
          <table:table-cell table:style-name="LargeContent" table:formula="of:=[.AL$3]+[.$A36]" office:value-type="float" office:value="68">
            <text:p>68</text:p>
          </table:table-cell>
          <table:table-cell table:style-name="LargeContent" table:formula="of:=[.AM$3]+[.$A36]" office:value-type="float" office:value="69">
            <text:p>69</text:p>
          </table:table-cell>
          <table:table-cell table:style-name="LargeContent" table:formula="of:=[.AN$3]+[.$A36]" office:value-type="float" office:value="70">
            <text:p>70</text:p>
          </table:table-cell>
          <table:table-cell table:style-name="LargeContent" table:formula="of:=[.AO$3]+[.$A36]" office:value-type="float" office:value="71">
            <text:p>71</text:p>
          </table:table-cell>
          <table:table-cell table:style-name="LargeContent" table:formula="of:=[.AP$3]+[.$A36]" office:value-type="float" office:value="72">
            <text:p>72</text:p>
          </table:table-cell>
          <table:table-cell table:style-name="LargeContent" table:formula="of:=[.AQ$3]+[.$A36]" office:value-type="float" office:value="73">
            <text:p>73</text:p>
          </table:table-cell>
          <table:table-cell table:style-name="LargeContent" table:formula="of:=[.AR$3]+[.$A36]" office:value-type="float" office:value="74">
            <text:p>74</text:p>
          </table:table-cell>
          <table:table-cell table:style-name="LargeContent" table:formula="of:=[.AS$3]+[.$A36]" office:value-type="float" office:value="75">
            <text:p>75</text:p>
          </table:table-cell>
          <table:table-cell table:style-name="LargeContent" table:formula="of:=[.AT$3]+[.$A36]" office:value-type="float" office:value="76">
            <text:p>76</text:p>
          </table:table-cell>
          <table:table-cell table:style-name="LargeContent" table:formula="of:=[.AU$3]+[.$A36]" office:value-type="float" office:value="77">
            <text:p>77</text:p>
          </table:table-cell>
          <table:table-cell table:style-name="LargeContent" table:formula="of:=[.AV$3]+[.$A36]" office:value-type="float" office:value="78">
            <text:p>78</text:p>
          </table:table-cell>
          <table:table-cell table:style-name="LargeContent" table:formula="of:=[.AW$3]+[.$A36]" office:value-type="float" office:value="79">
            <text:p>79</text:p>
          </table:table-cell>
          <table:table-cell table:style-name="LargeContent" table:formula="of:=[.AX$3]+[.$A36]" office:value-type="float" office:value="80">
            <text:p>80</text:p>
          </table:table-cell>
          <table:table-cell table:style-name="LargeContent" table:formula="of:=[.AY$3]+[.$A36]" office:value-type="float" office:value="81">
            <text:p>81</text:p>
          </table:table-cell>
          <table:table-cell table:style-name="LargeContent" table:formula="of:=[.AZ$3]+[.$A36]" office:value-type="float" office:value="82">
            <text:p>82</text:p>
          </table:table-cell>
          <table:table-cell table:style-name="LargeContent" table:formula="of:=[.BA$3]+[.$A36]" office:value-type="float" office:value="83">
            <text:p>83</text:p>
          </table:table-cell>
          <table:table-cell table:style-name="LargeContent" table:formula="of:=[.BB$3]+[.$A36]" office:value-type="float" office:value="84">
            <text:p>84</text:p>
          </table:table-cell>
          <table:table-cell table:style-name="LargeContent" table:formula="of:=[.BC$3]+[.$A36]" office:value-type="float" office:value="85">
            <text:p>85</text:p>
          </table:table-cell>
          <table:table-cell table:style-name="LargeContent" table:formula="of:=[.BD$3]+[.$A36]" office:value-type="float" office:value="86">
            <text:p>86</text:p>
          </table:table-cell>
          <table:table-cell table:style-name="LargeContent" table:formula="of:=[.BE$3]+[.$A36]" office:value-type="float" office:value="87">
            <text:p>87</text:p>
          </table:table-cell>
          <table:table-cell table:style-name="LargeContent" table:formula="of:=[.BF$3]+[.$A36]" office:value-type="float" office:value="88">
            <text:p>88</text:p>
          </table:table-cell>
          <table:table-cell table:style-name="LargeContent" table:formula="of:=[.BG$3]+[.$A36]" office:value-type="float" office:value="89">
            <text:p>89</text:p>
          </table:table-cell>
          <table:table-cell table:style-name="LargeContent" table:formula="of:=[.BH$3]+[.$A36]" office:value-type="float" office:value="90">
            <text:p>90</text:p>
          </table:table-cell>
          <table:table-cell table:style-name="LargeContent" table:formula="of:=[.BI$3]+[.$A36]" office:value-type="float" office:value="91">
            <text:p>91</text:p>
          </table:table-cell>
          <table:table-cell table:style-name="LargeContent" table:formula="of:=[.BJ$3]+[.$A36]" office:value-type="float" office:value="92">
            <text:p>92</text:p>
          </table:table-cell>
          <table:table-cell table:style-name="ce5" table:formula="of:=[.BK$3]+[.$A36]" office:value-type="float" office:value="93">
            <text:p>93</text:p>
          </table:table-cell>
        </table:table-row>
        <table:table-row table:style-name="ro1">
          <table:table-cell table:style-name="HeadingCentered" office:value-type="float" office:value="33">
            <text:p>33</text:p>
          </table:table-cell>
          <table:table-cell table:style-name="LargeContent" table:formula="of:=[.B$3]+[.$A37]" office:value-type="float" office:value="33">
            <text:p>33</text:p>
          </table:table-cell>
          <table:table-cell table:style-name="LargeContent" table:formula="of:=[.C$3]+[.$A37]" office:value-type="float" office:value="34">
            <text:p>34</text:p>
          </table:table-cell>
          <table:table-cell table:style-name="LargeContent" table:formula="of:=[.D$3]+[.$A37]" office:value-type="float" office:value="35">
            <text:p>35</text:p>
          </table:table-cell>
          <table:table-cell table:style-name="LargeContent" table:formula="of:=[.E$3]+[.$A37]" office:value-type="float" office:value="36">
            <text:p>36</text:p>
          </table:table-cell>
          <table:table-cell table:style-name="LargeContent" table:formula="of:=[.F$3]+[.$A37]" office:value-type="float" office:value="37">
            <text:p>37</text:p>
          </table:table-cell>
          <table:table-cell table:style-name="LargeContent" table:formula="of:=[.G$3]+[.$A37]" office:value-type="float" office:value="38">
            <text:p>38</text:p>
          </table:table-cell>
          <table:table-cell table:style-name="LargeContent" table:formula="of:=[.H$3]+[.$A37]" office:value-type="float" office:value="39">
            <text:p>39</text:p>
          </table:table-cell>
          <table:table-cell table:style-name="LargeContent" table:formula="of:=[.I$3]+[.$A37]" office:value-type="float" office:value="40">
            <text:p>40</text:p>
          </table:table-cell>
          <table:table-cell table:style-name="LargeContent" table:formula="of:=[.J$3]+[.$A37]" office:value-type="float" office:value="41">
            <text:p>41</text:p>
          </table:table-cell>
          <table:table-cell table:style-name="LargeContent" table:formula="of:=[.K$3]+[.$A37]" office:value-type="float" office:value="42">
            <text:p>42</text:p>
          </table:table-cell>
          <table:table-cell table:style-name="LargeContent" table:formula="of:=[.L$3]+[.$A37]" office:value-type="float" office:value="43">
            <text:p>43</text:p>
          </table:table-cell>
          <table:table-cell table:style-name="LargeContent" table:formula="of:=[.M$3]+[.$A37]" office:value-type="float" office:value="44">
            <text:p>44</text:p>
          </table:table-cell>
          <table:table-cell table:style-name="LargeContent" table:formula="of:=[.N$3]+[.$A37]" office:value-type="float" office:value="45">
            <text:p>45</text:p>
          </table:table-cell>
          <table:table-cell table:style-name="LargeContent" table:formula="of:=[.O$3]+[.$A37]" office:value-type="float" office:value="46">
            <text:p>46</text:p>
          </table:table-cell>
          <table:table-cell table:style-name="LargeContent" table:formula="of:=[.P$3]+[.$A37]" office:value-type="float" office:value="47">
            <text:p>47</text:p>
          </table:table-cell>
          <table:table-cell table:style-name="LargeContent" table:formula="of:=[.Q$3]+[.$A37]" office:value-type="float" office:value="48">
            <text:p>48</text:p>
          </table:table-cell>
          <table:table-cell table:style-name="LargeContent" table:formula="of:=[.R$3]+[.$A37]" office:value-type="float" office:value="49">
            <text:p>49</text:p>
          </table:table-cell>
          <table:table-cell table:style-name="LargeContent" table:formula="of:=[.S$3]+[.$A37]" office:value-type="float" office:value="50">
            <text:p>50</text:p>
          </table:table-cell>
          <table:table-cell table:style-name="LargeContent" table:formula="of:=[.T$3]+[.$A37]" office:value-type="float" office:value="51">
            <text:p>51</text:p>
          </table:table-cell>
          <table:table-cell table:style-name="LargeContent" table:formula="of:=[.U$3]+[.$A37]" office:value-type="float" office:value="52">
            <text:p>52</text:p>
          </table:table-cell>
          <table:table-cell table:style-name="LargeContent" table:formula="of:=[.V$3]+[.$A37]" office:value-type="float" office:value="53">
            <text:p>53</text:p>
          </table:table-cell>
          <table:table-cell table:style-name="LargeContent" table:formula="of:=[.W$3]+[.$A37]" office:value-type="float" office:value="54">
            <text:p>54</text:p>
          </table:table-cell>
          <table:table-cell table:style-name="LargeContent" table:formula="of:=[.X$3]+[.$A37]" office:value-type="float" office:value="55">
            <text:p>55</text:p>
          </table:table-cell>
          <table:table-cell table:style-name="LargeContent" table:formula="of:=[.Y$3]+[.$A37]" office:value-type="float" office:value="56">
            <text:p>56</text:p>
          </table:table-cell>
          <table:table-cell table:style-name="LargeContent" table:formula="of:=[.Z$3]+[.$A37]" office:value-type="float" office:value="57">
            <text:p>57</text:p>
          </table:table-cell>
          <table:table-cell table:style-name="LargeContent" table:formula="of:=[.AA$3]+[.$A37]" office:value-type="float" office:value="58">
            <text:p>58</text:p>
          </table:table-cell>
          <table:table-cell table:style-name="LargeContent" table:formula="of:=[.AB$3]+[.$A37]" office:value-type="float" office:value="59">
            <text:p>59</text:p>
          </table:table-cell>
          <table:table-cell table:style-name="LargeContent" table:formula="of:=[.AC$3]+[.$A37]" office:value-type="float" office:value="60">
            <text:p>60</text:p>
          </table:table-cell>
          <table:table-cell table:style-name="LargeContent" table:formula="of:=[.AD$3]+[.$A37]" office:value-type="float" office:value="61">
            <text:p>61</text:p>
          </table:table-cell>
          <table:table-cell table:style-name="LargeContent" table:formula="of:=[.AE$3]+[.$A37]" office:value-type="float" office:value="62">
            <text:p>62</text:p>
          </table:table-cell>
          <table:table-cell table:style-name="LargeContent" table:formula="of:=[.AF$3]+[.$A37]" office:value-type="float" office:value="63">
            <text:p>63</text:p>
          </table:table-cell>
          <table:table-cell table:style-name="LargeContent" table:formula="of:=[.AG$3]+[.$A37]" office:value-type="float" office:value="64">
            <text:p>64</text:p>
          </table:table-cell>
          <table:table-cell table:style-name="LargeContent" table:formula="of:=[.AH$3]+[.$A37]" office:value-type="float" office:value="65">
            <text:p>65</text:p>
          </table:table-cell>
          <table:table-cell table:style-name="LargeContent" table:formula="of:=[.AI$3]+[.$A37]" office:value-type="float" office:value="66">
            <text:p>66</text:p>
          </table:table-cell>
          <table:table-cell table:style-name="LargeContent" table:formula="of:=[.AJ$3]+[.$A37]" office:value-type="float" office:value="67">
            <text:p>67</text:p>
          </table:table-cell>
          <table:table-cell table:style-name="LargeContent" table:formula="of:=[.AK$3]+[.$A37]" office:value-type="float" office:value="68">
            <text:p>68</text:p>
          </table:table-cell>
          <table:table-cell table:style-name="LargeContent" table:formula="of:=[.AL$3]+[.$A37]" office:value-type="float" office:value="69">
            <text:p>69</text:p>
          </table:table-cell>
          <table:table-cell table:style-name="LargeContent" table:formula="of:=[.AM$3]+[.$A37]" office:value-type="float" office:value="70">
            <text:p>70</text:p>
          </table:table-cell>
          <table:table-cell table:style-name="LargeContent" table:formula="of:=[.AN$3]+[.$A37]" office:value-type="float" office:value="71">
            <text:p>71</text:p>
          </table:table-cell>
          <table:table-cell table:style-name="LargeContent" table:formula="of:=[.AO$3]+[.$A37]" office:value-type="float" office:value="72">
            <text:p>72</text:p>
          </table:table-cell>
          <table:table-cell table:style-name="LargeContent" table:formula="of:=[.AP$3]+[.$A37]" office:value-type="float" office:value="73">
            <text:p>73</text:p>
          </table:table-cell>
          <table:table-cell table:style-name="LargeContent" table:formula="of:=[.AQ$3]+[.$A37]" office:value-type="float" office:value="74">
            <text:p>74</text:p>
          </table:table-cell>
          <table:table-cell table:style-name="LargeContent" table:formula="of:=[.AR$3]+[.$A37]" office:value-type="float" office:value="75">
            <text:p>75</text:p>
          </table:table-cell>
          <table:table-cell table:style-name="LargeContent" table:formula="of:=[.AS$3]+[.$A37]" office:value-type="float" office:value="76">
            <text:p>76</text:p>
          </table:table-cell>
          <table:table-cell table:style-name="LargeContent" table:formula="of:=[.AT$3]+[.$A37]" office:value-type="float" office:value="77">
            <text:p>77</text:p>
          </table:table-cell>
          <table:table-cell table:style-name="LargeContent" table:formula="of:=[.AU$3]+[.$A37]" office:value-type="float" office:value="78">
            <text:p>78</text:p>
          </table:table-cell>
          <table:table-cell table:style-name="LargeContent" table:formula="of:=[.AV$3]+[.$A37]" office:value-type="float" office:value="79">
            <text:p>79</text:p>
          </table:table-cell>
          <table:table-cell table:style-name="LargeContent" table:formula="of:=[.AW$3]+[.$A37]" office:value-type="float" office:value="80">
            <text:p>80</text:p>
          </table:table-cell>
          <table:table-cell table:style-name="LargeContent" table:formula="of:=[.AX$3]+[.$A37]" office:value-type="float" office:value="81">
            <text:p>81</text:p>
          </table:table-cell>
          <table:table-cell table:style-name="LargeContent" table:formula="of:=[.AY$3]+[.$A37]" office:value-type="float" office:value="82">
            <text:p>82</text:p>
          </table:table-cell>
          <table:table-cell table:style-name="LargeContent" table:formula="of:=[.AZ$3]+[.$A37]" office:value-type="float" office:value="83">
            <text:p>83</text:p>
          </table:table-cell>
          <table:table-cell table:style-name="LargeContent" table:formula="of:=[.BA$3]+[.$A37]" office:value-type="float" office:value="84">
            <text:p>84</text:p>
          </table:table-cell>
          <table:table-cell table:style-name="LargeContent" table:formula="of:=[.BB$3]+[.$A37]" office:value-type="float" office:value="85">
            <text:p>85</text:p>
          </table:table-cell>
          <table:table-cell table:style-name="LargeContent" table:formula="of:=[.BC$3]+[.$A37]" office:value-type="float" office:value="86">
            <text:p>86</text:p>
          </table:table-cell>
          <table:table-cell table:style-name="LargeContent" table:formula="of:=[.BD$3]+[.$A37]" office:value-type="float" office:value="87">
            <text:p>87</text:p>
          </table:table-cell>
          <table:table-cell table:style-name="LargeContent" table:formula="of:=[.BE$3]+[.$A37]" office:value-type="float" office:value="88">
            <text:p>88</text:p>
          </table:table-cell>
          <table:table-cell table:style-name="LargeContent" table:formula="of:=[.BF$3]+[.$A37]" office:value-type="float" office:value="89">
            <text:p>89</text:p>
          </table:table-cell>
          <table:table-cell table:style-name="LargeContent" table:formula="of:=[.BG$3]+[.$A37]" office:value-type="float" office:value="90">
            <text:p>90</text:p>
          </table:table-cell>
          <table:table-cell table:style-name="LargeContent" table:formula="of:=[.BH$3]+[.$A37]" office:value-type="float" office:value="91">
            <text:p>91</text:p>
          </table:table-cell>
          <table:table-cell table:style-name="LargeContent" table:formula="of:=[.BI$3]+[.$A37]" office:value-type="float" office:value="92">
            <text:p>92</text:p>
          </table:table-cell>
          <table:table-cell table:style-name="LargeContent" table:formula="of:=[.BJ$3]+[.$A37]" office:value-type="float" office:value="93">
            <text:p>93</text:p>
          </table:table-cell>
          <table:table-cell table:style-name="ce5" table:formula="of:=[.BK$3]+[.$A37]" office:value-type="float" office:value="94">
            <text:p>94</text:p>
          </table:table-cell>
        </table:table-row>
        <table:table-row table:style-name="ro1">
          <table:table-cell table:style-name="HeadingCentered" office:value-type="float" office:value="34">
            <text:p>34</text:p>
          </table:table-cell>
          <table:table-cell table:style-name="LargeContent" table:formula="of:=[.B$3]+[.$A38]" office:value-type="float" office:value="34">
            <text:p>34</text:p>
          </table:table-cell>
          <table:table-cell table:style-name="LargeContent" table:formula="of:=[.C$3]+[.$A38]" office:value-type="float" office:value="35">
            <text:p>35</text:p>
          </table:table-cell>
          <table:table-cell table:style-name="LargeContent" table:formula="of:=[.D$3]+[.$A38]" office:value-type="float" office:value="36">
            <text:p>36</text:p>
          </table:table-cell>
          <table:table-cell table:style-name="LargeContent" table:formula="of:=[.E$3]+[.$A38]" office:value-type="float" office:value="37">
            <text:p>37</text:p>
          </table:table-cell>
          <table:table-cell table:style-name="LargeContent" table:formula="of:=[.F$3]+[.$A38]" office:value-type="float" office:value="38">
            <text:p>38</text:p>
          </table:table-cell>
          <table:table-cell table:style-name="LargeContent" table:formula="of:=[.G$3]+[.$A38]" office:value-type="float" office:value="39">
            <text:p>39</text:p>
          </table:table-cell>
          <table:table-cell table:style-name="LargeContent" table:formula="of:=[.H$3]+[.$A38]" office:value-type="float" office:value="40">
            <text:p>40</text:p>
          </table:table-cell>
          <table:table-cell table:style-name="LargeContent" table:formula="of:=[.I$3]+[.$A38]" office:value-type="float" office:value="41">
            <text:p>41</text:p>
          </table:table-cell>
          <table:table-cell table:style-name="LargeContent" table:formula="of:=[.J$3]+[.$A38]" office:value-type="float" office:value="42">
            <text:p>42</text:p>
          </table:table-cell>
          <table:table-cell table:style-name="LargeContent" table:formula="of:=[.K$3]+[.$A38]" office:value-type="float" office:value="43">
            <text:p>43</text:p>
          </table:table-cell>
          <table:table-cell table:style-name="LargeContent" table:formula="of:=[.L$3]+[.$A38]" office:value-type="float" office:value="44">
            <text:p>44</text:p>
          </table:table-cell>
          <table:table-cell table:style-name="LargeContent" table:formula="of:=[.M$3]+[.$A38]" office:value-type="float" office:value="45">
            <text:p>45</text:p>
          </table:table-cell>
          <table:table-cell table:style-name="LargeContent" table:formula="of:=[.N$3]+[.$A38]" office:value-type="float" office:value="46">
            <text:p>46</text:p>
          </table:table-cell>
          <table:table-cell table:style-name="LargeContent" table:formula="of:=[.O$3]+[.$A38]" office:value-type="float" office:value="47">
            <text:p>47</text:p>
          </table:table-cell>
          <table:table-cell table:style-name="LargeContent" table:formula="of:=[.P$3]+[.$A38]" office:value-type="float" office:value="48">
            <text:p>48</text:p>
          </table:table-cell>
          <table:table-cell table:style-name="LargeContent" table:formula="of:=[.Q$3]+[.$A38]" office:value-type="float" office:value="49">
            <text:p>49</text:p>
          </table:table-cell>
          <table:table-cell table:style-name="LargeContent" table:formula="of:=[.R$3]+[.$A38]" office:value-type="float" office:value="50">
            <text:p>50</text:p>
          </table:table-cell>
          <table:table-cell table:style-name="LargeContent" table:formula="of:=[.S$3]+[.$A38]" office:value-type="float" office:value="51">
            <text:p>51</text:p>
          </table:table-cell>
          <table:table-cell table:style-name="LargeContent" table:formula="of:=[.T$3]+[.$A38]" office:value-type="float" office:value="52">
            <text:p>52</text:p>
          </table:table-cell>
          <table:table-cell table:style-name="LargeContent" table:formula="of:=[.U$3]+[.$A38]" office:value-type="float" office:value="53">
            <text:p>53</text:p>
          </table:table-cell>
          <table:table-cell table:style-name="LargeContent" table:formula="of:=[.V$3]+[.$A38]" office:value-type="float" office:value="54">
            <text:p>54</text:p>
          </table:table-cell>
          <table:table-cell table:style-name="LargeContent" table:formula="of:=[.W$3]+[.$A38]" office:value-type="float" office:value="55">
            <text:p>55</text:p>
          </table:table-cell>
          <table:table-cell table:style-name="LargeContent" table:formula="of:=[.X$3]+[.$A38]" office:value-type="float" office:value="56">
            <text:p>56</text:p>
          </table:table-cell>
          <table:table-cell table:style-name="LargeContent" table:formula="of:=[.Y$3]+[.$A38]" office:value-type="float" office:value="57">
            <text:p>57</text:p>
          </table:table-cell>
          <table:table-cell table:style-name="LargeContent" table:formula="of:=[.Z$3]+[.$A38]" office:value-type="float" office:value="58">
            <text:p>58</text:p>
          </table:table-cell>
          <table:table-cell table:style-name="LargeContent" table:formula="of:=[.AA$3]+[.$A38]" office:value-type="float" office:value="59">
            <text:p>59</text:p>
          </table:table-cell>
          <table:table-cell table:style-name="LargeContent" table:formula="of:=[.AB$3]+[.$A38]" office:value-type="float" office:value="60">
            <text:p>60</text:p>
          </table:table-cell>
          <table:table-cell table:style-name="LargeContent" table:formula="of:=[.AC$3]+[.$A38]" office:value-type="float" office:value="61">
            <text:p>61</text:p>
          </table:table-cell>
          <table:table-cell table:style-name="LargeContent" table:formula="of:=[.AD$3]+[.$A38]" office:value-type="float" office:value="62">
            <text:p>62</text:p>
          </table:table-cell>
          <table:table-cell table:style-name="LargeContent" table:formula="of:=[.AE$3]+[.$A38]" office:value-type="float" office:value="63">
            <text:p>63</text:p>
          </table:table-cell>
          <table:table-cell table:style-name="LargeContent" table:formula="of:=[.AF$3]+[.$A38]" office:value-type="float" office:value="64">
            <text:p>64</text:p>
          </table:table-cell>
          <table:table-cell table:style-name="LargeContent" table:formula="of:=[.AG$3]+[.$A38]" office:value-type="float" office:value="65">
            <text:p>65</text:p>
          </table:table-cell>
          <table:table-cell table:style-name="LargeContent" table:formula="of:=[.AH$3]+[.$A38]" office:value-type="float" office:value="66">
            <text:p>66</text:p>
          </table:table-cell>
          <table:table-cell table:style-name="LargeContent" table:formula="of:=[.AI$3]+[.$A38]" office:value-type="float" office:value="67">
            <text:p>67</text:p>
          </table:table-cell>
          <table:table-cell table:style-name="LargeContent" table:formula="of:=[.AJ$3]+[.$A38]" office:value-type="float" office:value="68">
            <text:p>68</text:p>
          </table:table-cell>
          <table:table-cell table:style-name="LargeContent" table:formula="of:=[.AK$3]+[.$A38]" office:value-type="float" office:value="69">
            <text:p>69</text:p>
          </table:table-cell>
          <table:table-cell table:style-name="LargeContent" table:formula="of:=[.AL$3]+[.$A38]" office:value-type="float" office:value="70">
            <text:p>70</text:p>
          </table:table-cell>
          <table:table-cell table:style-name="LargeContent" table:formula="of:=[.AM$3]+[.$A38]" office:value-type="float" office:value="71">
            <text:p>71</text:p>
          </table:table-cell>
          <table:table-cell table:style-name="LargeContent" table:formula="of:=[.AN$3]+[.$A38]" office:value-type="float" office:value="72">
            <text:p>72</text:p>
          </table:table-cell>
          <table:table-cell table:style-name="LargeContent" table:formula="of:=[.AO$3]+[.$A38]" office:value-type="float" office:value="73">
            <text:p>73</text:p>
          </table:table-cell>
          <table:table-cell table:style-name="LargeContent" table:formula="of:=[.AP$3]+[.$A38]" office:value-type="float" office:value="74">
            <text:p>74</text:p>
          </table:table-cell>
          <table:table-cell table:style-name="LargeContent" table:formula="of:=[.AQ$3]+[.$A38]" office:value-type="float" office:value="75">
            <text:p>75</text:p>
          </table:table-cell>
          <table:table-cell table:style-name="LargeContent" table:formula="of:=[.AR$3]+[.$A38]" office:value-type="float" office:value="76">
            <text:p>76</text:p>
          </table:table-cell>
          <table:table-cell table:style-name="LargeContent" table:formula="of:=[.AS$3]+[.$A38]" office:value-type="float" office:value="77">
            <text:p>77</text:p>
          </table:table-cell>
          <table:table-cell table:style-name="LargeContent" table:formula="of:=[.AT$3]+[.$A38]" office:value-type="float" office:value="78">
            <text:p>78</text:p>
          </table:table-cell>
          <table:table-cell table:style-name="LargeContent" table:formula="of:=[.AU$3]+[.$A38]" office:value-type="float" office:value="79">
            <text:p>79</text:p>
          </table:table-cell>
          <table:table-cell table:style-name="LargeContent" table:formula="of:=[.AV$3]+[.$A38]" office:value-type="float" office:value="80">
            <text:p>80</text:p>
          </table:table-cell>
          <table:table-cell table:style-name="LargeContent" table:formula="of:=[.AW$3]+[.$A38]" office:value-type="float" office:value="81">
            <text:p>81</text:p>
          </table:table-cell>
          <table:table-cell table:style-name="LargeContent" table:formula="of:=[.AX$3]+[.$A38]" office:value-type="float" office:value="82">
            <text:p>82</text:p>
          </table:table-cell>
          <table:table-cell table:style-name="LargeContent" table:formula="of:=[.AY$3]+[.$A38]" office:value-type="float" office:value="83">
            <text:p>83</text:p>
          </table:table-cell>
          <table:table-cell table:style-name="LargeContent" table:formula="of:=[.AZ$3]+[.$A38]" office:value-type="float" office:value="84">
            <text:p>84</text:p>
          </table:table-cell>
          <table:table-cell table:style-name="LargeContent" table:formula="of:=[.BA$3]+[.$A38]" office:value-type="float" office:value="85">
            <text:p>85</text:p>
          </table:table-cell>
          <table:table-cell table:style-name="LargeContent" table:formula="of:=[.BB$3]+[.$A38]" office:value-type="float" office:value="86">
            <text:p>86</text:p>
          </table:table-cell>
          <table:table-cell table:style-name="LargeContent" table:formula="of:=[.BC$3]+[.$A38]" office:value-type="float" office:value="87">
            <text:p>87</text:p>
          </table:table-cell>
          <table:table-cell table:style-name="LargeContent" table:formula="of:=[.BD$3]+[.$A38]" office:value-type="float" office:value="88">
            <text:p>88</text:p>
          </table:table-cell>
          <table:table-cell table:style-name="LargeContent" table:formula="of:=[.BE$3]+[.$A38]" office:value-type="float" office:value="89">
            <text:p>89</text:p>
          </table:table-cell>
          <table:table-cell table:style-name="LargeContent" table:formula="of:=[.BF$3]+[.$A38]" office:value-type="float" office:value="90">
            <text:p>90</text:p>
          </table:table-cell>
          <table:table-cell table:style-name="LargeContent" table:formula="of:=[.BG$3]+[.$A38]" office:value-type="float" office:value="91">
            <text:p>91</text:p>
          </table:table-cell>
          <table:table-cell table:style-name="LargeContent" table:formula="of:=[.BH$3]+[.$A38]" office:value-type="float" office:value="92">
            <text:p>92</text:p>
          </table:table-cell>
          <table:table-cell table:style-name="LargeContent" table:formula="of:=[.BI$3]+[.$A38]" office:value-type="float" office:value="93">
            <text:p>93</text:p>
          </table:table-cell>
          <table:table-cell table:style-name="LargeContent" table:formula="of:=[.BJ$3]+[.$A38]" office:value-type="float" office:value="94">
            <text:p>94</text:p>
          </table:table-cell>
          <table:table-cell table:style-name="ce5" table:formula="of:=[.BK$3]+[.$A38]" office:value-type="float" office:value="95">
            <text:p>95</text:p>
          </table:table-cell>
        </table:table-row>
        <table:table-row table:style-name="ro1">
          <table:table-cell table:style-name="HeadingCentered" office:value-type="float" office:value="35">
            <text:p>35</text:p>
          </table:table-cell>
          <table:table-cell table:style-name="LargeContent" table:formula="of:=[.B$3]+[.$A39]" office:value-type="float" office:value="35">
            <text:p>35</text:p>
          </table:table-cell>
          <table:table-cell table:style-name="LargeContent" table:formula="of:=[.C$3]+[.$A39]" office:value-type="float" office:value="36">
            <text:p>36</text:p>
          </table:table-cell>
          <table:table-cell table:style-name="LargeContent" table:formula="of:=[.D$3]+[.$A39]" office:value-type="float" office:value="37">
            <text:p>37</text:p>
          </table:table-cell>
          <table:table-cell table:style-name="LargeContent" table:formula="of:=[.E$3]+[.$A39]" office:value-type="float" office:value="38">
            <text:p>38</text:p>
          </table:table-cell>
          <table:table-cell table:style-name="LargeContent" table:formula="of:=[.F$3]+[.$A39]" office:value-type="float" office:value="39">
            <text:p>39</text:p>
          </table:table-cell>
          <table:table-cell table:style-name="LargeContent" table:formula="of:=[.G$3]+[.$A39]" office:value-type="float" office:value="40">
            <text:p>40</text:p>
          </table:table-cell>
          <table:table-cell table:style-name="LargeContent" table:formula="of:=[.H$3]+[.$A39]" office:value-type="float" office:value="41">
            <text:p>41</text:p>
          </table:table-cell>
          <table:table-cell table:style-name="LargeContent" table:formula="of:=[.I$3]+[.$A39]" office:value-type="float" office:value="42">
            <text:p>42</text:p>
          </table:table-cell>
          <table:table-cell table:style-name="LargeContent" table:formula="of:=[.J$3]+[.$A39]" office:value-type="float" office:value="43">
            <text:p>43</text:p>
          </table:table-cell>
          <table:table-cell table:style-name="LargeContent" table:formula="of:=[.K$3]+[.$A39]" office:value-type="float" office:value="44">
            <text:p>44</text:p>
          </table:table-cell>
          <table:table-cell table:style-name="LargeContent" table:formula="of:=[.L$3]+[.$A39]" office:value-type="float" office:value="45">
            <text:p>45</text:p>
          </table:table-cell>
          <table:table-cell table:style-name="LargeContent" table:formula="of:=[.M$3]+[.$A39]" office:value-type="float" office:value="46">
            <text:p>46</text:p>
          </table:table-cell>
          <table:table-cell table:style-name="LargeContent" table:formula="of:=[.N$3]+[.$A39]" office:value-type="float" office:value="47">
            <text:p>47</text:p>
          </table:table-cell>
          <table:table-cell table:style-name="LargeContent" table:formula="of:=[.O$3]+[.$A39]" office:value-type="float" office:value="48">
            <text:p>48</text:p>
          </table:table-cell>
          <table:table-cell table:style-name="LargeContent" table:formula="of:=[.P$3]+[.$A39]" office:value-type="float" office:value="49">
            <text:p>49</text:p>
          </table:table-cell>
          <table:table-cell table:style-name="LargeContent" table:formula="of:=[.Q$3]+[.$A39]" office:value-type="float" office:value="50">
            <text:p>50</text:p>
          </table:table-cell>
          <table:table-cell table:style-name="LargeContent" table:formula="of:=[.R$3]+[.$A39]" office:value-type="float" office:value="51">
            <text:p>51</text:p>
          </table:table-cell>
          <table:table-cell table:style-name="LargeContent" table:formula="of:=[.S$3]+[.$A39]" office:value-type="float" office:value="52">
            <text:p>52</text:p>
          </table:table-cell>
          <table:table-cell table:style-name="LargeContent" table:formula="of:=[.T$3]+[.$A39]" office:value-type="float" office:value="53">
            <text:p>53</text:p>
          </table:table-cell>
          <table:table-cell table:style-name="LargeContent" table:formula="of:=[.U$3]+[.$A39]" office:value-type="float" office:value="54">
            <text:p>54</text:p>
          </table:table-cell>
          <table:table-cell table:style-name="LargeContent" table:formula="of:=[.V$3]+[.$A39]" office:value-type="float" office:value="55">
            <text:p>55</text:p>
          </table:table-cell>
          <table:table-cell table:style-name="LargeContent" table:formula="of:=[.W$3]+[.$A39]" office:value-type="float" office:value="56">
            <text:p>56</text:p>
          </table:table-cell>
          <table:table-cell table:style-name="LargeContent" table:formula="of:=[.X$3]+[.$A39]" office:value-type="float" office:value="57">
            <text:p>57</text:p>
          </table:table-cell>
          <table:table-cell table:style-name="LargeContent" table:formula="of:=[.Y$3]+[.$A39]" office:value-type="float" office:value="58">
            <text:p>58</text:p>
          </table:table-cell>
          <table:table-cell table:style-name="LargeContent" table:formula="of:=[.Z$3]+[.$A39]" office:value-type="float" office:value="59">
            <text:p>59</text:p>
          </table:table-cell>
          <table:table-cell table:style-name="LargeContent" table:formula="of:=[.AA$3]+[.$A39]" office:value-type="float" office:value="60">
            <text:p>60</text:p>
          </table:table-cell>
          <table:table-cell table:style-name="LargeContent" table:formula="of:=[.AB$3]+[.$A39]" office:value-type="float" office:value="61">
            <text:p>61</text:p>
          </table:table-cell>
          <table:table-cell table:style-name="LargeContent" table:formula="of:=[.AC$3]+[.$A39]" office:value-type="float" office:value="62">
            <text:p>62</text:p>
          </table:table-cell>
          <table:table-cell table:style-name="LargeContent" table:formula="of:=[.AD$3]+[.$A39]" office:value-type="float" office:value="63">
            <text:p>63</text:p>
          </table:table-cell>
          <table:table-cell table:style-name="LargeContent" table:formula="of:=[.AE$3]+[.$A39]" office:value-type="float" office:value="64">
            <text:p>64</text:p>
          </table:table-cell>
          <table:table-cell table:style-name="LargeContent" table:formula="of:=[.AF$3]+[.$A39]" office:value-type="float" office:value="65">
            <text:p>65</text:p>
          </table:table-cell>
          <table:table-cell table:style-name="LargeContent" table:formula="of:=[.AG$3]+[.$A39]" office:value-type="float" office:value="66">
            <text:p>66</text:p>
          </table:table-cell>
          <table:table-cell table:style-name="LargeContent" table:formula="of:=[.AH$3]+[.$A39]" office:value-type="float" office:value="67">
            <text:p>67</text:p>
          </table:table-cell>
          <table:table-cell table:style-name="LargeContent" table:formula="of:=[.AI$3]+[.$A39]" office:value-type="float" office:value="68">
            <text:p>68</text:p>
          </table:table-cell>
          <table:table-cell table:style-name="LargeContent" table:formula="of:=[.AJ$3]+[.$A39]" office:value-type="float" office:value="69">
            <text:p>69</text:p>
          </table:table-cell>
          <table:table-cell table:style-name="LargeContent" table:formula="of:=[.AK$3]+[.$A39]" office:value-type="float" office:value="70">
            <text:p>70</text:p>
          </table:table-cell>
          <table:table-cell table:style-name="LargeContent" table:formula="of:=[.AL$3]+[.$A39]" office:value-type="float" office:value="71">
            <text:p>71</text:p>
          </table:table-cell>
          <table:table-cell table:style-name="LargeContent" table:formula="of:=[.AM$3]+[.$A39]" office:value-type="float" office:value="72">
            <text:p>72</text:p>
          </table:table-cell>
          <table:table-cell table:style-name="LargeContent" table:formula="of:=[.AN$3]+[.$A39]" office:value-type="float" office:value="73">
            <text:p>73</text:p>
          </table:table-cell>
          <table:table-cell table:style-name="LargeContent" table:formula="of:=[.AO$3]+[.$A39]" office:value-type="float" office:value="74">
            <text:p>74</text:p>
          </table:table-cell>
          <table:table-cell table:style-name="LargeContent" table:formula="of:=[.AP$3]+[.$A39]" office:value-type="float" office:value="75">
            <text:p>75</text:p>
          </table:table-cell>
          <table:table-cell table:style-name="LargeContent" table:formula="of:=[.AQ$3]+[.$A39]" office:value-type="float" office:value="76">
            <text:p>76</text:p>
          </table:table-cell>
          <table:table-cell table:style-name="LargeContent" table:formula="of:=[.AR$3]+[.$A39]" office:value-type="float" office:value="77">
            <text:p>77</text:p>
          </table:table-cell>
          <table:table-cell table:style-name="LargeContent" table:formula="of:=[.AS$3]+[.$A39]" office:value-type="float" office:value="78">
            <text:p>78</text:p>
          </table:table-cell>
          <table:table-cell table:style-name="LargeContent" table:formula="of:=[.AT$3]+[.$A39]" office:value-type="float" office:value="79">
            <text:p>79</text:p>
          </table:table-cell>
          <table:table-cell table:style-name="LargeContent" table:formula="of:=[.AU$3]+[.$A39]" office:value-type="float" office:value="80">
            <text:p>80</text:p>
          </table:table-cell>
          <table:table-cell table:style-name="LargeContent" table:formula="of:=[.AV$3]+[.$A39]" office:value-type="float" office:value="81">
            <text:p>81</text:p>
          </table:table-cell>
          <table:table-cell table:style-name="LargeContent" table:formula="of:=[.AW$3]+[.$A39]" office:value-type="float" office:value="82">
            <text:p>82</text:p>
          </table:table-cell>
          <table:table-cell table:style-name="LargeContent" table:formula="of:=[.AX$3]+[.$A39]" office:value-type="float" office:value="83">
            <text:p>83</text:p>
          </table:table-cell>
          <table:table-cell table:style-name="LargeContent" table:formula="of:=[.AY$3]+[.$A39]" office:value-type="float" office:value="84">
            <text:p>84</text:p>
          </table:table-cell>
          <table:table-cell table:style-name="LargeContent" table:formula="of:=[.AZ$3]+[.$A39]" office:value-type="float" office:value="85">
            <text:p>85</text:p>
          </table:table-cell>
          <table:table-cell table:style-name="LargeContent" table:formula="of:=[.BA$3]+[.$A39]" office:value-type="float" office:value="86">
            <text:p>86</text:p>
          </table:table-cell>
          <table:table-cell table:style-name="LargeContent" table:formula="of:=[.BB$3]+[.$A39]" office:value-type="float" office:value="87">
            <text:p>87</text:p>
          </table:table-cell>
          <table:table-cell table:style-name="LargeContent" table:formula="of:=[.BC$3]+[.$A39]" office:value-type="float" office:value="88">
            <text:p>88</text:p>
          </table:table-cell>
          <table:table-cell table:style-name="LargeContent" table:formula="of:=[.BD$3]+[.$A39]" office:value-type="float" office:value="89">
            <text:p>89</text:p>
          </table:table-cell>
          <table:table-cell table:style-name="LargeContent" table:formula="of:=[.BE$3]+[.$A39]" office:value-type="float" office:value="90">
            <text:p>90</text:p>
          </table:table-cell>
          <table:table-cell table:style-name="LargeContent" table:formula="of:=[.BF$3]+[.$A39]" office:value-type="float" office:value="91">
            <text:p>91</text:p>
          </table:table-cell>
          <table:table-cell table:style-name="LargeContent" table:formula="of:=[.BG$3]+[.$A39]" office:value-type="float" office:value="92">
            <text:p>92</text:p>
          </table:table-cell>
          <table:table-cell table:style-name="LargeContent" table:formula="of:=[.BH$3]+[.$A39]" office:value-type="float" office:value="93">
            <text:p>93</text:p>
          </table:table-cell>
          <table:table-cell table:style-name="LargeContent" table:formula="of:=[.BI$3]+[.$A39]" office:value-type="float" office:value="94">
            <text:p>94</text:p>
          </table:table-cell>
          <table:table-cell table:style-name="LargeContent" table:formula="of:=[.BJ$3]+[.$A39]" office:value-type="float" office:value="95">
            <text:p>95</text:p>
          </table:table-cell>
          <table:table-cell table:style-name="ce5" table:formula="of:=[.BK$3]+[.$A39]" office:value-type="float" office:value="96">
            <text:p>96</text:p>
          </table:table-cell>
        </table:table-row>
        <table:table-row table:style-name="ro1">
          <table:table-cell table:style-name="HeadingCentered" office:value-type="float" office:value="36">
            <text:p>36</text:p>
          </table:table-cell>
          <table:table-cell table:style-name="LargeContent" table:formula="of:=[.B$3]+[.$A40]" office:value-type="float" office:value="36">
            <text:p>36</text:p>
          </table:table-cell>
          <table:table-cell table:style-name="LargeContent" table:formula="of:=[.C$3]+[.$A40]" office:value-type="float" office:value="37">
            <text:p>37</text:p>
          </table:table-cell>
          <table:table-cell table:style-name="LargeContent" table:formula="of:=[.D$3]+[.$A40]" office:value-type="float" office:value="38">
            <text:p>38</text:p>
          </table:table-cell>
          <table:table-cell table:style-name="LargeContent" table:formula="of:=[.E$3]+[.$A40]" office:value-type="float" office:value="39">
            <text:p>39</text:p>
          </table:table-cell>
          <table:table-cell table:style-name="LargeContent" table:formula="of:=[.F$3]+[.$A40]" office:value-type="float" office:value="40">
            <text:p>40</text:p>
          </table:table-cell>
          <table:table-cell table:style-name="LargeContent" table:formula="of:=[.G$3]+[.$A40]" office:value-type="float" office:value="41">
            <text:p>41</text:p>
          </table:table-cell>
          <table:table-cell table:style-name="LargeContent" table:formula="of:=[.H$3]+[.$A40]" office:value-type="float" office:value="42">
            <text:p>42</text:p>
          </table:table-cell>
          <table:table-cell table:style-name="LargeContent" table:formula="of:=[.I$3]+[.$A40]" office:value-type="float" office:value="43">
            <text:p>43</text:p>
          </table:table-cell>
          <table:table-cell table:style-name="LargeContent" table:formula="of:=[.J$3]+[.$A40]" office:value-type="float" office:value="44">
            <text:p>44</text:p>
          </table:table-cell>
          <table:table-cell table:style-name="LargeContent" table:formula="of:=[.K$3]+[.$A40]" office:value-type="float" office:value="45">
            <text:p>45</text:p>
          </table:table-cell>
          <table:table-cell table:style-name="LargeContent" table:formula="of:=[.L$3]+[.$A40]" office:value-type="float" office:value="46">
            <text:p>46</text:p>
          </table:table-cell>
          <table:table-cell table:style-name="LargeContent" table:formula="of:=[.M$3]+[.$A40]" office:value-type="float" office:value="47">
            <text:p>47</text:p>
          </table:table-cell>
          <table:table-cell table:style-name="LargeContent" table:formula="of:=[.N$3]+[.$A40]" office:value-type="float" office:value="48">
            <text:p>48</text:p>
          </table:table-cell>
          <table:table-cell table:style-name="LargeContent" table:formula="of:=[.O$3]+[.$A40]" office:value-type="float" office:value="49">
            <text:p>49</text:p>
          </table:table-cell>
          <table:table-cell table:style-name="LargeContent" table:formula="of:=[.P$3]+[.$A40]" office:value-type="float" office:value="50">
            <text:p>50</text:p>
          </table:table-cell>
          <table:table-cell table:style-name="LargeContent" table:formula="of:=[.Q$3]+[.$A40]" office:value-type="float" office:value="51">
            <text:p>51</text:p>
          </table:table-cell>
          <table:table-cell table:style-name="LargeContent" table:formula="of:=[.R$3]+[.$A40]" office:value-type="float" office:value="52">
            <text:p>52</text:p>
          </table:table-cell>
          <table:table-cell table:style-name="LargeContent" table:formula="of:=[.S$3]+[.$A40]" office:value-type="float" office:value="53">
            <text:p>53</text:p>
          </table:table-cell>
          <table:table-cell table:style-name="LargeContent" table:formula="of:=[.T$3]+[.$A40]" office:value-type="float" office:value="54">
            <text:p>54</text:p>
          </table:table-cell>
          <table:table-cell table:style-name="LargeContent" table:formula="of:=[.U$3]+[.$A40]" office:value-type="float" office:value="55">
            <text:p>55</text:p>
          </table:table-cell>
          <table:table-cell table:style-name="LargeContent" table:formula="of:=[.V$3]+[.$A40]" office:value-type="float" office:value="56">
            <text:p>56</text:p>
          </table:table-cell>
          <table:table-cell table:style-name="LargeContent" table:formula="of:=[.W$3]+[.$A40]" office:value-type="float" office:value="57">
            <text:p>57</text:p>
          </table:table-cell>
          <table:table-cell table:style-name="LargeContent" table:formula="of:=[.X$3]+[.$A40]" office:value-type="float" office:value="58">
            <text:p>58</text:p>
          </table:table-cell>
          <table:table-cell table:style-name="LargeContent" table:formula="of:=[.Y$3]+[.$A40]" office:value-type="float" office:value="59">
            <text:p>59</text:p>
          </table:table-cell>
          <table:table-cell table:style-name="LargeContent" table:formula="of:=[.Z$3]+[.$A40]" office:value-type="float" office:value="60">
            <text:p>60</text:p>
          </table:table-cell>
          <table:table-cell table:style-name="LargeContent" table:formula="of:=[.AA$3]+[.$A40]" office:value-type="float" office:value="61">
            <text:p>61</text:p>
          </table:table-cell>
          <table:table-cell table:style-name="LargeContent" table:formula="of:=[.AB$3]+[.$A40]" office:value-type="float" office:value="62">
            <text:p>62</text:p>
          </table:table-cell>
          <table:table-cell table:style-name="LargeContent" table:formula="of:=[.AC$3]+[.$A40]" office:value-type="float" office:value="63">
            <text:p>63</text:p>
          </table:table-cell>
          <table:table-cell table:style-name="LargeContent" table:formula="of:=[.AD$3]+[.$A40]" office:value-type="float" office:value="64">
            <text:p>64</text:p>
          </table:table-cell>
          <table:table-cell table:style-name="LargeContent" table:formula="of:=[.AE$3]+[.$A40]" office:value-type="float" office:value="65">
            <text:p>65</text:p>
          </table:table-cell>
          <table:table-cell table:style-name="LargeContent" table:formula="of:=[.AF$3]+[.$A40]" office:value-type="float" office:value="66">
            <text:p>66</text:p>
          </table:table-cell>
          <table:table-cell table:style-name="LargeContent" table:formula="of:=[.AG$3]+[.$A40]" office:value-type="float" office:value="67">
            <text:p>67</text:p>
          </table:table-cell>
          <table:table-cell table:style-name="LargeContent" table:formula="of:=[.AH$3]+[.$A40]" office:value-type="float" office:value="68">
            <text:p>68</text:p>
          </table:table-cell>
          <table:table-cell table:style-name="LargeContent" table:formula="of:=[.AI$3]+[.$A40]" office:value-type="float" office:value="69">
            <text:p>69</text:p>
          </table:table-cell>
          <table:table-cell table:style-name="LargeContent" table:formula="of:=[.AJ$3]+[.$A40]" office:value-type="float" office:value="70">
            <text:p>70</text:p>
          </table:table-cell>
          <table:table-cell table:style-name="LargeContent" table:formula="of:=[.AK$3]+[.$A40]" office:value-type="float" office:value="71">
            <text:p>71</text:p>
          </table:table-cell>
          <table:table-cell table:style-name="LargeContent" table:formula="of:=[.AL$3]+[.$A40]" office:value-type="float" office:value="72">
            <text:p>72</text:p>
          </table:table-cell>
          <table:table-cell table:style-name="LargeContent" table:formula="of:=[.AM$3]+[.$A40]" office:value-type="float" office:value="73">
            <text:p>73</text:p>
          </table:table-cell>
          <table:table-cell table:style-name="LargeContent" table:formula="of:=[.AN$3]+[.$A40]" office:value-type="float" office:value="74">
            <text:p>74</text:p>
          </table:table-cell>
          <table:table-cell table:style-name="LargeContent" table:formula="of:=[.AO$3]+[.$A40]" office:value-type="float" office:value="75">
            <text:p>75</text:p>
          </table:table-cell>
          <table:table-cell table:style-name="LargeContent" table:formula="of:=[.AP$3]+[.$A40]" office:value-type="float" office:value="76">
            <text:p>76</text:p>
          </table:table-cell>
          <table:table-cell table:style-name="LargeContent" table:formula="of:=[.AQ$3]+[.$A40]" office:value-type="float" office:value="77">
            <text:p>77</text:p>
          </table:table-cell>
          <table:table-cell table:style-name="LargeContent" table:formula="of:=[.AR$3]+[.$A40]" office:value-type="float" office:value="78">
            <text:p>78</text:p>
          </table:table-cell>
          <table:table-cell table:style-name="LargeContent" table:formula="of:=[.AS$3]+[.$A40]" office:value-type="float" office:value="79">
            <text:p>79</text:p>
          </table:table-cell>
          <table:table-cell table:style-name="LargeContent" table:formula="of:=[.AT$3]+[.$A40]" office:value-type="float" office:value="80">
            <text:p>80</text:p>
          </table:table-cell>
          <table:table-cell table:style-name="LargeContent" table:formula="of:=[.AU$3]+[.$A40]" office:value-type="float" office:value="81">
            <text:p>81</text:p>
          </table:table-cell>
          <table:table-cell table:style-name="LargeContent" table:formula="of:=[.AV$3]+[.$A40]" office:value-type="float" office:value="82">
            <text:p>82</text:p>
          </table:table-cell>
          <table:table-cell table:style-name="LargeContent" table:formula="of:=[.AW$3]+[.$A40]" office:value-type="float" office:value="83">
            <text:p>83</text:p>
          </table:table-cell>
          <table:table-cell table:style-name="LargeContent" table:formula="of:=[.AX$3]+[.$A40]" office:value-type="float" office:value="84">
            <text:p>84</text:p>
          </table:table-cell>
          <table:table-cell table:style-name="LargeContent" table:formula="of:=[.AY$3]+[.$A40]" office:value-type="float" office:value="85">
            <text:p>85</text:p>
          </table:table-cell>
          <table:table-cell table:style-name="LargeContent" table:formula="of:=[.AZ$3]+[.$A40]" office:value-type="float" office:value="86">
            <text:p>86</text:p>
          </table:table-cell>
          <table:table-cell table:style-name="LargeContent" table:formula="of:=[.BA$3]+[.$A40]" office:value-type="float" office:value="87">
            <text:p>87</text:p>
          </table:table-cell>
          <table:table-cell table:style-name="LargeContent" table:formula="of:=[.BB$3]+[.$A40]" office:value-type="float" office:value="88">
            <text:p>88</text:p>
          </table:table-cell>
          <table:table-cell table:style-name="LargeContent" table:formula="of:=[.BC$3]+[.$A40]" office:value-type="float" office:value="89">
            <text:p>89</text:p>
          </table:table-cell>
          <table:table-cell table:style-name="LargeContent" table:formula="of:=[.BD$3]+[.$A40]" office:value-type="float" office:value="90">
            <text:p>90</text:p>
          </table:table-cell>
          <table:table-cell table:style-name="LargeContent" table:formula="of:=[.BE$3]+[.$A40]" office:value-type="float" office:value="91">
            <text:p>91</text:p>
          </table:table-cell>
          <table:table-cell table:style-name="LargeContent" table:formula="of:=[.BF$3]+[.$A40]" office:value-type="float" office:value="92">
            <text:p>92</text:p>
          </table:table-cell>
          <table:table-cell table:style-name="LargeContent" table:formula="of:=[.BG$3]+[.$A40]" office:value-type="float" office:value="93">
            <text:p>93</text:p>
          </table:table-cell>
          <table:table-cell table:style-name="LargeContent" table:formula="of:=[.BH$3]+[.$A40]" office:value-type="float" office:value="94">
            <text:p>94</text:p>
          </table:table-cell>
          <table:table-cell table:style-name="LargeContent" table:formula="of:=[.BI$3]+[.$A40]" office:value-type="float" office:value="95">
            <text:p>95</text:p>
          </table:table-cell>
          <table:table-cell table:style-name="LargeContent" table:formula="of:=[.BJ$3]+[.$A40]" office:value-type="float" office:value="96">
            <text:p>96</text:p>
          </table:table-cell>
          <table:table-cell table:style-name="ce5" table:formula="of:=[.BK$3]+[.$A40]" office:value-type="float" office:value="97">
            <text:p>97</text:p>
          </table:table-cell>
        </table:table-row>
        <table:table-row table:style-name="ro1">
          <table:table-cell table:style-name="HeadingCentered" office:value-type="float" office:value="37">
            <text:p>37</text:p>
          </table:table-cell>
          <table:table-cell table:style-name="LargeContent" table:formula="of:=[.B$3]+[.$A41]" office:value-type="float" office:value="37">
            <text:p>37</text:p>
          </table:table-cell>
          <table:table-cell table:style-name="LargeContent" table:formula="of:=[.C$3]+[.$A41]" office:value-type="float" office:value="38">
            <text:p>38</text:p>
          </table:table-cell>
          <table:table-cell table:style-name="LargeContent" table:formula="of:=[.D$3]+[.$A41]" office:value-type="float" office:value="39">
            <text:p>39</text:p>
          </table:table-cell>
          <table:table-cell table:style-name="LargeContent" table:formula="of:=[.E$3]+[.$A41]" office:value-type="float" office:value="40">
            <text:p>40</text:p>
          </table:table-cell>
          <table:table-cell table:style-name="LargeContent" table:formula="of:=[.F$3]+[.$A41]" office:value-type="float" office:value="41">
            <text:p>41</text:p>
          </table:table-cell>
          <table:table-cell table:style-name="LargeContent" table:formula="of:=[.G$3]+[.$A41]" office:value-type="float" office:value="42">
            <text:p>42</text:p>
          </table:table-cell>
          <table:table-cell table:style-name="LargeContent" table:formula="of:=[.H$3]+[.$A41]" office:value-type="float" office:value="43">
            <text:p>43</text:p>
          </table:table-cell>
          <table:table-cell table:style-name="LargeContent" table:formula="of:=[.I$3]+[.$A41]" office:value-type="float" office:value="44">
            <text:p>44</text:p>
          </table:table-cell>
          <table:table-cell table:style-name="LargeContent" table:formula="of:=[.J$3]+[.$A41]" office:value-type="float" office:value="45">
            <text:p>45</text:p>
          </table:table-cell>
          <table:table-cell table:style-name="LargeContent" table:formula="of:=[.K$3]+[.$A41]" office:value-type="float" office:value="46">
            <text:p>46</text:p>
          </table:table-cell>
          <table:table-cell table:style-name="LargeContent" table:formula="of:=[.L$3]+[.$A41]" office:value-type="float" office:value="47">
            <text:p>47</text:p>
          </table:table-cell>
          <table:table-cell table:style-name="LargeContent" table:formula="of:=[.M$3]+[.$A41]" office:value-type="float" office:value="48">
            <text:p>48</text:p>
          </table:table-cell>
          <table:table-cell table:style-name="LargeContent" table:formula="of:=[.N$3]+[.$A41]" office:value-type="float" office:value="49">
            <text:p>49</text:p>
          </table:table-cell>
          <table:table-cell table:style-name="LargeContent" table:formula="of:=[.O$3]+[.$A41]" office:value-type="float" office:value="50">
            <text:p>50</text:p>
          </table:table-cell>
          <table:table-cell table:style-name="LargeContent" table:formula="of:=[.P$3]+[.$A41]" office:value-type="float" office:value="51">
            <text:p>51</text:p>
          </table:table-cell>
          <table:table-cell table:style-name="LargeContent" table:formula="of:=[.Q$3]+[.$A41]" office:value-type="float" office:value="52">
            <text:p>52</text:p>
          </table:table-cell>
          <table:table-cell table:style-name="LargeContent" table:formula="of:=[.R$3]+[.$A41]" office:value-type="float" office:value="53">
            <text:p>53</text:p>
          </table:table-cell>
          <table:table-cell table:style-name="LargeContent" table:formula="of:=[.S$3]+[.$A41]" office:value-type="float" office:value="54">
            <text:p>54</text:p>
          </table:table-cell>
          <table:table-cell table:style-name="LargeContent" table:formula="of:=[.T$3]+[.$A41]" office:value-type="float" office:value="55">
            <text:p>55</text:p>
          </table:table-cell>
          <table:table-cell table:style-name="LargeContent" table:formula="of:=[.U$3]+[.$A41]" office:value-type="float" office:value="56">
            <text:p>56</text:p>
          </table:table-cell>
          <table:table-cell table:style-name="LargeContent" table:formula="of:=[.V$3]+[.$A41]" office:value-type="float" office:value="57">
            <text:p>57</text:p>
          </table:table-cell>
          <table:table-cell table:style-name="LargeContent" table:formula="of:=[.W$3]+[.$A41]" office:value-type="float" office:value="58">
            <text:p>58</text:p>
          </table:table-cell>
          <table:table-cell table:style-name="LargeContent" table:formula="of:=[.X$3]+[.$A41]" office:value-type="float" office:value="59">
            <text:p>59</text:p>
          </table:table-cell>
          <table:table-cell table:style-name="LargeContent" table:formula="of:=[.Y$3]+[.$A41]" office:value-type="float" office:value="60">
            <text:p>60</text:p>
          </table:table-cell>
          <table:table-cell table:style-name="LargeContent" table:formula="of:=[.Z$3]+[.$A41]" office:value-type="float" office:value="61">
            <text:p>61</text:p>
          </table:table-cell>
          <table:table-cell table:style-name="LargeContent" table:formula="of:=[.AA$3]+[.$A41]" office:value-type="float" office:value="62">
            <text:p>62</text:p>
          </table:table-cell>
          <table:table-cell table:style-name="LargeContent" table:formula="of:=[.AB$3]+[.$A41]" office:value-type="float" office:value="63">
            <text:p>63</text:p>
          </table:table-cell>
          <table:table-cell table:style-name="LargeContent" table:formula="of:=[.AC$3]+[.$A41]" office:value-type="float" office:value="64">
            <text:p>64</text:p>
          </table:table-cell>
          <table:table-cell table:style-name="LargeContent" table:formula="of:=[.AD$3]+[.$A41]" office:value-type="float" office:value="65">
            <text:p>65</text:p>
          </table:table-cell>
          <table:table-cell table:style-name="LargeContent" table:formula="of:=[.AE$3]+[.$A41]" office:value-type="float" office:value="66">
            <text:p>66</text:p>
          </table:table-cell>
          <table:table-cell table:style-name="LargeContent" table:formula="of:=[.AF$3]+[.$A41]" office:value-type="float" office:value="67">
            <text:p>67</text:p>
          </table:table-cell>
          <table:table-cell table:style-name="LargeContent" table:formula="of:=[.AG$3]+[.$A41]" office:value-type="float" office:value="68">
            <text:p>68</text:p>
          </table:table-cell>
          <table:table-cell table:style-name="LargeContent" table:formula="of:=[.AH$3]+[.$A41]" office:value-type="float" office:value="69">
            <text:p>69</text:p>
          </table:table-cell>
          <table:table-cell table:style-name="LargeContent" table:formula="of:=[.AI$3]+[.$A41]" office:value-type="float" office:value="70">
            <text:p>70</text:p>
          </table:table-cell>
          <table:table-cell table:style-name="LargeContent" table:formula="of:=[.AJ$3]+[.$A41]" office:value-type="float" office:value="71">
            <text:p>71</text:p>
          </table:table-cell>
          <table:table-cell table:style-name="LargeContent" table:formula="of:=[.AK$3]+[.$A41]" office:value-type="float" office:value="72">
            <text:p>72</text:p>
          </table:table-cell>
          <table:table-cell table:style-name="LargeContent" table:formula="of:=[.AL$3]+[.$A41]" office:value-type="float" office:value="73">
            <text:p>73</text:p>
          </table:table-cell>
          <table:table-cell table:style-name="LargeContent" table:formula="of:=[.AM$3]+[.$A41]" office:value-type="float" office:value="74">
            <text:p>74</text:p>
          </table:table-cell>
          <table:table-cell table:style-name="LargeContent" table:formula="of:=[.AN$3]+[.$A41]" office:value-type="float" office:value="75">
            <text:p>75</text:p>
          </table:table-cell>
          <table:table-cell table:style-name="LargeContent" table:formula="of:=[.AO$3]+[.$A41]" office:value-type="float" office:value="76">
            <text:p>76</text:p>
          </table:table-cell>
          <table:table-cell table:style-name="LargeContent" table:formula="of:=[.AP$3]+[.$A41]" office:value-type="float" office:value="77">
            <text:p>77</text:p>
          </table:table-cell>
          <table:table-cell table:style-name="LargeContent" table:formula="of:=[.AQ$3]+[.$A41]" office:value-type="float" office:value="78">
            <text:p>78</text:p>
          </table:table-cell>
          <table:table-cell table:style-name="LargeContent" table:formula="of:=[.AR$3]+[.$A41]" office:value-type="float" office:value="79">
            <text:p>79</text:p>
          </table:table-cell>
          <table:table-cell table:style-name="LargeContent" table:formula="of:=[.AS$3]+[.$A41]" office:value-type="float" office:value="80">
            <text:p>80</text:p>
          </table:table-cell>
          <table:table-cell table:style-name="LargeContent" table:formula="of:=[.AT$3]+[.$A41]" office:value-type="float" office:value="81">
            <text:p>81</text:p>
          </table:table-cell>
          <table:table-cell table:style-name="LargeContent" table:formula="of:=[.AU$3]+[.$A41]" office:value-type="float" office:value="82">
            <text:p>82</text:p>
          </table:table-cell>
          <table:table-cell table:style-name="LargeContent" table:formula="of:=[.AV$3]+[.$A41]" office:value-type="float" office:value="83">
            <text:p>83</text:p>
          </table:table-cell>
          <table:table-cell table:style-name="LargeContent" table:formula="of:=[.AW$3]+[.$A41]" office:value-type="float" office:value="84">
            <text:p>84</text:p>
          </table:table-cell>
          <table:table-cell table:style-name="LargeContent" table:formula="of:=[.AX$3]+[.$A41]" office:value-type="float" office:value="85">
            <text:p>85</text:p>
          </table:table-cell>
          <table:table-cell table:style-name="LargeContent" table:formula="of:=[.AY$3]+[.$A41]" office:value-type="float" office:value="86">
            <text:p>86</text:p>
          </table:table-cell>
          <table:table-cell table:style-name="LargeContent" table:formula="of:=[.AZ$3]+[.$A41]" office:value-type="float" office:value="87">
            <text:p>87</text:p>
          </table:table-cell>
          <table:table-cell table:style-name="LargeContent" table:formula="of:=[.BA$3]+[.$A41]" office:value-type="float" office:value="88">
            <text:p>88</text:p>
          </table:table-cell>
          <table:table-cell table:style-name="LargeContent" table:formula="of:=[.BB$3]+[.$A41]" office:value-type="float" office:value="89">
            <text:p>89</text:p>
          </table:table-cell>
          <table:table-cell table:style-name="LargeContent" table:formula="of:=[.BC$3]+[.$A41]" office:value-type="float" office:value="90">
            <text:p>90</text:p>
          </table:table-cell>
          <table:table-cell table:style-name="LargeContent" table:formula="of:=[.BD$3]+[.$A41]" office:value-type="float" office:value="91">
            <text:p>91</text:p>
          </table:table-cell>
          <table:table-cell table:style-name="LargeContent" table:formula="of:=[.BE$3]+[.$A41]" office:value-type="float" office:value="92">
            <text:p>92</text:p>
          </table:table-cell>
          <table:table-cell table:style-name="LargeContent" table:formula="of:=[.BF$3]+[.$A41]" office:value-type="float" office:value="93">
            <text:p>93</text:p>
          </table:table-cell>
          <table:table-cell table:style-name="LargeContent" table:formula="of:=[.BG$3]+[.$A41]" office:value-type="float" office:value="94">
            <text:p>94</text:p>
          </table:table-cell>
          <table:table-cell table:style-name="LargeContent" table:formula="of:=[.BH$3]+[.$A41]" office:value-type="float" office:value="95">
            <text:p>95</text:p>
          </table:table-cell>
          <table:table-cell table:style-name="LargeContent" table:formula="of:=[.BI$3]+[.$A41]" office:value-type="float" office:value="96">
            <text:p>96</text:p>
          </table:table-cell>
          <table:table-cell table:style-name="LargeContent" table:formula="of:=[.BJ$3]+[.$A41]" office:value-type="float" office:value="97">
            <text:p>97</text:p>
          </table:table-cell>
          <table:table-cell table:style-name="ce5" table:formula="of:=[.BK$3]+[.$A41]" office:value-type="float" office:value="98">
            <text:p>98</text:p>
          </table:table-cell>
        </table:table-row>
        <table:table-row table:style-name="ro1">
          <table:table-cell table:style-name="HeadingCentered" office:value-type="float" office:value="38">
            <text:p>38</text:p>
          </table:table-cell>
          <table:table-cell table:style-name="LargeContent" table:formula="of:=[.B$3]+[.$A42]" office:value-type="float" office:value="38">
            <text:p>38</text:p>
          </table:table-cell>
          <table:table-cell table:style-name="LargeContent" table:formula="of:=[.C$3]+[.$A42]" office:value-type="float" office:value="39">
            <text:p>39</text:p>
          </table:table-cell>
          <table:table-cell table:style-name="LargeContent" table:formula="of:=[.D$3]+[.$A42]" office:value-type="float" office:value="40">
            <text:p>40</text:p>
          </table:table-cell>
          <table:table-cell table:style-name="LargeContent" table:formula="of:=[.E$3]+[.$A42]" office:value-type="float" office:value="41">
            <text:p>41</text:p>
          </table:table-cell>
          <table:table-cell table:style-name="LargeContent" table:formula="of:=[.F$3]+[.$A42]" office:value-type="float" office:value="42">
            <text:p>42</text:p>
          </table:table-cell>
          <table:table-cell table:style-name="LargeContent" table:formula="of:=[.G$3]+[.$A42]" office:value-type="float" office:value="43">
            <text:p>43</text:p>
          </table:table-cell>
          <table:table-cell table:style-name="LargeContent" table:formula="of:=[.H$3]+[.$A42]" office:value-type="float" office:value="44">
            <text:p>44</text:p>
          </table:table-cell>
          <table:table-cell table:style-name="LargeContent" table:formula="of:=[.I$3]+[.$A42]" office:value-type="float" office:value="45">
            <text:p>45</text:p>
          </table:table-cell>
          <table:table-cell table:style-name="LargeContent" table:formula="of:=[.J$3]+[.$A42]" office:value-type="float" office:value="46">
            <text:p>46</text:p>
          </table:table-cell>
          <table:table-cell table:style-name="LargeContent" table:formula="of:=[.K$3]+[.$A42]" office:value-type="float" office:value="47">
            <text:p>47</text:p>
          </table:table-cell>
          <table:table-cell table:style-name="LargeContent" table:formula="of:=[.L$3]+[.$A42]" office:value-type="float" office:value="48">
            <text:p>48</text:p>
          </table:table-cell>
          <table:table-cell table:style-name="LargeContent" table:formula="of:=[.M$3]+[.$A42]" office:value-type="float" office:value="49">
            <text:p>49</text:p>
          </table:table-cell>
          <table:table-cell table:style-name="LargeContent" table:formula="of:=[.N$3]+[.$A42]" office:value-type="float" office:value="50">
            <text:p>50</text:p>
          </table:table-cell>
          <table:table-cell table:style-name="LargeContent" table:formula="of:=[.O$3]+[.$A42]" office:value-type="float" office:value="51">
            <text:p>51</text:p>
          </table:table-cell>
          <table:table-cell table:style-name="LargeContent" table:formula="of:=[.P$3]+[.$A42]" office:value-type="float" office:value="52">
            <text:p>52</text:p>
          </table:table-cell>
          <table:table-cell table:style-name="LargeContent" table:formula="of:=[.Q$3]+[.$A42]" office:value-type="float" office:value="53">
            <text:p>53</text:p>
          </table:table-cell>
          <table:table-cell table:style-name="LargeContent" table:formula="of:=[.R$3]+[.$A42]" office:value-type="float" office:value="54">
            <text:p>54</text:p>
          </table:table-cell>
          <table:table-cell table:style-name="LargeContent" table:formula="of:=[.S$3]+[.$A42]" office:value-type="float" office:value="55">
            <text:p>55</text:p>
          </table:table-cell>
          <table:table-cell table:style-name="LargeContent" table:formula="of:=[.T$3]+[.$A42]" office:value-type="float" office:value="56">
            <text:p>56</text:p>
          </table:table-cell>
          <table:table-cell table:style-name="LargeContent" table:formula="of:=[.U$3]+[.$A42]" office:value-type="float" office:value="57">
            <text:p>57</text:p>
          </table:table-cell>
          <table:table-cell table:style-name="LargeContent" table:formula="of:=[.V$3]+[.$A42]" office:value-type="float" office:value="58">
            <text:p>58</text:p>
          </table:table-cell>
          <table:table-cell table:style-name="LargeContent" table:formula="of:=[.W$3]+[.$A42]" office:value-type="float" office:value="59">
            <text:p>59</text:p>
          </table:table-cell>
          <table:table-cell table:style-name="LargeContent" table:formula="of:=[.X$3]+[.$A42]" office:value-type="float" office:value="60">
            <text:p>60</text:p>
          </table:table-cell>
          <table:table-cell table:style-name="LargeContent" table:formula="of:=[.Y$3]+[.$A42]" office:value-type="float" office:value="61">
            <text:p>61</text:p>
          </table:table-cell>
          <table:table-cell table:style-name="LargeContent" table:formula="of:=[.Z$3]+[.$A42]" office:value-type="float" office:value="62">
            <text:p>62</text:p>
          </table:table-cell>
          <table:table-cell table:style-name="LargeContent" table:formula="of:=[.AA$3]+[.$A42]" office:value-type="float" office:value="63">
            <text:p>63</text:p>
          </table:table-cell>
          <table:table-cell table:style-name="LargeContent" table:formula="of:=[.AB$3]+[.$A42]" office:value-type="float" office:value="64">
            <text:p>64</text:p>
          </table:table-cell>
          <table:table-cell table:style-name="LargeContent" table:formula="of:=[.AC$3]+[.$A42]" office:value-type="float" office:value="65">
            <text:p>65</text:p>
          </table:table-cell>
          <table:table-cell table:style-name="LargeContent" table:formula="of:=[.AD$3]+[.$A42]" office:value-type="float" office:value="66">
            <text:p>66</text:p>
          </table:table-cell>
          <table:table-cell table:style-name="LargeContent" table:formula="of:=[.AE$3]+[.$A42]" office:value-type="float" office:value="67">
            <text:p>67</text:p>
          </table:table-cell>
          <table:table-cell table:style-name="LargeContent" table:formula="of:=[.AF$3]+[.$A42]" office:value-type="float" office:value="68">
            <text:p>68</text:p>
          </table:table-cell>
          <table:table-cell table:style-name="LargeContent" table:formula="of:=[.AG$3]+[.$A42]" office:value-type="float" office:value="69">
            <text:p>69</text:p>
          </table:table-cell>
          <table:table-cell table:style-name="LargeContent" table:formula="of:=[.AH$3]+[.$A42]" office:value-type="float" office:value="70">
            <text:p>70</text:p>
          </table:table-cell>
          <table:table-cell table:style-name="LargeContent" table:formula="of:=[.AI$3]+[.$A42]" office:value-type="float" office:value="71">
            <text:p>71</text:p>
          </table:table-cell>
          <table:table-cell table:style-name="LargeContent" table:formula="of:=[.AJ$3]+[.$A42]" office:value-type="float" office:value="72">
            <text:p>72</text:p>
          </table:table-cell>
          <table:table-cell table:style-name="LargeContent" table:formula="of:=[.AK$3]+[.$A42]" office:value-type="float" office:value="73">
            <text:p>73</text:p>
          </table:table-cell>
          <table:table-cell table:style-name="LargeContent" table:formula="of:=[.AL$3]+[.$A42]" office:value-type="float" office:value="74">
            <text:p>74</text:p>
          </table:table-cell>
          <table:table-cell table:style-name="LargeContent" table:formula="of:=[.AM$3]+[.$A42]" office:value-type="float" office:value="75">
            <text:p>75</text:p>
          </table:table-cell>
          <table:table-cell table:style-name="LargeContent" table:formula="of:=[.AN$3]+[.$A42]" office:value-type="float" office:value="76">
            <text:p>76</text:p>
          </table:table-cell>
          <table:table-cell table:style-name="LargeContent" table:formula="of:=[.AO$3]+[.$A42]" office:value-type="float" office:value="77">
            <text:p>77</text:p>
          </table:table-cell>
          <table:table-cell table:style-name="LargeContent" table:formula="of:=[.AP$3]+[.$A42]" office:value-type="float" office:value="78">
            <text:p>78</text:p>
          </table:table-cell>
          <table:table-cell table:style-name="LargeContent" table:formula="of:=[.AQ$3]+[.$A42]" office:value-type="float" office:value="79">
            <text:p>79</text:p>
          </table:table-cell>
          <table:table-cell table:style-name="LargeContent" table:formula="of:=[.AR$3]+[.$A42]" office:value-type="float" office:value="80">
            <text:p>80</text:p>
          </table:table-cell>
          <table:table-cell table:style-name="LargeContent" table:formula="of:=[.AS$3]+[.$A42]" office:value-type="float" office:value="81">
            <text:p>81</text:p>
          </table:table-cell>
          <table:table-cell table:style-name="LargeContent" table:formula="of:=[.AT$3]+[.$A42]" office:value-type="float" office:value="82">
            <text:p>82</text:p>
          </table:table-cell>
          <table:table-cell table:style-name="LargeContent" table:formula="of:=[.AU$3]+[.$A42]" office:value-type="float" office:value="83">
            <text:p>83</text:p>
          </table:table-cell>
          <table:table-cell table:style-name="LargeContent" table:formula="of:=[.AV$3]+[.$A42]" office:value-type="float" office:value="84">
            <text:p>84</text:p>
          </table:table-cell>
          <table:table-cell table:style-name="LargeContent" table:formula="of:=[.AW$3]+[.$A42]" office:value-type="float" office:value="85">
            <text:p>85</text:p>
          </table:table-cell>
          <table:table-cell table:style-name="LargeContent" table:formula="of:=[.AX$3]+[.$A42]" office:value-type="float" office:value="86">
            <text:p>86</text:p>
          </table:table-cell>
          <table:table-cell table:style-name="LargeContent" table:formula="of:=[.AY$3]+[.$A42]" office:value-type="float" office:value="87">
            <text:p>87</text:p>
          </table:table-cell>
          <table:table-cell table:style-name="LargeContent" table:formula="of:=[.AZ$3]+[.$A42]" office:value-type="float" office:value="88">
            <text:p>88</text:p>
          </table:table-cell>
          <table:table-cell table:style-name="LargeContent" table:formula="of:=[.BA$3]+[.$A42]" office:value-type="float" office:value="89">
            <text:p>89</text:p>
          </table:table-cell>
          <table:table-cell table:style-name="LargeContent" table:formula="of:=[.BB$3]+[.$A42]" office:value-type="float" office:value="90">
            <text:p>90</text:p>
          </table:table-cell>
          <table:table-cell table:style-name="LargeContent" table:formula="of:=[.BC$3]+[.$A42]" office:value-type="float" office:value="91">
            <text:p>91</text:p>
          </table:table-cell>
          <table:table-cell table:style-name="LargeContent" table:formula="of:=[.BD$3]+[.$A42]" office:value-type="float" office:value="92">
            <text:p>92</text:p>
          </table:table-cell>
          <table:table-cell table:style-name="LargeContent" table:formula="of:=[.BE$3]+[.$A42]" office:value-type="float" office:value="93">
            <text:p>93</text:p>
          </table:table-cell>
          <table:table-cell table:style-name="LargeContent" table:formula="of:=[.BF$3]+[.$A42]" office:value-type="float" office:value="94">
            <text:p>94</text:p>
          </table:table-cell>
          <table:table-cell table:style-name="LargeContent" table:formula="of:=[.BG$3]+[.$A42]" office:value-type="float" office:value="95">
            <text:p>95</text:p>
          </table:table-cell>
          <table:table-cell table:style-name="LargeContent" table:formula="of:=[.BH$3]+[.$A42]" office:value-type="float" office:value="96">
            <text:p>96</text:p>
          </table:table-cell>
          <table:table-cell table:style-name="LargeContent" table:formula="of:=[.BI$3]+[.$A42]" office:value-type="float" office:value="97">
            <text:p>97</text:p>
          </table:table-cell>
          <table:table-cell table:style-name="LargeContent" table:formula="of:=[.BJ$3]+[.$A42]" office:value-type="float" office:value="98">
            <text:p>98</text:p>
          </table:table-cell>
          <table:table-cell table:style-name="ce5" table:formula="of:=[.BK$3]+[.$A42]" office:value-type="float" office:value="99">
            <text:p>99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table:formula="of:=[.B$3]+[.$A43]" office:value-type="float" office:value="39">
            <text:p>39</text:p>
          </table:table-cell>
          <table:table-cell table:style-name="ce5" table:formula="of:=[.C$3]+[.$A43]" office:value-type="float" office:value="40">
            <text:p>40</text:p>
          </table:table-cell>
          <table:table-cell table:style-name="ce5" table:formula="of:=[.D$3]+[.$A43]" office:value-type="float" office:value="41">
            <text:p>41</text:p>
          </table:table-cell>
          <table:table-cell table:style-name="ce5" table:formula="of:=[.E$3]+[.$A43]" office:value-type="float" office:value="42">
            <text:p>42</text:p>
          </table:table-cell>
          <table:table-cell table:style-name="ce5" table:formula="of:=[.F$3]+[.$A43]" office:value-type="float" office:value="43">
            <text:p>43</text:p>
          </table:table-cell>
          <table:table-cell table:style-name="ce5" table:formula="of:=[.G$3]+[.$A43]" office:value-type="float" office:value="44">
            <text:p>44</text:p>
          </table:table-cell>
          <table:table-cell table:style-name="ce5" table:formula="of:=[.H$3]+[.$A43]" office:value-type="float" office:value="45">
            <text:p>45</text:p>
          </table:table-cell>
          <table:table-cell table:style-name="ce5" table:formula="of:=[.I$3]+[.$A43]" office:value-type="float" office:value="46">
            <text:p>46</text:p>
          </table:table-cell>
          <table:table-cell table:style-name="ce5" table:formula="of:=[.J$3]+[.$A43]" office:value-type="float" office:value="47">
            <text:p>47</text:p>
          </table:table-cell>
          <table:table-cell table:style-name="ce5" table:formula="of:=[.K$3]+[.$A43]" office:value-type="float" office:value="48">
            <text:p>48</text:p>
          </table:table-cell>
          <table:table-cell table:style-name="ce5" table:formula="of:=[.L$3]+[.$A43]" office:value-type="float" office:value="49">
            <text:p>49</text:p>
          </table:table-cell>
          <table:table-cell table:style-name="ce5" table:formula="of:=[.M$3]+[.$A43]" office:value-type="float" office:value="50">
            <text:p>50</text:p>
          </table:table-cell>
          <table:table-cell table:style-name="ce5" table:formula="of:=[.N$3]+[.$A43]" office:value-type="float" office:value="51">
            <text:p>51</text:p>
          </table:table-cell>
          <table:table-cell table:style-name="ce5" table:formula="of:=[.O$3]+[.$A43]" office:value-type="float" office:value="52">
            <text:p>52</text:p>
          </table:table-cell>
          <table:table-cell table:style-name="ce5" table:formula="of:=[.P$3]+[.$A43]" office:value-type="float" office:value="53">
            <text:p>53</text:p>
          </table:table-cell>
          <table:table-cell table:style-name="ce5" table:formula="of:=[.Q$3]+[.$A43]" office:value-type="float" office:value="54">
            <text:p>54</text:p>
          </table:table-cell>
          <table:table-cell table:style-name="ce5" table:formula="of:=[.R$3]+[.$A43]" office:value-type="float" office:value="55">
            <text:p>55</text:p>
          </table:table-cell>
          <table:table-cell table:style-name="ce5" table:formula="of:=[.S$3]+[.$A43]" office:value-type="float" office:value="56">
            <text:p>56</text:p>
          </table:table-cell>
          <table:table-cell table:style-name="ce5" table:formula="of:=[.T$3]+[.$A43]" office:value-type="float" office:value="57">
            <text:p>57</text:p>
          </table:table-cell>
          <table:table-cell table:style-name="ce5" table:formula="of:=[.U$3]+[.$A43]" office:value-type="float" office:value="58">
            <text:p>58</text:p>
          </table:table-cell>
          <table:table-cell table:style-name="ce5" table:formula="of:=[.V$3]+[.$A43]" office:value-type="float" office:value="59">
            <text:p>59</text:p>
          </table:table-cell>
          <table:table-cell table:style-name="ce5" table:formula="of:=[.W$3]+[.$A43]" office:value-type="float" office:value="60">
            <text:p>60</text:p>
          </table:table-cell>
          <table:table-cell table:style-name="ce5" table:formula="of:=[.X$3]+[.$A43]" office:value-type="float" office:value="61">
            <text:p>61</text:p>
          </table:table-cell>
          <table:table-cell table:style-name="ce5" table:formula="of:=[.Y$3]+[.$A43]" office:value-type="float" office:value="62">
            <text:p>62</text:p>
          </table:table-cell>
          <table:table-cell table:style-name="ce5" table:formula="of:=[.Z$3]+[.$A43]" office:value-type="float" office:value="63">
            <text:p>63</text:p>
          </table:table-cell>
          <table:table-cell table:style-name="ce5" table:formula="of:=[.AA$3]+[.$A43]" office:value-type="float" office:value="64">
            <text:p>64</text:p>
          </table:table-cell>
          <table:table-cell table:style-name="ce5" table:formula="of:=[.AB$3]+[.$A43]" office:value-type="float" office:value="65">
            <text:p>65</text:p>
          </table:table-cell>
          <table:table-cell table:style-name="ce5" table:formula="of:=[.AC$3]+[.$A43]" office:value-type="float" office:value="66">
            <text:p>66</text:p>
          </table:table-cell>
          <table:table-cell table:style-name="ce5" table:formula="of:=[.AD$3]+[.$A43]" office:value-type="float" office:value="67">
            <text:p>67</text:p>
          </table:table-cell>
          <table:table-cell table:style-name="ce5" table:formula="of:=[.AE$3]+[.$A43]" office:value-type="float" office:value="68">
            <text:p>68</text:p>
          </table:table-cell>
          <table:table-cell table:style-name="ce5" table:formula="of:=[.AF$3]+[.$A43]" office:value-type="float" office:value="69">
            <text:p>69</text:p>
          </table:table-cell>
          <table:table-cell table:style-name="ce5" table:formula="of:=[.AG$3]+[.$A43]" office:value-type="float" office:value="70">
            <text:p>70</text:p>
          </table:table-cell>
          <table:table-cell table:style-name="ce5" table:formula="of:=[.AH$3]+[.$A43]" office:value-type="float" office:value="71">
            <text:p>71</text:p>
          </table:table-cell>
          <table:table-cell table:style-name="ce5" table:formula="of:=[.AI$3]+[.$A43]" office:value-type="float" office:value="72">
            <text:p>72</text:p>
          </table:table-cell>
          <table:table-cell table:style-name="ce5" table:formula="of:=[.AJ$3]+[.$A43]" office:value-type="float" office:value="73">
            <text:p>73</text:p>
          </table:table-cell>
          <table:table-cell table:style-name="ce5" table:formula="of:=[.AK$3]+[.$A43]" office:value-type="float" office:value="74">
            <text:p>74</text:p>
          </table:table-cell>
          <table:table-cell table:style-name="ce5" table:formula="of:=[.AL$3]+[.$A43]" office:value-type="float" office:value="75">
            <text:p>75</text:p>
          </table:table-cell>
          <table:table-cell table:style-name="ce5" table:formula="of:=[.AM$3]+[.$A43]" office:value-type="float" office:value="76">
            <text:p>76</text:p>
          </table:table-cell>
          <table:table-cell table:style-name="ce5" table:formula="of:=[.AN$3]+[.$A43]" office:value-type="float" office:value="77">
            <text:p>77</text:p>
          </table:table-cell>
          <table:table-cell table:style-name="ce5" table:formula="of:=[.AO$3]+[.$A43]" office:value-type="float" office:value="78">
            <text:p>78</text:p>
          </table:table-cell>
          <table:table-cell table:style-name="ce5" table:formula="of:=[.AP$3]+[.$A43]" office:value-type="float" office:value="79">
            <text:p>79</text:p>
          </table:table-cell>
          <table:table-cell table:style-name="ce5" table:formula="of:=[.AQ$3]+[.$A43]" office:value-type="float" office:value="80">
            <text:p>80</text:p>
          </table:table-cell>
          <table:table-cell table:style-name="ce5" table:formula="of:=[.AR$3]+[.$A43]" office:value-type="float" office:value="81">
            <text:p>81</text:p>
          </table:table-cell>
          <table:table-cell table:style-name="ce5" table:formula="of:=[.AS$3]+[.$A43]" office:value-type="float" office:value="82">
            <text:p>82</text:p>
          </table:table-cell>
          <table:table-cell table:style-name="ce5" table:formula="of:=[.AT$3]+[.$A43]" office:value-type="float" office:value="83">
            <text:p>83</text:p>
          </table:table-cell>
          <table:table-cell table:style-name="ce5" table:formula="of:=[.AU$3]+[.$A43]" office:value-type="float" office:value="84">
            <text:p>84</text:p>
          </table:table-cell>
          <table:table-cell table:style-name="ce5" table:formula="of:=[.AV$3]+[.$A43]" office:value-type="float" office:value="85">
            <text:p>85</text:p>
          </table:table-cell>
          <table:table-cell table:style-name="ce5" table:formula="of:=[.AW$3]+[.$A43]" office:value-type="float" office:value="86">
            <text:p>86</text:p>
          </table:table-cell>
          <table:table-cell table:style-name="ce5" table:formula="of:=[.AX$3]+[.$A43]" office:value-type="float" office:value="87">
            <text:p>87</text:p>
          </table:table-cell>
          <table:table-cell table:style-name="ce5" table:formula="of:=[.AY$3]+[.$A43]" office:value-type="float" office:value="88">
            <text:p>88</text:p>
          </table:table-cell>
          <table:table-cell table:style-name="ce5" table:formula="of:=[.AZ$3]+[.$A43]" office:value-type="float" office:value="89">
            <text:p>89</text:p>
          </table:table-cell>
          <table:table-cell table:style-name="ce5" table:formula="of:=[.BA$3]+[.$A43]" office:value-type="float" office:value="90">
            <text:p>90</text:p>
          </table:table-cell>
          <table:table-cell table:style-name="ce5" table:formula="of:=[.BB$3]+[.$A43]" office:value-type="float" office:value="91">
            <text:p>91</text:p>
          </table:table-cell>
          <table:table-cell table:style-name="ce5" table:formula="of:=[.BC$3]+[.$A43]" office:value-type="float" office:value="92">
            <text:p>92</text:p>
          </table:table-cell>
          <table:table-cell table:style-name="ce5" table:formula="of:=[.BD$3]+[.$A43]" office:value-type="float" office:value="93">
            <text:p>93</text:p>
          </table:table-cell>
          <table:table-cell table:style-name="ce5" table:formula="of:=[.BE$3]+[.$A43]" office:value-type="float" office:value="94">
            <text:p>94</text:p>
          </table:table-cell>
          <table:table-cell table:style-name="ce5" table:formula="of:=[.BF$3]+[.$A43]" office:value-type="float" office:value="95">
            <text:p>95</text:p>
          </table:table-cell>
          <table:table-cell table:style-name="ce5" table:formula="of:=[.BG$3]+[.$A43]" office:value-type="float" office:value="96">
            <text:p>96</text:p>
          </table:table-cell>
          <table:table-cell table:style-name="ce5" table:formula="of:=[.BH$3]+[.$A43]" office:value-type="float" office:value="97">
            <text:p>97</text:p>
          </table:table-cell>
          <table:table-cell table:style-name="ce5" table:formula="of:=[.BI$3]+[.$A43]" office:value-type="float" office:value="98">
            <text:p>98</text:p>
          </table:table-cell>
          <table:table-cell table:style-name="ce5" table:formula="of:=[.BJ$3]+[.$A43]" office:value-type="float" office:value="99">
            <text:p>99</text:p>
          </table:table-cell>
          <table:table-cell table:style-name="ce5" table:formula="of:=[.BK$3]+[.$A43]" office:value-type="float" office:value="100">
            <text:p>100</text:p>
          </table:table-cell>
        </table:table-row>
        <table:table-row table:style-name="ro1" table:number-rows-repeated="6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>
        <table:named-range table:name="Spaltenkopf" table:base-cell-address="$Sheet1.$BY$3" table:cell-range-address="$Sheet1.$A$3:.$AMJ$3" table:range-usable-as="repeat-row"/>
        <table:named-range table:name="Zeilenkopf" table:base-cell-address="$Sheet1.$A$4" table:cell-range-address="$Sheet1.$A$4:.$A$107" table:range-usable-as="repeat-column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Centered" style:family="table-cell" style:parent-style-name="Heading">
      <style:table-cell-properties fo:background-color="#ffcccc" style:diagonal-bl-tr="none" style:diagonal-tl-br="none" style:text-align-source="fix" style:repeat-content="false" fo:border="0.99pt solid #cc0000" style:vertical-align="middle"/>
      <style:paragraph-properties fo:text-align="center" fo:margin-left="0cm"/>
    </style:style>
    <style:style style:name="LargeContent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</office:styles>
  <office:automatic-styles>
    <style:page-layout style:name="Mpm1">
      <style:page-layout-properties fo:page-width="21.001cm" fo:page-height="14.801cm" style:num-format="1" style:print-orientation="landscape" style:print-page-order="ttb" style:scale-to-X="3" style:scale-to-Y="2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scale-to-X="3" style:scale-to-Y="2" style:writing-mode="lr-tb" style:print="charts drawings grid objects zero-values"/>
      <style:header-style>
        <style:header-footer-properties svg:height="1.2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size="80pt"/>
    </style:style>
    <style:style style:name="MT2" style:family="text">
      <style:text-properties fo:font-size="20pt"/>
    </style:style>
  </office:automatic-styles>
  <office:master-styles>
    <style:master-page style:name="Default" style:page-layout-name="Mpm1">
      <style:header>
        <style:region-center>
          <text:p><text:sheet-name>???</text:sheet-name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00:05:19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caleToW3H2" style:page-layout-name="Mpm3">
      <style:header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4T19:02:33.236000000</meta:creation-date>
    <dc:date>2020-05-24T20:23:00.183000000</dc:date>
    <dc:creator>Regina Henschel</dc:creator>
    <meta:editing-duration>PT48M56S</meta:editing-duration>
    <meta:editing-cycles>18</meta:editing-cycles>
    <meta:generator>LOdaily_24Mai/7.0.0.0.alpha1$Windows_X86_64 LibreOffice_project/0e5e935deb0527c64865cfcc53a0421e56b74b6f</meta:generator>
    <meta:printed-by>Regina Henschel</meta:printed-by>
    <meta:print-date>2020-05-24T19:37:18.691000000</meta:print-date>
    <meta:document-statistic meta:table-count="1" meta:cell-count="2584" meta:object-count="0"/>
  </office:meta>
</office:document-meta>
</file>